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6" table:default-cell-style-name="ce1"/>
        <table:table-column table:style-name="co1" table:default-cell-style-name="ce2"/>
        <table:table-column table:style-name="co1" table:default-cell-style-name="ce1"/>
        <table:table-row table:style-name="ro1">
          <table:table-cell table:style-name="ce1" office:value-type="string" table:number-columns-spanned="1" table:number-rows-spanned="2">
            <text:p>Part No.</text:p>
          </table:table-cell>
          <table:table-cell office:value-type="string" table:number-columns-spanned="1" table:number-rows-spanned="2">
            <text:p>Article</text:p>
          </table:table-cell>
          <table:table-cell office:value-type="string" table:number-columns-spanned="5" table:number-rows-spanned="1">
            <text:p>Technical data</text:p>
          </table:table-cell>
          <table:covered-table-cell table:number-columns-repeated="4" table:style-name="Default"/>
          <table:table-cell table:style-name="ce1" office:value-type="string" table:number-columns-spanned="2" table:number-rows-spanned="2">
            <text:p>Price</text:p>
          </table:table-cell>
          <table:covered-table-cell table:style-name="Default"/>
        </table:table-row>
        <table:table-row table:style-name="ro1">
          <table:covered-table-cell table:number-columns-repeated="2" table:style-name="Default"/>
          <table:table-cell office:value-type="string">
            <text:p>Ø</text:p>
          </table:table-cell>
          <table:table-cell office:value-type="string">
            <text:p>P</text:p>
          </table:table-cell>
          <table:table-cell office:value-type="string">
            <text:p>Un</text:p>
          </table:table-cell>
          <table:table-cell office:value-type="string">
            <text:p>n0</text:p>
          </table:table-cell>
          <table:table-cell office:value-type="string">
            <text:p>Mn</text:p>
          </table:table-cell>
          <table:covered-table-cell table:number-columns-repeated="2" table:style-name="Default"/>
        </table:table-row>
        <table:table-row table:style-name="ro2">
          <table:table-cell table:style-name="ce1" office:value-type="string">
            <text:p>Configurable</text:p>
            <text:p>NEW</text:p>
          </table:table-cell>
          <table:table-cell office:value-type="string">
            <text:p>DCX 10 L Ø10 mm, Precious Metal Brushes, ball bearings</text:p>
          </table:table-cell>
          <table:table-cell office:value-type="string">
            <text:p>10 mm</text:p>
          </table:table-cell>
          <table:table-cell office:value-type="string">
            <text:p>1.5 W</text:p>
          </table:table-cell>
          <table:table-cell office:value-type="string">
            <text:p>1.5 V</text:p>
          </table:table-cell>
          <table:table-cell office:value-type="string">
            <text:p>11600 rpm</text:p>
          </table:table-cell>
          <table:table-cell office:value-type="string">
            <text:p>1.05 mNm</text:p>
          </table:table-cell>
          <table:table-cell office:value-type="string">
            <text:p>USD 139.50</text:p>
          </table:table-cell>
          <table:table-cell office:value-type="string">
            <text:p><text:a xlink:href="http://www.maxonmotorusa.com/maxon/view/product/motor/dcmotor/DCX/DCX10/DCX10L01EBKL425">Details</text:a></text:p>
          </table:table-cell>
        </table:table-row>
        <table:table-row table:style-name="ro2">
          <table:table-cell table:style-name="ce1" office:value-type="string">
            <text:p>Configurable</text:p>
            <text:p>NEW</text:p>
          </table:table-cell>
          <table:table-cell office:value-type="string">
            <text:p>DCX 10 L Ø10 mm, Precious Metal Brushes, ball bearings</text:p>
          </table:table-cell>
          <table:table-cell office:value-type="string">
            <text:p>10 mm</text:p>
          </table:table-cell>
          <table:table-cell office:value-type="string">
            <text:p>1.5 W</text:p>
          </table:table-cell>
          <table:table-cell office:value-type="string">
            <text:p>3 V</text:p>
          </table:table-cell>
          <table:table-cell office:value-type="string">
            <text:p>12100 rpm</text:p>
          </table:table-cell>
          <table:table-cell office:value-type="string">
            <text:p>2.07 mNm</text:p>
          </table:table-cell>
          <table:table-cell office:value-type="string">
            <text:p>USD 139.50</text:p>
          </table:table-cell>
          <table:table-cell office:value-type="string">
            <text:p><text:a xlink:href="http://www.maxonmotorusa.com/maxon/view/product/motor/dcmotor/DCX/DCX10/DCX10L01EBKL489">Details</text:a></text:p>
          </table:table-cell>
        </table:table-row>
        <table:table-row table:style-name="ro2">
          <table:table-cell table:style-name="ce1" office:value-type="string">
            <text:p>Configurable</text:p>
            <text:p>NEW</text:p>
          </table:table-cell>
          <table:table-cell office:value-type="string">
            <text:p>DCX 10 L Ø10 mm, Precious Metal Brushes, ball bearings</text:p>
          </table:table-cell>
          <table:table-cell office:value-type="string">
            <text:p>10 mm</text:p>
          </table:table-cell>
          <table:table-cell office:value-type="string">
            <text:p>1.5 W</text:p>
          </table:table-cell>
          <table:table-cell office:value-type="string">
            <text:p>4.5 V</text:p>
          </table:table-cell>
          <table:table-cell office:value-type="string">
            <text:p>12000 rpm</text:p>
          </table:table-cell>
          <table:table-cell office:value-type="string">
            <text:p>2.22 mNm</text:p>
          </table:table-cell>
          <table:table-cell office:value-type="string">
            <text:p>USD 139.50</text:p>
          </table:table-cell>
          <table:table-cell office:value-type="string">
            <text:p><text:a xlink:href="http://www.maxonmotorusa.com/maxon/view/product/motor/dcmotor/DCX/DCX10/DCX10L01EBKL531">Details</text:a></text:p>
          </table:table-cell>
        </table:table-row>
        <table:table-row table:style-name="ro2">
          <table:table-cell table:style-name="ce1" office:value-type="string">
            <text:p>Configurable</text:p>
            <text:p>NEW</text:p>
          </table:table-cell>
          <table:table-cell office:value-type="string">
            <text:p>DCX 10 L Ø10 mm, Precious Metal Brushes CLL, ball bearings</text:p>
          </table:table-cell>
          <table:table-cell office:value-type="string">
            <text:p>10 mm</text:p>
          </table:table-cell>
          <table:table-cell office:value-type="string">
            <text:p>1.5 W</text:p>
          </table:table-cell>
          <table:table-cell office:value-type="string">
            <text:p>6 V</text:p>
          </table:table-cell>
          <table:table-cell office:value-type="string">
            <text:p>12100 rpm</text:p>
          </table:table-cell>
          <table:table-cell office:value-type="string">
            <text:p>1.95 mNm</text:p>
          </table:table-cell>
          <table:table-cell office:value-type="string">
            <text:p>USD 147.50</text:p>
          </table:table-cell>
          <table:table-cell office:value-type="string">
            <text:p><text:a xlink:href="http://www.maxonmotorusa.com/maxon/view/product/motor/dcmotor/DCX/DCX10/DCX10L01EBKL558">Details</text:a></text:p>
          </table:table-cell>
        </table:table-row>
        <table:table-row table:style-name="ro2">
          <table:table-cell table:style-name="ce1" office:value-type="string">
            <text:p>Configurable</text:p>
            <text:p>NEW</text:p>
          </table:table-cell>
          <table:table-cell office:value-type="string">
            <text:p>DCX 10 L Ø10 mm, Precious Metal Brushes, ball bearings</text:p>
          </table:table-cell>
          <table:table-cell office:value-type="string">
            <text:p>10 mm</text:p>
          </table:table-cell>
          <table:table-cell office:value-type="string">
            <text:p>1.5 W</text:p>
          </table:table-cell>
          <table:table-cell office:value-type="string">
            <text:p>9 V</text:p>
          </table:table-cell>
          <table:table-cell office:value-type="string">
            <text:p>11900 rpm</text:p>
          </table:table-cell>
          <table:table-cell office:value-type="string">
            <text:p>2.07 mNm</text:p>
          </table:table-cell>
          <table:table-cell office:value-type="string">
            <text:p>USD 147.50</text:p>
          </table:table-cell>
          <table:table-cell office:value-type="string">
            <text:p><text:a xlink:href="http://www.maxonmotorusa.com/maxon/view/product/motor/dcmotor/DCX/DCX10/DCX10L01EBKL601">Details</text:a></text:p>
          </table:table-cell>
        </table:table-row>
        <table:table-row table:style-name="ro2">
          <table:table-cell table:style-name="ce1" office:value-type="string">
            <text:p>Configurable</text:p>
            <text:p>NEW</text:p>
          </table:table-cell>
          <table:table-cell office:value-type="string">
            <text:p>DCX 10 L Ø10 mm, Precious Metal Brushes CLL, ball bearings</text:p>
          </table:table-cell>
          <table:table-cell office:value-type="string">
            <text:p>10 mm</text:p>
          </table:table-cell>
          <table:table-cell office:value-type="string">
            <text:p>1.5 W</text:p>
          </table:table-cell>
          <table:table-cell office:value-type="string">
            <text:p>12 V</text:p>
          </table:table-cell>
          <table:table-cell office:value-type="string">
            <text:p>11200 rpm</text:p>
          </table:table-cell>
          <table:table-cell office:value-type="string">
            <text:p>2.04 mNm</text:p>
          </table:table-cell>
          <table:table-cell office:value-type="string">
            <text:p>USD 147.50</text:p>
          </table:table-cell>
          <table:table-cell office:value-type="string">
            <text:p><text:a xlink:href="http://www.maxonmotorusa.com/maxon/view/product/motor/dcmotor/DCX/DCX10/DCX10L01EBKL635">Details</text:a></text:p>
          </table:table-cell>
        </table:table-row>
        <table:table-row table:style-name="ro3">
          <table:table-cell table:style-name="ce1" office:value-type="string">
            <text:p>Configurable</text:p>
            <text:p>NEW</text:p>
          </table:table-cell>
          <table:table-cell office:value-type="string">
            <text:p>DCX 10 L Ø10 mm, Precious Metal Brushes, sleeve bearings</text:p>
          </table:table-cell>
          <table:table-cell office:value-type="string">
            <text:p>10 mm</text:p>
          </table:table-cell>
          <table:table-cell office:value-type="string">
            <text:p>1.5 W</text:p>
          </table:table-cell>
          <table:table-cell office:value-type="string">
            <text:p>1.5 V</text:p>
          </table:table-cell>
          <table:table-cell office:value-type="string">
            <text:p>11600 rpm</text:p>
          </table:table-cell>
          <table:table-cell office:value-type="string">
            <text:p>1.04 mNm</text:p>
          </table:table-cell>
          <table:table-cell office:value-type="string">
            <text:p>USD 114.00</text:p>
          </table:table-cell>
          <table:table-cell office:value-type="string">
            <text:p><text:a xlink:href="http://www.maxonmotorusa.com/maxon/view/product/motor/dcmotor/DCX/DCX10/DCX10L01EBSL425">Details</text:a></text:p>
          </table:table-cell>
        </table:table-row>
        <table:table-row table:style-name="ro3">
          <table:table-cell table:style-name="ce1" office:value-type="string">
            <text:p>Configurable</text:p>
            <text:p>NEW</text:p>
          </table:table-cell>
          <table:table-cell office:value-type="string">
            <text:p>DCX 10 L Ø10 mm, Precious Metal Brushes, sleeve bearings</text:p>
          </table:table-cell>
          <table:table-cell office:value-type="string">
            <text:p>10 mm</text:p>
          </table:table-cell>
          <table:table-cell office:value-type="string">
            <text:p>1.5 W</text:p>
          </table:table-cell>
          <table:table-cell office:value-type="string">
            <text:p>3 V</text:p>
          </table:table-cell>
          <table:table-cell office:value-type="string">
            <text:p>12100 rpm</text:p>
          </table:table-cell>
          <table:table-cell office:value-type="string">
            <text:p>2.07 mNm</text:p>
          </table:table-cell>
          <table:table-cell office:value-type="string">
            <text:p>USD 114.00</text:p>
          </table:table-cell>
          <table:table-cell office:value-type="string">
            <text:p><text:a xlink:href="http://www.maxonmotorusa.com/maxon/view/product/motor/dcmotor/DCX/DCX10/DCX10L01EBSL489">Details</text:a></text:p>
          </table:table-cell>
        </table:table-row>
        <table:table-row table:style-name="ro3">
          <table:table-cell table:style-name="ce1" office:value-type="string">
            <text:p>Configurable</text:p>
            <text:p>NEW</text:p>
          </table:table-cell>
          <table:table-cell office:value-type="string">
            <text:p>DCX 10 L Ø10 mm, Precious Metal Brushes, sleeve bearings</text:p>
          </table:table-cell>
          <table:table-cell office:value-type="string">
            <text:p>10 mm</text:p>
          </table:table-cell>
          <table:table-cell office:value-type="string">
            <text:p>1.5 W</text:p>
          </table:table-cell>
          <table:table-cell office:value-type="string">
            <text:p>4.5 V</text:p>
          </table:table-cell>
          <table:table-cell office:value-type="string">
            <text:p>11900 rpm</text:p>
          </table:table-cell>
          <table:table-cell office:value-type="string">
            <text:p>2.22 mNm</text:p>
          </table:table-cell>
          <table:table-cell office:value-type="string">
            <text:p>USD 114.00</text:p>
          </table:table-cell>
          <table:table-cell office:value-type="string">
            <text:p><text:a xlink:href="http://www.maxonmotorusa.com/maxon/view/product/motor/dcmotor/DCX/DCX10/DCX10L01EBSL531">Details</text:a></text:p>
          </table:table-cell>
        </table:table-row>
        <table:table-row table:style-name="ro2">
          <table:table-cell table:style-name="ce1" office:value-type="string">
            <text:p>Configurable</text:p>
            <text:p>NEW</text:p>
          </table:table-cell>
          <table:table-cell office:value-type="string">
            <text:p>DCX 10 L Ø10 mm, Precious Metal Brushes CLL, sleeve bearings</text:p>
          </table:table-cell>
          <table:table-cell office:value-type="string">
            <text:p>10 mm</text:p>
          </table:table-cell>
          <table:table-cell office:value-type="string">
            <text:p>1.5 W</text:p>
          </table:table-cell>
          <table:table-cell office:value-type="string">
            <text:p>6 V</text:p>
          </table:table-cell>
          <table:table-cell office:value-type="string">
            <text:p>12100 rpm</text:p>
          </table:table-cell>
          <table:table-cell office:value-type="string">
            <text:p>1.95 mNm</text:p>
          </table:table-cell>
          <table:table-cell office:value-type="string">
            <text:p>USD 122.00</text:p>
          </table:table-cell>
          <table:table-cell office:value-type="string">
            <text:p><text:a xlink:href="http://www.maxonmotorusa.com/maxon/view/product/motor/dcmotor/DCX/DCX10/DCX10L01EBSL558">Details</text:a></text:p>
          </table:table-cell>
        </table:table-row>
        <table:table-row table:style-name="ro2">
          <table:table-cell table:style-name="ce1" office:value-type="string">
            <text:p>Configurable</text:p>
            <text:p>NEW</text:p>
          </table:table-cell>
          <table:table-cell office:value-type="string">
            <text:p>DCX 10 L Ø10 mm, Precious Metal Brushes CLL, sleeve bearings</text:p>
          </table:table-cell>
          <table:table-cell office:value-type="string">
            <text:p>10 mm</text:p>
          </table:table-cell>
          <table:table-cell office:value-type="string">
            <text:p>1.5 W</text:p>
          </table:table-cell>
          <table:table-cell office:value-type="string">
            <text:p>9 V</text:p>
          </table:table-cell>
          <table:table-cell office:value-type="string">
            <text:p>11900 rpm</text:p>
          </table:table-cell>
          <table:table-cell office:value-type="string">
            <text:p>2.07 mNm</text:p>
          </table:table-cell>
          <table:table-cell office:value-type="string">
            <text:p>USD 122.00</text:p>
          </table:table-cell>
          <table:table-cell office:value-type="string">
            <text:p><text:a xlink:href="http://www.maxonmotorusa.com/maxon/view/product/motor/dcmotor/DCX/DCX10/DCX10L01EBSL601">Details</text:a></text:p>
          </table:table-cell>
        </table:table-row>
        <table:table-row table:style-name="ro2">
          <table:table-cell table:style-name="ce1" office:value-type="string">
            <text:p>Configurable</text:p>
            <text:p>NEW</text:p>
          </table:table-cell>
          <table:table-cell office:value-type="string">
            <text:p>DCX 10 L Ø10 mm, Precious Metal Brushes CLL, sleeve bearings</text:p>
          </table:table-cell>
          <table:table-cell office:value-type="string">
            <text:p>10 mm</text:p>
          </table:table-cell>
          <table:table-cell office:value-type="string">
            <text:p>1.5 W</text:p>
          </table:table-cell>
          <table:table-cell office:value-type="string">
            <text:p>12 V</text:p>
          </table:table-cell>
          <table:table-cell office:value-type="string">
            <text:p>11200 rpm</text:p>
          </table:table-cell>
          <table:table-cell office:value-type="string">
            <text:p>2.04 mNm</text:p>
          </table:table-cell>
          <table:table-cell office:value-type="string">
            <text:p>USD 122.00</text:p>
          </table:table-cell>
          <table:table-cell office:value-type="string">
            <text:p><text:a xlink:href="http://www.maxonmotorusa.com/maxon/view/product/motor/dcmotor/DCX/DCX10/DCX10L01EBSL635">Details</text:a></text:p>
          </table:table-cell>
        </table:table-row>
        <table:table-row table:style-name="ro4">
          <table:table-cell table:style-name="ce1" office:value-type="string">
            <text:p>Configurable</text:p>
            <text:p>NEW</text:p>
          </table:table-cell>
          <table:table-cell office:value-type="string">
            <text:p>DCX 22 Ø22 mm, Precious Metal Brushes, ball bearings</text:p>
          </table:table-cell>
          <table:table-cell office:value-type="string">
            <text:p>22 mm</text:p>
          </table:table-cell>
          <table:table-cell office:value-type="string">
            <text:p>5.5 W</text:p>
          </table:table-cell>
          <table:table-cell office:value-type="string">
            <text:p>6 V</text:p>
          </table:table-cell>
          <table:table-cell office:value-type="string">
            <text:p>6200 rpm</text:p>
          </table:table-cell>
          <table:table-cell office:value-type="string">
            <text:p>10.7 mNm</text:p>
          </table:table-cell>
          <table:table-cell office:value-type="string">
            <text:p>USD 166.13</text:p>
          </table:table-cell>
          <table:table-cell office:value-type="string">
            <text:p><text:a xlink:href="http://www.maxonmotorusa.com/maxon/view/product/motor/dcmotor/DCX/DCX22/DCX22S01EBKL529">Details</text:a></text:p>
          </table:table-cell>
        </table:table-row>
        <table:table-row table:style-name="ro4">
          <table:table-cell table:style-name="ce1" office:value-type="string">
            <text:p>Configurable</text:p>
            <text:p>NEW</text:p>
          </table:table-cell>
          <table:table-cell office:value-type="string">
            <text:p>DCX 22 Ø22 mm, Precious Metal Brushes, ball bearings</text:p>
          </table:table-cell>
          <table:table-cell office:value-type="string">
            <text:p>22 mm</text:p>
          </table:table-cell>
          <table:table-cell office:value-type="string">
            <text:p>5.5 W</text:p>
          </table:table-cell>
          <table:table-cell office:value-type="string">
            <text:p>12 V</text:p>
          </table:table-cell>
          <table:table-cell office:value-type="string">
            <text:p>6200 rpm</text:p>
          </table:table-cell>
          <table:table-cell office:value-type="string">
            <text:p>14.7 mNm</text:p>
          </table:table-cell>
          <table:table-cell office:value-type="string">
            <text:p>USD 166.13</text:p>
          </table:table-cell>
          <table:table-cell office:value-type="string">
            <text:p><text:a xlink:href="http://www.maxonmotorusa.com/maxon/view/product/motor/dcmotor/DCX/DCX22/DCX22S01EBKL598">Details</text:a></text:p>
          </table:table-cell>
        </table:table-row>
        <table:table-row table:style-name="ro4">
          <table:table-cell table:style-name="ce1" office:value-type="string">
            <text:p>Configurable</text:p>
            <text:p>NEW</text:p>
          </table:table-cell>
          <table:table-cell office:value-type="string">
            <text:p>DCX 22 Ø22 mm, Precious Metal Brushes, ball bearings</text:p>
          </table:table-cell>
          <table:table-cell office:value-type="string">
            <text:p>22 mm</text:p>
          </table:table-cell>
          <table:table-cell office:value-type="string">
            <text:p>5.5 W</text:p>
          </table:table-cell>
          <table:table-cell office:value-type="string">
            <text:p>18 V</text:p>
          </table:table-cell>
          <table:table-cell office:value-type="string">
            <text:p>6110 rpm</text:p>
          </table:table-cell>
          <table:table-cell office:value-type="string">
            <text:p>14.5 mNm</text:p>
          </table:table-cell>
          <table:table-cell office:value-type="string">
            <text:p>USD 166.13</text:p>
          </table:table-cell>
          <table:table-cell office:value-type="string">
            <text:p><text:a xlink:href="http://www.maxonmotorusa.com/maxon/view/product/motor/dcmotor/DCX/DCX22/DCX22S01EBKL640">Details</text:a></text:p>
          </table:table-cell>
        </table:table-row>
        <table:table-row table:style-name="ro4">
          <table:table-cell table:style-name="ce1" office:value-type="string">
            <text:p>Configurable</text:p>
            <text:p>NEW</text:p>
          </table:table-cell>
          <table:table-cell office:value-type="string">
            <text:p>DCX 22 Ø22 mm, Precious Metal Brushes, ball bearings</text:p>
          </table:table-cell>
          <table:table-cell office:value-type="string">
            <text:p>22 mm</text:p>
          </table:table-cell>
          <table:table-cell office:value-type="string">
            <text:p>5.5 W</text:p>
          </table:table-cell>
          <table:table-cell office:value-type="string">
            <text:p>24 V</text:p>
          </table:table-cell>
          <table:table-cell office:value-type="string">
            <text:p>6340 rpm</text:p>
          </table:table-cell>
          <table:table-cell office:value-type="string">
            <text:p>13.3 mNm</text:p>
          </table:table-cell>
          <table:table-cell office:value-type="string">
            <text:p>USD 177.88</text:p>
          </table:table-cell>
          <table:table-cell office:value-type="string">
            <text:p><text:a xlink:href="http://www.maxonmotorusa.com/maxon/view/product/motor/dcmotor/DCX/DCX22/DCX22S01EBKL665">Details</text:a></text:p>
          </table:table-cell>
        </table:table-row>
        <table:table-row table:style-name="ro4">
          <table:table-cell table:style-name="ce1" office:value-type="string">
            <text:p>Configurable</text:p>
            <text:p>NEW</text:p>
          </table:table-cell>
          <table:table-cell office:value-type="string">
            <text:p>DCX 22 Ø22 mm, Precious Metal Brushes, ball bearings</text:p>
          </table:table-cell>
          <table:table-cell office:value-type="string">
            <text:p>22 mm</text:p>
          </table:table-cell>
          <table:table-cell office:value-type="string">
            <text:p>5.5 W</text:p>
          </table:table-cell>
          <table:table-cell office:value-type="string">
            <text:p>36 V</text:p>
          </table:table-cell>
          <table:table-cell office:value-type="string">
            <text:p>6550 rpm</text:p>
          </table:table-cell>
          <table:table-cell office:value-type="string">
            <text:p>13.8 mNm</text:p>
          </table:table-cell>
          <table:table-cell office:value-type="string">
            <text:p>USD 177.88</text:p>
          </table:table-cell>
          <table:table-cell office:value-type="string">
            <text:p><text:a xlink:href="http://www.maxonmotorusa.com/maxon/view/product/motor/dcmotor/DCX/DCX22/DCX22S01EBKL703">Details</text:a></text:p>
          </table:table-cell>
        </table:table-row>
        <table:table-row table:style-name="ro4">
          <table:table-cell table:style-name="ce1" office:value-type="string">
            <text:p>Configurable</text:p>
            <text:p>NEW</text:p>
          </table:table-cell>
          <table:table-cell office:value-type="string">
            <text:p>DCX 22 Ø22 mm, Precious Metal Brushes, ball bearings</text:p>
          </table:table-cell>
          <table:table-cell office:value-type="string">
            <text:p>22 mm</text:p>
          </table:table-cell>
          <table:table-cell office:value-type="string">
            <text:p>5.5 W</text:p>
          </table:table-cell>
          <table:table-cell office:value-type="string">
            <text:p>48 V</text:p>
          </table:table-cell>
          <table:table-cell office:value-type="string">
            <text:p>5890 rpm</text:p>
          </table:table-cell>
          <table:table-cell office:value-type="string">
            <text:p>13.6 mNm</text:p>
          </table:table-cell>
          <table:table-cell office:value-type="string">
            <text:p>USD 177.88</text:p>
          </table:table-cell>
          <table:table-cell office:value-type="string">
            <text:p><text:a xlink:href="http://www.maxonmotorusa.com/maxon/view/product/motor/dcmotor/DCX/DCX22/DCX22S01EBKL742">Details</text:a></text:p>
          </table:table-cell>
        </table:table-row>
        <table:table-row table:style-name="ro2">
          <table:table-cell table:style-name="ce1" office:value-type="string">
            <text:p>Configurable</text:p>
            <text:p>NEW</text:p>
          </table:table-cell>
          <table:table-cell office:value-type="string">
            <text:p>DCX 22 Ø22 mm, Precious Metal Brushes, sleeve bearings</text:p>
          </table:table-cell>
          <table:table-cell office:value-type="string">
            <text:p>22 mm</text:p>
          </table:table-cell>
          <table:table-cell office:value-type="string">
            <text:p>5.5 W</text:p>
          </table:table-cell>
          <table:table-cell office:value-type="string">
            <text:p>6 V</text:p>
          </table:table-cell>
          <table:table-cell office:value-type="string">
            <text:p>6190 rpm</text:p>
          </table:table-cell>
          <table:table-cell office:value-type="string">
            <text:p>10.6 mNm</text:p>
          </table:table-cell>
          <table:table-cell office:value-type="string">
            <text:p>USD 150.00</text:p>
          </table:table-cell>
          <table:table-cell office:value-type="string">
            <text:p><text:a xlink:href="http://www.maxonmotorusa.com/maxon/view/product/motor/dcmotor/DCX/DCX22/DCX22S01EBSL529">Details</text:a></text:p>
          </table:table-cell>
        </table:table-row>
        <table:table-row table:style-name="ro2">
          <table:table-cell table:style-name="ce1" office:value-type="string">
            <text:p>Configurable</text:p>
            <text:p>NEW</text:p>
          </table:table-cell>
          <table:table-cell office:value-type="string">
            <text:p>DCX 22 Ø22 mm, Precious Metal Brushes, sleeve bearings</text:p>
          </table:table-cell>
          <table:table-cell office:value-type="string">
            <text:p>22 mm</text:p>
          </table:table-cell>
          <table:table-cell office:value-type="string">
            <text:p>5.5 W</text:p>
          </table:table-cell>
          <table:table-cell office:value-type="string">
            <text:p>12 V</text:p>
          </table:table-cell>
          <table:table-cell office:value-type="string">
            <text:p>6200 rpm</text:p>
          </table:table-cell>
          <table:table-cell office:value-type="string">
            <text:p>14.7 mNm</text:p>
          </table:table-cell>
          <table:table-cell office:value-type="string">
            <text:p>USD 150.00</text:p>
          </table:table-cell>
          <table:table-cell office:value-type="string">
            <text:p><text:a xlink:href="http://www.maxonmotorusa.com/maxon/view/product/motor/dcmotor/DCX/DCX22/DCX22S01EBSL598">Details</text:a></text:p>
          </table:table-cell>
        </table:table-row>
        <table:table-row table:style-name="ro2">
          <table:table-cell table:style-name="ce1" office:value-type="string">
            <text:p>Configurable</text:p>
            <text:p>NEW</text:p>
          </table:table-cell>
          <table:table-cell office:value-type="string">
            <text:p>DCX 22 Ø22 mm, Precious Metal Brushes, sleeve bearings</text:p>
          </table:table-cell>
          <table:table-cell office:value-type="string">
            <text:p>22 mm</text:p>
          </table:table-cell>
          <table:table-cell office:value-type="string">
            <text:p>5.5 W</text:p>
          </table:table-cell>
          <table:table-cell office:value-type="string">
            <text:p>18 V</text:p>
          </table:table-cell>
          <table:table-cell office:value-type="string">
            <text:p>6100 rpm</text:p>
          </table:table-cell>
          <table:table-cell office:value-type="string">
            <text:p>14.5 mNm</text:p>
          </table:table-cell>
          <table:table-cell office:value-type="string">
            <text:p>USD 150.00</text:p>
          </table:table-cell>
          <table:table-cell office:value-type="string">
            <text:p><text:a xlink:href="http://www.maxonmotorusa.com/maxon/view/product/motor/dcmotor/DCX/DCX22/DCX22S01EBSL640">Details</text:a></text:p>
          </table:table-cell>
        </table:table-row>
        <table:table-row table:style-name="ro2">
          <table:table-cell table:style-name="ce1" office:value-type="string">
            <text:p>Configurable</text:p>
            <text:p>NEW</text:p>
          </table:table-cell>
          <table:table-cell office:value-type="string">
            <text:p>DCX 22 Ø22 mm, Precious Metal Brushes, sleeve bearings</text:p>
          </table:table-cell>
          <table:table-cell office:value-type="string">
            <text:p>22 mm</text:p>
          </table:table-cell>
          <table:table-cell office:value-type="string">
            <text:p>5.5 W</text:p>
          </table:table-cell>
          <table:table-cell office:value-type="string">
            <text:p>24 V</text:p>
          </table:table-cell>
          <table:table-cell office:value-type="string">
            <text:p>6330 rpm</text:p>
          </table:table-cell>
          <table:table-cell office:value-type="string">
            <text:p>13.3 mNm</text:p>
          </table:table-cell>
          <table:table-cell office:value-type="string">
            <text:p>USD 161.75</text:p>
          </table:table-cell>
          <table:table-cell office:value-type="string">
            <text:p><text:a xlink:href="http://www.maxonmotorusa.com/maxon/view/product/motor/dcmotor/DCX/DCX22/DCX22S01EBSL665">Details</text:a></text:p>
          </table:table-cell>
        </table:table-row>
        <table:table-row table:style-name="ro2">
          <table:table-cell table:style-name="ce1" office:value-type="string">
            <text:p>Configurable</text:p>
            <text:p>NEW</text:p>
          </table:table-cell>
          <table:table-cell office:value-type="string">
            <text:p>DCX 22 Ø22 mm, Precious Metal Brushes, sleeve bearings</text:p>
          </table:table-cell>
          <table:table-cell office:value-type="string">
            <text:p>22 mm</text:p>
          </table:table-cell>
          <table:table-cell office:value-type="string">
            <text:p>5.5 W</text:p>
          </table:table-cell>
          <table:table-cell office:value-type="string">
            <text:p>36 V</text:p>
          </table:table-cell>
          <table:table-cell office:value-type="string">
            <text:p>6540 rpm</text:p>
          </table:table-cell>
          <table:table-cell office:value-type="string">
            <text:p>13.8 mNm</text:p>
          </table:table-cell>
          <table:table-cell office:value-type="string">
            <text:p>USD 161.75</text:p>
          </table:table-cell>
          <table:table-cell office:value-type="string">
            <text:p><text:a xlink:href="http://www.maxonmotorusa.com/maxon/view/product/motor/dcmotor/DCX/DCX22/DCX22S01EBSL703">Details</text:a></text:p>
          </table:table-cell>
        </table:table-row>
        <table:table-row table:style-name="ro2">
          <table:table-cell table:style-name="ce1" office:value-type="string">
            <text:p>Configurable</text:p>
            <text:p>NEW</text:p>
          </table:table-cell>
          <table:table-cell office:value-type="string">
            <text:p>DCX 22 Ø22 mm, Precious Metal Brushes, sleeve bearings</text:p>
          </table:table-cell>
          <table:table-cell office:value-type="string">
            <text:p>22 mm</text:p>
          </table:table-cell>
          <table:table-cell office:value-type="string">
            <text:p>5.5 W</text:p>
          </table:table-cell>
          <table:table-cell office:value-type="string">
            <text:p>48 V</text:p>
          </table:table-cell>
          <table:table-cell office:value-type="string">
            <text:p>5890 rpm</text:p>
          </table:table-cell>
          <table:table-cell office:value-type="string">
            <text:p>13.5 mNm</text:p>
          </table:table-cell>
          <table:table-cell office:value-type="string">
            <text:p>USD 161.75</text:p>
          </table:table-cell>
          <table:table-cell office:value-type="string">
            <text:p><text:a xlink:href="http://www.maxonmotorusa.com/maxon/view/product/motor/dcmotor/DCX/DCX22/DCX22S01EBSL742">Details</text:a></text:p>
          </table:table-cell>
        </table:table-row>
        <table:table-row table:style-name="ro5">
          <table:table-cell table:style-name="ce1" office:value-type="string">
            <text:p>Configurable</text:p>
            <text:p>NEW</text:p>
          </table:table-cell>
          <table:table-cell office:value-type="string">
            <text:p>DCX 22 Ø22 mm, Graphite Brushes, ball bearings</text:p>
          </table:table-cell>
          <table:table-cell office:value-type="string">
            <text:p>22 mm</text:p>
          </table:table-cell>
          <table:table-cell office:value-type="string">
            <text:p>14 W</text:p>
          </table:table-cell>
          <table:table-cell office:value-type="string">
            <text:p>6 V</text:p>
          </table:table-cell>
          <table:table-cell office:value-type="string">
            <text:p>11400 rpm</text:p>
          </table:table-cell>
          <table:table-cell office:value-type="string">
            <text:p>14.4 mNm</text:p>
          </table:table-cell>
          <table:table-cell office:value-type="string">
            <text:p>USD 174.63</text:p>
          </table:table-cell>
          <table:table-cell office:value-type="string">
            <text:p><text:a xlink:href="http://www.maxonmotorusa.com/maxon/view/product/motor/dcmotor/DCX/DCX22/DCX22S01GBKL468">Details</text:a></text:p>
          </table:table-cell>
        </table:table-row>
        <table:table-row table:style-name="ro5">
          <table:table-cell table:style-name="ce1" office:value-type="string">
            <text:p>Configurable</text:p>
            <text:p>NEW</text:p>
          </table:table-cell>
          <table:table-cell office:value-type="string">
            <text:p>DCX 22 Ø22 mm, Graphite Brushes, ball bearings</text:p>
          </table:table-cell>
          <table:table-cell office:value-type="string">
            <text:p>22 mm</text:p>
          </table:table-cell>
          <table:table-cell office:value-type="string">
            <text:p>14 W</text:p>
          </table:table-cell>
          <table:table-cell office:value-type="string">
            <text:p>12 V</text:p>
          </table:table-cell>
          <table:table-cell office:value-type="string">
            <text:p>12400 rpm</text:p>
          </table:table-cell>
          <table:table-cell office:value-type="string">
            <text:p>14.7 mNm</text:p>
          </table:table-cell>
          <table:table-cell office:value-type="string">
            <text:p>USD 174.63</text:p>
          </table:table-cell>
          <table:table-cell office:value-type="string">
            <text:p><text:a xlink:href="http://www.maxonmotorusa.com/maxon/view/product/motor/dcmotor/DCX/DCX22/DCX22S01GBKL529">Details</text:a></text:p>
          </table:table-cell>
        </table:table-row>
        <table:table-row table:style-name="ro5">
          <table:table-cell table:style-name="ce1" office:value-type="string">
            <text:p>Configurable</text:p>
            <text:p>NEW</text:p>
          </table:table-cell>
          <table:table-cell office:value-type="string">
            <text:p>DCX 22 Ø22 mm, Graphite Brushes, ball bearings</text:p>
          </table:table-cell>
          <table:table-cell office:value-type="string">
            <text:p>22 mm</text:p>
          </table:table-cell>
          <table:table-cell office:value-type="string">
            <text:p>14 W</text:p>
          </table:table-cell>
          <table:table-cell office:value-type="string">
            <text:p>18 V</text:p>
          </table:table-cell>
          <table:table-cell office:value-type="string">
            <text:p>12400 rpm</text:p>
          </table:table-cell>
          <table:table-cell office:value-type="string">
            <text:p>14.9 mNm</text:p>
          </table:table-cell>
          <table:table-cell office:value-type="string">
            <text:p>USD 174.63</text:p>
          </table:table-cell>
          <table:table-cell office:value-type="string">
            <text:p><text:a xlink:href="http://www.maxonmotorusa.com/maxon/view/product/motor/dcmotor/DCX/DCX22/DCX22S01GBKL569">Details</text:a></text:p>
          </table:table-cell>
        </table:table-row>
        <table:table-row table:style-name="ro5">
          <table:table-cell table:style-name="ce1" office:value-type="string">
            <text:p>Configurable</text:p>
            <text:p>NEW</text:p>
          </table:table-cell>
          <table:table-cell office:value-type="string">
            <text:p>DCX 22 Ø22 mm, Graphite Brushes, ball bearings</text:p>
          </table:table-cell>
          <table:table-cell office:value-type="string">
            <text:p>22 mm</text:p>
          </table:table-cell>
          <table:table-cell office:value-type="string">
            <text:p>14 W</text:p>
          </table:table-cell>
          <table:table-cell office:value-type="string">
            <text:p>24 V</text:p>
          </table:table-cell>
          <table:table-cell office:value-type="string">
            <text:p>12400 rpm</text:p>
          </table:table-cell>
          <table:table-cell office:value-type="string">
            <text:p>15.4 mNm</text:p>
          </table:table-cell>
          <table:table-cell office:value-type="string">
            <text:p>USD 174.63</text:p>
          </table:table-cell>
          <table:table-cell office:value-type="string">
            <text:p><text:a xlink:href="http://www.maxonmotorusa.com/maxon/view/product/motor/dcmotor/DCX/DCX22/DCX22S01GBKL598">Details</text:a></text:p>
          </table:table-cell>
        </table:table-row>
        <table:table-row table:style-name="ro5">
          <table:table-cell table:style-name="ce1" office:value-type="string">
            <text:p>Configurable</text:p>
            <text:p>NEW</text:p>
          </table:table-cell>
          <table:table-cell office:value-type="string">
            <text:p>DCX 22 Ø22 mm, Graphite Brushes, ball bearings</text:p>
          </table:table-cell>
          <table:table-cell office:value-type="string">
            <text:p>22 mm</text:p>
          </table:table-cell>
          <table:table-cell office:value-type="string">
            <text:p>14 W</text:p>
          </table:table-cell>
          <table:table-cell office:value-type="string">
            <text:p>36 V</text:p>
          </table:table-cell>
          <table:table-cell office:value-type="string">
            <text:p>12200 rpm</text:p>
          </table:table-cell>
          <table:table-cell office:value-type="string">
            <text:p>15.2 mNm</text:p>
          </table:table-cell>
          <table:table-cell office:value-type="string">
            <text:p>USD 174.63</text:p>
          </table:table-cell>
          <table:table-cell office:value-type="string">
            <text:p><text:a xlink:href="http://www.maxonmotorusa.com/maxon/view/product/motor/dcmotor/DCX/DCX22/DCX22S01GBKL640">Details</text:a></text:p>
          </table:table-cell>
        </table:table-row>
        <table:table-row table:style-name="ro5">
          <table:table-cell table:style-name="ce1" office:value-type="string">
            <text:p>Configurable</text:p>
            <text:p>NEW</text:p>
          </table:table-cell>
          <table:table-cell office:value-type="string">
            <text:p>DCX 22 Ø22 mm, Graphite Brushes, ball bearings</text:p>
          </table:table-cell>
          <table:table-cell office:value-type="string">
            <text:p>22 mm</text:p>
          </table:table-cell>
          <table:table-cell office:value-type="string">
            <text:p>14 W</text:p>
          </table:table-cell>
          <table:table-cell office:value-type="string">
            <text:p>48 V</text:p>
          </table:table-cell>
          <table:table-cell office:value-type="string">
            <text:p>12700 rpm</text:p>
          </table:table-cell>
          <table:table-cell office:value-type="string">
            <text:p>13.9 mNm</text:p>
          </table:table-cell>
          <table:table-cell office:value-type="string">
            <text:p>USD 174.63</text:p>
          </table:table-cell>
          <table:table-cell office:value-type="string">
            <text:p><text:a xlink:href="http://www.maxonmotorusa.com/maxon/view/product/motor/dcmotor/DCX/DCX22/DCX22S01GBKL665">Details</text:a></text:p>
          </table:table-cell>
        </table:table-row>
        <table:table-row table:style-name="ro4">
          <table:table-cell table:style-name="ce1" office:value-type="string">
            <text:p>Configurable</text:p>
            <text:p>NEW</text:p>
          </table:table-cell>
          <table:table-cell office:value-type="string">
            <text:p>DCX 22 Ø22 mm, Graphite Brushes, sleeve bearings</text:p>
          </table:table-cell>
          <table:table-cell office:value-type="string">
            <text:p>22 mm</text:p>
          </table:table-cell>
          <table:table-cell office:value-type="string">
            <text:p>14 W</text:p>
          </table:table-cell>
          <table:table-cell office:value-type="string">
            <text:p>6 V</text:p>
          </table:table-cell>
          <table:table-cell office:value-type="string">
            <text:p>11400 rpm</text:p>
          </table:table-cell>
          <table:table-cell office:value-type="string">
            <text:p>14.3 mNm</text:p>
          </table:table-cell>
          <table:table-cell office:value-type="string">
            <text:p>USD 158.50</text:p>
          </table:table-cell>
          <table:table-cell office:value-type="string">
            <text:p><text:a xlink:href="http://www.maxonmotorusa.com/maxon/view/product/motor/dcmotor/DCX/DCX22/DCX22S01GBSL468">Details</text:a></text:p>
          </table:table-cell>
        </table:table-row>
        <table:table-row table:style-name="ro4">
          <table:table-cell table:style-name="ce1" office:value-type="string">
            <text:p>Configurable</text:p>
            <text:p>NEW</text:p>
          </table:table-cell>
          <table:table-cell office:value-type="string">
            <text:p>DCX 22 Ø22 mm, Graphite Brushes, sleeve bearings</text:p>
          </table:table-cell>
          <table:table-cell office:value-type="string">
            <text:p>22 mm</text:p>
          </table:table-cell>
          <table:table-cell office:value-type="string">
            <text:p>14 W</text:p>
          </table:table-cell>
          <table:table-cell office:value-type="string">
            <text:p>12 V</text:p>
          </table:table-cell>
          <table:table-cell office:value-type="string">
            <text:p>12400 rpm</text:p>
          </table:table-cell>
          <table:table-cell office:value-type="string">
            <text:p>14.3 mNm</text:p>
          </table:table-cell>
          <table:table-cell office:value-type="string">
            <text:p>USD 158.50</text:p>
          </table:table-cell>
          <table:table-cell office:value-type="string">
            <text:p><text:a xlink:href="http://www.maxonmotorusa.com/maxon/view/product/motor/dcmotor/DCX/DCX22/DCX22S01GBSL529">Details</text:a></text:p>
          </table:table-cell>
        </table:table-row>
        <table:table-row table:style-name="ro4">
          <table:table-cell table:style-name="ce1" office:value-type="string">
            <text:p>Configurable</text:p>
            <text:p>NEW</text:p>
          </table:table-cell>
          <table:table-cell office:value-type="string">
            <text:p>DCX 22 Ø22 mm, Graphite Brushes, sleeve bearings</text:p>
          </table:table-cell>
          <table:table-cell office:value-type="string">
            <text:p>22 mm</text:p>
          </table:table-cell>
          <table:table-cell office:value-type="string">
            <text:p>14 W</text:p>
          </table:table-cell>
          <table:table-cell office:value-type="string">
            <text:p>18 V</text:p>
          </table:table-cell>
          <table:table-cell office:value-type="string">
            <text:p>12400 rpm</text:p>
          </table:table-cell>
          <table:table-cell office:value-type="string">
            <text:p>14.5 mNm</text:p>
          </table:table-cell>
          <table:table-cell office:value-type="string">
            <text:p>USD 158.50</text:p>
          </table:table-cell>
          <table:table-cell office:value-type="string">
            <text:p><text:a xlink:href="http://www.maxonmotorusa.com/maxon/view/product/motor/dcmotor/DCX/DCX22/DCX22S01GBSL569">Details</text:a></text:p>
          </table:table-cell>
        </table:table-row>
        <table:table-row table:style-name="ro4">
          <table:table-cell table:style-name="ce1" office:value-type="string">
            <text:p>Configurable</text:p>
            <text:p>NEW</text:p>
          </table:table-cell>
          <table:table-cell office:value-type="string">
            <text:p>DCX 22 Ø22 mm, Graphite Brushes, sleeve bearings</text:p>
          </table:table-cell>
          <table:table-cell office:value-type="string">
            <text:p>22 mm</text:p>
          </table:table-cell>
          <table:table-cell office:value-type="string">
            <text:p>14 W</text:p>
          </table:table-cell>
          <table:table-cell office:value-type="string">
            <text:p>24 V</text:p>
          </table:table-cell>
          <table:table-cell office:value-type="string">
            <text:p>12400 rpm</text:p>
          </table:table-cell>
          <table:table-cell office:value-type="string">
            <text:p>14.9 mNm</text:p>
          </table:table-cell>
          <table:table-cell office:value-type="string">
            <text:p>USD 158.50</text:p>
          </table:table-cell>
          <table:table-cell office:value-type="string">
            <text:p><text:a xlink:href="http://www.maxonmotorusa.com/maxon/view/product/motor/dcmotor/DCX/DCX22/DCX22S01GBSL598">Details</text:a></text:p>
          </table:table-cell>
        </table:table-row>
        <table:table-row table:style-name="ro4">
          <table:table-cell table:style-name="ce1" office:value-type="string">
            <text:p>Configurable</text:p>
            <text:p>NEW</text:p>
          </table:table-cell>
          <table:table-cell office:value-type="string">
            <text:p>DCX 22 Ø22 mm, Graphite Brushes, sleeve bearings</text:p>
          </table:table-cell>
          <table:table-cell office:value-type="string">
            <text:p>22 mm</text:p>
          </table:table-cell>
          <table:table-cell office:value-type="string">
            <text:p>14 W</text:p>
          </table:table-cell>
          <table:table-cell office:value-type="string">
            <text:p>36 V</text:p>
          </table:table-cell>
          <table:table-cell office:value-type="string">
            <text:p>12200 rpm</text:p>
          </table:table-cell>
          <table:table-cell office:value-type="string">
            <text:p>14.4 mNm</text:p>
          </table:table-cell>
          <table:table-cell office:value-type="string">
            <text:p>USD 158.50</text:p>
          </table:table-cell>
          <table:table-cell office:value-type="string">
            <text:p><text:a xlink:href="http://www.maxonmotorusa.com/maxon/view/product/motor/dcmotor/DCX/DCX22/DCX22S01GBSL640">Details</text:a></text:p>
          </table:table-cell>
        </table:table-row>
        <table:table-row table:style-name="ro4">
          <table:table-cell table:style-name="ce1" office:value-type="string">
            <text:p>Configurable</text:p>
            <text:p>NEW</text:p>
          </table:table-cell>
          <table:table-cell office:value-type="string">
            <text:p>DCX 22 Ø22 mm, Graphite Brushes, sleeve bearings</text:p>
          </table:table-cell>
          <table:table-cell office:value-type="string">
            <text:p>22 mm</text:p>
          </table:table-cell>
          <table:table-cell office:value-type="string">
            <text:p>14 W</text:p>
          </table:table-cell>
          <table:table-cell office:value-type="string">
            <text:p>48 V</text:p>
          </table:table-cell>
          <table:table-cell office:value-type="string">
            <text:p>12600 rpm</text:p>
          </table:table-cell>
          <table:table-cell office:value-type="string">
            <text:p>13.3 mNm</text:p>
          </table:table-cell>
          <table:table-cell office:value-type="string">
            <text:p>USD 158.50</text:p>
          </table:table-cell>
          <table:table-cell office:value-type="string">
            <text:p><text:a xlink:href="http://www.maxonmotorusa.com/maxon/view/product/motor/dcmotor/DCX/DCX22/DCX22S01GBSL665">Details</text:a></text:p>
          </table:table-cell>
        </table:table-row>
        <table:table-row table:style-name="ro4">
          <table:table-cell table:style-name="ce1" office:value-type="string">
            <text:p>Configurable</text:p>
            <text:p>NEW</text:p>
          </table:table-cell>
          <table:table-cell office:value-type="string">
            <text:p>DCX 35 L Ø35 mm, Graphite Brushes, ball bearings</text:p>
          </table:table-cell>
          <table:table-cell office:value-type="string">
            <text:p>35 mm</text:p>
          </table:table-cell>
          <table:table-cell office:value-type="string">
            <text:p>80 W</text:p>
          </table:table-cell>
          <table:table-cell office:value-type="string">
            <text:p>12 V</text:p>
          </table:table-cell>
          <table:table-cell office:value-type="string">
            <text:p>8140 rpm</text:p>
          </table:table-cell>
          <table:table-cell office:value-type="string">
            <text:p>77.7 mNm</text:p>
          </table:table-cell>
          <table:table-cell office:value-type="string">
            <text:p>USD 365.13</text:p>
          </table:table-cell>
          <table:table-cell office:value-type="string">
            <text:p><text:a xlink:href="http://www.maxonmotorusa.com/maxon/view/product/motor/dcmotor/DCX/DCX35/DCX35L01GBKL434">Details</text:a></text:p>
          </table:table-cell>
        </table:table-row>
        <table:table-row table:style-name="ro4">
          <table:table-cell table:style-name="ce1" office:value-type="string">
            <text:p>Configurable</text:p>
            <text:p>NEW</text:p>
          </table:table-cell>
          <table:table-cell office:value-type="string">
            <text:p>DCX 35 L Ø35 mm, Graphite Brushes, ball bearings</text:p>
          </table:table-cell>
          <table:table-cell office:value-type="string">
            <text:p>35 mm</text:p>
          </table:table-cell>
          <table:table-cell office:value-type="string">
            <text:p>80 W</text:p>
          </table:table-cell>
          <table:table-cell office:value-type="string">
            <text:p>18 V</text:p>
          </table:table-cell>
          <table:table-cell office:value-type="string">
            <text:p>7210 rpm</text:p>
          </table:table-cell>
          <table:table-cell office:value-type="string">
            <text:p>121 mNm</text:p>
          </table:table-cell>
          <table:table-cell office:value-type="string">
            <text:p>USD 365.13</text:p>
          </table:table-cell>
          <table:table-cell office:value-type="string">
            <text:p><text:a xlink:href="http://www.maxonmotorusa.com/maxon/view/product/motor/dcmotor/DCX/DCX35/DCX35L01GBKL488">Details</text:a></text:p>
          </table:table-cell>
        </table:table-row>
        <table:table-row table:style-name="ro4">
          <table:table-cell table:style-name="ce1" office:value-type="string">
            <text:p>Configurable</text:p>
            <text:p>NEW</text:p>
          </table:table-cell>
          <table:table-cell office:value-type="string">
            <text:p>DCX 35 L Ø35 mm, Graphite Brushes, ball bearings</text:p>
          </table:table-cell>
          <table:table-cell office:value-type="string">
            <text:p>35 mm</text:p>
          </table:table-cell>
          <table:table-cell office:value-type="string">
            <text:p>80 W</text:p>
          </table:table-cell>
          <table:table-cell office:value-type="string">
            <text:p>24 V</text:p>
          </table:table-cell>
          <table:table-cell office:value-type="string">
            <text:p>7730 rpm</text:p>
          </table:table-cell>
          <table:table-cell office:value-type="string">
            <text:p>121 mNm</text:p>
          </table:table-cell>
          <table:table-cell office:value-type="string">
            <text:p>USD 365.13</text:p>
          </table:table-cell>
          <table:table-cell office:value-type="string">
            <text:p><text:a xlink:href="http://www.maxonmotorusa.com/maxon/view/product/motor/dcmotor/DCX/DCX35/DCX35L01GBKL511">Details</text:a></text:p>
          </table:table-cell>
        </table:table-row>
        <table:table-row table:style-name="ro4">
          <table:table-cell table:style-name="ce1" office:value-type="string">
            <text:p>Configurable</text:p>
            <text:p>NEW</text:p>
          </table:table-cell>
          <table:table-cell office:value-type="string">
            <text:p>DCX 35 L Ø35 mm, Graphite Brushes, ball bearings</text:p>
          </table:table-cell>
          <table:table-cell office:value-type="string">
            <text:p>35 mm</text:p>
          </table:table-cell>
          <table:table-cell office:value-type="string">
            <text:p>80 W</text:p>
          </table:table-cell>
          <table:table-cell office:value-type="string">
            <text:p>36 V</text:p>
          </table:table-cell>
          <table:table-cell office:value-type="string">
            <text:p>7940 rpm</text:p>
          </table:table-cell>
          <table:table-cell office:value-type="string">
            <text:p>127 mNm</text:p>
          </table:table-cell>
          <table:table-cell office:value-type="string">
            <text:p>USD 365.13</text:p>
          </table:table-cell>
          <table:table-cell office:value-type="string">
            <text:p><text:a xlink:href="http://www.maxonmotorusa.com/maxon/view/product/motor/dcmotor/DCX/DCX35/DCX35L01GBKL549">Details</text:a></text:p>
          </table:table-cell>
        </table:table-row>
        <table:table-row table:style-name="ro4">
          <table:table-cell table:style-name="ce1" office:value-type="string">
            <text:p>Configurable</text:p>
            <text:p>NEW</text:p>
          </table:table-cell>
          <table:table-cell office:value-type="string">
            <text:p>DCX 35 L Ø35 mm, Graphite Brushes, ball bearings</text:p>
          </table:table-cell>
          <table:table-cell office:value-type="string">
            <text:p>35 mm</text:p>
          </table:table-cell>
          <table:table-cell office:value-type="string">
            <text:p>80 W</text:p>
          </table:table-cell>
          <table:table-cell office:value-type="string">
            <text:p>48 V</text:p>
          </table:table-cell>
          <table:table-cell office:value-type="string">
            <text:p>6670 rpm</text:p>
          </table:table-cell>
          <table:table-cell office:value-type="string">
            <text:p>138 mNm</text:p>
          </table:table-cell>
          <table:table-cell office:value-type="string">
            <text:p>USD 365.13</text:p>
          </table:table-cell>
          <table:table-cell office:value-type="string">
            <text:p><text:a xlink:href="http://www.maxonmotorusa.com/maxon/view/product/motor/dcmotor/DCX/DCX35/DCX35L01GBKL595">Details</text:a></text:p>
          </table:table-cell>
        </table:table-row>
        <table:table-row table:style-name="ro4">
          <table:table-cell table:style-name="ce1" office:value-type="string">
            <text:p>Configurable</text:p>
            <text:p>NEW</text:p>
          </table:table-cell>
          <table:table-cell office:value-type="string">
            <text:p>DCX 35 L Ø35 mm, Graphite Brushes, ball bearings</text:p>
          </table:table-cell>
          <table:table-cell office:value-type="string">
            <text:p>35 mm</text:p>
          </table:table-cell>
          <table:table-cell office:value-type="string">
            <text:p>80 W</text:p>
          </table:table-cell>
          <table:table-cell office:value-type="string">
            <text:p>60 V</text:p>
          </table:table-cell>
          <table:table-cell office:value-type="string">
            <text:p>7690 rpm</text:p>
          </table:table-cell>
          <table:table-cell office:value-type="string">
            <text:p>132 mNm</text:p>
          </table:table-cell>
          <table:table-cell office:value-type="string">
            <text:p>USD 365.13</text:p>
          </table:table-cell>
          <table:table-cell office:value-type="string">
            <text:p><text:a xlink:href="http://www.maxonmotorusa.com/maxon/view/product/motor/dcmotor/DCX/DCX35/DCX35L01GBKL604">Details</text:a></text:p>
          </table:table-cell>
        </table:table-row>
        <table:table-row table:style-name="ro2">
          <table:table-cell office:value-type="float" office:value="108828">
            <text:p>108828</text:p>
          </table:table-cell>
          <table:table-cell office:value-type="string">
            <text:p>A-max 22 Ø22 mm, Graphite Brushes, 6 Watt, with cable</text:p>
          </table:table-cell>
          <table:table-cell office:value-type="string">
            <text:p>22 mm</text:p>
          </table:table-cell>
          <table:table-cell office:value-type="string">
            <text:p>6 W</text:p>
          </table:table-cell>
          <table:table-cell office:value-type="string">
            <text:p>15 V</text:p>
          </table:table-cell>
          <table:table-cell office:value-type="string">
            <text:p>10100 rpm</text:p>
          </table:table-cell>
          <table:table-cell office:value-type="string">
            <text:p>6.73 mNm</text:p>
          </table:table-cell>
          <table:table-cell office:value-type="string">
            <text:p>USD 79.00</text:p>
          </table:table-cell>
          <table:table-cell office:value-type="string">
            <text:p><text:a xlink:href="http://www.maxonmotorusa.com/maxon/view/product/motor/dcmotor/amax/amax22/108828">Details</text:a></text:p>
          </table:table-cell>
        </table:table-row>
        <table:table-row table:style-name="ro3">
          <table:table-cell office:value-type="float" office:value="110041">
            <text:p>110041</text:p>
          </table:table-cell>
          <table:table-cell office:value-type="string">
            <text:p>A-max 16 Ø16 mm, Precious Metal Brushes CLL, 2 Watt, CE approved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1.5 V</text:p>
          </table:table-cell>
          <table:table-cell office:value-type="string">
            <text:p>10800 rpm</text:p>
          </table:table-cell>
          <table:table-cell office:value-type="string">
            <text:p>0.712 mNm</text:p>
          </table:table-cell>
          <table:table-cell office:value-type="string">
            <text:p>USD 53.88</text:p>
          </table:table-cell>
          <table:table-cell office:value-type="string">
            <text:p><text:a xlink:href="http://www.maxonmotorusa.com/maxon/view/product/motor/dcmotor/amax/amax16/110041">Details</text:a></text:p>
          </table:table-cell>
        </table:table-row>
        <table:table-row table:style-name="ro3">
          <table:table-cell office:value-type="float" office:value="110042">
            <text:p>110042</text:p>
          </table:table-cell>
          <table:table-cell office:value-type="string">
            <text:p>A-max 16 Ø16 mm, Precious Metal Brushes CLL, 2 Watt, CE approved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3 V</text:p>
          </table:table-cell>
          <table:table-cell office:value-type="string">
            <text:p>12300 rpm</text:p>
          </table:table-cell>
          <table:table-cell office:value-type="string">
            <text:p>1.3 mNm</text:p>
          </table:table-cell>
          <table:table-cell office:value-type="string">
            <text:p>USD 53.88</text:p>
          </table:table-cell>
          <table:table-cell office:value-type="string">
            <text:p><text:a xlink:href="http://www.maxonmotorusa.com/maxon/view/product/motor/dcmotor/amax/amax16/110042">Details</text:a></text:p>
          </table:table-cell>
        </table:table-row>
        <table:table-row table:style-name="ro3">
          <table:table-cell office:value-type="float" office:value="110043">
            <text:p>110043</text:p>
          </table:table-cell>
          <table:table-cell office:value-type="string">
            <text:p>A-max 16 Ø16 mm, Precious Metal Brushes CLL, 2 Watt, CE approved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6 V</text:p>
          </table:table-cell>
          <table:table-cell office:value-type="string">
            <text:p>10100 rpm</text:p>
          </table:table-cell>
          <table:table-cell office:value-type="string">
            <text:p>2.22 mNm</text:p>
          </table:table-cell>
          <table:table-cell office:value-type="string">
            <text:p>USD 53.88</text:p>
          </table:table-cell>
          <table:table-cell office:value-type="string">
            <text:p><text:a xlink:href="http://www.maxonmotorusa.com/maxon/view/product/motor/dcmotor/amax/amax16/110043">Details</text:a></text:p>
          </table:table-cell>
        </table:table-row>
        <table:table-row table:style-name="ro3">
          <table:table-cell office:value-type="float" office:value="110044">
            <text:p>110044</text:p>
          </table:table-cell>
          <table:table-cell office:value-type="string">
            <text:p>A-max 16 Ø16 mm, Precious Metal Brushes CLL, 2 Watt, CE approved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9 V</text:p>
          </table:table-cell>
          <table:table-cell office:value-type="string">
            <text:p>12300 rpm</text:p>
          </table:table-cell>
          <table:table-cell office:value-type="string">
            <text:p>2.19 mNm</text:p>
          </table:table-cell>
          <table:table-cell office:value-type="string">
            <text:p>USD 53.88</text:p>
          </table:table-cell>
          <table:table-cell office:value-type="string">
            <text:p><text:a xlink:href="http://www.maxonmotorusa.com/maxon/view/product/motor/dcmotor/amax/amax16/110044">Details</text:a></text:p>
          </table:table-cell>
        </table:table-row>
        <table:table-row table:style-name="ro3">
          <table:table-cell office:value-type="float" office:value="110045">
            <text:p>110045</text:p>
          </table:table-cell>
          <table:table-cell office:value-type="string">
            <text:p>A-max 16 Ø16 mm, Precious Metal Brushes CLL, 2 Watt, CE approved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12 V</text:p>
          </table:table-cell>
          <table:table-cell office:value-type="string">
            <text:p>12300 rpm</text:p>
          </table:table-cell>
          <table:table-cell office:value-type="string">
            <text:p>2.17 mNm</text:p>
          </table:table-cell>
          <table:table-cell office:value-type="string">
            <text:p>USD 53.88</text:p>
          </table:table-cell>
          <table:table-cell office:value-type="string">
            <text:p><text:a xlink:href="http://www.maxonmotorusa.com/maxon/view/product/motor/dcmotor/amax/amax16/110045">Details</text:a></text:p>
          </table:table-cell>
        </table:table-row>
        <table:table-row table:style-name="ro3">
          <table:table-cell office:value-type="float" office:value="110046">
            <text:p>110046</text:p>
          </table:table-cell>
          <table:table-cell office:value-type="string">
            <text:p>A-max 16 Ø16 mm, Precious Metal Brushes CLL, 2 Watt, CE approved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15 V</text:p>
          </table:table-cell>
          <table:table-cell office:value-type="string">
            <text:p>13200 rpm</text:p>
          </table:table-cell>
          <table:table-cell office:value-type="string">
            <text:p>2.17 mNm</text:p>
          </table:table-cell>
          <table:table-cell office:value-type="string">
            <text:p>USD 53.88</text:p>
          </table:table-cell>
          <table:table-cell office:value-type="string">
            <text:p><text:a xlink:href="http://www.maxonmotorusa.com/maxon/view/product/motor/dcmotor/amax/amax16/110046">Details</text:a></text:p>
          </table:table-cell>
        </table:table-row>
        <table:table-row table:style-name="ro3">
          <table:table-cell office:value-type="float" office:value="110047">
            <text:p>110047</text:p>
          </table:table-cell>
          <table:table-cell office:value-type="string">
            <text:p>A-max 16 Ø16 mm, Precious Metal Brushes CLL, 2 Watt, CE approved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18 V</text:p>
          </table:table-cell>
          <table:table-cell office:value-type="string">
            <text:p>14100 rpm</text:p>
          </table:table-cell>
          <table:table-cell office:value-type="string">
            <text:p>2.15 mNm</text:p>
          </table:table-cell>
          <table:table-cell office:value-type="string">
            <text:p>USD 53.88</text:p>
          </table:table-cell>
          <table:table-cell office:value-type="string">
            <text:p><text:a xlink:href="http://www.maxonmotorusa.com/maxon/view/product/motor/dcmotor/amax/amax16/110047">Details</text:a></text:p>
          </table:table-cell>
        </table:table-row>
        <table:table-row table:style-name="ro3">
          <table:table-cell office:value-type="float" office:value="110048">
            <text:p>110048</text:p>
          </table:table-cell>
          <table:table-cell office:value-type="string">
            <text:p>A-max 16 Ø16 mm, Precious Metal Brushes CLL, 2 Watt, CE approved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21 V</text:p>
          </table:table-cell>
          <table:table-cell office:value-type="string">
            <text:p>13700 rpm</text:p>
          </table:table-cell>
          <table:table-cell office:value-type="string">
            <text:p>2.14 mNm</text:p>
          </table:table-cell>
          <table:table-cell office:value-type="string">
            <text:p>USD 53.88</text:p>
          </table:table-cell>
          <table:table-cell office:value-type="string">
            <text:p><text:a xlink:href="http://www.maxonmotorusa.com/maxon/view/product/motor/dcmotor/amax/amax16/110048">Details</text:a></text:p>
          </table:table-cell>
        </table:table-row>
        <table:table-row table:style-name="ro3">
          <table:table-cell office:value-type="float" office:value="110049">
            <text:p>110049</text:p>
          </table:table-cell>
          <table:table-cell office:value-type="string">
            <text:p>A-max 16 Ø16 mm, Precious Metal Brushes CLL, 2 Watt, CE approved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24 V</text:p>
          </table:table-cell>
          <table:table-cell office:value-type="string">
            <text:p>13800 rpm</text:p>
          </table:table-cell>
          <table:table-cell office:value-type="string">
            <text:p>2.11 mNm</text:p>
          </table:table-cell>
          <table:table-cell office:value-type="string">
            <text:p>USD 53.88</text:p>
          </table:table-cell>
          <table:table-cell office:value-type="string">
            <text:p><text:a xlink:href="http://www.maxonmotorusa.com/maxon/view/product/motor/dcmotor/amax/amax16/110049">Details</text:a></text:p>
          </table:table-cell>
        </table:table-row>
        <table:table-row table:style-name="ro3">
          <table:table-cell office:value-type="float" office:value="110050">
            <text:p>110050</text:p>
          </table:table-cell>
          <table:table-cell office:value-type="string">
            <text:p>A-max 16 Ø16 mm, Precious Metal Brushes CLL, 2 Watt, CE approved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30 V</text:p>
          </table:table-cell>
          <table:table-cell office:value-type="string">
            <text:p>11400 rpm</text:p>
          </table:table-cell>
          <table:table-cell office:value-type="string">
            <text:p>2.08 mNm</text:p>
          </table:table-cell>
          <table:table-cell office:value-type="string">
            <text:p>USD 53.88</text:p>
          </table:table-cell>
          <table:table-cell office:value-type="string">
            <text:p><text:a xlink:href="http://www.maxonmotorusa.com/maxon/view/product/motor/dcmotor/amax/amax16/110050">Details</text:a></text:p>
          </table:table-cell>
        </table:table-row>
        <table:table-row table:style-name="ro6">
          <table:table-cell office:value-type="float" office:value="110051">
            <text:p>110051</text:p>
          </table:table-cell>
          <table:table-cell office:value-type="string">
            <text:p>A-max 16 Ø16 mm, Precious Metal Brushes CLL, 1.2 Watt, CE approved, with terminals</text:p>
          </table:table-cell>
          <table:table-cell office:value-type="string">
            <text:p>16 mm</text:p>
          </table:table-cell>
          <table:table-cell office:value-type="string">
            <text:p>1.2 W</text:p>
          </table:table-cell>
          <table:table-cell office:value-type="string">
            <text:p>1.2 V</text:p>
          </table:table-cell>
          <table:table-cell office:value-type="string">
            <text:p>8560 rpm</text:p>
          </table:table-cell>
          <table:table-cell office:value-type="string">
            <text:p>0.694 mNm</text:p>
          </table:table-cell>
          <table:table-cell office:value-type="string">
            <text:p>USD 54.38</text:p>
          </table:table-cell>
          <table:table-cell office:value-type="string">
            <text:p><text:a xlink:href="http://www.maxonmotorusa.com/maxon/view/product/motor/dcmotor/amax/amax16/110051">Details</text:a></text:p>
          </table:table-cell>
        </table:table-row>
        <table:table-row table:style-name="ro6">
          <table:table-cell office:value-type="float" office:value="110052">
            <text:p>110052</text:p>
          </table:table-cell>
          <table:table-cell office:value-type="string">
            <text:p>A-max 16 Ø16 mm, Precious Metal Brushes CLL, 1.2 Watt, CE approved, with terminals</text:p>
          </table:table-cell>
          <table:table-cell office:value-type="string">
            <text:p>16 mm</text:p>
          </table:table-cell>
          <table:table-cell office:value-type="string">
            <text:p>1.2 W</text:p>
          </table:table-cell>
          <table:table-cell office:value-type="string">
            <text:p>2.4 V</text:p>
          </table:table-cell>
          <table:table-cell office:value-type="string">
            <text:p>9730 rpm</text:p>
          </table:table-cell>
          <table:table-cell office:value-type="string">
            <text:p>1.29 mNm</text:p>
          </table:table-cell>
          <table:table-cell office:value-type="string">
            <text:p>USD 54.38</text:p>
          </table:table-cell>
          <table:table-cell office:value-type="string">
            <text:p><text:a xlink:href="http://www.maxonmotorusa.com/maxon/view/product/motor/dcmotor/amax/amax16/110052">Details</text:a></text:p>
          </table:table-cell>
        </table:table-row>
        <table:table-row table:style-name="ro6">
          <table:table-cell office:value-type="float" office:value="110053">
            <text:p>110053</text:p>
          </table:table-cell>
          <table:table-cell office:value-type="string">
            <text:p>A-max 16 Ø16 mm, Precious Metal Brushes CLL, 1.2 Watt, CE approved, with terminals</text:p>
          </table:table-cell>
          <table:table-cell office:value-type="string">
            <text:p>16 mm</text:p>
          </table:table-cell>
          <table:table-cell office:value-type="string">
            <text:p>1.2 W</text:p>
          </table:table-cell>
          <table:table-cell office:value-type="string">
            <text:p>6 V</text:p>
          </table:table-cell>
          <table:table-cell office:value-type="string">
            <text:p>10000 rpm</text:p>
          </table:table-cell>
          <table:table-cell office:value-type="string">
            <text:p>2.18 mNm</text:p>
          </table:table-cell>
          <table:table-cell office:value-type="string">
            <text:p>USD 54.38</text:p>
          </table:table-cell>
          <table:table-cell office:value-type="string">
            <text:p><text:a xlink:href="http://www.maxonmotorusa.com/maxon/view/product/motor/dcmotor/amax/amax16/110053">Details</text:a></text:p>
          </table:table-cell>
        </table:table-row>
        <table:table-row table:style-name="ro6">
          <table:table-cell office:value-type="float" office:value="110054">
            <text:p>110054</text:p>
          </table:table-cell>
          <table:table-cell office:value-type="string">
            <text:p>A-max 16 Ø16 mm, Precious Metal Brushes CLL, 1.2 Watt, CE approved, with terminals</text:p>
          </table:table-cell>
          <table:table-cell office:value-type="string">
            <text:p>16 mm</text:p>
          </table:table-cell>
          <table:table-cell office:value-type="string">
            <text:p>1.2 W</text:p>
          </table:table-cell>
          <table:table-cell office:value-type="string">
            <text:p>7.2 V</text:p>
          </table:table-cell>
          <table:table-cell office:value-type="string">
            <text:p>9740 rpm</text:p>
          </table:table-cell>
          <table:table-cell office:value-type="string">
            <text:p>2.17 mNm</text:p>
          </table:table-cell>
          <table:table-cell office:value-type="string">
            <text:p>USD 54.38</text:p>
          </table:table-cell>
          <table:table-cell office:value-type="string">
            <text:p><text:a xlink:href="http://www.maxonmotorusa.com/maxon/view/product/motor/dcmotor/amax/amax16/110054">Details</text:a></text:p>
          </table:table-cell>
        </table:table-row>
        <table:table-row table:style-name="ro6">
          <table:table-cell office:value-type="float" office:value="110055">
            <text:p>110055</text:p>
          </table:table-cell>
          <table:table-cell office:value-type="string">
            <text:p>A-max 16 Ø16 mm, Precious Metal Brushes CLL, 1.2 Watt, CE approved, with terminals</text:p>
          </table:table-cell>
          <table:table-cell office:value-type="string">
            <text:p>16 mm</text:p>
          </table:table-cell>
          <table:table-cell office:value-type="string">
            <text:p>1.2 W</text:p>
          </table:table-cell>
          <table:table-cell office:value-type="string">
            <text:p>9 V</text:p>
          </table:table-cell>
          <table:table-cell office:value-type="string">
            <text:p>9120 rpm</text:p>
          </table:table-cell>
          <table:table-cell office:value-type="string">
            <text:p>2.16 mNm</text:p>
          </table:table-cell>
          <table:table-cell office:value-type="string">
            <text:p>USD 54.38</text:p>
          </table:table-cell>
          <table:table-cell office:value-type="string">
            <text:p><text:a xlink:href="http://www.maxonmotorusa.com/maxon/view/product/motor/dcmotor/amax/amax16/110055">Details</text:a></text:p>
          </table:table-cell>
        </table:table-row>
        <table:table-row table:style-name="ro6">
          <table:table-cell office:value-type="float" office:value="110056">
            <text:p>110056</text:p>
          </table:table-cell>
          <table:table-cell office:value-type="string">
            <text:p>A-max 16 Ø16 mm, Precious Metal Brushes CLL, 1.2 Watt, CE approved, with terminals</text:p>
          </table:table-cell>
          <table:table-cell office:value-type="string">
            <text:p>16 mm</text:p>
          </table:table-cell>
          <table:table-cell office:value-type="string">
            <text:p>1.2 W</text:p>
          </table:table-cell>
          <table:table-cell office:value-type="string">
            <text:p>12 V</text:p>
          </table:table-cell>
          <table:table-cell office:value-type="string">
            <text:p>10400 rpm</text:p>
          </table:table-cell>
          <table:table-cell office:value-type="string">
            <text:p>2.16 mNm</text:p>
          </table:table-cell>
          <table:table-cell office:value-type="string">
            <text:p>USD 54.38</text:p>
          </table:table-cell>
          <table:table-cell office:value-type="string">
            <text:p><text:a xlink:href="http://www.maxonmotorusa.com/maxon/view/product/motor/dcmotor/amax/amax16/110056">Details</text:a></text:p>
          </table:table-cell>
        </table:table-row>
        <table:table-row table:style-name="ro6">
          <table:table-cell office:value-type="float" office:value="110057">
            <text:p>110057</text:p>
          </table:table-cell>
          <table:table-cell office:value-type="string">
            <text:p>A-max 16 Ø16 mm, Precious Metal Brushes CLL, 1.2 Watt, CE approved, with terminals</text:p>
          </table:table-cell>
          <table:table-cell office:value-type="string">
            <text:p>16 mm</text:p>
          </table:table-cell>
          <table:table-cell office:value-type="string">
            <text:p>1.2 W</text:p>
          </table:table-cell>
          <table:table-cell office:value-type="string">
            <text:p>15 V</text:p>
          </table:table-cell>
          <table:table-cell office:value-type="string">
            <text:p>11600 rpm</text:p>
          </table:table-cell>
          <table:table-cell office:value-type="string">
            <text:p>2.13 mNm</text:p>
          </table:table-cell>
          <table:table-cell office:value-type="string">
            <text:p>USD 54.38</text:p>
          </table:table-cell>
          <table:table-cell office:value-type="string">
            <text:p><text:a xlink:href="http://www.maxonmotorusa.com/maxon/view/product/motor/dcmotor/amax/amax16/110057">Details</text:a></text:p>
          </table:table-cell>
        </table:table-row>
        <table:table-row table:style-name="ro6">
          <table:table-cell office:value-type="float" office:value="110058">
            <text:p>110058</text:p>
          </table:table-cell>
          <table:table-cell office:value-type="string">
            <text:p>A-max 16 Ø16 mm, Precious Metal Brushes CLL, 1.2 Watt, CE approved, with terminals</text:p>
          </table:table-cell>
          <table:table-cell office:value-type="string">
            <text:p>16 mm</text:p>
          </table:table-cell>
          <table:table-cell office:value-type="string">
            <text:p>1.2 W</text:p>
          </table:table-cell>
          <table:table-cell office:value-type="string">
            <text:p>18 V</text:p>
          </table:table-cell>
          <table:table-cell office:value-type="string">
            <text:p>11600 rpm</text:p>
          </table:table-cell>
          <table:table-cell office:value-type="string">
            <text:p>2.12 mNm</text:p>
          </table:table-cell>
          <table:table-cell office:value-type="string">
            <text:p>USD 54.38</text:p>
          </table:table-cell>
          <table:table-cell office:value-type="string">
            <text:p><text:a xlink:href="http://www.maxonmotorusa.com/maxon/view/product/motor/dcmotor/amax/amax16/110058">Details</text:a></text:p>
          </table:table-cell>
        </table:table-row>
        <table:table-row table:style-name="ro6">
          <table:table-cell office:value-type="float" office:value="110059">
            <text:p>110059</text:p>
          </table:table-cell>
          <table:table-cell office:value-type="string">
            <text:p>A-max 16 Ø16 mm, Precious Metal Brushes CLL, 1.2 Watt, CE approved, with terminals</text:p>
          </table:table-cell>
          <table:table-cell office:value-type="string">
            <text:p>16 mm</text:p>
          </table:table-cell>
          <table:table-cell office:value-type="string">
            <text:p>1.2 W</text:p>
          </table:table-cell>
          <table:table-cell office:value-type="string">
            <text:p>18 V</text:p>
          </table:table-cell>
          <table:table-cell office:value-type="string">
            <text:p>10300 rpm</text:p>
          </table:table-cell>
          <table:table-cell office:value-type="string">
            <text:p>2.09 mNm</text:p>
          </table:table-cell>
          <table:table-cell office:value-type="string">
            <text:p>USD 54.38</text:p>
          </table:table-cell>
          <table:table-cell office:value-type="string">
            <text:p><text:a xlink:href="http://www.maxonmotorusa.com/maxon/view/product/motor/dcmotor/amax/amax16/110059">Details</text:a></text:p>
          </table:table-cell>
        </table:table-row>
        <table:table-row table:style-name="ro6">
          <table:table-cell office:value-type="float" office:value="110060">
            <text:p>110060</text:p>
          </table:table-cell>
          <table:table-cell office:value-type="string">
            <text:p>A-max 16 Ø16 mm, Precious Metal Brushes CLL, 1.2 Watt, CE approved, with terminals</text:p>
          </table:table-cell>
          <table:table-cell office:value-type="string">
            <text:p>16 mm</text:p>
          </table:table-cell>
          <table:table-cell office:value-type="string">
            <text:p>1.2 W</text:p>
          </table:table-cell>
          <table:table-cell office:value-type="string">
            <text:p>30 V</text:p>
          </table:table-cell>
          <table:table-cell office:value-type="string">
            <text:p>11300 rpm</text:p>
          </table:table-cell>
          <table:table-cell office:value-type="string">
            <text:p>2.04 mNm</text:p>
          </table:table-cell>
          <table:table-cell office:value-type="string">
            <text:p>USD 54.38</text:p>
          </table:table-cell>
          <table:table-cell office:value-type="string">
            <text:p><text:a xlink:href="http://www.maxonmotorusa.com/maxon/view/product/motor/dcmotor/amax/amax16/110060">Details</text:a></text:p>
          </table:table-cell>
        </table:table-row>
        <table:table-row table:style-name="ro2">
          <table:table-cell office:value-type="float" office:value="110061">
            <text:p>110061</text:p>
          </table:table-cell>
          <table:table-cell office:value-type="string">
            <text:p>A-max 16 Ø16 mm, Graphite Brushes, 2 Watt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1.5 V</text:p>
          </table:table-cell>
          <table:table-cell office:value-type="string">
            <text:p>9990 rpm</text:p>
          </table:table-cell>
          <table:table-cell office:value-type="string">
            <text:p>0.58 mNm</text:p>
          </table:table-cell>
          <table:table-cell office:value-type="string">
            <text:p>USD 58.38</text:p>
          </table:table-cell>
          <table:table-cell office:value-type="string">
            <text:p><text:a xlink:href="http://www.maxonmotorusa.com/maxon/view/product/motor/dcmotor/amax/amax16/110061">Details</text:a></text:p>
          </table:table-cell>
        </table:table-row>
        <table:table-row table:style-name="ro2">
          <table:table-cell office:value-type="float" office:value="110062">
            <text:p>110062</text:p>
          </table:table-cell>
          <table:table-cell office:value-type="string">
            <text:p>A-max 16 Ø16 mm, Graphite Brushes, 2 Watt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3 V</text:p>
          </table:table-cell>
          <table:table-cell office:value-type="string">
            <text:p>11400 rpm</text:p>
          </table:table-cell>
          <table:table-cell office:value-type="string">
            <text:p>1.29 mNm</text:p>
          </table:table-cell>
          <table:table-cell office:value-type="string">
            <text:p>USD 58.38</text:p>
          </table:table-cell>
          <table:table-cell office:value-type="string">
            <text:p><text:a xlink:href="http://www.maxonmotorusa.com/maxon/view/product/motor/dcmotor/amax/amax16/110062">Details</text:a></text:p>
          </table:table-cell>
        </table:table-row>
        <table:table-row table:style-name="ro2">
          <table:table-cell office:value-type="float" office:value="110063">
            <text:p>110063</text:p>
          </table:table-cell>
          <table:table-cell office:value-type="string">
            <text:p>A-max 16 Ø16 mm, Graphite Brushes, 2 Watt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6 V</text:p>
          </table:table-cell>
          <table:table-cell office:value-type="string">
            <text:p>9340 rpm</text:p>
          </table:table-cell>
          <table:table-cell office:value-type="string">
            <text:p>2.41 mNm</text:p>
          </table:table-cell>
          <table:table-cell office:value-type="string">
            <text:p>USD 58.38</text:p>
          </table:table-cell>
          <table:table-cell office:value-type="string">
            <text:p><text:a xlink:href="http://www.maxonmotorusa.com/maxon/view/product/motor/dcmotor/amax/amax16/110063">Details</text:a></text:p>
          </table:table-cell>
        </table:table-row>
        <table:table-row table:style-name="ro2">
          <table:table-cell office:value-type="float" office:value="110064">
            <text:p>110064</text:p>
          </table:table-cell>
          <table:table-cell office:value-type="string">
            <text:p>A-max 16 Ø16 mm, Graphite Brushes, 2 Watt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9 V</text:p>
          </table:table-cell>
          <table:table-cell office:value-type="string">
            <text:p>11500 rpm</text:p>
          </table:table-cell>
          <table:table-cell office:value-type="string">
            <text:p>2.35 mNm</text:p>
          </table:table-cell>
          <table:table-cell office:value-type="string">
            <text:p>USD 58.38</text:p>
          </table:table-cell>
          <table:table-cell office:value-type="string">
            <text:p><text:a xlink:href="http://www.maxonmotorusa.com/maxon/view/product/motor/dcmotor/amax/amax16/110064">Details</text:a></text:p>
          </table:table-cell>
        </table:table-row>
        <table:table-row table:style-name="ro2">
          <table:table-cell office:value-type="float" office:value="110065">
            <text:p>110065</text:p>
          </table:table-cell>
          <table:table-cell office:value-type="string">
            <text:p>A-max 16 Ø16 mm, Graphite Brushes, 2 Watt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12 V</text:p>
          </table:table-cell>
          <table:table-cell office:value-type="string">
            <text:p>11500 rpm</text:p>
          </table:table-cell>
          <table:table-cell office:value-type="string">
            <text:p>2.34 mNm</text:p>
          </table:table-cell>
          <table:table-cell office:value-type="string">
            <text:p>USD 58.38</text:p>
          </table:table-cell>
          <table:table-cell office:value-type="string">
            <text:p><text:a xlink:href="http://www.maxonmotorusa.com/maxon/view/product/motor/dcmotor/amax/amax16/110065">Details</text:a></text:p>
          </table:table-cell>
        </table:table-row>
        <table:table-row table:style-name="ro2">
          <table:table-cell office:value-type="float" office:value="110066">
            <text:p>110066</text:p>
          </table:table-cell>
          <table:table-cell office:value-type="string">
            <text:p>A-max 16 Ø16 mm, Graphite Brushes, 2 Watt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14 V</text:p>
          </table:table-cell>
          <table:table-cell office:value-type="string">
            <text:p>11500 rpm</text:p>
          </table:table-cell>
          <table:table-cell office:value-type="string">
            <text:p>2.35 mNm</text:p>
          </table:table-cell>
          <table:table-cell office:value-type="string">
            <text:p>USD 58.38</text:p>
          </table:table-cell>
          <table:table-cell office:value-type="string">
            <text:p><text:a xlink:href="http://www.maxonmotorusa.com/maxon/view/product/motor/dcmotor/amax/amax16/110066">Details</text:a></text:p>
          </table:table-cell>
        </table:table-row>
        <table:table-row table:style-name="ro2">
          <table:table-cell office:value-type="float" office:value="110067">
            <text:p>110067</text:p>
          </table:table-cell>
          <table:table-cell office:value-type="string">
            <text:p>A-max 16 Ø16 mm, Graphite Brushes, 2 Watt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15 V</text:p>
          </table:table-cell>
          <table:table-cell office:value-type="string">
            <text:p>10900 rpm</text:p>
          </table:table-cell>
          <table:table-cell office:value-type="string">
            <text:p>2.35 mNm</text:p>
          </table:table-cell>
          <table:table-cell office:value-type="string">
            <text:p>USD 58.38</text:p>
          </table:table-cell>
          <table:table-cell office:value-type="string">
            <text:p><text:a xlink:href="http://www.maxonmotorusa.com/maxon/view/product/motor/dcmotor/amax/amax16/110067">Details</text:a></text:p>
          </table:table-cell>
        </table:table-row>
        <table:table-row table:style-name="ro2">
          <table:table-cell office:value-type="float" office:value="110068">
            <text:p>110068</text:p>
          </table:table-cell>
          <table:table-cell office:value-type="string">
            <text:p>A-max 16 Ø16 mm, Graphite Brushes, 2 Watt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18 V</text:p>
          </table:table-cell>
          <table:table-cell office:value-type="string">
            <text:p>10900 rpm</text:p>
          </table:table-cell>
          <table:table-cell office:value-type="string">
            <text:p>2.33 mNm</text:p>
          </table:table-cell>
          <table:table-cell office:value-type="string">
            <text:p>USD 58.38</text:p>
          </table:table-cell>
          <table:table-cell office:value-type="string">
            <text:p><text:a xlink:href="http://www.maxonmotorusa.com/maxon/view/product/motor/dcmotor/amax/amax16/110068">Details</text:a></text:p>
          </table:table-cell>
        </table:table-row>
        <table:table-row table:style-name="ro2">
          <table:table-cell office:value-type="float" office:value="110069">
            <text:p>110069</text:p>
          </table:table-cell>
          <table:table-cell office:value-type="string">
            <text:p>A-max 16 Ø16 mm, Graphite Brushes, 2 Watt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21 V</text:p>
          </table:table-cell>
          <table:table-cell office:value-type="string">
            <text:p>11300 rpm</text:p>
          </table:table-cell>
          <table:table-cell office:value-type="string">
            <text:p>2.28 mNm</text:p>
          </table:table-cell>
          <table:table-cell office:value-type="string">
            <text:p>USD 58.38</text:p>
          </table:table-cell>
          <table:table-cell office:value-type="string">
            <text:p><text:a xlink:href="http://www.maxonmotorusa.com/maxon/view/product/motor/dcmotor/amax/amax16/110069">Details</text:a></text:p>
          </table:table-cell>
        </table:table-row>
        <table:table-row table:style-name="ro2">
          <table:table-cell office:value-type="float" office:value="110070">
            <text:p>110070</text:p>
          </table:table-cell>
          <table:table-cell office:value-type="string">
            <text:p>A-max 16 Ø16 mm, Graphite Brushes, 2 Watt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30 V</text:p>
          </table:table-cell>
          <table:table-cell office:value-type="string">
            <text:p>10500 rpm</text:p>
          </table:table-cell>
          <table:table-cell office:value-type="string">
            <text:p>2.24 mNm</text:p>
          </table:table-cell>
          <table:table-cell office:value-type="string">
            <text:p>USD 58.38</text:p>
          </table:table-cell>
          <table:table-cell office:value-type="string">
            <text:p><text:a xlink:href="http://www.maxonmotorusa.com/maxon/view/product/motor/dcmotor/amax/amax16/110070">Details</text:a></text:p>
          </table:table-cell>
        </table:table-row>
        <table:table-row table:style-name="ro2">
          <table:table-cell office:value-type="float" office:value="110071">
            <text:p>110071</text:p>
          </table:table-cell>
          <table:table-cell office:value-type="string">
            <text:p>A-max 16 Ø16 mm, Graphite Brushes, 2 Watt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1.5 V</text:p>
          </table:table-cell>
          <table:table-cell office:value-type="string">
            <text:p>9990 rpm</text:p>
          </table:table-cell>
          <table:table-cell office:value-type="string">
            <text:p>0.58 mNm</text:p>
          </table:table-cell>
          <table:table-cell office:value-type="string">
            <text:p>USD 59.00</text:p>
          </table:table-cell>
          <table:table-cell office:value-type="string">
            <text:p><text:a xlink:href="http://www.maxonmotorusa.com/maxon/view/product/motor/dcmotor/amax/amax16/110071">Details</text:a></text:p>
          </table:table-cell>
        </table:table-row>
        <table:table-row table:style-name="ro2">
          <table:table-cell office:value-type="float" office:value="110072">
            <text:p>110072</text:p>
          </table:table-cell>
          <table:table-cell office:value-type="string">
            <text:p>A-max 16 Ø16 mm, Graphite Brushes, 2 Watt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3 V</text:p>
          </table:table-cell>
          <table:table-cell office:value-type="string">
            <text:p>11400 rpm</text:p>
          </table:table-cell>
          <table:table-cell office:value-type="string">
            <text:p>1.29 mNm</text:p>
          </table:table-cell>
          <table:table-cell office:value-type="string">
            <text:p>USD 59.00</text:p>
          </table:table-cell>
          <table:table-cell office:value-type="string">
            <text:p><text:a xlink:href="http://www.maxonmotorusa.com/maxon/view/product/motor/dcmotor/amax/amax16/110072">Details</text:a></text:p>
          </table:table-cell>
        </table:table-row>
        <table:table-row table:style-name="ro2">
          <table:table-cell office:value-type="float" office:value="110073">
            <text:p>110073</text:p>
          </table:table-cell>
          <table:table-cell office:value-type="string">
            <text:p>A-max 16 Ø16 mm, Graphite Brushes, 2 Watt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6 V</text:p>
          </table:table-cell>
          <table:table-cell office:value-type="string">
            <text:p>9340 rpm</text:p>
          </table:table-cell>
          <table:table-cell office:value-type="string">
            <text:p>2.41 mNm</text:p>
          </table:table-cell>
          <table:table-cell office:value-type="string">
            <text:p>USD 59.00</text:p>
          </table:table-cell>
          <table:table-cell office:value-type="string">
            <text:p><text:a xlink:href="http://www.maxonmotorusa.com/maxon/view/product/motor/dcmotor/amax/amax16/110073">Details</text:a></text:p>
          </table:table-cell>
        </table:table-row>
        <table:table-row table:style-name="ro2">
          <table:table-cell office:value-type="float" office:value="110074">
            <text:p>110074</text:p>
          </table:table-cell>
          <table:table-cell office:value-type="string">
            <text:p>A-max 16 Ø16 mm, Graphite Brushes, 2 Watt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9 V</text:p>
          </table:table-cell>
          <table:table-cell office:value-type="string">
            <text:p>11500 rpm</text:p>
          </table:table-cell>
          <table:table-cell office:value-type="string">
            <text:p>2.35 mNm</text:p>
          </table:table-cell>
          <table:table-cell office:value-type="string">
            <text:p>USD 59.00</text:p>
          </table:table-cell>
          <table:table-cell office:value-type="string">
            <text:p><text:a xlink:href="http://www.maxonmotorusa.com/maxon/view/product/motor/dcmotor/amax/amax16/110074">Details</text:a></text:p>
          </table:table-cell>
        </table:table-row>
        <table:table-row table:style-name="ro2">
          <table:table-cell office:value-type="float" office:value="110075">
            <text:p>110075</text:p>
          </table:table-cell>
          <table:table-cell office:value-type="string">
            <text:p>A-max 16 Ø16 mm, Graphite Brushes, 2 Watt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12 V</text:p>
          </table:table-cell>
          <table:table-cell office:value-type="string">
            <text:p>11500 rpm</text:p>
          </table:table-cell>
          <table:table-cell office:value-type="string">
            <text:p>2.34 mNm</text:p>
          </table:table-cell>
          <table:table-cell office:value-type="string">
            <text:p>USD 59.00</text:p>
          </table:table-cell>
          <table:table-cell office:value-type="string">
            <text:p><text:a xlink:href="http://www.maxonmotorusa.com/maxon/view/product/motor/dcmotor/amax/amax16/110075">Details</text:a></text:p>
          </table:table-cell>
        </table:table-row>
        <table:table-row table:style-name="ro2">
          <table:table-cell office:value-type="float" office:value="110076">
            <text:p>110076</text:p>
          </table:table-cell>
          <table:table-cell office:value-type="string">
            <text:p>A-max 16 Ø16 mm, Graphite Brushes, 2 Watt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14 V</text:p>
          </table:table-cell>
          <table:table-cell office:value-type="string">
            <text:p>11500 rpm</text:p>
          </table:table-cell>
          <table:table-cell office:value-type="string">
            <text:p>2.35 mNm</text:p>
          </table:table-cell>
          <table:table-cell office:value-type="string">
            <text:p>USD 59.00</text:p>
          </table:table-cell>
          <table:table-cell office:value-type="string">
            <text:p><text:a xlink:href="http://www.maxonmotorusa.com/maxon/view/product/motor/dcmotor/amax/amax16/110076">Details</text:a></text:p>
          </table:table-cell>
        </table:table-row>
        <table:table-row table:style-name="ro2">
          <table:table-cell office:value-type="float" office:value="110077">
            <text:p>110077</text:p>
          </table:table-cell>
          <table:table-cell office:value-type="string">
            <text:p>A-max 16 Ø16 mm, Graphite Brushes, 2 Watt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15 V</text:p>
          </table:table-cell>
          <table:table-cell office:value-type="string">
            <text:p>10900 rpm</text:p>
          </table:table-cell>
          <table:table-cell office:value-type="string">
            <text:p>2.35 mNm</text:p>
          </table:table-cell>
          <table:table-cell office:value-type="string">
            <text:p>USD 59.00</text:p>
          </table:table-cell>
          <table:table-cell office:value-type="string">
            <text:p><text:a xlink:href="http://www.maxonmotorusa.com/maxon/view/product/motor/dcmotor/amax/amax16/110077">Details</text:a></text:p>
          </table:table-cell>
        </table:table-row>
        <table:table-row table:style-name="ro2">
          <table:table-cell office:value-type="float" office:value="110078">
            <text:p>110078</text:p>
          </table:table-cell>
          <table:table-cell office:value-type="string">
            <text:p>A-max 16 Ø16 mm, Graphite Brushes, 2 Watt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18 V</text:p>
          </table:table-cell>
          <table:table-cell office:value-type="string">
            <text:p>10900 rpm</text:p>
          </table:table-cell>
          <table:table-cell office:value-type="string">
            <text:p>2.33 mNm</text:p>
          </table:table-cell>
          <table:table-cell office:value-type="string">
            <text:p>USD 59.00</text:p>
          </table:table-cell>
          <table:table-cell office:value-type="string">
            <text:p><text:a xlink:href="http://www.maxonmotorusa.com/maxon/view/product/motor/dcmotor/amax/amax16/110078">Details</text:a></text:p>
          </table:table-cell>
        </table:table-row>
        <table:table-row table:style-name="ro2">
          <table:table-cell office:value-type="float" office:value="110079">
            <text:p>110079</text:p>
          </table:table-cell>
          <table:table-cell office:value-type="string">
            <text:p>A-max 16 Ø16 mm, Graphite Brushes, 2 Watt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21 V</text:p>
          </table:table-cell>
          <table:table-cell office:value-type="string">
            <text:p>11300 rpm</text:p>
          </table:table-cell>
          <table:table-cell office:value-type="string">
            <text:p>2.28 mNm</text:p>
          </table:table-cell>
          <table:table-cell office:value-type="string">
            <text:p>USD 59.00</text:p>
          </table:table-cell>
          <table:table-cell office:value-type="string">
            <text:p><text:a xlink:href="http://www.maxonmotorusa.com/maxon/view/product/motor/dcmotor/amax/amax16/110079">Details</text:a></text:p>
          </table:table-cell>
        </table:table-row>
        <table:table-row table:style-name="ro2">
          <table:table-cell office:value-type="float" office:value="110080">
            <text:p>110080</text:p>
          </table:table-cell>
          <table:table-cell office:value-type="string">
            <text:p>A-max 16 Ø16 mm, Graphite Brushes, 2 Watt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30 V</text:p>
          </table:table-cell>
          <table:table-cell office:value-type="string">
            <text:p>10500 rpm</text:p>
          </table:table-cell>
          <table:table-cell office:value-type="string">
            <text:p>2.24 mNm</text:p>
          </table:table-cell>
          <table:table-cell office:value-type="string">
            <text:p>USD 59.00</text:p>
          </table:table-cell>
          <table:table-cell office:value-type="string">
            <text:p><text:a xlink:href="http://www.maxonmotorusa.com/maxon/view/product/motor/dcmotor/amax/amax16/110080">Details</text:a></text:p>
          </table:table-cell>
        </table:table-row>
        <table:table-row table:style-name="ro3">
          <table:table-cell office:value-type="float" office:value="110081">
            <text:p>110081</text:p>
          </table:table-cell>
          <table:table-cell office:value-type="string">
            <text:p>A-max 19 Ø19 mm, Precious Metal Brushes CLL, 2.5 Watt, CE approved</text:p>
          </table:table-cell>
          <table:table-cell office:value-type="string">
            <text:p>19 mm</text:p>
          </table:table-cell>
          <table:table-cell office:value-type="string">
            <text:p>2.5 W</text:p>
          </table:table-cell>
          <table:table-cell office:value-type="string">
            <text:p>1.5 V</text:p>
          </table:table-cell>
          <table:table-cell office:value-type="string">
            <text:p>8040 rpm</text:p>
          </table:table-cell>
          <table:table-cell office:value-type="string">
            <text:p>1.35 mNm</text:p>
          </table:table-cell>
          <table:table-cell office:value-type="string">
            <text:p>USD 58.13</text:p>
          </table:table-cell>
          <table:table-cell office:value-type="string">
            <text:p><text:a xlink:href="http://www.maxonmotorusa.com/maxon/view/product/motor/dcmotor/amax/amax19/110081">Details</text:a></text:p>
          </table:table-cell>
        </table:table-row>
        <table:table-row table:style-name="ro3">
          <table:table-cell office:value-type="float" office:value="110082">
            <text:p>110082</text:p>
          </table:table-cell>
          <table:table-cell office:value-type="string">
            <text:p>A-max 19 Ø19 mm, Precious Metal Brushes CLL, 2.5 Watt, CE approved</text:p>
          </table:table-cell>
          <table:table-cell office:value-type="string">
            <text:p>19 mm</text:p>
          </table:table-cell>
          <table:table-cell office:value-type="string">
            <text:p>2.5 W</text:p>
          </table:table-cell>
          <table:table-cell office:value-type="string">
            <text:p>3.6 V</text:p>
          </table:table-cell>
          <table:table-cell office:value-type="string">
            <text:p>10800 rpm</text:p>
          </table:table-cell>
          <table:table-cell office:value-type="string">
            <text:p>2.48 mNm</text:p>
          </table:table-cell>
          <table:table-cell office:value-type="string">
            <text:p>USD 58.13</text:p>
          </table:table-cell>
          <table:table-cell office:value-type="string">
            <text:p><text:a xlink:href="http://www.maxonmotorusa.com/maxon/view/product/motor/dcmotor/amax/amax19/110082">Details</text:a></text:p>
          </table:table-cell>
        </table:table-row>
        <table:table-row table:style-name="ro3">
          <table:table-cell office:value-type="float" office:value="110083">
            <text:p>110083</text:p>
          </table:table-cell>
          <table:table-cell office:value-type="string">
            <text:p>A-max 19 Ø19 mm, Precious Metal Brushes CLL, 2.5 Watt, CE approved</text:p>
          </table:table-cell>
          <table:table-cell office:value-type="string">
            <text:p>19 mm</text:p>
          </table:table-cell>
          <table:table-cell office:value-type="string">
            <text:p>2.5 W</text:p>
          </table:table-cell>
          <table:table-cell office:value-type="string">
            <text:p>4.5 V</text:p>
          </table:table-cell>
          <table:table-cell office:value-type="string">
            <text:p>9420 rpm</text:p>
          </table:table-cell>
          <table:table-cell office:value-type="string">
            <text:p>3.61 mNm</text:p>
          </table:table-cell>
          <table:table-cell office:value-type="string">
            <text:p>USD 58.13</text:p>
          </table:table-cell>
          <table:table-cell office:value-type="string">
            <text:p><text:a xlink:href="http://www.maxonmotorusa.com/maxon/view/product/motor/dcmotor/amax/amax19/110083">Details</text:a></text:p>
          </table:table-cell>
        </table:table-row>
        <table:table-row table:style-name="ro3">
          <table:table-cell office:value-type="float" office:value="110084">
            <text:p>110084</text:p>
          </table:table-cell>
          <table:table-cell office:value-type="string">
            <text:p>A-max 19 Ø19 mm, Precious Metal Brushes CLL, 2.5 Watt, CE approved</text:p>
          </table:table-cell>
          <table:table-cell office:value-type="string">
            <text:p>19 mm</text:p>
          </table:table-cell>
          <table:table-cell office:value-type="string">
            <text:p>2.5 W</text:p>
          </table:table-cell>
          <table:table-cell office:value-type="string">
            <text:p>6 V</text:p>
          </table:table-cell>
          <table:table-cell office:value-type="string">
            <text:p>7790 rpm</text:p>
          </table:table-cell>
          <table:table-cell office:value-type="string">
            <text:p>3.59 mNm</text:p>
          </table:table-cell>
          <table:table-cell office:value-type="string">
            <text:p>USD 58.13</text:p>
          </table:table-cell>
          <table:table-cell office:value-type="string">
            <text:p><text:a xlink:href="http://www.maxonmotorusa.com/maxon/view/product/motor/dcmotor/amax/amax19/110084">Details</text:a></text:p>
          </table:table-cell>
        </table:table-row>
        <table:table-row table:style-name="ro3">
          <table:table-cell office:value-type="float" office:value="110085">
            <text:p>110085</text:p>
          </table:table-cell>
          <table:table-cell office:value-type="string">
            <text:p>A-max 19 Ø19 mm, Precious Metal Brushes CLL, 2.5 Watt, CE approved</text:p>
          </table:table-cell>
          <table:table-cell office:value-type="string">
            <text:p>19 mm</text:p>
          </table:table-cell>
          <table:table-cell office:value-type="string">
            <text:p>2.5 W</text:p>
          </table:table-cell>
          <table:table-cell office:value-type="string">
            <text:p>9 V</text:p>
          </table:table-cell>
          <table:table-cell office:value-type="string">
            <text:p>9220 rpm</text:p>
          </table:table-cell>
          <table:table-cell office:value-type="string">
            <text:p>3.59 mNm</text:p>
          </table:table-cell>
          <table:table-cell office:value-type="string">
            <text:p>USD 58.13</text:p>
          </table:table-cell>
          <table:table-cell office:value-type="string">
            <text:p><text:a xlink:href="http://www.maxonmotorusa.com/maxon/view/product/motor/dcmotor/amax/amax19/110085">Details</text:a></text:p>
          </table:table-cell>
        </table:table-row>
        <table:table-row table:style-name="ro3">
          <table:table-cell office:value-type="float" office:value="110086">
            <text:p>110086</text:p>
          </table:table-cell>
          <table:table-cell office:value-type="string">
            <text:p>A-max 19 Ø19 mm, Precious Metal Brushes CLL, 2.5 Watt, CE approved</text:p>
          </table:table-cell>
          <table:table-cell office:value-type="string">
            <text:p>19 mm</text:p>
          </table:table-cell>
          <table:table-cell office:value-type="string">
            <text:p>2.5 W</text:p>
          </table:table-cell>
          <table:table-cell office:value-type="string">
            <text:p>12 V</text:p>
          </table:table-cell>
          <table:table-cell office:value-type="string">
            <text:p>10300 rpm</text:p>
          </table:table-cell>
          <table:table-cell office:value-type="string">
            <text:p>3.49 mNm</text:p>
          </table:table-cell>
          <table:table-cell office:value-type="string">
            <text:p>USD 58.13</text:p>
          </table:table-cell>
          <table:table-cell office:value-type="string">
            <text:p><text:a xlink:href="http://www.maxonmotorusa.com/maxon/view/product/motor/dcmotor/amax/amax19/110086">Details</text:a></text:p>
          </table:table-cell>
        </table:table-row>
        <table:table-row table:style-name="ro3">
          <table:table-cell office:value-type="float" office:value="110087">
            <text:p>110087</text:p>
          </table:table-cell>
          <table:table-cell office:value-type="string">
            <text:p>A-max 19 Ø19 mm, Precious Metal Brushes CLL, 2.5 Watt, CE approved</text:p>
          </table:table-cell>
          <table:table-cell office:value-type="string">
            <text:p>19 mm</text:p>
          </table:table-cell>
          <table:table-cell office:value-type="string">
            <text:p>2.5 W</text:p>
          </table:table-cell>
          <table:table-cell office:value-type="string">
            <text:p>15 V</text:p>
          </table:table-cell>
          <table:table-cell office:value-type="string">
            <text:p>10300 rpm</text:p>
          </table:table-cell>
          <table:table-cell office:value-type="string">
            <text:p>3.48 mNm</text:p>
          </table:table-cell>
          <table:table-cell office:value-type="string">
            <text:p>USD 58.13</text:p>
          </table:table-cell>
          <table:table-cell office:value-type="string">
            <text:p><text:a xlink:href="http://www.maxonmotorusa.com/maxon/view/product/motor/dcmotor/amax/amax19/110087">Details</text:a></text:p>
          </table:table-cell>
        </table:table-row>
        <table:table-row table:style-name="ro3">
          <table:table-cell office:value-type="float" office:value="110088">
            <text:p>110088</text:p>
          </table:table-cell>
          <table:table-cell office:value-type="string">
            <text:p>A-max 19 Ø19 mm, Precious Metal Brushes CLL, 2.5 Watt, CE approved</text:p>
          </table:table-cell>
          <table:table-cell office:value-type="string">
            <text:p>19 mm</text:p>
          </table:table-cell>
          <table:table-cell office:value-type="string">
            <text:p>2.5 W</text:p>
          </table:table-cell>
          <table:table-cell office:value-type="string">
            <text:p>18 V</text:p>
          </table:table-cell>
          <table:table-cell office:value-type="string">
            <text:p>9300 rpm</text:p>
          </table:table-cell>
          <table:table-cell office:value-type="string">
            <text:p>3.42 mNm</text:p>
          </table:table-cell>
          <table:table-cell office:value-type="string">
            <text:p>USD 58.13</text:p>
          </table:table-cell>
          <table:table-cell office:value-type="string">
            <text:p><text:a xlink:href="http://www.maxonmotorusa.com/maxon/view/product/motor/dcmotor/amax/amax19/110088">Details</text:a></text:p>
          </table:table-cell>
        </table:table-row>
        <table:table-row table:style-name="ro3">
          <table:table-cell office:value-type="float" office:value="110089">
            <text:p>110089</text:p>
          </table:table-cell>
          <table:table-cell office:value-type="string">
            <text:p>A-max 19 Ø19 mm, Precious Metal Brushes CLL, 2.5 Watt, CE approved</text:p>
          </table:table-cell>
          <table:table-cell office:value-type="string">
            <text:p>19 mm</text:p>
          </table:table-cell>
          <table:table-cell office:value-type="string">
            <text:p>2.5 W</text:p>
          </table:table-cell>
          <table:table-cell office:value-type="string">
            <text:p>24 V</text:p>
          </table:table-cell>
          <table:table-cell office:value-type="string">
            <text:p>8870 rpm</text:p>
          </table:table-cell>
          <table:table-cell office:value-type="string">
            <text:p>3.39 mNm</text:p>
          </table:table-cell>
          <table:table-cell office:value-type="string">
            <text:p>USD 58.13</text:p>
          </table:table-cell>
          <table:table-cell office:value-type="string">
            <text:p><text:a xlink:href="http://www.maxonmotorusa.com/maxon/view/product/motor/dcmotor/amax/amax19/110089">Details</text:a></text:p>
          </table:table-cell>
        </table:table-row>
        <table:table-row table:style-name="ro6">
          <table:table-cell office:value-type="float" office:value="110090">
            <text:p>110090</text:p>
          </table:table-cell>
          <table:table-cell office:value-type="string">
            <text:p>A-max 19 Ø19 mm, Precious Metal Brushes CLL, 1.5 Watt, CE approved, with terminals</text:p>
          </table:table-cell>
          <table:table-cell office:value-type="string">
            <text:p>19 mm</text:p>
          </table:table-cell>
          <table:table-cell office:value-type="string">
            <text:p>1.5 W</text:p>
          </table:table-cell>
          <table:table-cell office:value-type="string">
            <text:p>1.2 V</text:p>
          </table:table-cell>
          <table:table-cell office:value-type="string">
            <text:p>6390 rpm</text:p>
          </table:table-cell>
          <table:table-cell office:value-type="string">
            <text:p>1.33 mNm</text:p>
          </table:table-cell>
          <table:table-cell office:value-type="string">
            <text:p>USD 59.25</text:p>
          </table:table-cell>
          <table:table-cell office:value-type="string">
            <text:p><text:a xlink:href="http://www.maxonmotorusa.com/maxon/view/product/motor/dcmotor/amax/amax19/110090">Details</text:a></text:p>
          </table:table-cell>
        </table:table-row>
        <table:table-row table:style-name="ro6">
          <table:table-cell office:value-type="float" office:value="110091">
            <text:p>110091</text:p>
          </table:table-cell>
          <table:table-cell office:value-type="string">
            <text:p>A-max 19 Ø19 mm, Precious Metal Brushes CLL, 1.5 Watt, CE approved, with terminals</text:p>
          </table:table-cell>
          <table:table-cell office:value-type="string">
            <text:p>19 mm</text:p>
          </table:table-cell>
          <table:table-cell office:value-type="string">
            <text:p>1.5 W</text:p>
          </table:table-cell>
          <table:table-cell office:value-type="string">
            <text:p>2.4 V</text:p>
          </table:table-cell>
          <table:table-cell office:value-type="string">
            <text:p>7160 rpm</text:p>
          </table:table-cell>
          <table:table-cell office:value-type="string">
            <text:p>2.49 mNm</text:p>
          </table:table-cell>
          <table:table-cell office:value-type="string">
            <text:p>USD 59.25</text:p>
          </table:table-cell>
          <table:table-cell office:value-type="string">
            <text:p><text:a xlink:href="http://www.maxonmotorusa.com/maxon/view/product/motor/dcmotor/amax/amax19/110091">Details</text:a></text:p>
          </table:table-cell>
        </table:table-row>
        <table:table-row table:style-name="ro6">
          <table:table-cell office:value-type="float" office:value="110092">
            <text:p>110092</text:p>
          </table:table-cell>
          <table:table-cell office:value-type="string">
            <text:p>A-max 19 Ø19 mm, Precious Metal Brushes CLL, 1.5 Watt, CE approved, with terminals</text:p>
          </table:table-cell>
          <table:table-cell office:value-type="string">
            <text:p>19 mm</text:p>
          </table:table-cell>
          <table:table-cell office:value-type="string">
            <text:p>1.5 W</text:p>
          </table:table-cell>
          <table:table-cell office:value-type="string">
            <text:p>3 V</text:p>
          </table:table-cell>
          <table:table-cell office:value-type="string">
            <text:p>6230 rpm</text:p>
          </table:table-cell>
          <table:table-cell office:value-type="string">
            <text:p>3.62 mNm</text:p>
          </table:table-cell>
          <table:table-cell office:value-type="string">
            <text:p>USD 59.25</text:p>
          </table:table-cell>
          <table:table-cell office:value-type="string">
            <text:p><text:a xlink:href="http://www.maxonmotorusa.com/maxon/view/product/motor/dcmotor/amax/amax19/110092">Details</text:a></text:p>
          </table:table-cell>
        </table:table-row>
        <table:table-row table:style-name="ro6">
          <table:table-cell office:value-type="float" office:value="110093">
            <text:p>110093</text:p>
          </table:table-cell>
          <table:table-cell office:value-type="string">
            <text:p>A-max 19 Ø19 mm, Precious Metal Brushes CLL, 1.5 Watt, CE approved, with terminals</text:p>
          </table:table-cell>
          <table:table-cell office:value-type="string">
            <text:p>19 mm</text:p>
          </table:table-cell>
          <table:table-cell office:value-type="string">
            <text:p>1.5 W</text:p>
          </table:table-cell>
          <table:table-cell office:value-type="string">
            <text:p>4.8 V</text:p>
          </table:table-cell>
          <table:table-cell office:value-type="string">
            <text:p>6190 rpm</text:p>
          </table:table-cell>
          <table:table-cell office:value-type="string">
            <text:p>3.57 mNm</text:p>
          </table:table-cell>
          <table:table-cell office:value-type="string">
            <text:p>USD 59.25</text:p>
          </table:table-cell>
          <table:table-cell office:value-type="string">
            <text:p><text:a xlink:href="http://www.maxonmotorusa.com/maxon/view/product/motor/dcmotor/amax/amax19/110093">Details</text:a></text:p>
          </table:table-cell>
        </table:table-row>
        <table:table-row table:style-name="ro6">
          <table:table-cell office:value-type="float" office:value="110094">
            <text:p>110094</text:p>
          </table:table-cell>
          <table:table-cell office:value-type="string">
            <text:p>A-max 19 Ø19 mm, Precious Metal Brushes CLL, 1.5 Watt, CE approved, with terminals</text:p>
          </table:table-cell>
          <table:table-cell office:value-type="string">
            <text:p>19 mm</text:p>
          </table:table-cell>
          <table:table-cell office:value-type="string">
            <text:p>1.5 W</text:p>
          </table:table-cell>
          <table:table-cell office:value-type="string">
            <text:p>6 V</text:p>
          </table:table-cell>
          <table:table-cell office:value-type="string">
            <text:p>6090 rpm</text:p>
          </table:table-cell>
          <table:table-cell office:value-type="string">
            <text:p>3.59 mNm</text:p>
          </table:table-cell>
          <table:table-cell office:value-type="string">
            <text:p>USD 59.25</text:p>
          </table:table-cell>
          <table:table-cell office:value-type="string">
            <text:p><text:a xlink:href="http://www.maxonmotorusa.com/maxon/view/product/motor/dcmotor/amax/amax19/110094">Details</text:a></text:p>
          </table:table-cell>
        </table:table-row>
        <table:table-row table:style-name="ro6">
          <table:table-cell office:value-type="float" office:value="110095">
            <text:p>110095</text:p>
          </table:table-cell>
          <table:table-cell office:value-type="string">
            <text:p>A-max 19 Ø19 mm, Precious Metal Brushes CLL, 1.5 Watt, CE approved, with terminals</text:p>
          </table:table-cell>
          <table:table-cell office:value-type="string">
            <text:p>19 mm</text:p>
          </table:table-cell>
          <table:table-cell office:value-type="string">
            <text:p>1.5 W</text:p>
          </table:table-cell>
          <table:table-cell office:value-type="string">
            <text:p>7.2 V</text:p>
          </table:table-cell>
          <table:table-cell office:value-type="string">
            <text:p>6130 rpm</text:p>
          </table:table-cell>
          <table:table-cell office:value-type="string">
            <text:p>3.51 mNm</text:p>
          </table:table-cell>
          <table:table-cell office:value-type="string">
            <text:p>USD 59.25</text:p>
          </table:table-cell>
          <table:table-cell office:value-type="string">
            <text:p><text:a xlink:href="http://www.maxonmotorusa.com/maxon/view/product/motor/dcmotor/amax/amax19/110095">Details</text:a></text:p>
          </table:table-cell>
        </table:table-row>
        <table:table-row table:style-name="ro6">
          <table:table-cell office:value-type="float" office:value="110096">
            <text:p>110096</text:p>
          </table:table-cell>
          <table:table-cell office:value-type="string">
            <text:p>A-max 19 Ø19 mm, Precious Metal Brushes CLL, 1.5 Watt, CE approved, with terminals</text:p>
          </table:table-cell>
          <table:table-cell office:value-type="string">
            <text:p>19 mm</text:p>
          </table:table-cell>
          <table:table-cell office:value-type="string">
            <text:p>1.5 W</text:p>
          </table:table-cell>
          <table:table-cell office:value-type="string">
            <text:p>9 V</text:p>
          </table:table-cell>
          <table:table-cell office:value-type="string">
            <text:p>6130 rpm</text:p>
          </table:table-cell>
          <table:table-cell office:value-type="string">
            <text:p>3.51 mNm</text:p>
          </table:table-cell>
          <table:table-cell office:value-type="string">
            <text:p>USD 59.25</text:p>
          </table:table-cell>
          <table:table-cell office:value-type="string">
            <text:p><text:a xlink:href="http://www.maxonmotorusa.com/maxon/view/product/motor/dcmotor/amax/amax19/110096">Details</text:a></text:p>
          </table:table-cell>
        </table:table-row>
        <table:table-row table:style-name="ro6">
          <table:table-cell office:value-type="float" office:value="110097">
            <text:p>110097</text:p>
          </table:table-cell>
          <table:table-cell office:value-type="string">
            <text:p>A-max 19 Ø19 mm, Precious Metal Brushes CLL, 1.5 Watt, CE approved, with terminals</text:p>
          </table:table-cell>
          <table:table-cell office:value-type="string">
            <text:p>19 mm</text:p>
          </table:table-cell>
          <table:table-cell office:value-type="string">
            <text:p>1.5 W</text:p>
          </table:table-cell>
          <table:table-cell office:value-type="string">
            <text:p>12 V</text:p>
          </table:table-cell>
          <table:table-cell office:value-type="string">
            <text:p>6140 rpm</text:p>
          </table:table-cell>
          <table:table-cell office:value-type="string">
            <text:p>3.43 mNm</text:p>
          </table:table-cell>
          <table:table-cell office:value-type="string">
            <text:p>USD 59.25</text:p>
          </table:table-cell>
          <table:table-cell office:value-type="string">
            <text:p><text:a xlink:href="http://www.maxonmotorusa.com/maxon/view/product/motor/dcmotor/amax/amax19/110097">Details</text:a></text:p>
          </table:table-cell>
        </table:table-row>
        <table:table-row table:style-name="ro6">
          <table:table-cell office:value-type="float" office:value="265390">
            <text:p>265390</text:p>
          </table:table-cell>
          <table:table-cell office:value-type="string">
            <text:p>A-max 12 Ø12 mm, Precious Metal Brushes CLL, 0.5 Watt, CE approved, with Cable</text:p>
          </table:table-cell>
          <table:table-cell office:value-type="string">
            <text:p>12 mm</text:p>
          </table:table-cell>
          <table:table-cell office:value-type="string">
            <text:p>0.5 W</text:p>
          </table:table-cell>
          <table:table-cell office:value-type="string">
            <text:p>6 V</text:p>
          </table:table-cell>
          <table:table-cell office:value-type="string">
            <text:p>12600 rpm</text:p>
          </table:table-cell>
          <table:table-cell office:value-type="string">
            <text:p>0.923 mNm</text:p>
          </table:table-cell>
          <table:table-cell office:value-type="string">
            <text:p>USD 64.75</text:p>
          </table:table-cell>
          <table:table-cell office:value-type="string">
            <text:p><text:a xlink:href="http://www.maxonmotorusa.com/maxon/view/product/motor/dcmotor/amax/amax12/265390">Details</text:a></text:p>
          </table:table-cell>
        </table:table-row>
        <table:table-row table:style-name="ro6">
          <table:table-cell office:value-type="float" office:value="265391">
            <text:p>265391</text:p>
          </table:table-cell>
          <table:table-cell office:value-type="string">
            <text:p>A-max 12 Ø12 mm, Precious Metal Brushes CLL, 0.5 Watt, CE approved, with Cable</text:p>
          </table:table-cell>
          <table:table-cell office:value-type="string">
            <text:p>12 mm</text:p>
          </table:table-cell>
          <table:table-cell office:value-type="string">
            <text:p>0.5 W</text:p>
          </table:table-cell>
          <table:table-cell office:value-type="string">
            <text:p>9 V</text:p>
          </table:table-cell>
          <table:table-cell office:value-type="string">
            <text:p>11900 rpm</text:p>
          </table:table-cell>
          <table:table-cell office:value-type="string">
            <text:p>0.918 mNm</text:p>
          </table:table-cell>
          <table:table-cell office:value-type="string">
            <text:p>USD 64.75</text:p>
          </table:table-cell>
          <table:table-cell office:value-type="string">
            <text:p><text:a xlink:href="http://www.maxonmotorusa.com/maxon/view/product/motor/dcmotor/amax/amax12/265391">Details</text:a></text:p>
          </table:table-cell>
        </table:table-row>
        <table:table-row table:style-name="ro6">
          <table:table-cell office:value-type="float" office:value="265392">
            <text:p>265392</text:p>
          </table:table-cell>
          <table:table-cell office:value-type="string">
            <text:p>A-max 12 Ø12 mm, Precious Metal Brushes CLL, 0.5 Watt, CE approved, with Cable</text:p>
          </table:table-cell>
          <table:table-cell office:value-type="string">
            <text:p>12 mm</text:p>
          </table:table-cell>
          <table:table-cell office:value-type="string">
            <text:p>0.5 W</text:p>
          </table:table-cell>
          <table:table-cell office:value-type="string">
            <text:p>12 V</text:p>
          </table:table-cell>
          <table:table-cell office:value-type="string">
            <text:p>12100 rpm</text:p>
          </table:table-cell>
          <table:table-cell office:value-type="string">
            <text:p>0.908 mNm</text:p>
          </table:table-cell>
          <table:table-cell office:value-type="string">
            <text:p>USD 64.75</text:p>
          </table:table-cell>
          <table:table-cell office:value-type="string">
            <text:p><text:a xlink:href="http://www.maxonmotorusa.com/maxon/view/product/motor/dcmotor/amax/amax12/265392">Details</text:a></text:p>
          </table:table-cell>
        </table:table-row>
        <table:table-row table:style-name="ro6">
          <table:table-cell office:value-type="float" office:value="265393">
            <text:p>265393</text:p>
          </table:table-cell>
          <table:table-cell office:value-type="string">
            <text:p>A-max 12 Ø12 mm, Precious Metal Brushes CLL, 0.5 Watt, CE approved, with Cable</text:p>
          </table:table-cell>
          <table:table-cell office:value-type="string">
            <text:p>12 mm</text:p>
          </table:table-cell>
          <table:table-cell office:value-type="string">
            <text:p>0.5 W</text:p>
          </table:table-cell>
          <table:table-cell office:value-type="string">
            <text:p>15 V</text:p>
          </table:table-cell>
          <table:table-cell office:value-type="string">
            <text:p>13500 rpm</text:p>
          </table:table-cell>
          <table:table-cell office:value-type="string">
            <text:p>0.78 mNm</text:p>
          </table:table-cell>
          <table:table-cell office:value-type="string">
            <text:p>USD 64.75</text:p>
          </table:table-cell>
          <table:table-cell office:value-type="string">
            <text:p><text:a xlink:href="http://www.maxonmotorusa.com/maxon/view/product/motor/dcmotor/amax/amax12/265393">Details</text:a></text:p>
          </table:table-cell>
        </table:table-row>
        <table:table-row table:style-name="ro2">
          <table:table-cell office:value-type="float" office:value="118401">
            <text:p>118401</text:p>
          </table:table-cell>
          <table:table-cell office:value-type="string">
            <text:p>RE 13 Ø13 mm, Precious Metal Brushes, 1.2 Watt, CE approved</text:p>
          </table:table-cell>
          <table:table-cell office:value-type="string">
            <text:p>13 mm</text:p>
          </table:table-cell>
          <table:table-cell office:value-type="string">
            <text:p>1.2 W</text:p>
          </table:table-cell>
          <table:table-cell office:value-type="string">
            <text:p>1 V</text:p>
          </table:table-cell>
          <table:table-cell office:value-type="string">
            <text:p>11600 rpm</text:p>
          </table:table-cell>
          <table:table-cell office:value-type="string">
            <text:p>0.499 mNm</text:p>
          </table:table-cell>
          <table:table-cell office:value-type="string">
            <text:p>USD 78.38</text:p>
          </table:table-cell>
          <table:table-cell office:value-type="string">
            <text:p><text:a xlink:href="http://www.maxonmotorusa.com/maxon/view/product/motor/dcmotor/re/re13/118401">Details</text:a></text:p>
          </table:table-cell>
        </table:table-row>
        <table:table-row table:style-name="ro2">
          <table:table-cell office:value-type="float" office:value="118402">
            <text:p>118402</text:p>
          </table:table-cell>
          <table:table-cell office:value-type="string">
            <text:p>RE 13 Ø13 mm, Precious Metal Brushes, 1.2 Watt, CE approved</text:p>
          </table:table-cell>
          <table:table-cell office:value-type="string">
            <text:p>13 mm</text:p>
          </table:table-cell>
          <table:table-cell office:value-type="string">
            <text:p>1.2 W</text:p>
          </table:table-cell>
          <table:table-cell office:value-type="string">
            <text:p>1.2 V</text:p>
          </table:table-cell>
          <table:table-cell office:value-type="string">
            <text:p>11300 rpm</text:p>
          </table:table-cell>
          <table:table-cell office:value-type="string">
            <text:p>0.63 mNm</text:p>
          </table:table-cell>
          <table:table-cell office:value-type="string">
            <text:p>USD 78.38</text:p>
          </table:table-cell>
          <table:table-cell office:value-type="string">
            <text:p><text:a xlink:href="http://www.maxonmotorusa.com/maxon/view/product/motor/dcmotor/re/re13/118402">Details</text:a></text:p>
          </table:table-cell>
        </table:table-row>
        <table:table-row table:style-name="ro2">
          <table:table-cell office:value-type="float" office:value="118403">
            <text:p>118403</text:p>
          </table:table-cell>
          <table:table-cell office:value-type="string">
            <text:p>RE 13 Ø13 mm, Precious Metal Brushes, 1.2 Watt, CE approved</text:p>
          </table:table-cell>
          <table:table-cell office:value-type="string">
            <text:p>13 mm</text:p>
          </table:table-cell>
          <table:table-cell office:value-type="string">
            <text:p>1.2 W</text:p>
          </table:table-cell>
          <table:table-cell office:value-type="string">
            <text:p>1.5 V</text:p>
          </table:table-cell>
          <table:table-cell office:value-type="string">
            <text:p>11100 rpm</text:p>
          </table:table-cell>
          <table:table-cell office:value-type="string">
            <text:p>0.825 mNm</text:p>
          </table:table-cell>
          <table:table-cell office:value-type="string">
            <text:p>USD 78.38</text:p>
          </table:table-cell>
          <table:table-cell office:value-type="string">
            <text:p><text:a xlink:href="http://www.maxonmotorusa.com/maxon/view/product/motor/dcmotor/re/re13/118403">Details</text:a></text:p>
          </table:table-cell>
        </table:table-row>
        <table:table-row table:style-name="ro2">
          <table:table-cell office:value-type="float" office:value="118404">
            <text:p>118404</text:p>
          </table:table-cell>
          <table:table-cell office:value-type="string">
            <text:p>RE 13 Ø13 mm, Precious Metal Brushes, 1.2 Watt, CE approved</text:p>
          </table:table-cell>
          <table:table-cell office:value-type="string">
            <text:p>13 mm</text:p>
          </table:table-cell>
          <table:table-cell office:value-type="string">
            <text:p>1.2 W</text:p>
          </table:table-cell>
          <table:table-cell office:value-type="string">
            <text:p>1.8 V</text:p>
          </table:table-cell>
          <table:table-cell office:value-type="string">
            <text:p>11000 rpm</text:p>
          </table:table-cell>
          <table:table-cell office:value-type="string">
            <text:p>1.02 mNm</text:p>
          </table:table-cell>
          <table:table-cell office:value-type="string">
            <text:p>USD 78.38</text:p>
          </table:table-cell>
          <table:table-cell office:value-type="string">
            <text:p><text:a xlink:href="http://www.maxonmotorusa.com/maxon/view/product/motor/dcmotor/re/re13/118404">Details</text:a></text:p>
          </table:table-cell>
        </table:table-row>
        <table:table-row table:style-name="ro2">
          <table:table-cell office:value-type="float" office:value="118405">
            <text:p>118405</text:p>
          </table:table-cell>
          <table:table-cell office:value-type="string">
            <text:p>RE 13 Ø13 mm, Precious Metal Brushes, 1.2 Watt, CE approved</text:p>
          </table:table-cell>
          <table:table-cell office:value-type="string">
            <text:p>13 mm</text:p>
          </table:table-cell>
          <table:table-cell office:value-type="string">
            <text:p>1.2 W</text:p>
          </table:table-cell>
          <table:table-cell office:value-type="string">
            <text:p>2.4 V</text:p>
          </table:table-cell>
          <table:table-cell office:value-type="string">
            <text:p>11300 rpm</text:p>
          </table:table-cell>
          <table:table-cell office:value-type="string">
            <text:p>1.24 mNm</text:p>
          </table:table-cell>
          <table:table-cell office:value-type="string">
            <text:p>USD 78.38</text:p>
          </table:table-cell>
          <table:table-cell office:value-type="string">
            <text:p><text:a xlink:href="http://www.maxonmotorusa.com/maxon/view/product/motor/dcmotor/re/re13/118405">Details</text:a></text:p>
          </table:table-cell>
        </table:table-row>
        <table:table-row table:style-name="ro2">
          <table:table-cell office:value-type="float" office:value="118406">
            <text:p>118406</text:p>
          </table:table-cell>
          <table:table-cell office:value-type="string">
            <text:p>RE 13 Ø13 mm, Precious Metal Brushes, 1.2 Watt, CE approved</text:p>
          </table:table-cell>
          <table:table-cell office:value-type="string">
            <text:p>13 mm</text:p>
          </table:table-cell>
          <table:table-cell office:value-type="string">
            <text:p>1.2 W</text:p>
          </table:table-cell>
          <table:table-cell office:value-type="string">
            <text:p>3 V</text:p>
          </table:table-cell>
          <table:table-cell office:value-type="string">
            <text:p>11600 rpm</text:p>
          </table:table-cell>
          <table:table-cell office:value-type="string">
            <text:p>1.27 mNm</text:p>
          </table:table-cell>
          <table:table-cell office:value-type="string">
            <text:p>USD 78.38</text:p>
          </table:table-cell>
          <table:table-cell office:value-type="string">
            <text:p><text:a xlink:href="http://www.maxonmotorusa.com/maxon/view/product/motor/dcmotor/re/re13/118406">Details</text:a></text:p>
          </table:table-cell>
        </table:table-row>
        <table:table-row table:style-name="ro5">
          <table:table-cell office:value-type="float" office:value="283872">
            <text:p>283872</text:p>
          </table:table-cell>
          <table:table-cell office:value-type="string">
            <text:p>EC-max 40 Ø40 mm, brushless, 120 Watt</text:p>
          </table:table-cell>
          <table:table-cell office:value-type="string">
            <text:p>40 mm</text:p>
          </table:table-cell>
          <table:table-cell office:value-type="string">
            <text:p>120 W</text:p>
          </table:table-cell>
          <table:table-cell office:value-type="string">
            <text:p>48 V</text:p>
          </table:table-cell>
          <table:table-cell office:value-type="string">
            <text:p>4720 rpm</text:p>
          </table:table-cell>
          <table:table-cell office:value-type="string">
            <text:p>202 mNm</text:p>
          </table:table-cell>
          <table:table-cell office:value-type="string">
            <text:p>USD 512.75</text:p>
          </table:table-cell>
          <table:table-cell office:value-type="string">
            <text:p><text:a xlink:href="http://www.maxonmotorusa.com/maxon/view/product/motor/ecmotor/ecmax/ecmax40/283872">Details</text:a></text:p>
          </table:table-cell>
        </table:table-row>
        <table:table-row table:style-name="ro5">
          <table:table-cell office:value-type="float" office:value="283873">
            <text:p>283873</text:p>
          </table:table-cell>
          <table:table-cell office:value-type="string">
            <text:p>EC-max 40 Ø40 mm, brushless, 120 Watt</text:p>
          </table:table-cell>
          <table:table-cell office:value-type="string">
            <text:p>40 mm</text:p>
          </table:table-cell>
          <table:table-cell office:value-type="string">
            <text:p>120 W</text:p>
          </table:table-cell>
          <table:table-cell office:value-type="string">
            <text:p>48 V</text:p>
          </table:table-cell>
          <table:table-cell office:value-type="string">
            <text:p>3610 rpm</text:p>
          </table:table-cell>
          <table:table-cell office:value-type="string">
            <text:p>211 mNm</text:p>
          </table:table-cell>
          <table:table-cell office:value-type="string">
            <text:p>USD 512.75</text:p>
          </table:table-cell>
          <table:table-cell office:value-type="string">
            <text:p><text:a xlink:href="http://www.maxonmotorusa.com/maxon/view/product/motor/ecmotor/ecmax/ecmax40/283873">Details</text:a></text:p>
          </table:table-cell>
        </table:table-row>
        <table:table-row table:style-name="ro4">
          <table:table-cell office:value-type="float" office:value="313320">
            <text:p>313320</text:p>
          </table:table-cell>
          <table:table-cell office:value-type="string">
            <text:p>EC-i 40 Ø40 mm, brushless, 50 Watt, with Hall sensors</text:p>
          </table:table-cell>
          <table:table-cell office:value-type="string">
            <text:p>40 mm</text:p>
          </table:table-cell>
          <table:table-cell office:value-type="string">
            <text:p>50 W</text:p>
          </table:table-cell>
          <table:table-cell office:value-type="string">
            <text:p>24 V</text:p>
          </table:table-cell>
          <table:table-cell office:value-type="string">
            <text:p>13100 rpm</text:p>
          </table:table-cell>
          <table:table-cell office:value-type="string">
            <text:p>48.2 mNm</text:p>
          </table:table-cell>
          <table:table-cell office:value-type="string">
            <text:p>USD 371.25</text:p>
          </table:table-cell>
          <table:table-cell office:value-type="string">
            <text:p><text:a xlink:href="http://www.maxonmotorusa.com/maxon/view/product/motor/ecmotor/ecflat/ecflat40/313320">Details</text:a></text:p>
          </table:table-cell>
        </table:table-row>
        <table:table-row table:style-name="ro4">
          <table:table-cell office:value-type="float" office:value="339241">
            <text:p>339241</text:p>
          </table:table-cell>
          <table:table-cell office:value-type="string">
            <text:p>EC-i 40 Ø40 mm, brushless, 50 Watt, with Hall sensors</text:p>
          </table:table-cell>
          <table:table-cell office:value-type="string">
            <text:p>40 mm</text:p>
          </table:table-cell>
          <table:table-cell office:value-type="string">
            <text:p>50 W</text:p>
          </table:table-cell>
          <table:table-cell office:value-type="string">
            <text:p>12 V</text:p>
          </table:table-cell>
          <table:table-cell office:value-type="string">
            <text:p>12300 rpm</text:p>
          </table:table-cell>
          <table:table-cell office:value-type="string">
            <text:p>39.9 mNm</text:p>
          </table:table-cell>
          <table:table-cell office:value-type="string">
            <text:p>USD 371.25</text:p>
          </table:table-cell>
          <table:table-cell office:value-type="string">
            <text:p><text:a xlink:href="http://www.maxonmotorusa.com/maxon/view/product/motor/ecmotor/ecflat/ecflat40/339241">Details</text:a></text:p>
          </table:table-cell>
        </table:table-row>
        <table:table-row table:style-name="ro4">
          <table:table-cell office:value-type="float" office:value="339243">
            <text:p>339243</text:p>
          </table:table-cell>
          <table:table-cell office:value-type="string">
            <text:p>EC-i 40 Ø40 mm, brushless, 70 Watt, with Hall sensors</text:p>
          </table:table-cell>
          <table:table-cell office:value-type="string">
            <text:p>40 mm</text:p>
          </table:table-cell>
          <table:table-cell office:value-type="string">
            <text:p>70 W</text:p>
          </table:table-cell>
          <table:table-cell office:value-type="string">
            <text:p>18 V</text:p>
          </table:table-cell>
          <table:table-cell office:value-type="string">
            <text:p>10000 rpm</text:p>
          </table:table-cell>
          <table:table-cell office:value-type="string">
            <text:p>60.9 mNm</text:p>
          </table:table-cell>
          <table:table-cell office:value-type="string">
            <text:p>USD 399.88</text:p>
          </table:table-cell>
          <table:table-cell office:value-type="string">
            <text:p><text:a xlink:href="http://www.maxonmotorusa.com/maxon/view/product/motor/ecmotor/ecflat/ecflat40/339243">Details</text:a></text:p>
          </table:table-cell>
        </table:table-row>
        <table:table-row table:style-name="ro4">
          <table:table-cell office:value-type="float" office:value="339244">
            <text:p>339244</text:p>
          </table:table-cell>
          <table:table-cell office:value-type="string">
            <text:p>EC-i 40 Ø40 mm, brushless, 70 Watt, with Hall sensors</text:p>
          </table:table-cell>
          <table:table-cell office:value-type="string">
            <text:p>40 mm</text:p>
          </table:table-cell>
          <table:table-cell office:value-type="string">
            <text:p>70 W</text:p>
          </table:table-cell>
          <table:table-cell office:value-type="string">
            <text:p>36 V</text:p>
          </table:table-cell>
          <table:table-cell office:value-type="string">
            <text:p>10700 rpm</text:p>
          </table:table-cell>
          <table:table-cell office:value-type="string">
            <text:p>72.3 mNm</text:p>
          </table:table-cell>
          <table:table-cell office:value-type="string">
            <text:p>USD 399.88</text:p>
          </table:table-cell>
          <table:table-cell office:value-type="string">
            <text:p><text:a xlink:href="http://www.maxonmotorusa.com/maxon/view/product/motor/ecmotor/ecflat/ecflat40/339244">Details</text:a></text:p>
          </table:table-cell>
        </table:table-row>
        <table:table-row table:style-name="ro2">
          <table:table-cell office:value-type="float" office:value="349801">
            <text:p>349801</text:p>
          </table:table-cell>
          <table:table-cell office:value-type="string">
            <text:p>EC 32 flat Ø32 mm, brushless, 15 Watt, with integrated electronics</text:p>
          </table:table-cell>
          <table:table-cell office:value-type="string">
            <text:p>40 mm</text:p>
          </table:table-cell>
          <table:table-cell office:value-type="string">
            <text:p>15 W</text:p>
          </table:table-cell>
          <table:table-cell office:value-type="string">
            <text:p>24 V</text:p>
          </table:table-cell>
          <table:table-cell office:value-type="string">
            <text:p>6000 rpm</text:p>
          </table:table-cell>
          <table:table-cell office:value-type="string">
            <text:p>19.2 mNm</text:p>
          </table:table-cell>
          <table:table-cell office:value-type="string">
            <text:p>USD 225.13</text:p>
          </table:table-cell>
          <table:table-cell office:value-type="string">
            <text:p><text:a xlink:href="http://www.maxonmotorusa.com/maxon/view/product/motor/ecmotor/ecflat/ecflat32/349801">Details</text:a></text:p>
          </table:table-cell>
        </table:table-row>
        <table:table-row table:style-name="ro2">
          <table:table-cell office:value-type="float" office:value="353324">
            <text:p>353324</text:p>
          </table:table-cell>
          <table:table-cell office:value-type="string">
            <text:p>EC 32 flat Ø32 mm, brushless, 15 Watt, with integrated electronics</text:p>
          </table:table-cell>
          <table:table-cell office:value-type="string">
            <text:p>40 mm</text:p>
          </table:table-cell>
          <table:table-cell office:value-type="string">
            <text:p>15 W</text:p>
          </table:table-cell>
          <table:table-cell office:value-type="string">
            <text:p>24 V</text:p>
          </table:table-cell>
          <table:table-cell office:value-type="string">
            <text:p>3000 rpm</text:p>
          </table:table-cell>
          <table:table-cell office:value-type="string">
            <text:p>18.8 mNm</text:p>
          </table:table-cell>
          <table:table-cell office:value-type="string">
            <text:p>USD 217.50</text:p>
          </table:table-cell>
          <table:table-cell office:value-type="string">
            <text:p><text:a xlink:href="http://www.maxonmotorusa.com/maxon/view/product/motor/ecmotor/ecflat/ecflat32/353324">Details</text:a></text:p>
          </table:table-cell>
        </table:table-row>
        <table:table-row table:style-name="ro2">
          <table:table-cell office:value-type="float" office:value="353325">
            <text:p>353325</text:p>
          </table:table-cell>
          <table:table-cell office:value-type="string">
            <text:p>EC 32 flat Ø32 mm, brushless, 15 Watt, with integrated electronics</text:p>
          </table:table-cell>
          <table:table-cell office:value-type="string">
            <text:p>40 mm</text:p>
          </table:table-cell>
          <table:table-cell office:value-type="string">
            <text:p>15 W</text:p>
          </table:table-cell>
          <table:table-cell office:value-type="string">
            <text:p>24 V</text:p>
          </table:table-cell>
          <table:table-cell office:value-type="string">
            <text:p>6000 rpm</text:p>
          </table:table-cell>
          <table:table-cell office:value-type="string">
            <text:p>19.2 mNm</text:p>
          </table:table-cell>
          <table:table-cell office:value-type="string">
            <text:p>USD 217.50</text:p>
          </table:table-cell>
          <table:table-cell office:value-type="string">
            <text:p><text:a xlink:href="http://www.maxonmotorusa.com/maxon/view/product/motor/ecmotor/ecflat/ecflat32/353325">Details</text:a></text:p>
          </table:table-cell>
        </table:table-row>
        <table:table-row table:style-name="ro2">
          <table:table-cell office:value-type="float" office:value="353399">
            <text:p>353399</text:p>
          </table:table-cell>
          <table:table-cell office:value-type="string">
            <text:p>EC 32 flat Ø32 mm, brushless, 15 Watt, with integrated electronics</text:p>
          </table:table-cell>
          <table:table-cell office:value-type="string">
            <text:p>40 mm</text:p>
          </table:table-cell>
          <table:table-cell office:value-type="string">
            <text:p>15 W</text:p>
          </table:table-cell>
          <table:table-cell office:value-type="string">
            <text:p>24 V</text:p>
          </table:table-cell>
          <table:table-cell office:value-type="string">
            <text:p>6000 rpm</text:p>
          </table:table-cell>
          <table:table-cell office:value-type="string">
            <text:p>19.2 mNm</text:p>
          </table:table-cell>
          <table:table-cell office:value-type="string">
            <text:p>USD 229.63</text:p>
          </table:table-cell>
          <table:table-cell office:value-type="string">
            <text:p><text:a xlink:href="http://www.maxonmotorusa.com/maxon/view/product/motor/ecmotor/ecflat/ecflat32/353399">Details</text:a></text:p>
          </table:table-cell>
        </table:table-row>
        <table:table-row table:style-name="ro3">
          <table:table-cell office:value-type="float" office:value="268350">
            <text:p>268350</text:p>
          </table:table-cell>
          <table:table-cell office:value-type="string">
            <text:p>RE-max 13 Ø13 mm, Precious Metal Brushes, 0.75 Watt, with cables</text:p>
          </table:table-cell>
          <table:table-cell office:value-type="string">
            <text:p>13 mm</text:p>
          </table:table-cell>
          <table:table-cell office:value-type="string">
            <text:p>0.75 W</text:p>
          </table:table-cell>
          <table:table-cell office:value-type="string">
            <text:p>10 V</text:p>
          </table:table-cell>
          <table:table-cell office:value-type="string">
            <text:p>7050 rpm</text:p>
          </table:table-cell>
          <table:table-cell office:value-type="string">
            <text:p>1.26 mNm</text:p>
          </table:table-cell>
          <table:table-cell office:value-type="string">
            <text:p>USD 77.25</text:p>
          </table:table-cell>
          <table:table-cell office:value-type="string">
            <text:p><text:a xlink:href="http://www.maxonmotorusa.com/maxon/view/product/motor/dcmotor/remax/remax13/268350">Details</text:a></text:p>
          </table:table-cell>
        </table:table-row>
        <table:table-row table:style-name="ro6">
          <table:table-cell office:value-type="float" office:value="110051">
            <text:p>110051</text:p>
          </table:table-cell>
          <table:table-cell office:value-type="string">
            <text:p>A-max 16 Ø16 mm, Precious Metal Brushes CLL, 1.2 Watt, CE approved, with terminals</text:p>
          </table:table-cell>
          <table:table-cell office:value-type="string">
            <text:p>16 mm</text:p>
          </table:table-cell>
          <table:table-cell office:value-type="string">
            <text:p>1.2 W</text:p>
          </table:table-cell>
          <table:table-cell office:value-type="string">
            <text:p>1.2 V</text:p>
          </table:table-cell>
          <table:table-cell office:value-type="string">
            <text:p>8560 rpm</text:p>
          </table:table-cell>
          <table:table-cell office:value-type="string">
            <text:p>0.694 mNm</text:p>
          </table:table-cell>
          <table:table-cell office:value-type="string">
            <text:p>USD 54.38</text:p>
          </table:table-cell>
          <table:table-cell office:value-type="string">
            <text:p><text:a xlink:href="http://www.maxonmotorusa.com/maxon/view/product/motor/dcmotor/amax/amax16/110051">Details</text:a></text:p>
          </table:table-cell>
        </table:table-row>
        <table:table-row table:style-name="ro6">
          <table:table-cell office:value-type="float" office:value="110052">
            <text:p>110052</text:p>
          </table:table-cell>
          <table:table-cell office:value-type="string">
            <text:p>A-max 16 Ø16 mm, Precious Metal Brushes CLL, 1.2 Watt, CE approved, with terminals</text:p>
          </table:table-cell>
          <table:table-cell office:value-type="string">
            <text:p>16 mm</text:p>
          </table:table-cell>
          <table:table-cell office:value-type="string">
            <text:p>1.2 W</text:p>
          </table:table-cell>
          <table:table-cell office:value-type="string">
            <text:p>2.4 V</text:p>
          </table:table-cell>
          <table:table-cell office:value-type="string">
            <text:p>9730 rpm</text:p>
          </table:table-cell>
          <table:table-cell office:value-type="string">
            <text:p>1.29 mNm</text:p>
          </table:table-cell>
          <table:table-cell office:value-type="string">
            <text:p>USD 54.38</text:p>
          </table:table-cell>
          <table:table-cell office:value-type="string">
            <text:p><text:a xlink:href="http://www.maxonmotorusa.com/maxon/view/product/motor/dcmotor/amax/amax16/110052">Details</text:a></text:p>
          </table:table-cell>
        </table:table-row>
        <table:table-row table:style-name="ro6">
          <table:table-cell office:value-type="float" office:value="110053">
            <text:p>110053</text:p>
          </table:table-cell>
          <table:table-cell office:value-type="string">
            <text:p>A-max 16 Ø16 mm, Precious Metal Brushes CLL, 1.2 Watt, CE approved, with terminals</text:p>
          </table:table-cell>
          <table:table-cell office:value-type="string">
            <text:p>16 mm</text:p>
          </table:table-cell>
          <table:table-cell office:value-type="string">
            <text:p>1.2 W</text:p>
          </table:table-cell>
          <table:table-cell office:value-type="string">
            <text:p>6 V</text:p>
          </table:table-cell>
          <table:table-cell office:value-type="string">
            <text:p>10000 rpm</text:p>
          </table:table-cell>
          <table:table-cell office:value-type="string">
            <text:p>2.18 mNm</text:p>
          </table:table-cell>
          <table:table-cell office:value-type="string">
            <text:p>USD 54.38</text:p>
          </table:table-cell>
          <table:table-cell office:value-type="string">
            <text:p><text:a xlink:href="http://www.maxonmotorusa.com/maxon/view/product/motor/dcmotor/amax/amax16/110053">Details</text:a></text:p>
          </table:table-cell>
        </table:table-row>
        <table:table-row table:style-name="ro6">
          <table:table-cell office:value-type="float" office:value="110054">
            <text:p>110054</text:p>
          </table:table-cell>
          <table:table-cell office:value-type="string">
            <text:p>A-max 16 Ø16 mm, Precious Metal Brushes CLL, 1.2 Watt, CE approved, with terminals</text:p>
          </table:table-cell>
          <table:table-cell office:value-type="string">
            <text:p>16 mm</text:p>
          </table:table-cell>
          <table:table-cell office:value-type="string">
            <text:p>1.2 W</text:p>
          </table:table-cell>
          <table:table-cell office:value-type="string">
            <text:p>7.2 V</text:p>
          </table:table-cell>
          <table:table-cell office:value-type="string">
            <text:p>9740 rpm</text:p>
          </table:table-cell>
          <table:table-cell office:value-type="string">
            <text:p>2.17 mNm</text:p>
          </table:table-cell>
          <table:table-cell office:value-type="string">
            <text:p>USD 54.38</text:p>
          </table:table-cell>
          <table:table-cell office:value-type="string">
            <text:p><text:a xlink:href="http://www.maxonmotorusa.com/maxon/view/product/motor/dcmotor/amax/amax16/110054">Details</text:a></text:p>
          </table:table-cell>
        </table:table-row>
        <table:table-row table:style-name="ro6">
          <table:table-cell office:value-type="float" office:value="110055">
            <text:p>110055</text:p>
          </table:table-cell>
          <table:table-cell office:value-type="string">
            <text:p>A-max 16 Ø16 mm, Precious Metal Brushes CLL, 1.2 Watt, CE approved, with terminals</text:p>
          </table:table-cell>
          <table:table-cell office:value-type="string">
            <text:p>16 mm</text:p>
          </table:table-cell>
          <table:table-cell office:value-type="string">
            <text:p>1.2 W</text:p>
          </table:table-cell>
          <table:table-cell office:value-type="string">
            <text:p>9 V</text:p>
          </table:table-cell>
          <table:table-cell office:value-type="string">
            <text:p>9120 rpm</text:p>
          </table:table-cell>
          <table:table-cell office:value-type="string">
            <text:p>2.16 mNm</text:p>
          </table:table-cell>
          <table:table-cell office:value-type="string">
            <text:p>USD 54.38</text:p>
          </table:table-cell>
          <table:table-cell office:value-type="string">
            <text:p><text:a xlink:href="http://www.maxonmotorusa.com/maxon/view/product/motor/dcmotor/amax/amax16/110055">Details</text:a></text:p>
          </table:table-cell>
        </table:table-row>
        <table:table-row table:style-name="ro6">
          <table:table-cell office:value-type="float" office:value="110056">
            <text:p>110056</text:p>
          </table:table-cell>
          <table:table-cell office:value-type="string">
            <text:p>A-max 16 Ø16 mm, Precious Metal Brushes CLL, 1.2 Watt, CE approved, with terminals</text:p>
          </table:table-cell>
          <table:table-cell office:value-type="string">
            <text:p>16 mm</text:p>
          </table:table-cell>
          <table:table-cell office:value-type="string">
            <text:p>1.2 W</text:p>
          </table:table-cell>
          <table:table-cell office:value-type="string">
            <text:p>12 V</text:p>
          </table:table-cell>
          <table:table-cell office:value-type="string">
            <text:p>10400 rpm</text:p>
          </table:table-cell>
          <table:table-cell office:value-type="string">
            <text:p>2.16 mNm</text:p>
          </table:table-cell>
          <table:table-cell office:value-type="string">
            <text:p>USD 54.38</text:p>
          </table:table-cell>
          <table:table-cell office:value-type="string">
            <text:p><text:a xlink:href="http://www.maxonmotorusa.com/maxon/view/product/motor/dcmotor/amax/amax16/110056">Details</text:a></text:p>
          </table:table-cell>
        </table:table-row>
        <table:table-row table:style-name="ro6">
          <table:table-cell office:value-type="float" office:value="110057">
            <text:p>110057</text:p>
          </table:table-cell>
          <table:table-cell office:value-type="string">
            <text:p>A-max 16 Ø16 mm, Precious Metal Brushes CLL, 1.2 Watt, CE approved, with terminals</text:p>
          </table:table-cell>
          <table:table-cell office:value-type="string">
            <text:p>16 mm</text:p>
          </table:table-cell>
          <table:table-cell office:value-type="string">
            <text:p>1.2 W</text:p>
          </table:table-cell>
          <table:table-cell office:value-type="string">
            <text:p>15 V</text:p>
          </table:table-cell>
          <table:table-cell office:value-type="string">
            <text:p>11600 rpm</text:p>
          </table:table-cell>
          <table:table-cell office:value-type="string">
            <text:p>2.13 mNm</text:p>
          </table:table-cell>
          <table:table-cell office:value-type="string">
            <text:p>USD 54.38</text:p>
          </table:table-cell>
          <table:table-cell office:value-type="string">
            <text:p><text:a xlink:href="http://www.maxonmotorusa.com/maxon/view/product/motor/dcmotor/amax/amax16/110057">Details</text:a></text:p>
          </table:table-cell>
        </table:table-row>
        <table:table-row table:style-name="ro6">
          <table:table-cell office:value-type="float" office:value="110058">
            <text:p>110058</text:p>
          </table:table-cell>
          <table:table-cell office:value-type="string">
            <text:p>A-max 16 Ø16 mm, Precious Metal Brushes CLL, 1.2 Watt, CE approved, with terminals</text:p>
          </table:table-cell>
          <table:table-cell office:value-type="string">
            <text:p>16 mm</text:p>
          </table:table-cell>
          <table:table-cell office:value-type="string">
            <text:p>1.2 W</text:p>
          </table:table-cell>
          <table:table-cell office:value-type="string">
            <text:p>18 V</text:p>
          </table:table-cell>
          <table:table-cell office:value-type="string">
            <text:p>11600 rpm</text:p>
          </table:table-cell>
          <table:table-cell office:value-type="string">
            <text:p>2.12 mNm</text:p>
          </table:table-cell>
          <table:table-cell office:value-type="string">
            <text:p>USD 54.38</text:p>
          </table:table-cell>
          <table:table-cell office:value-type="string">
            <text:p><text:a xlink:href="http://www.maxonmotorusa.com/maxon/view/product/motor/dcmotor/amax/amax16/110058">Details</text:a></text:p>
          </table:table-cell>
        </table:table-row>
        <table:table-row table:style-name="ro6">
          <table:table-cell office:value-type="float" office:value="110059">
            <text:p>110059</text:p>
          </table:table-cell>
          <table:table-cell office:value-type="string">
            <text:p>A-max 16 Ø16 mm, Precious Metal Brushes CLL, 1.2 Watt, CE approved, with terminals</text:p>
          </table:table-cell>
          <table:table-cell office:value-type="string">
            <text:p>16 mm</text:p>
          </table:table-cell>
          <table:table-cell office:value-type="string">
            <text:p>1.2 W</text:p>
          </table:table-cell>
          <table:table-cell office:value-type="string">
            <text:p>18 V</text:p>
          </table:table-cell>
          <table:table-cell office:value-type="string">
            <text:p>10300 rpm</text:p>
          </table:table-cell>
          <table:table-cell office:value-type="string">
            <text:p>2.09 mNm</text:p>
          </table:table-cell>
          <table:table-cell office:value-type="string">
            <text:p>USD 54.38</text:p>
          </table:table-cell>
          <table:table-cell office:value-type="string">
            <text:p><text:a xlink:href="http://www.maxonmotorusa.com/maxon/view/product/motor/dcmotor/amax/amax16/110059">Details</text:a></text:p>
          </table:table-cell>
        </table:table-row>
        <table:table-row table:style-name="ro5">
          <table:table-cell office:value-type="float" office:value="273763">
            <text:p>273763</text:p>
          </table:table-cell>
          <table:table-cell office:value-type="string">
            <text:p>RE 35 Ø35 mm, Graphite Brushes, 90 Watt</text:p>
          </table:table-cell>
          <table:table-cell office:value-type="string">
            <text:p>35 mm</text:p>
          </table:table-cell>
          <table:table-cell office:value-type="string">
            <text:p>90 W</text:p>
          </table:table-cell>
          <table:table-cell office:value-type="string">
            <text:p>48 V</text:p>
          </table:table-cell>
          <table:table-cell office:value-type="string">
            <text:p>1630 rpm</text:p>
          </table:table-cell>
          <table:table-cell office:value-type="string">
            <text:p>105 mNm</text:p>
          </table:table-cell>
          <table:table-cell office:value-type="string">
            <text:p>USD 373.88</text:p>
          </table:table-cell>
          <table:table-cell office:value-type="string">
            <text:p><text:a xlink:href="http://www.maxonmotorusa.com/maxon/view/product/motor/dcmotor/re/re35/273763">Details</text:a></text:p>
          </table:table-cell>
        </table:table-row>
        <table:table-row table:style-name="ro5">
          <table:table-cell office:value-type="float" office:value="285785">
            <text:p>285785</text:p>
          </table:table-cell>
          <table:table-cell office:value-type="string">
            <text:p>RE 35 Ø35 mm, Graphite Brushes, 90 Watt</text:p>
          </table:table-cell>
          <table:table-cell office:value-type="string">
            <text:p>35 mm</text:p>
          </table:table-cell>
          <table:table-cell office:value-type="string">
            <text:p>90 W</text:p>
          </table:table-cell>
          <table:table-cell office:value-type="string">
            <text:p>15 V</text:p>
          </table:table-cell>
          <table:table-cell office:value-type="string">
            <text:p>7180 rpm</text:p>
          </table:table-cell>
          <table:table-cell office:value-type="string">
            <text:p>73.1 mNm</text:p>
          </table:table-cell>
          <table:table-cell office:value-type="string">
            <text:p>USD 373.88</text:p>
          </table:table-cell>
          <table:table-cell office:value-type="string">
            <text:p><text:a xlink:href="http://www.maxonmotorusa.com/maxon/view/product/motor/dcmotor/re/re35/285785">Details</text:a></text:p>
          </table:table-cell>
        </table:table-row>
        <table:table-row table:style-name="ro5">
          <table:table-cell office:value-type="float" office:value="285786">
            <text:p>285786</text:p>
          </table:table-cell>
          <table:table-cell office:value-type="string">
            <text:p>RE 35 Ø35 mm, Graphite Brushes, 90 Watt</text:p>
          </table:table-cell>
          <table:table-cell office:value-type="string">
            <text:p>35 mm</text:p>
          </table:table-cell>
          <table:table-cell office:value-type="string">
            <text:p>90 W</text:p>
          </table:table-cell>
          <table:table-cell office:value-type="string">
            <text:p>30 V</text:p>
          </table:table-cell>
          <table:table-cell office:value-type="string">
            <text:p>7270 rpm</text:p>
          </table:table-cell>
          <table:table-cell office:value-type="string">
            <text:p>97.2 mNm</text:p>
          </table:table-cell>
          <table:table-cell office:value-type="string">
            <text:p>USD 373.88</text:p>
          </table:table-cell>
          <table:table-cell office:value-type="string">
            <text:p><text:a xlink:href="http://www.maxonmotorusa.com/maxon/view/product/motor/dcmotor/re/re35/285786">Details</text:a></text:p>
          </table:table-cell>
        </table:table-row>
        <table:table-row table:style-name="ro5">
          <table:table-cell office:value-type="float" office:value="285787">
            <text:p>285787</text:p>
          </table:table-cell>
          <table:table-cell office:value-type="string">
            <text:p>RE 35 Ø35 mm, Graphite Brushes, 90 Watt</text:p>
          </table:table-cell>
          <table:table-cell office:value-type="string">
            <text:p>35 mm</text:p>
          </table:table-cell>
          <table:table-cell office:value-type="string">
            <text:p>90 W</text:p>
          </table:table-cell>
          <table:table-cell office:value-type="string">
            <text:p>42 V</text:p>
          </table:table-cell>
          <table:table-cell office:value-type="string">
            <text:p>7560 rpm</text:p>
          </table:table-cell>
          <table:table-cell office:value-type="string">
            <text:p>101 mNm</text:p>
          </table:table-cell>
          <table:table-cell office:value-type="string">
            <text:p>USD 373.88</text:p>
          </table:table-cell>
          <table:table-cell office:value-type="string">
            <text:p><text:a xlink:href="http://www.maxonmotorusa.com/maxon/view/product/motor/dcmotor/re/re35/285787">Details</text:a></text:p>
          </table:table-cell>
        </table:table-row>
        <table:table-row table:style-name="ro5">
          <table:table-cell office:value-type="float" office:value="285788">
            <text:p>285788</text:p>
          </table:table-cell>
          <table:table-cell office:value-type="string">
            <text:p>RE 35 Ø35 mm, Graphite Brushes, 90 Watt</text:p>
          </table:table-cell>
          <table:table-cell office:value-type="string">
            <text:p>35 mm</text:p>
          </table:table-cell>
          <table:table-cell office:value-type="string">
            <text:p>90 W</text:p>
          </table:table-cell>
          <table:table-cell office:value-type="string">
            <text:p>48 V</text:p>
          </table:table-cell>
          <table:table-cell office:value-type="string">
            <text:p>7300 rpm</text:p>
          </table:table-cell>
          <table:table-cell office:value-type="string">
            <text:p>99.4 mNm</text:p>
          </table:table-cell>
          <table:table-cell office:value-type="string">
            <text:p>USD 373.88</text:p>
          </table:table-cell>
          <table:table-cell office:value-type="string">
            <text:p><text:a xlink:href="http://www.maxonmotorusa.com/maxon/view/product/motor/dcmotor/re/re35/285788">Details</text:a></text:p>
          </table:table-cell>
        </table:table-row>
        <table:table-row table:style-name="ro5">
          <table:table-cell office:value-type="float" office:value="285789">
            <text:p>285789</text:p>
          </table:table-cell>
          <table:table-cell office:value-type="string">
            <text:p>RE 35 Ø35 mm, Graphite Brushes, 90 Watt</text:p>
          </table:table-cell>
          <table:table-cell office:value-type="string">
            <text:p>35 mm</text:p>
          </table:table-cell>
          <table:table-cell office:value-type="string">
            <text:p>90 W</text:p>
          </table:table-cell>
          <table:table-cell office:value-type="string">
            <text:p>48 V</text:p>
          </table:table-cell>
          <table:table-cell office:value-type="string">
            <text:p>6670 rpm</text:p>
          </table:table-cell>
          <table:table-cell office:value-type="string">
            <text:p>101 mNm</text:p>
          </table:table-cell>
          <table:table-cell office:value-type="string">
            <text:p>USD 373.88</text:p>
          </table:table-cell>
          <table:table-cell office:value-type="string">
            <text:p><text:a xlink:href="http://www.maxonmotorusa.com/maxon/view/product/motor/dcmotor/re/re35/285789">Details</text:a></text:p>
          </table:table-cell>
        </table:table-row>
        <table:table-row table:style-name="ro5">
          <table:table-cell office:value-type="float" office:value="285790">
            <text:p>285790</text:p>
          </table:table-cell>
          <table:table-cell office:value-type="string">
            <text:p>RE 35 Ø35 mm, Graphite Brushes, 90 Watt</text:p>
          </table:table-cell>
          <table:table-cell office:value-type="string">
            <text:p>35 mm</text:p>
          </table:table-cell>
          <table:table-cell office:value-type="string">
            <text:p>90 W</text:p>
          </table:table-cell>
          <table:table-cell office:value-type="string">
            <text:p>48 V</text:p>
          </table:table-cell>
          <table:table-cell office:value-type="string">
            <text:p>5980 rpm</text:p>
          </table:table-cell>
          <table:table-cell office:value-type="string">
            <text:p>101 mNm</text:p>
          </table:table-cell>
          <table:table-cell office:value-type="string">
            <text:p>USD 373.88</text:p>
          </table:table-cell>
          <table:table-cell office:value-type="string">
            <text:p><text:a xlink:href="http://www.maxonmotorusa.com/maxon/view/product/motor/dcmotor/re/re35/285790">Details</text:a></text:p>
          </table:table-cell>
        </table:table-row>
        <table:table-row table:style-name="ro5">
          <table:table-cell office:value-type="float" office:value="285791">
            <text:p>285791</text:p>
          </table:table-cell>
          <table:table-cell office:value-type="string">
            <text:p>RE 35 Ø35 mm, Graphite Brushes, 90 Watt</text:p>
          </table:table-cell>
          <table:table-cell office:value-type="string">
            <text:p>35 mm</text:p>
          </table:table-cell>
          <table:table-cell office:value-type="string">
            <text:p>90 W</text:p>
          </table:table-cell>
          <table:table-cell office:value-type="string">
            <text:p>48 V</text:p>
          </table:table-cell>
          <table:table-cell office:value-type="string">
            <text:p>4760 rpm</text:p>
          </table:table-cell>
          <table:table-cell office:value-type="string">
            <text:p>104 mNm</text:p>
          </table:table-cell>
          <table:table-cell office:value-type="string">
            <text:p>USD 373.88</text:p>
          </table:table-cell>
          <table:table-cell office:value-type="string">
            <text:p><text:a xlink:href="http://www.maxonmotorusa.com/maxon/view/product/motor/dcmotor/re/re35/285791">Details</text:a></text:p>
          </table:table-cell>
        </table:table-row>
        <table:table-row table:style-name="ro5">
          <table:table-cell office:value-type="float" office:value="285792">
            <text:p>285792</text:p>
          </table:table-cell>
          <table:table-cell office:value-type="string">
            <text:p>RE 35 Ø35 mm, Graphite Brushes, 90 Watt</text:p>
          </table:table-cell>
          <table:table-cell office:value-type="string">
            <text:p>35 mm</text:p>
          </table:table-cell>
          <table:table-cell office:value-type="string">
            <text:p>90 W</text:p>
          </table:table-cell>
          <table:table-cell office:value-type="string">
            <text:p>48 V</text:p>
          </table:table-cell>
          <table:table-cell office:value-type="string">
            <text:p>3820 rpm</text:p>
          </table:table-cell>
          <table:table-cell office:value-type="string">
            <text:p>106 mNm</text:p>
          </table:table-cell>
          <table:table-cell office:value-type="string">
            <text:p>USD 373.88</text:p>
          </table:table-cell>
          <table:table-cell office:value-type="string">
            <text:p><text:a xlink:href="http://www.maxonmotorusa.com/maxon/view/product/motor/dcmotor/re/re35/285792">Details</text:a></text:p>
          </table:table-cell>
        </table:table-row>
        <table:table-row table:style-name="ro5">
          <table:table-cell office:value-type="float" office:value="285793">
            <text:p>285793</text:p>
          </table:table-cell>
          <table:table-cell office:value-type="string">
            <text:p>RE 35 Ø35 mm, Graphite Brushes, 90 Watt</text:p>
          </table:table-cell>
          <table:table-cell office:value-type="string">
            <text:p>35 mm</text:p>
          </table:table-cell>
          <table:table-cell office:value-type="string">
            <text:p>90 W</text:p>
          </table:table-cell>
          <table:table-cell office:value-type="string">
            <text:p>48 V</text:p>
          </table:table-cell>
          <table:table-cell office:value-type="string">
            <text:p>3140 rpm</text:p>
          </table:table-cell>
          <table:table-cell office:value-type="string">
            <text:p>106 mNm</text:p>
          </table:table-cell>
          <table:table-cell office:value-type="string">
            <text:p>USD 373.88</text:p>
          </table:table-cell>
          <table:table-cell office:value-type="string">
            <text:p><text:a xlink:href="http://www.maxonmotorusa.com/maxon/view/product/motor/dcmotor/re/re35/285793">Details</text:a></text:p>
          </table:table-cell>
        </table:table-row>
        <table:table-row table:style-name="ro2">
          <table:table-cell office:value-type="float" office:value="249991">
            <text:p>249991</text:p>
          </table:table-cell>
          <table:table-cell office:value-type="string">
            <text:p>A-max 19 Ø19 mm, Graphite Brushes, 2.5 Watt, with terminals</text:p>
          </table:table-cell>
          <table:table-cell office:value-type="string">
            <text:p>19 mm</text:p>
          </table:table-cell>
          <table:table-cell office:value-type="string">
            <text:p>2.5 W</text:p>
          </table:table-cell>
          <table:table-cell office:value-type="string">
            <text:p>2.4 V</text:p>
          </table:table-cell>
          <table:table-cell office:value-type="string">
            <text:p>11700 rpm</text:p>
          </table:table-cell>
          <table:table-cell office:value-type="string">
            <text:p>0.781 mNm</text:p>
          </table:table-cell>
          <table:table-cell office:value-type="string">
            <text:p>USD 66.00</text:p>
          </table:table-cell>
          <table:table-cell office:value-type="string">
            <text:p><text:a xlink:href="http://www.maxonmotorusa.com/maxon/view/product/motor/dcmotor/amax/amax19/249991">Details</text:a></text:p>
          </table:table-cell>
        </table:table-row>
        <table:table-row table:style-name="ro2">
          <table:table-cell office:value-type="float" office:value="256085">
            <text:p>256085</text:p>
          </table:table-cell>
          <table:table-cell office:value-type="string">
            <text:p>RE 10 Ø 10 mm, Precious Metal Brushes, 0.75 Watt, CE approved</text:p>
          </table:table-cell>
          <table:table-cell office:value-type="string">
            <text:p>10 mm</text:p>
          </table:table-cell>
          <table:table-cell office:value-type="string">
            <text:p>0.75 W</text:p>
          </table:table-cell>
          <table:table-cell office:value-type="string">
            <text:p>2.4 V</text:p>
          </table:table-cell>
          <table:table-cell office:value-type="string">
            <text:p>10200 rpm</text:p>
          </table:table-cell>
          <table:table-cell office:value-type="string">
            <text:p>0.742 mNm</text:p>
          </table:table-cell>
          <table:table-cell office:value-type="string">
            <text:p>USD 74.75</text:p>
          </table:table-cell>
          <table:table-cell office:value-type="string">
            <text:p><text:a xlink:href="http://www.maxonmotorusa.com/maxon/view/product/motor/dcmotor/re/re10/256085">Details</text:a></text:p>
          </table:table-cell>
        </table:table-row>
        <table:table-row table:style-name="ro2">
          <table:table-cell office:value-type="float" office:value="256096">
            <text:p>256096</text:p>
          </table:table-cell>
          <table:table-cell office:value-type="string">
            <text:p>RE 10 Ø 10 mm, Precious Metal Brushes, 1.5 Watt, CE approved</text:p>
          </table:table-cell>
          <table:table-cell office:value-type="string">
            <text:p>10 mm</text:p>
          </table:table-cell>
          <table:table-cell office:value-type="string">
            <text:p>1.5 W</text:p>
          </table:table-cell>
          <table:table-cell office:value-type="string">
            <text:p>2.4 V</text:p>
          </table:table-cell>
          <table:table-cell office:value-type="string">
            <text:p>10400 rpm</text:p>
          </table:table-cell>
          <table:table-cell office:value-type="string">
            <text:p>1.51 mNm</text:p>
          </table:table-cell>
          <table:table-cell office:value-type="string">
            <text:p>USD 75.63</text:p>
          </table:table-cell>
          <table:table-cell office:value-type="string">
            <text:p><text:a xlink:href="http://www.maxonmotorusa.com/maxon/view/product/motor/dcmotor/re/re10/256096">Details</text:a></text:p>
          </table:table-cell>
        </table:table-row>
        <table:table-row table:style-name="ro2">
          <table:table-cell office:value-type="float" office:value="256097">
            <text:p>256097</text:p>
          </table:table-cell>
          <table:table-cell office:value-type="string">
            <text:p>RE 10 Ø 10 mm, Precious Metal Brushes, 1.5 Watt, CE approved</text:p>
          </table:table-cell>
          <table:table-cell office:value-type="string">
            <text:p>10 mm</text:p>
          </table:table-cell>
          <table:table-cell office:value-type="string">
            <text:p>1.5 W</text:p>
          </table:table-cell>
          <table:table-cell office:value-type="string">
            <text:p>2.4 V</text:p>
          </table:table-cell>
          <table:table-cell office:value-type="string">
            <text:p>8560 rpm</text:p>
          </table:table-cell>
          <table:table-cell office:value-type="string">
            <text:p>1.49 mNm</text:p>
          </table:table-cell>
          <table:table-cell office:value-type="string">
            <text:p>USD 75.63</text:p>
          </table:table-cell>
          <table:table-cell office:value-type="string">
            <text:p><text:a xlink:href="http://www.maxonmotorusa.com/maxon/view/product/motor/dcmotor/re/re10/256097">Details</text:a></text:p>
          </table:table-cell>
        </table:table-row>
        <table:table-row table:style-name="ro3">
          <table:table-cell office:value-type="float" office:value="268343">
            <text:p>268343</text:p>
          </table:table-cell>
          <table:table-cell office:value-type="string">
            <text:p>RE-max 13 Ø13 mm, Precious Metal Brushes, 0.75 Watt, with cables</text:p>
          </table:table-cell>
          <table:table-cell office:value-type="string">
            <text:p>13 mm</text:p>
          </table:table-cell>
          <table:table-cell office:value-type="string">
            <text:p>0.75 W</text:p>
          </table:table-cell>
          <table:table-cell office:value-type="string">
            <text:p>2.4 V</text:p>
          </table:table-cell>
          <table:table-cell office:value-type="string">
            <text:p>6510 rpm</text:p>
          </table:table-cell>
          <table:table-cell office:value-type="string">
            <text:p>1.28 mNm</text:p>
          </table:table-cell>
          <table:table-cell office:value-type="string">
            <text:p>USD 77.25</text:p>
          </table:table-cell>
          <table:table-cell office:value-type="string">
            <text:p><text:a xlink:href="http://www.maxonmotorusa.com/maxon/view/product/motor/dcmotor/remax/remax13/268343">Details</text:a></text:p>
          </table:table-cell>
        </table:table-row>
        <table:table-row table:style-name="ro2">
          <table:table-cell office:value-type="float" office:value="268356">
            <text:p>268356</text:p>
          </table:table-cell>
          <table:table-cell office:value-type="string">
            <text:p>RE-max 13 Ø13 mm, Precious Metal Brushes CLL, 2 Watt, with cables</text:p>
          </table:table-cell>
          <table:table-cell office:value-type="string">
            <text:p>13 mm</text:p>
          </table:table-cell>
          <table:table-cell office:value-type="string">
            <text:p>2 W</text:p>
          </table:table-cell>
          <table:table-cell office:value-type="string">
            <text:p>2.4 V</text:p>
          </table:table-cell>
          <table:table-cell office:value-type="string">
            <text:p>7180 rpm</text:p>
          </table:table-cell>
          <table:table-cell office:value-type="string">
            <text:p>1.42 mNm</text:p>
          </table:table-cell>
          <table:table-cell office:value-type="string">
            <text:p>USD 87.88</text:p>
          </table:table-cell>
          <table:table-cell office:value-type="string">
            <text:p><text:a xlink:href="http://www.maxonmotorusa.com/maxon/view/product/motor/dcmotor/remax/remax13/268356">Details</text:a></text:p>
          </table:table-cell>
        </table:table-row>
        <table:table-row table:style-name="ro2">
          <table:table-cell office:value-type="float" office:value="347723">
            <text:p>347723</text:p>
          </table:table-cell>
          <table:table-cell office:value-type="string">
            <text:p>RE 8 Ø 8 mm, Precious Metal Brushes, 0.5 Watt with terminals</text:p>
          </table:table-cell>
          <table:table-cell office:value-type="string">
            <text:p>8 mm</text:p>
          </table:table-cell>
          <table:table-cell office:value-type="string">
            <text:p>0.5 W</text:p>
          </table:table-cell>
          <table:table-cell office:value-type="string">
            <text:p>2.4 V</text:p>
          </table:table-cell>
          <table:table-cell office:value-type="string">
            <text:p>13900 rpm</text:p>
          </table:table-cell>
          <table:table-cell office:value-type="string">
            <text:p>0.63 mNm</text:p>
          </table:table-cell>
          <table:table-cell office:value-type="string">
            <text:p>USD 81.88</text:p>
          </table:table-cell>
          <table:table-cell office:value-type="string">
            <text:p><text:a xlink:href="http://www.maxonmotorusa.com/maxon/view/product/motor/dcmotor/re/re08/347723">Details</text:a></text:p>
          </table:table-cell>
        </table:table-row>
        <table:table-row table:style-name="ro6">
          <table:table-cell office:value-type="float" office:value="352925">
            <text:p>352925</text:p>
          </table:table-cell>
          <table:table-cell office:value-type="string">
            <text:p>A-max 19 Ø19 mm, Precious Metal Brushes CLL, 1.5 Watt, CE approved, with cable</text:p>
          </table:table-cell>
          <table:table-cell office:value-type="string">
            <text:p>19 mm</text:p>
          </table:table-cell>
          <table:table-cell office:value-type="string">
            <text:p>1.5 W</text:p>
          </table:table-cell>
          <table:table-cell office:value-type="string">
            <text:p>2.4 V</text:p>
          </table:table-cell>
          <table:table-cell office:value-type="string">
            <text:p>7160 rpm</text:p>
          </table:table-cell>
          <table:table-cell office:value-type="string">
            <text:p>2.49 mNm</text:p>
          </table:table-cell>
          <table:table-cell office:value-type="string">
            <text:p>USD 73.38</text:p>
          </table:table-cell>
          <table:table-cell office:value-type="string">
            <text:p><text:a xlink:href="http://www.maxonmotorusa.com/maxon/view/product/motor/dcmotor/amax/amax19/352925">Details</text:a></text:p>
          </table:table-cell>
        </table:table-row>
        <table:table-row table:style-name="ro3">
          <table:table-cell office:value-type="float" office:value="110042">
            <text:p>110042</text:p>
          </table:table-cell>
          <table:table-cell office:value-type="string">
            <text:p>A-max 16 Ø16 mm, Precious Metal Brushes CLL, 2 Watt, CE approved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3 V</text:p>
          </table:table-cell>
          <table:table-cell office:value-type="string">
            <text:p>12300 rpm</text:p>
          </table:table-cell>
          <table:table-cell office:value-type="string">
            <text:p>1.3 mNm</text:p>
          </table:table-cell>
          <table:table-cell office:value-type="string">
            <text:p>USD 53.88</text:p>
          </table:table-cell>
          <table:table-cell office:value-type="string">
            <text:p><text:a xlink:href="http://www.maxonmotorusa.com/maxon/view/product/motor/dcmotor/amax/amax16/110042">Details</text:a></text:p>
          </table:table-cell>
        </table:table-row>
        <table:table-row table:style-name="ro2">
          <table:table-cell office:value-type="float" office:value="110062">
            <text:p>110062</text:p>
          </table:table-cell>
          <table:table-cell office:value-type="string">
            <text:p>A-max 16 Ø16 mm, Graphite Brushes, 2 Watt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3 V</text:p>
          </table:table-cell>
          <table:table-cell office:value-type="string">
            <text:p>11400 rpm</text:p>
          </table:table-cell>
          <table:table-cell office:value-type="string">
            <text:p>1.29 mNm</text:p>
          </table:table-cell>
          <table:table-cell office:value-type="string">
            <text:p>USD 58.38</text:p>
          </table:table-cell>
          <table:table-cell office:value-type="string">
            <text:p><text:a xlink:href="http://www.maxonmotorusa.com/maxon/view/product/motor/dcmotor/amax/amax16/110062">Details</text:a></text:p>
          </table:table-cell>
        </table:table-row>
        <table:table-row table:style-name="ro2">
          <table:table-cell office:value-type="float" office:value="236658">
            <text:p>236658</text:p>
          </table:table-cell>
          <table:table-cell office:value-type="string">
            <text:p>A-max 32 Ø32 mm, Graphite Brushes, 15 Watt, with terminals</text:p>
          </table:table-cell>
          <table:table-cell office:value-type="string">
            <text:p>32 mm</text:p>
          </table:table-cell>
          <table:table-cell office:value-type="string">
            <text:p>15 W</text:p>
          </table:table-cell>
          <table:table-cell office:value-type="string">
            <text:p>48 V</text:p>
          </table:table-cell>
          <table:table-cell office:value-type="string">
            <text:p>3870 rpm</text:p>
          </table:table-cell>
          <table:table-cell office:value-type="string">
            <text:p>36.9 mNm</text:p>
          </table:table-cell>
          <table:table-cell office:value-type="string">
            <text:p>USD 198.00</text:p>
          </table:table-cell>
          <table:table-cell office:value-type="string">
            <text:p><text:a xlink:href="http://www.maxonmotorusa.com/maxon/view/product/motor/dcmotor/amax/amax32/236658">Details</text:a></text:p>
          </table:table-cell>
        </table:table-row>
        <table:table-row table:style-name="ro4">
          <table:table-cell office:value-type="float" office:value="244879">
            <text:p>244879</text:p>
          </table:table-cell>
          <table:table-cell office:value-type="string">
            <text:p>EC 90 flat Ø90 mm, brushless, 90 Watt, with Hall sensors</text:p>
          </table:table-cell>
          <table:table-cell office:value-type="string">
            <text:p>90 mm</text:p>
          </table:table-cell>
          <table:table-cell office:value-type="string">
            <text:p>90 W</text:p>
          </table:table-cell>
          <table:table-cell office:value-type="string">
            <text:p>48 V</text:p>
          </table:table-cell>
          <table:table-cell office:value-type="string">
            <text:p>2080 rpm</text:p>
          </table:table-cell>
          <table:table-cell office:value-type="string">
            <text:p>517 mNm</text:p>
          </table:table-cell>
          <table:table-cell office:value-type="string">
            <text:p>USD 266.38</text:p>
          </table:table-cell>
          <table:table-cell office:value-type="string">
            <text:p><text:a xlink:href="http://www.maxonmotorusa.com/maxon/view/product/motor/ecmotor/ecflat/ecflat90/244879">Details</text:a></text:p>
          </table:table-cell>
        </table:table-row>
        <table:table-row table:style-name="ro2">
          <table:table-cell office:value-type="float" office:value="250028">
            <text:p>250028</text:p>
          </table:table-cell>
          <table:table-cell office:value-type="string">
            <text:p>RE-max 21 Ø21 mm, Graphite Brushes, 6 Watt, with terminals</text:p>
          </table:table-cell>
          <table:table-cell office:value-type="string">
            <text:p>21 mm</text:p>
          </table:table-cell>
          <table:table-cell office:value-type="string">
            <text:p>6 W</text:p>
          </table:table-cell>
          <table:table-cell office:value-type="string">
            <text:p>48 V</text:p>
          </table:table-cell>
          <table:table-cell office:value-type="string">
            <text:p>9620 rpm</text:p>
          </table:table-cell>
          <table:table-cell office:value-type="string">
            <text:p>6.61 mNm</text:p>
          </table:table-cell>
          <table:table-cell office:value-type="string">
            <text:p>USD 108.63</text:p>
          </table:table-cell>
          <table:table-cell office:value-type="string">
            <text:p><text:a xlink:href="http://www.maxonmotorusa.com/maxon/view/product/motor/dcmotor/remax/remax21/250028">Details</text:a></text:p>
          </table:table-cell>
        </table:table-row>
        <table:table-row table:style-name="ro5">
          <table:table-cell office:value-type="float" office:value="268216">
            <text:p>268216</text:p>
          </table:table-cell>
          <table:table-cell office:value-type="string">
            <text:p>RE 30 Ø30 mm, Graphite Brushes, 60 Watt</text:p>
          </table:table-cell>
          <table:table-cell office:value-type="string">
            <text:p>30 mm</text:p>
          </table:table-cell>
          <table:table-cell office:value-type="string">
            <text:p>60 W</text:p>
          </table:table-cell>
          <table:table-cell office:value-type="string">
            <text:p>48 V</text:p>
          </table:table-cell>
          <table:table-cell office:value-type="string">
            <text:p>6180 rpm</text:p>
          </table:table-cell>
          <table:table-cell office:value-type="string">
            <text:p>88.2 mNm</text:p>
          </table:table-cell>
          <table:table-cell office:value-type="string">
            <text:p>USD 348.50</text:p>
          </table:table-cell>
          <table:table-cell office:value-type="string">
            <text:p><text:a xlink:href="http://www.maxonmotorusa.com/maxon/view/product/motor/dcmotor/re/re30/268216">Details</text:a></text:p>
          </table:table-cell>
        </table:table-row>
        <table:table-row table:style-name="ro5">
          <table:table-cell office:value-type="float" office:value="272765">
            <text:p>272765</text:p>
          </table:table-cell>
          <table:table-cell office:value-type="string">
            <text:p>EC-max 30 Ø30 mm, brushless, 60 Watt</text:p>
          </table:table-cell>
          <table:table-cell office:value-type="string">
            <text:p>30 mm</text:p>
          </table:table-cell>
          <table:table-cell office:value-type="string">
            <text:p>60 W</text:p>
          </table:table-cell>
          <table:table-cell office:value-type="string">
            <text:p>48 V</text:p>
          </table:table-cell>
          <table:table-cell office:value-type="string">
            <text:p>9350 rpm</text:p>
          </table:table-cell>
          <table:table-cell office:value-type="string">
            <text:p>63.8 mNm</text:p>
          </table:table-cell>
          <table:table-cell office:value-type="string">
            <text:p>USD 326.13</text:p>
          </table:table-cell>
          <table:table-cell office:value-type="string">
            <text:p><text:a xlink:href="http://www.maxonmotorusa.com/maxon/view/product/motor/ecmotor/ecmax/ecmax30/272765">Details</text:a></text:p>
          </table:table-cell>
        </table:table-row>
        <table:table-row table:style-name="ro5">
          <table:table-cell office:value-type="float" office:value="272770">
            <text:p>272770</text:p>
          </table:table-cell>
          <table:table-cell office:value-type="string">
            <text:p>EC-max 30 Ø30 mm, brushless, 40 Watt</text:p>
          </table:table-cell>
          <table:table-cell office:value-type="string">
            <text:p>30 mm</text:p>
          </table:table-cell>
          <table:table-cell office:value-type="string">
            <text:p>40 W</text:p>
          </table:table-cell>
          <table:table-cell office:value-type="string">
            <text:p>48 V</text:p>
          </table:table-cell>
          <table:table-cell office:value-type="string">
            <text:p>9250 rpm</text:p>
          </table:table-cell>
          <table:table-cell office:value-type="string">
            <text:p>33.4 mNm</text:p>
          </table:table-cell>
          <table:table-cell office:value-type="string">
            <text:p>USD 251.00</text:p>
          </table:table-cell>
          <table:table-cell office:value-type="string">
            <text:p><text:a xlink:href="http://www.maxonmotorusa.com/maxon/view/product/motor/ecmotor/ecmax/ecmax30/272770">Details</text:a></text:p>
          </table:table-cell>
        </table:table-row>
        <table:table-row table:style-name="ro5">
          <table:table-cell office:value-type="float" office:value="273755">
            <text:p>273755</text:p>
          </table:table-cell>
          <table:table-cell office:value-type="string">
            <text:p>RE 35 Ø35 mm, Graphite Brushes, 90 Watt</text:p>
          </table:table-cell>
          <table:table-cell office:value-type="string">
            <text:p>35 mm</text:p>
          </table:table-cell>
          <table:table-cell office:value-type="string">
            <text:p>90 W</text:p>
          </table:table-cell>
          <table:table-cell office:value-type="string">
            <text:p>48 V</text:p>
          </table:table-cell>
          <table:table-cell office:value-type="string">
            <text:p>7300 rpm</text:p>
          </table:table-cell>
          <table:table-cell office:value-type="string">
            <text:p>99.4 mNm</text:p>
          </table:table-cell>
          <table:table-cell office:value-type="string">
            <text:p>USD 373.88</text:p>
          </table:table-cell>
          <table:table-cell office:value-type="string">
            <text:p><text:a xlink:href="http://www.maxonmotorusa.com/maxon/view/product/motor/dcmotor/re/re35/273755">Details</text:a></text:p>
          </table:table-cell>
        </table:table-row>
        <table:table-row table:style-name="ro5">
          <table:table-cell office:value-type="float" office:value="273756">
            <text:p>273756</text:p>
          </table:table-cell>
          <table:table-cell office:value-type="string">
            <text:p>RE 35 Ø35 mm, Graphite Brushes, 90 Watt</text:p>
          </table:table-cell>
          <table:table-cell office:value-type="string">
            <text:p>35 mm</text:p>
          </table:table-cell>
          <table:table-cell office:value-type="string">
            <text:p>90 W</text:p>
          </table:table-cell>
          <table:table-cell office:value-type="string">
            <text:p>48 V</text:p>
          </table:table-cell>
          <table:table-cell office:value-type="string">
            <text:p>6670 rpm</text:p>
          </table:table-cell>
          <table:table-cell office:value-type="string">
            <text:p>101 mNm</text:p>
          </table:table-cell>
          <table:table-cell office:value-type="string">
            <text:p>USD 373.88</text:p>
          </table:table-cell>
          <table:table-cell office:value-type="string">
            <text:p><text:a xlink:href="http://www.maxonmotorusa.com/maxon/view/product/motor/dcmotor/re/re35/273756">Details</text:a></text:p>
          </table:table-cell>
        </table:table-row>
        <table:table-row table:style-name="ro5">
          <table:table-cell office:value-type="float" office:value="273757">
            <text:p>273757</text:p>
          </table:table-cell>
          <table:table-cell office:value-type="string">
            <text:p>RE 35 Ø35 mm, Graphite Brushes, 90 Watt</text:p>
          </table:table-cell>
          <table:table-cell office:value-type="string">
            <text:p>35 mm</text:p>
          </table:table-cell>
          <table:table-cell office:value-type="string">
            <text:p>90 W</text:p>
          </table:table-cell>
          <table:table-cell office:value-type="string">
            <text:p>48 V</text:p>
          </table:table-cell>
          <table:table-cell office:value-type="string">
            <text:p>5980 rpm</text:p>
          </table:table-cell>
          <table:table-cell office:value-type="string">
            <text:p>101 mNm</text:p>
          </table:table-cell>
          <table:table-cell office:value-type="string">
            <text:p>USD 373.88</text:p>
          </table:table-cell>
          <table:table-cell office:value-type="string">
            <text:p><text:a xlink:href="http://www.maxonmotorusa.com/maxon/view/product/motor/dcmotor/re/re35/273757">Details</text:a></text:p>
          </table:table-cell>
        </table:table-row>
        <table:table-row table:style-name="ro5">
          <table:table-cell office:value-type="float" office:value="273758">
            <text:p>273758</text:p>
          </table:table-cell>
          <table:table-cell office:value-type="string">
            <text:p>RE 35 Ø35 mm, Graphite Brushes, 90 Watt</text:p>
          </table:table-cell>
          <table:table-cell office:value-type="string">
            <text:p>35 mm</text:p>
          </table:table-cell>
          <table:table-cell office:value-type="string">
            <text:p>90 W</text:p>
          </table:table-cell>
          <table:table-cell office:value-type="string">
            <text:p>48 V</text:p>
          </table:table-cell>
          <table:table-cell office:value-type="string">
            <text:p>4760 rpm</text:p>
          </table:table-cell>
          <table:table-cell office:value-type="string">
            <text:p>104 mNm</text:p>
          </table:table-cell>
          <table:table-cell office:value-type="string">
            <text:p>USD 373.88</text:p>
          </table:table-cell>
          <table:table-cell office:value-type="string">
            <text:p><text:a xlink:href="http://www.maxonmotorusa.com/maxon/view/product/motor/dcmotor/re/re35/273758">Details</text:a></text:p>
          </table:table-cell>
        </table:table-row>
        <table:table-row table:style-name="ro3">
          <table:table-cell office:value-type="float" office:value="110202">
            <text:p>110202</text:p>
          </table:table-cell>
          <table:table-cell office:value-type="string">
            <text:p>A-max 26 Ø26 mm, Precious Metal Brushes CLL, 4 Watt, CE approved, with terminal</text:p>
          </table:table-cell>
          <table:table-cell office:value-type="string">
            <text:p>26 mm</text:p>
          </table:table-cell>
          <table:table-cell office:value-type="string">
            <text:p>4 W</text:p>
          </table:table-cell>
          <table:table-cell office:value-type="string">
            <text:p>24 V</text:p>
          </table:table-cell>
          <table:table-cell office:value-type="string">
            <text:p>4690 rpm</text:p>
          </table:table-cell>
          <table:table-cell office:value-type="string">
            <text:p>11.9 mNm</text:p>
          </table:table-cell>
          <table:table-cell office:value-type="string">
            <text:p>USD 107.63</text:p>
          </table:table-cell>
          <table:table-cell office:value-type="string">
            <text:p><text:a xlink:href="http://www.maxonmotorusa.com/maxon/view/product/motor/dcmotor/amax/amax26/110202">Details</text:a></text:p>
          </table:table-cell>
        </table:table-row>
        <table:table-row table:style-name="ro6">
          <table:table-cell office:value-type="float" office:value="110092">
            <text:p>110092</text:p>
          </table:table-cell>
          <table:table-cell office:value-type="string">
            <text:p>A-max 19 Ø19 mm, Precious Metal Brushes CLL, 1.5 Watt, CE approved, with terminals</text:p>
          </table:table-cell>
          <table:table-cell office:value-type="string">
            <text:p>19 mm</text:p>
          </table:table-cell>
          <table:table-cell office:value-type="string">
            <text:p>1.5 W</text:p>
          </table:table-cell>
          <table:table-cell office:value-type="string">
            <text:p>3 V</text:p>
          </table:table-cell>
          <table:table-cell office:value-type="string">
            <text:p>6230 rpm</text:p>
          </table:table-cell>
          <table:table-cell office:value-type="string">
            <text:p>3.62 mNm</text:p>
          </table:table-cell>
          <table:table-cell office:value-type="string">
            <text:p>USD 59.25</text:p>
          </table:table-cell>
          <table:table-cell office:value-type="string">
            <text:p><text:a xlink:href="http://www.maxonmotorusa.com/maxon/view/product/motor/dcmotor/amax/amax19/110092">Details</text:a></text:p>
          </table:table-cell>
        </table:table-row>
        <table:table-row table:style-name="ro4">
          <table:table-cell office:value-type="float" office:value="402687">
            <text:p>402687</text:p>
          </table:table-cell>
          <table:table-cell office:value-type="string">
            <text:p>EC 45 flat Ø45 mm, brushless, 70 Watt, with Hall sensors</text:p>
          </table:table-cell>
          <table:table-cell office:value-type="string">
            <text:p>45 mm</text:p>
          </table:table-cell>
          <table:table-cell office:value-type="string">
            <text:p>70 W</text:p>
          </table:table-cell>
          <table:table-cell office:value-type="string">
            <text:p>48 V</text:p>
          </table:table-cell>
          <table:table-cell office:value-type="string">
            <text:p>3440 rpm</text:p>
          </table:table-cell>
          <table:table-cell office:value-type="string">
            <text:p>134 mNm</text:p>
          </table:table-cell>
          <table:table-cell office:value-type="string">
            <text:p>USD 160.50</text:p>
          </table:table-cell>
          <table:table-cell office:value-type="string">
            <text:p><text:a xlink:href="http://www.maxonmotorusa.com/maxon/view/product/motor/ecmotor/ecflat/ecflat45/402687">Details</text:a></text:p>
          </table:table-cell>
        </table:table-row>
        <table:table-row table:style-name="ro2">
          <table:table-cell office:value-type="float" office:value="118496">
            <text:p>118496</text:p>
          </table:table-cell>
          <table:table-cell office:value-type="string">
            <text:p>RE 13 Ø13 mm, Precious Metal Brushes, 2 Watt, CE approved</text:p>
          </table:table-cell>
          <table:table-cell office:value-type="string">
            <text:p>13 mm</text:p>
          </table:table-cell>
          <table:table-cell office:value-type="string">
            <text:p>2 W</text:p>
          </table:table-cell>
          <table:table-cell office:value-type="string">
            <text:p>3 V</text:p>
          </table:table-cell>
          <table:table-cell office:value-type="string">
            <text:p>6300 rpm</text:p>
          </table:table-cell>
          <table:table-cell office:value-type="string">
            <text:p>2.91 mNm</text:p>
          </table:table-cell>
          <table:table-cell office:value-type="string">
            <text:p>USD 105.25</text:p>
          </table:table-cell>
          <table:table-cell office:value-type="string">
            <text:p><text:a xlink:href="http://www.maxonmotorusa.com/maxon/view/product/motor/dcmotor/re/re13/118496">Details</text:a></text:p>
          </table:table-cell>
        </table:table-row>
        <table:table-row table:style-name="ro4">
          <table:table-cell office:value-type="float" office:value="118511">
            <text:p>118511</text:p>
          </table:table-cell>
          <table:table-cell office:value-type="string">
            <text:p>RE 13 Ø13 mm, Precious M, 2 Watt, CE approvedetal Brushes</text:p>
          </table:table-cell>
          <table:table-cell office:value-type="string">
            <text:p>13 mm</text:p>
          </table:table-cell>
          <table:table-cell office:value-type="string">
            <text:p>2 W</text:p>
          </table:table-cell>
          <table:table-cell office:value-type="string">
            <text:p>3 V</text:p>
          </table:table-cell>
          <table:table-cell office:value-type="string">
            <text:p>6300 rpm</text:p>
          </table:table-cell>
          <table:table-cell office:value-type="string">
            <text:p>2.91 mNm</text:p>
          </table:table-cell>
          <table:table-cell office:value-type="string">
            <text:p>USD 110.88</text:p>
          </table:table-cell>
          <table:table-cell office:value-type="string">
            <text:p><text:a xlink:href="http://www.maxonmotorusa.com/maxon/view/product/motor/dcmotor/re/re13/118511">Details</text:a></text:p>
          </table:table-cell>
        </table:table-row>
        <table:table-row table:style-name="ro6">
          <table:table-cell office:value-type="float" office:value="110207">
            <text:p>110207</text:p>
          </table:table-cell>
          <table:table-cell office:value-type="string">
            <text:p>A-max 26 Ø26 mm, Precious Metal Brushes CLL, 4.5 Watt, CE approved, with terminal</text:p>
          </table:table-cell>
          <table:table-cell office:value-type="string">
            <text:p>26 mm</text:p>
          </table:table-cell>
          <table:table-cell office:value-type="string">
            <text:p>4.5 W</text:p>
          </table:table-cell>
          <table:table-cell office:value-type="string">
            <text:p>7.2 V</text:p>
          </table:table-cell>
          <table:table-cell office:value-type="string">
            <text:p>4060 rpm</text:p>
          </table:table-cell>
          <table:table-cell office:value-type="string">
            <text:p>13.8 mNm</text:p>
          </table:table-cell>
          <table:table-cell office:value-type="string">
            <text:p>USD 132.50</text:p>
          </table:table-cell>
          <table:table-cell office:value-type="string">
            <text:p><text:a xlink:href="http://www.maxonmotorusa.com/maxon/view/product/motor/dcmotor/amax/amax26/110207">Details</text:a></text:p>
          </table:table-cell>
        </table:table-row>
        <table:table-row table:style-name="ro4">
          <table:table-cell office:value-type="float" office:value="323772">
            <text:p>323772</text:p>
          </table:table-cell>
          <table:table-cell office:value-type="string">
            <text:p>EC 90 flat Ø90 mm, brushless, 90 Watt, with Hall sensors</text:p>
          </table:table-cell>
          <table:table-cell office:value-type="string">
            <text:p>90 mm</text:p>
          </table:table-cell>
          <table:table-cell office:value-type="string">
            <text:p>90 W</text:p>
          </table:table-cell>
          <table:table-cell office:value-type="string">
            <text:p>24 V</text:p>
          </table:table-cell>
          <table:table-cell office:value-type="string">
            <text:p>3190 rpm</text:p>
          </table:table-cell>
          <table:table-cell office:value-type="string">
            <text:p>425 mNm</text:p>
          </table:table-cell>
          <table:table-cell office:value-type="string">
            <text:p>USD 266.38</text:p>
          </table:table-cell>
          <table:table-cell office:value-type="string">
            <text:p><text:a xlink:href="http://www.maxonmotorusa.com/maxon/view/product/motor/ecmotor/ecflat/ecflat90/323772">Details</text:a></text:p>
          </table:table-cell>
        </table:table-row>
        <table:table-row table:style-name="ro6">
          <table:table-cell office:value-type="float" office:value="110098">
            <text:p>110098</text:p>
          </table:table-cell>
          <table:table-cell office:value-type="string">
            <text:p>A-max 19 Ø19 mm, Precious Metal Brushes CLL, 1.5 Watt, CE approved, with terminals</text:p>
          </table:table-cell>
          <table:table-cell office:value-type="string">
            <text:p>19 mm</text:p>
          </table:table-cell>
          <table:table-cell office:value-type="string">
            <text:p>1.5 W</text:p>
          </table:table-cell>
          <table:table-cell office:value-type="string">
            <text:p>18 V</text:p>
          </table:table-cell>
          <table:table-cell office:value-type="string">
            <text:p>6590 rpm</text:p>
          </table:table-cell>
          <table:table-cell office:value-type="string">
            <text:p>3.38 mNm</text:p>
          </table:table-cell>
          <table:table-cell office:value-type="string">
            <text:p>USD 59.25</text:p>
          </table:table-cell>
          <table:table-cell office:value-type="string">
            <text:p><text:a xlink:href="http://www.maxonmotorusa.com/maxon/view/product/motor/dcmotor/amax/amax19/110098">Details</text:a></text:p>
          </table:table-cell>
        </table:table-row>
        <table:table-row table:style-name="ro6">
          <table:table-cell office:value-type="float" office:value="352931">
            <text:p>352931</text:p>
          </table:table-cell>
          <table:table-cell office:value-type="string">
            <text:p>A-max 19 Ø19 mm, Precious Metal Brushes CLL, 1.5 Watt, CE approved, with cable</text:p>
          </table:table-cell>
          <table:table-cell office:value-type="string">
            <text:p>19 mm</text:p>
          </table:table-cell>
          <table:table-cell office:value-type="string">
            <text:p>1.5 W</text:p>
          </table:table-cell>
          <table:table-cell office:value-type="string">
            <text:p>18 V</text:p>
          </table:table-cell>
          <table:table-cell office:value-type="string">
            <text:p>6590 rpm</text:p>
          </table:table-cell>
          <table:table-cell office:value-type="string">
            <text:p>3.38 mNm</text:p>
          </table:table-cell>
          <table:table-cell office:value-type="string">
            <text:p>USD 73.38</text:p>
          </table:table-cell>
          <table:table-cell office:value-type="string">
            <text:p><text:a xlink:href="http://www.maxonmotorusa.com/maxon/view/product/motor/dcmotor/amax/amax19/352931">Details</text:a></text:p>
          </table:table-cell>
        </table:table-row>
        <table:table-row table:style-name="ro3">
          <table:table-cell office:value-type="float" office:value="110199">
            <text:p>110199</text:p>
          </table:table-cell>
          <table:table-cell office:value-type="string">
            <text:p>A-max 26 Ø26 mm, Precious Metal Brushes CLL, 4 Watt, CE approved, with terminal</text:p>
          </table:table-cell>
          <table:table-cell office:value-type="string">
            <text:p>26 mm</text:p>
          </table:table-cell>
          <table:table-cell office:value-type="string">
            <text:p>4 W</text:p>
          </table:table-cell>
          <table:table-cell office:value-type="string">
            <text:p>15 V</text:p>
          </table:table-cell>
          <table:table-cell office:value-type="string">
            <text:p>4970 rpm</text:p>
          </table:table-cell>
          <table:table-cell office:value-type="string">
            <text:p>11.4 mNm</text:p>
          </table:table-cell>
          <table:table-cell office:value-type="string">
            <text:p>USD 107.63</text:p>
          </table:table-cell>
          <table:table-cell office:value-type="string">
            <text:p><text:a xlink:href="http://www.maxonmotorusa.com/maxon/view/product/motor/dcmotor/amax/amax26/110199">Details</text:a></text:p>
          </table:table-cell>
        </table:table-row>
        <table:table-row table:style-name="ro4">
          <table:table-cell office:value-type="float" office:value="386661">
            <text:p>386661</text:p>
          </table:table-cell>
          <table:table-cell office:value-type="string">
            <text:p>EC 22 Ø22 mm, brushless, 40 Watt, sensorless</text:p>
          </table:table-cell>
          <table:table-cell office:value-type="string">
            <text:p>22 mm</text:p>
          </table:table-cell>
          <table:table-cell office:value-type="string">
            <text:p>40 W</text:p>
          </table:table-cell>
          <table:table-cell office:value-type="string">
            <text:p>12 V</text:p>
          </table:table-cell>
          <table:table-cell office:value-type="string">
            <text:p>30400 rpm</text:p>
          </table:table-cell>
          <table:table-cell office:value-type="string">
            <text:p>19.1 mNm</text:p>
          </table:table-cell>
          <table:table-cell office:value-type="string">
            <text:p>USD 230.38</text:p>
          </table:table-cell>
          <table:table-cell office:value-type="string">
            <text:p><text:a xlink:href="http://www.maxonmotorusa.com/maxon/view/product/motor/ecmotor/ec/ec22/386661">Details</text:a></text:p>
          </table:table-cell>
        </table:table-row>
        <table:table-row table:style-name="ro5">
          <table:table-cell office:value-type="float" office:value="384406">
            <text:p>384406</text:p>
          </table:table-cell>
          <table:table-cell office:value-type="string">
            <text:p>EC 8 Ø8 mm, brushless, 2 Watt, with Hall sensors</text:p>
          </table:table-cell>
          <table:table-cell office:value-type="string">
            <text:p>8 mm</text:p>
          </table:table-cell>
          <table:table-cell office:value-type="string">
            <text:p>2 W</text:p>
          </table:table-cell>
          <table:table-cell office:value-type="string">
            <text:p>6 V</text:p>
          </table:table-cell>
          <table:table-cell office:value-type="string">
            <text:p>35900 rpm</text:p>
          </table:table-cell>
          <table:table-cell office:value-type="string">
            <text:p>0.977 mNm</text:p>
          </table:table-cell>
          <table:table-cell office:value-type="string">
            <text:p>USD 304.25</text:p>
          </table:table-cell>
          <table:table-cell office:value-type="string">
            <text:p><text:a xlink:href="http://www.maxonmotorusa.com/maxon/view/product/motor/ecmotor/ec/ec8/384406">Details</text:a></text:p>
          </table:table-cell>
        </table:table-row>
        <table:table-row table:style-name="ro5">
          <table:table-cell office:value-type="float" office:value="384409">
            <text:p>384409</text:p>
          </table:table-cell>
          <table:table-cell office:value-type="string">
            <text:p>EC 8 Ø8 mm, brushless, 2 Watt, sensorless</text:p>
          </table:table-cell>
          <table:table-cell office:value-type="string">
            <text:p>8 mm</text:p>
          </table:table-cell>
          <table:table-cell office:value-type="string">
            <text:p>2 W</text:p>
          </table:table-cell>
          <table:table-cell office:value-type="string">
            <text:p>6 V</text:p>
          </table:table-cell>
          <table:table-cell office:value-type="string">
            <text:p>35900 rpm</text:p>
          </table:table-cell>
          <table:table-cell office:value-type="string">
            <text:p>0.977 mNm</text:p>
          </table:table-cell>
          <table:table-cell office:value-type="string">
            <text:p>USD 248.88</text:p>
          </table:table-cell>
          <table:table-cell office:value-type="string">
            <text:p><text:a xlink:href="http://www.maxonmotorusa.com/maxon/view/product/motor/ecmotor/ec/ec8/384409">Details</text:a></text:p>
          </table:table-cell>
        </table:table-row>
        <table:table-row table:style-name="ro7">
          <table:table-cell office:value-type="float" office:value="310599">
            <text:p>310599</text:p>
          </table:table-cell>
          <table:table-cell office:value-type="string">
            <text:p>EC 6 Ø6 mm, brushless, 1.2 Watt</text:p>
          </table:table-cell>
          <table:table-cell office:value-type="string">
            <text:p>6 mm</text:p>
          </table:table-cell>
          <table:table-cell office:value-type="string">
            <text:p>1.2 W</text:p>
          </table:table-cell>
          <table:table-cell office:value-type="string">
            <text:p>6 V</text:p>
          </table:table-cell>
          <table:table-cell office:value-type="string">
            <text:p>45100 rpm</text:p>
          </table:table-cell>
          <table:table-cell office:value-type="string">
            <text:p>0.251 mNm</text:p>
          </table:table-cell>
          <table:table-cell office:value-type="string">
            <text:p>USD 210.75</text:p>
          </table:table-cell>
          <table:table-cell office:value-type="string">
            <text:p><text:a xlink:href="http://www.maxonmotorusa.com/maxon/view/product/motor/ecmotor/ec/ec6/310599">Details</text:a></text:p>
          </table:table-cell>
        </table:table-row>
        <table:table-row table:style-name="ro4">
          <table:table-cell office:value-type="float" office:value="305200">
            <text:p>305200</text:p>
          </table:table-cell>
          <table:table-cell office:value-type="string">
            <text:p>EC 13 Ø13 mm, brushless, 12 Watt, sensorless</text:p>
          </table:table-cell>
          <table:table-cell office:value-type="string">
            <text:p>13 mm</text:p>
          </table:table-cell>
          <table:table-cell office:value-type="string">
            <text:p>12 W</text:p>
          </table:table-cell>
          <table:table-cell office:value-type="string">
            <text:p>36 V</text:p>
          </table:table-cell>
          <table:table-cell office:value-type="string">
            <text:p>26600 rpm</text:p>
          </table:table-cell>
          <table:table-cell office:value-type="string">
            <text:p>5.43 mNm</text:p>
          </table:table-cell>
          <table:table-cell office:value-type="string">
            <text:p>USD 245.50</text:p>
          </table:table-cell>
          <table:table-cell office:value-type="string">
            <text:p><text:a xlink:href="http://www.maxonmotorusa.com/maxon/view/product/motor/ecmotor/ec/ec13/305200">Details</text:a></text:p>
          </table:table-cell>
        </table:table-row>
        <table:table-row table:style-name="ro4">
          <table:table-cell office:value-type="float" office:value="318010">
            <text:p>318010</text:p>
          </table:table-cell>
          <table:table-cell office:value-type="string">
            <text:p>EC 13 Ø13 mm, brushless, 12 Watt, with Hall sensors</text:p>
          </table:table-cell>
          <table:table-cell office:value-type="string">
            <text:p>13 mm</text:p>
          </table:table-cell>
          <table:table-cell office:value-type="string">
            <text:p>12 W</text:p>
          </table:table-cell>
          <table:table-cell office:value-type="string">
            <text:p>36 V</text:p>
          </table:table-cell>
          <table:table-cell office:value-type="string">
            <text:p>26600 rpm</text:p>
          </table:table-cell>
          <table:table-cell office:value-type="string">
            <text:p>5.43 mNm</text:p>
          </table:table-cell>
          <table:table-cell office:value-type="string">
            <text:p>USD 344.25</text:p>
          </table:table-cell>
          <table:table-cell office:value-type="string">
            <text:p><text:a xlink:href="http://www.maxonmotorusa.com/maxon/view/product/motor/ecmotor/ec/ec13/318010">Details</text:a></text:p>
          </table:table-cell>
        </table:table-row>
        <table:table-row table:style-name="ro4">
          <table:table-cell office:value-type="float" office:value="305191">
            <text:p>305191</text:p>
          </table:table-cell>
          <table:table-cell office:value-type="string">
            <text:p>EC 13 Ø13 mm, brushless, 6 Watt, sensorless</text:p>
          </table:table-cell>
          <table:table-cell office:value-type="string">
            <text:p>13 mm</text:p>
          </table:table-cell>
          <table:table-cell office:value-type="string">
            <text:p>6 W</text:p>
          </table:table-cell>
          <table:table-cell office:value-type="string">
            <text:p>9 V</text:p>
          </table:table-cell>
          <table:table-cell office:value-type="string">
            <text:p>29000 rpm</text:p>
          </table:table-cell>
          <table:table-cell office:value-type="string">
            <text:p>2.55 mNm</text:p>
          </table:table-cell>
          <table:table-cell office:value-type="string">
            <text:p>USD 203.38</text:p>
          </table:table-cell>
          <table:table-cell office:value-type="string">
            <text:p><text:a xlink:href="http://www.maxonmotorusa.com/maxon/view/product/motor/ecmotor/ec/ec13/305191">Details</text:a></text:p>
          </table:table-cell>
        </table:table-row>
        <table:table-row table:style-name="ro4">
          <table:table-cell office:value-type="float" office:value="318001">
            <text:p>318001</text:p>
          </table:table-cell>
          <table:table-cell office:value-type="string">
            <text:p>EC 13 Ø13 mm, brushless, 6 Watt, with Hall sensors</text:p>
          </table:table-cell>
          <table:table-cell office:value-type="string">
            <text:p>13 mm</text:p>
          </table:table-cell>
          <table:table-cell office:value-type="string">
            <text:p>6 W</text:p>
          </table:table-cell>
          <table:table-cell office:value-type="string">
            <text:p>9 V</text:p>
          </table:table-cell>
          <table:table-cell office:value-type="string">
            <text:p>29000 rpm</text:p>
          </table:table-cell>
          <table:table-cell office:value-type="string">
            <text:p>2.55 mNm</text:p>
          </table:table-cell>
          <table:table-cell office:value-type="string">
            <text:p>USD 292.63</text:p>
          </table:table-cell>
          <table:table-cell office:value-type="string">
            <text:p><text:a xlink:href="http://www.maxonmotorusa.com/maxon/view/product/motor/ecmotor/ec/ec13/318001">Details</text:a></text:p>
          </table:table-cell>
        </table:table-row>
        <table:table-row table:style-name="ro4">
          <table:table-cell office:value-type="float" office:value="305198">
            <text:p>305198</text:p>
          </table:table-cell>
          <table:table-cell office:value-type="string">
            <text:p>EC 13 Ø13 mm, brushless, 12 Watt, sensorless</text:p>
          </table:table-cell>
          <table:table-cell office:value-type="string">
            <text:p>13 mm</text:p>
          </table:table-cell>
          <table:table-cell office:value-type="string">
            <text:p>12 W</text:p>
          </table:table-cell>
          <table:table-cell office:value-type="string">
            <text:p>18 V</text:p>
          </table:table-cell>
          <table:table-cell office:value-type="string">
            <text:p>24900 rpm</text:p>
          </table:table-cell>
          <table:table-cell office:value-type="string">
            <text:p>5.54 mNm</text:p>
          </table:table-cell>
          <table:table-cell office:value-type="string">
            <text:p>USD 245.50</text:p>
          </table:table-cell>
          <table:table-cell office:value-type="string">
            <text:p><text:a xlink:href="http://www.maxonmotorusa.com/maxon/view/product/motor/ecmotor/ec/ec13/305198">Details</text:a></text:p>
          </table:table-cell>
        </table:table-row>
        <table:table-row table:style-name="ro4">
          <table:table-cell office:value-type="float" office:value="318008">
            <text:p>318008</text:p>
          </table:table-cell>
          <table:table-cell office:value-type="string">
            <text:p>EC 13 Ø13 mm, brushless, 12 Watt, with Hall sensors</text:p>
          </table:table-cell>
          <table:table-cell office:value-type="string">
            <text:p>13 mm</text:p>
          </table:table-cell>
          <table:table-cell office:value-type="string">
            <text:p>12 W</text:p>
          </table:table-cell>
          <table:table-cell office:value-type="string">
            <text:p>18 V</text:p>
          </table:table-cell>
          <table:table-cell office:value-type="string">
            <text:p>24900 rpm</text:p>
          </table:table-cell>
          <table:table-cell office:value-type="string">
            <text:p>5.54 mNm</text:p>
          </table:table-cell>
          <table:table-cell office:value-type="string">
            <text:p>USD 344.25</text:p>
          </table:table-cell>
          <table:table-cell office:value-type="string">
            <text:p><text:a xlink:href="http://www.maxonmotorusa.com/maxon/view/product/motor/ecmotor/ec/ec13/318008">Details</text:a></text:p>
          </table:table-cell>
        </table:table-row>
        <table:table-row table:style-name="ro5">
          <table:table-cell office:value-type="float" office:value="384408">
            <text:p>384408</text:p>
          </table:table-cell>
          <table:table-cell office:value-type="string">
            <text:p>EC 8 Ø8 mm, brushless, 2 Watt, with Hall sensors</text:p>
          </table:table-cell>
          <table:table-cell office:value-type="string">
            <text:p>8 mm</text:p>
          </table:table-cell>
          <table:table-cell office:value-type="string">
            <text:p>2 W</text:p>
          </table:table-cell>
          <table:table-cell office:value-type="string">
            <text:p>24 V</text:p>
          </table:table-cell>
          <table:table-cell office:value-type="string">
            <text:p>42700 rpm</text:p>
          </table:table-cell>
          <table:table-cell office:value-type="string">
            <text:p>0.944 mNm</text:p>
          </table:table-cell>
          <table:table-cell office:value-type="string">
            <text:p>USD 304.25</text:p>
          </table:table-cell>
          <table:table-cell office:value-type="string">
            <text:p><text:a xlink:href="http://www.maxonmotorusa.com/maxon/view/product/motor/ecmotor/ec/ec8/384408">Details</text:a></text:p>
          </table:table-cell>
        </table:table-row>
        <table:table-row table:style-name="ro5">
          <table:table-cell office:value-type="float" office:value="384411">
            <text:p>384411</text:p>
          </table:table-cell>
          <table:table-cell office:value-type="string">
            <text:p>EC 8 Ø8 mm, brushless, 2 Watt, sensorless</text:p>
          </table:table-cell>
          <table:table-cell office:value-type="string">
            <text:p>8 mm</text:p>
          </table:table-cell>
          <table:table-cell office:value-type="string">
            <text:p>2 W</text:p>
          </table:table-cell>
          <table:table-cell office:value-type="string">
            <text:p>24 V</text:p>
          </table:table-cell>
          <table:table-cell office:value-type="string">
            <text:p>42700 rpm</text:p>
          </table:table-cell>
          <table:table-cell office:value-type="string">
            <text:p>0.944 mNm</text:p>
          </table:table-cell>
          <table:table-cell office:value-type="string">
            <text:p>USD 248.88</text:p>
          </table:table-cell>
          <table:table-cell office:value-type="string">
            <text:p><text:a xlink:href="http://www.maxonmotorusa.com/maxon/view/product/motor/ecmotor/ec/ec8/384411">Details</text:a></text:p>
          </table:table-cell>
        </table:table-row>
        <table:table-row table:style-name="ro6">
          <table:table-cell office:value-type="float" office:value="265375">
            <text:p>265375</text:p>
          </table:table-cell>
          <table:table-cell office:value-type="string">
            <text:p>A-max 12 Ø12 mm, Precious Metal Brushes CLL, 0.75 Watt, CE approved, with Cable</text:p>
          </table:table-cell>
          <table:table-cell office:value-type="string">
            <text:p>12 mm</text:p>
          </table:table-cell>
          <table:table-cell office:value-type="string">
            <text:p>0.75 W</text:p>
          </table:table-cell>
          <table:table-cell office:value-type="string">
            <text:p>6 V</text:p>
          </table:table-cell>
          <table:table-cell office:value-type="string">
            <text:p>12800 rpm</text:p>
          </table:table-cell>
          <table:table-cell office:value-type="string">
            <text:p>0.948 mNm</text:p>
          </table:table-cell>
          <table:table-cell office:value-type="string">
            <text:p>USD 64.00</text:p>
          </table:table-cell>
          <table:table-cell office:value-type="string">
            <text:p><text:a xlink:href="http://www.maxonmotorusa.com/maxon/view/product/motor/dcmotor/amax/amax12/265375">Details</text:a></text:p>
          </table:table-cell>
        </table:table-row>
        <table:table-row table:style-name="ro6">
          <table:table-cell office:value-type="float" office:value="265374">
            <text:p>265374</text:p>
          </table:table-cell>
          <table:table-cell office:value-type="string">
            <text:p>A-max 12 Ø12 mm, Precious Metal Brushes CLL, 0.75 Watt, CE approved, with Cable</text:p>
          </table:table-cell>
          <table:table-cell office:value-type="string">
            <text:p>12 mm</text:p>
          </table:table-cell>
          <table:table-cell office:value-type="string">
            <text:p>0.75 W</text:p>
          </table:table-cell>
          <table:table-cell office:value-type="string">
            <text:p>4.5 V</text:p>
          </table:table-cell>
          <table:table-cell office:value-type="string">
            <text:p>11900 rpm</text:p>
          </table:table-cell>
          <table:table-cell office:value-type="string">
            <text:p>0.961 mNm</text:p>
          </table:table-cell>
          <table:table-cell office:value-type="string">
            <text:p>USD 64.00</text:p>
          </table:table-cell>
          <table:table-cell office:value-type="string">
            <text:p><text:a xlink:href="http://www.maxonmotorusa.com/maxon/view/product/motor/dcmotor/amax/amax12/265374">Details</text:a></text:p>
          </table:table-cell>
        </table:table-row>
        <table:table-row table:style-name="ro3">
          <table:table-cell office:value-type="float" office:value="201353">
            <text:p>201353</text:p>
          </table:table-cell>
          <table:table-cell office:value-type="string">
            <text:p>RE-max 13 Ø13 mm, Precious Metal Brushes, CLL, 2.5 Watt, with cables</text:p>
          </table:table-cell>
          <table:table-cell office:value-type="string">
            <text:p>13 mm</text:p>
          </table:table-cell>
          <table:table-cell office:value-type="string">
            <text:p>2.5 W</text:p>
          </table:table-cell>
          <table:table-cell office:value-type="string">
            <text:p>2.4 V</text:p>
          </table:table-cell>
          <table:table-cell office:value-type="string">
            <text:p>10600 rpm</text:p>
          </table:table-cell>
          <table:table-cell office:value-type="string">
            <text:p>0.969 mNm</text:p>
          </table:table-cell>
          <table:table-cell office:value-type="string">
            <text:p>USD 80.75</text:p>
          </table:table-cell>
          <table:table-cell office:value-type="string">
            <text:p><text:a xlink:href="http://www.maxonmotorusa.com/maxon/view/product/motor/dcmotor/remax/remax13/201353">Details</text:a></text:p>
          </table:table-cell>
        </table:table-row>
        <table:table-row table:style-name="ro5">
          <table:table-cell office:value-type="float" office:value="384406">
            <text:p>384406</text:p>
          </table:table-cell>
          <table:table-cell office:value-type="string">
            <text:p>EC 8 Ø8 mm, brushless, 2 Watt, with Hall sensors</text:p>
          </table:table-cell>
          <table:table-cell office:value-type="string">
            <text:p>8 mm</text:p>
          </table:table-cell>
          <table:table-cell office:value-type="string">
            <text:p>2 W</text:p>
          </table:table-cell>
          <table:table-cell office:value-type="string">
            <text:p>6 V</text:p>
          </table:table-cell>
          <table:table-cell office:value-type="string">
            <text:p>35900 rpm</text:p>
          </table:table-cell>
          <table:table-cell office:value-type="string">
            <text:p>0.977 mNm</text:p>
          </table:table-cell>
          <table:table-cell office:value-type="string">
            <text:p>USD 304.25</text:p>
          </table:table-cell>
          <table:table-cell office:value-type="string">
            <text:p><text:a xlink:href="http://www.maxonmotorusa.com/maxon/view/product/motor/ecmotor/ec/ec8/384406">Details</text:a></text:p>
          </table:table-cell>
        </table:table-row>
        <table:table-row table:style-name="ro5">
          <table:table-cell office:value-type="float" office:value="384409">
            <text:p>384409</text:p>
          </table:table-cell>
          <table:table-cell office:value-type="string">
            <text:p>EC 8 Ø8 mm, brushless, 2 Watt, sensorless</text:p>
          </table:table-cell>
          <table:table-cell office:value-type="string">
            <text:p>8 mm</text:p>
          </table:table-cell>
          <table:table-cell office:value-type="string">
            <text:p>2 W</text:p>
          </table:table-cell>
          <table:table-cell office:value-type="string">
            <text:p>6 V</text:p>
          </table:table-cell>
          <table:table-cell office:value-type="string">
            <text:p>35900 rpm</text:p>
          </table:table-cell>
          <table:table-cell office:value-type="string">
            <text:p>0.977 mNm</text:p>
          </table:table-cell>
          <table:table-cell office:value-type="string">
            <text:p>USD 248.88</text:p>
          </table:table-cell>
          <table:table-cell office:value-type="string">
            <text:p><text:a xlink:href="http://www.maxonmotorusa.com/maxon/view/product/motor/ecmotor/ec/ec8/384409">Details</text:a></text:p>
          </table:table-cell>
        </table:table-row>
        <table:table-row table:style-name="ro2">
          <table:table-cell office:value-type="float" office:value="118404">
            <text:p>118404</text:p>
          </table:table-cell>
          <table:table-cell office:value-type="string">
            <text:p>RE 13 Ø13 mm, Precious Metal Brushes, 1.2 Watt, CE approved</text:p>
          </table:table-cell>
          <table:table-cell office:value-type="string">
            <text:p>13 mm</text:p>
          </table:table-cell>
          <table:table-cell office:value-type="string">
            <text:p>1.2 W</text:p>
          </table:table-cell>
          <table:table-cell office:value-type="string">
            <text:p>1.8 V</text:p>
          </table:table-cell>
          <table:table-cell office:value-type="string">
            <text:p>11000 rpm</text:p>
          </table:table-cell>
          <table:table-cell office:value-type="string">
            <text:p>1.02 mNm</text:p>
          </table:table-cell>
          <table:table-cell office:value-type="string">
            <text:p>USD 78.38</text:p>
          </table:table-cell>
          <table:table-cell office:value-type="string">
            <text:p><text:a xlink:href="http://www.maxonmotorusa.com/maxon/view/product/motor/dcmotor/re/re13/118404">Details</text:a></text:p>
          </table:table-cell>
        </table:table-row>
        <table:table-row table:style-name="ro2">
          <table:table-cell office:value-type="float" office:value="118419">
            <text:p>118419</text:p>
          </table:table-cell>
          <table:table-cell office:value-type="string">
            <text:p>RE 13 Ø13 mm, Precious Metal Brushes, 1.2 Watt, CE approved</text:p>
          </table:table-cell>
          <table:table-cell office:value-type="string">
            <text:p>13 mm</text:p>
          </table:table-cell>
          <table:table-cell office:value-type="string">
            <text:p>1.2 W</text:p>
          </table:table-cell>
          <table:table-cell office:value-type="string">
            <text:p>1.8 V</text:p>
          </table:table-cell>
          <table:table-cell office:value-type="string">
            <text:p>11000 rpm</text:p>
          </table:table-cell>
          <table:table-cell office:value-type="string">
            <text:p>1.02 mNm</text:p>
          </table:table-cell>
          <table:table-cell office:value-type="string">
            <text:p>USD 84.00</text:p>
          </table:table-cell>
          <table:table-cell office:value-type="string">
            <text:p><text:a xlink:href="http://www.maxonmotorusa.com/maxon/view/product/motor/dcmotor/re/re13/118419">Details</text:a></text:p>
          </table:table-cell>
        </table:table-row>
        <table:table-row table:style-name="ro2">
          <table:table-cell office:value-type="float" office:value="268353">
            <text:p>268353</text:p>
          </table:table-cell>
          <table:table-cell office:value-type="string">
            <text:p>RE-max 13 Ø13 mm, Precious Metal Brushes CLL, 2 Watt, with cables</text:p>
          </table:table-cell>
          <table:table-cell office:value-type="string">
            <text:p>13 mm</text:p>
          </table:table-cell>
          <table:table-cell office:value-type="string">
            <text:p>2 W</text:p>
          </table:table-cell>
          <table:table-cell office:value-type="string">
            <text:p>1.5 V</text:p>
          </table:table-cell>
          <table:table-cell office:value-type="string">
            <text:p>6080 rpm</text:p>
          </table:table-cell>
          <table:table-cell office:value-type="string">
            <text:p>1.02 mNm</text:p>
          </table:table-cell>
          <table:table-cell office:value-type="string">
            <text:p>USD 87.88</text:p>
          </table:table-cell>
          <table:table-cell office:value-type="string">
            <text:p><text:a xlink:href="http://www.maxonmotorusa.com/maxon/view/product/motor/dcmotor/remax/remax13/268353">Details</text:a></text:p>
          </table:table-cell>
        </table:table-row>
        <table:table-row table:style-name="ro5">
          <table:table-cell office:value-type="float" office:value="323890">
            <text:p>323890</text:p>
          </table:table-cell>
          <table:table-cell office:value-type="string">
            <text:p>RE 35 Ø35 mm, Graphite Brushes, 90 Watt</text:p>
          </table:table-cell>
          <table:table-cell office:value-type="string">
            <text:p>35 mm</text:p>
          </table:table-cell>
          <table:table-cell office:value-type="string">
            <text:p>90 W</text:p>
          </table:table-cell>
          <table:table-cell office:value-type="string">
            <text:p>24 V</text:p>
          </table:table-cell>
          <table:table-cell office:value-type="string">
            <text:p>7740 rpm</text:p>
          </table:table-cell>
          <table:table-cell office:value-type="string">
            <text:p>101 mNm</text:p>
          </table:table-cell>
          <table:table-cell office:value-type="string">
            <text:p>USD 373.88</text:p>
          </table:table-cell>
          <table:table-cell office:value-type="string">
            <text:p><text:a xlink:href="http://www.maxonmotorusa.com/maxon/view/product/motor/dcmotor/re/re35/323890">Details</text:a></text:p>
          </table:table-cell>
        </table:table-row>
        <table:table-row table:style-name="ro5">
          <table:table-cell office:value-type="float" office:value="323891">
            <text:p>323891</text:p>
          </table:table-cell>
          <table:table-cell office:value-type="string">
            <text:p>RE 35 Ø35 mm, Graphite Brushes, 90 Watt</text:p>
          </table:table-cell>
          <table:table-cell office:value-type="string">
            <text:p>35 mm</text:p>
          </table:table-cell>
          <table:table-cell office:value-type="string">
            <text:p>90 W</text:p>
          </table:table-cell>
          <table:table-cell office:value-type="string">
            <text:p>24 V</text:p>
          </table:table-cell>
          <table:table-cell office:value-type="string">
            <text:p>7740 rpm</text:p>
          </table:table-cell>
          <table:table-cell office:value-type="string">
            <text:p>101 mNm</text:p>
          </table:table-cell>
          <table:table-cell office:value-type="string">
            <text:p>USD 373.88</text:p>
          </table:table-cell>
          <table:table-cell office:value-type="string">
            <text:p><text:a xlink:href="http://www.maxonmotorusa.com/maxon/view/product/motor/dcmotor/re/re35/323891">Details</text:a></text:p>
          </table:table-cell>
        </table:table-row>
        <table:table-row table:style-name="ro5">
          <table:table-cell office:value-type="float" office:value="273755">
            <text:p>273755</text:p>
          </table:table-cell>
          <table:table-cell office:value-type="string">
            <text:p>RE 35 Ø35 mm, Graphite Brushes, 90 Watt</text:p>
          </table:table-cell>
          <table:table-cell office:value-type="string">
            <text:p>35 mm</text:p>
          </table:table-cell>
          <table:table-cell office:value-type="string">
            <text:p>90 W</text:p>
          </table:table-cell>
          <table:table-cell office:value-type="string">
            <text:p>48 V</text:p>
          </table:table-cell>
          <table:table-cell office:value-type="string">
            <text:p>7300 rpm</text:p>
          </table:table-cell>
          <table:table-cell office:value-type="string">
            <text:p>99.4 mNm</text:p>
          </table:table-cell>
          <table:table-cell office:value-type="string">
            <text:p>USD 373.88</text:p>
          </table:table-cell>
          <table:table-cell office:value-type="string">
            <text:p><text:a xlink:href="http://www.maxonmotorusa.com/maxon/view/product/motor/dcmotor/re/re35/273755">Details</text:a></text:p>
          </table:table-cell>
        </table:table-row>
        <table:table-row table:style-name="ro5">
          <table:table-cell office:value-type="float" office:value="285788">
            <text:p>285788</text:p>
          </table:table-cell>
          <table:table-cell office:value-type="string">
            <text:p>RE 35 Ø35 mm, Graphite Brushes, 90 Watt</text:p>
          </table:table-cell>
          <table:table-cell office:value-type="string">
            <text:p>35 mm</text:p>
          </table:table-cell>
          <table:table-cell office:value-type="string">
            <text:p>90 W</text:p>
          </table:table-cell>
          <table:table-cell office:value-type="string">
            <text:p>48 V</text:p>
          </table:table-cell>
          <table:table-cell office:value-type="string">
            <text:p>7300 rpm</text:p>
          </table:table-cell>
          <table:table-cell office:value-type="string">
            <text:p>99.4 mNm</text:p>
          </table:table-cell>
          <table:table-cell office:value-type="string">
            <text:p>USD 373.88</text:p>
          </table:table-cell>
          <table:table-cell office:value-type="string">
            <text:p><text:a xlink:href="http://www.maxonmotorusa.com/maxon/view/product/motor/dcmotor/re/re35/285788">Details</text:a></text:p>
          </table:table-cell>
        </table:table-row>
        <table:table-row table:style-name="ro5">
          <table:table-cell office:value-type="float" office:value="273753">
            <text:p>273753</text:p>
          </table:table-cell>
          <table:table-cell office:value-type="string">
            <text:p>RE 35 Ø35 mm, Graphite Brushes, 90 Watt</text:p>
          </table:table-cell>
          <table:table-cell office:value-type="string">
            <text:p>35 mm</text:p>
          </table:table-cell>
          <table:table-cell office:value-type="string">
            <text:p>90 W</text:p>
          </table:table-cell>
          <table:table-cell office:value-type="string">
            <text:p>30 V</text:p>
          </table:table-cell>
          <table:table-cell office:value-type="string">
            <text:p>7270 rpm</text:p>
          </table:table-cell>
          <table:table-cell office:value-type="string">
            <text:p>97.2 mNm</text:p>
          </table:table-cell>
          <table:table-cell office:value-type="string">
            <text:p>USD 373.88</text:p>
          </table:table-cell>
          <table:table-cell office:value-type="string">
            <text:p><text:a xlink:href="http://www.maxonmotorusa.com/maxon/view/product/motor/dcmotor/re/re35/273753">Details</text:a></text:p>
          </table:table-cell>
        </table:table-row>
        <table:table-row table:style-name="ro5">
          <table:table-cell office:value-type="float" office:value="285786">
            <text:p>285786</text:p>
          </table:table-cell>
          <table:table-cell office:value-type="string">
            <text:p>RE 35 Ø35 mm, Graphite Brushes, 90 Watt</text:p>
          </table:table-cell>
          <table:table-cell office:value-type="string">
            <text:p>35 mm</text:p>
          </table:table-cell>
          <table:table-cell office:value-type="string">
            <text:p>90 W</text:p>
          </table:table-cell>
          <table:table-cell office:value-type="string">
            <text:p>30 V</text:p>
          </table:table-cell>
          <table:table-cell office:value-type="string">
            <text:p>7270 rpm</text:p>
          </table:table-cell>
          <table:table-cell office:value-type="string">
            <text:p>97.2 mNm</text:p>
          </table:table-cell>
          <table:table-cell office:value-type="string">
            <text:p>USD 373.88</text:p>
          </table:table-cell>
          <table:table-cell office:value-type="string">
            <text:p><text:a xlink:href="http://www.maxonmotorusa.com/maxon/view/product/motor/dcmotor/re/re35/285786">Details</text:a></text:p>
          </table:table-cell>
        </table:table-row>
        <table:table-row table:style-name="ro4">
          <table:table-cell office:value-type="float" office:value="339285">
            <text:p>339285</text:p>
          </table:table-cell>
          <table:table-cell office:value-type="string">
            <text:p>EC 45 flat Ø45 mm, brushless, 50 Watt, with Hall sensors</text:p>
          </table:table-cell>
          <table:table-cell office:value-type="string">
            <text:p>45 mm</text:p>
          </table:table-cell>
          <table:table-cell office:value-type="string">
            <text:p>50 W</text:p>
          </table:table-cell>
          <table:table-cell office:value-type="string">
            <text:p>18 V</text:p>
          </table:table-cell>
          <table:table-cell office:value-type="string">
            <text:p>6720 rpm</text:p>
          </table:table-cell>
          <table:table-cell office:value-type="string">
            <text:p>95.2 mNm</text:p>
          </table:table-cell>
          <table:table-cell office:value-type="string">
            <text:p>USD 147.13</text:p>
          </table:table-cell>
          <table:table-cell office:value-type="string">
            <text:p><text:a xlink:href="http://www.maxonmotorusa.com/maxon/view/product/motor/ecmotor/ecflat/ecflat45/339285">Details</text:a></text:p>
          </table:table-cell>
        </table:table-row>
        <table:table-row table:style-name="ro5">
          <table:table-cell office:value-type="float" office:value="148866">
            <text:p>148866</text:p>
          </table:table-cell>
          <table:table-cell office:value-type="string">
            <text:p>RE 40 Ø40 mm, Graphite Brushes, 150 Watt</text:p>
          </table:table-cell>
          <table:table-cell office:value-type="string">
            <text:p>40 mm</text:p>
          </table:table-cell>
          <table:table-cell office:value-type="string">
            <text:p>150 W</text:p>
          </table:table-cell>
          <table:table-cell office:value-type="string">
            <text:p>12 V</text:p>
          </table:table-cell>
          <table:table-cell office:value-type="string">
            <text:p>7500 rpm</text:p>
          </table:table-cell>
          <table:table-cell office:value-type="string">
            <text:p>94.9 mNm</text:p>
          </table:table-cell>
          <table:table-cell office:value-type="string">
            <text:p>USD 485.38</text:p>
          </table:table-cell>
          <table:table-cell office:value-type="string">
            <text:p><text:a xlink:href="http://www.maxonmotorusa.com/maxon/view/product/motor/dcmotor/re/re40/148866">Details</text:a></text:p>
          </table:table-cell>
        </table:table-row>
        <table:table-row table:style-name="ro2">
          <table:table-cell office:value-type="float" office:value="353516">
            <text:p>353516</text:p>
          </table:table-cell>
          <table:table-cell office:value-type="string">
            <text:p>EC 45 flat Ø45 mm, brushless, 30 Watt, with integrated electronics</text:p>
          </table:table-cell>
          <table:table-cell office:value-type="string">
            <text:p>50 mm</text:p>
          </table:table-cell>
          <table:table-cell office:value-type="string">
            <text:p>30 W</text:p>
          </table:table-cell>
          <table:table-cell office:value-type="string">
            <text:p>24 V</text:p>
          </table:table-cell>
          <table:table-cell office:value-type="string">
            <text:p>3000 rpm</text:p>
          </table:table-cell>
          <table:table-cell office:value-type="string">
            <text:p>94.7 mNm</text:p>
          </table:table-cell>
          <table:table-cell office:value-type="string">
            <text:p>USD 239.75</text:p>
          </table:table-cell>
          <table:table-cell office:value-type="string">
            <text:p><text:a xlink:href="http://www.maxonmotorusa.com/maxon/view/product/motor/ecmotor/ecflat/ecflat45/353516">Details</text:a></text:p>
          </table:table-cell>
        </table:table-row>
        <table:table-row table:style-name="ro5">
          <table:table-cell office:value-type="float" office:value="283868">
            <text:p>283868</text:p>
          </table:table-cell>
          <table:table-cell office:value-type="string">
            <text:p>EC-max 40 Ø40 mm, brushless, 70 Watt</text:p>
          </table:table-cell>
          <table:table-cell office:value-type="string">
            <text:p>40 mm</text:p>
          </table:table-cell>
          <table:table-cell office:value-type="string">
            <text:p>70 W</text:p>
          </table:table-cell>
          <table:table-cell office:value-type="string">
            <text:p>36 V</text:p>
          </table:table-cell>
          <table:table-cell office:value-type="string">
            <text:p>8470 rpm</text:p>
          </table:table-cell>
          <table:table-cell office:value-type="string">
            <text:p>94.4 mNm</text:p>
          </table:table-cell>
          <table:table-cell office:value-type="string">
            <text:p>USD 342.13</text:p>
          </table:table-cell>
          <table:table-cell office:value-type="string">
            <text:p><text:a xlink:href="http://www.maxonmotorusa.com/maxon/view/product/motor/ecmotor/ecmax/ecmax40/283868">Details</text:a></text:p>
          </table:table-cell>
        </table:table-row>
        <table:table-row table:style-name="ro2">
          <table:table-cell office:value-type="float" office:value="118447">
            <text:p>118447</text:p>
          </table:table-cell>
          <table:table-cell office:value-type="string">
            <text:p>RE 13 Ø 13 mm, Precious Metal Brushes, 0.75 Watt, CE approved</text:p>
          </table:table-cell>
          <table:table-cell office:value-type="string">
            <text:p>13 mm</text:p>
          </table:table-cell>
          <table:table-cell office:value-type="string">
            <text:p>0.75 W</text:p>
          </table:table-cell>
          <table:table-cell office:value-type="string">
            <text:p>0.7 V</text:p>
          </table:table-cell>
          <table:table-cell office:value-type="string">
            <text:p>6520 rpm</text:p>
          </table:table-cell>
          <table:table-cell office:value-type="string">
            <text:p>0.643 mNm</text:p>
          </table:table-cell>
          <table:table-cell office:value-type="string">
            <text:p>USD 86.75</text:p>
          </table:table-cell>
          <table:table-cell office:value-type="string">
            <text:p><text:a xlink:href="http://www.maxonmotorusa.com/maxon/view/product/motor/dcmotor/re/re13/118447">Details</text:a></text:p>
          </table:table-cell>
        </table:table-row>
        <table:table-row table:style-name="ro2">
          <table:table-cell office:value-type="float" office:value="118448">
            <text:p>118448</text:p>
          </table:table-cell>
          <table:table-cell office:value-type="string">
            <text:p>RE 13 Ø 13 mm, Precious Metal Brushes, 0.75 Watt, CE approved</text:p>
          </table:table-cell>
          <table:table-cell office:value-type="string">
            <text:p>13 mm</text:p>
          </table:table-cell>
          <table:table-cell office:value-type="string">
            <text:p>0.75 W</text:p>
          </table:table-cell>
          <table:table-cell office:value-type="string">
            <text:p>0.9 V</text:p>
          </table:table-cell>
          <table:table-cell office:value-type="string">
            <text:p>6590 rpm</text:p>
          </table:table-cell>
          <table:table-cell office:value-type="string">
            <text:p>0.837 mNm</text:p>
          </table:table-cell>
          <table:table-cell office:value-type="string">
            <text:p>USD 86.75</text:p>
          </table:table-cell>
          <table:table-cell office:value-type="string">
            <text:p><text:a xlink:href="http://www.maxonmotorusa.com/maxon/view/product/motor/dcmotor/re/re13/118448">Details</text:a></text:p>
          </table:table-cell>
        </table:table-row>
        <table:table-row table:style-name="ro2">
          <table:table-cell office:value-type="float" office:value="118449">
            <text:p>118449</text:p>
          </table:table-cell>
          <table:table-cell office:value-type="string">
            <text:p>RE 13 Ø 13 mm, Precious Metal Brushes, 0.75 Watt, CE approved</text:p>
          </table:table-cell>
          <table:table-cell office:value-type="string">
            <text:p>13 mm</text:p>
          </table:table-cell>
          <table:table-cell office:value-type="string">
            <text:p>0.75 W</text:p>
          </table:table-cell>
          <table:table-cell office:value-type="string">
            <text:p>1.2 V</text:p>
          </table:table-cell>
          <table:table-cell office:value-type="string">
            <text:p>7250 rpm</text:p>
          </table:table-cell>
          <table:table-cell office:value-type="string">
            <text:p>1.03 mNm</text:p>
          </table:table-cell>
          <table:table-cell office:value-type="string">
            <text:p>USD 86.75</text:p>
          </table:table-cell>
          <table:table-cell office:value-type="string">
            <text:p><text:a xlink:href="http://www.maxonmotorusa.com/maxon/view/product/motor/dcmotor/re/re13/118449">Details</text:a></text:p>
          </table:table-cell>
        </table:table-row>
        <table:table-row table:style-name="ro2">
          <table:table-cell office:value-type="float" office:value="118450">
            <text:p>118450</text:p>
          </table:table-cell>
          <table:table-cell office:value-type="string">
            <text:p>RE 13 Ø 13 mm, Precious Metal Brushes, 0.75 Watt, CE approved</text:p>
          </table:table-cell>
          <table:table-cell office:value-type="string">
            <text:p>13 mm</text:p>
          </table:table-cell>
          <table:table-cell office:value-type="string">
            <text:p>0.75 W</text:p>
          </table:table-cell>
          <table:table-cell office:value-type="string">
            <text:p>1.5 V</text:p>
          </table:table-cell>
          <table:table-cell office:value-type="string">
            <text:p>6990 rpm</text:p>
          </table:table-cell>
          <table:table-cell office:value-type="string">
            <text:p>1.26 mNm</text:p>
          </table:table-cell>
          <table:table-cell office:value-type="string">
            <text:p>USD 86.75</text:p>
          </table:table-cell>
          <table:table-cell office:value-type="string">
            <text:p><text:a xlink:href="http://www.maxonmotorusa.com/maxon/view/product/motor/dcmotor/re/re13/118450">Details</text:a></text:p>
          </table:table-cell>
        </table:table-row>
        <table:table-row table:style-name="ro2">
          <table:table-cell office:value-type="float" office:value="118451">
            <text:p>118451</text:p>
          </table:table-cell>
          <table:table-cell office:value-type="string">
            <text:p>RE 13 Ø 13 mm, Precious Metal Brushes, 0.75 Watt, CE approved</text:p>
          </table:table-cell>
          <table:table-cell office:value-type="string">
            <text:p>13 mm</text:p>
          </table:table-cell>
          <table:table-cell office:value-type="string">
            <text:p>0.75 W</text:p>
          </table:table-cell>
          <table:table-cell office:value-type="string">
            <text:p>1.8 V</text:p>
          </table:table-cell>
          <table:table-cell office:value-type="string">
            <text:p>6850 rpm</text:p>
          </table:table-cell>
          <table:table-cell office:value-type="string">
            <text:p>1.3 mNm</text:p>
          </table:table-cell>
          <table:table-cell office:value-type="string">
            <text:p>USD 86.75</text:p>
          </table:table-cell>
          <table:table-cell office:value-type="string">
            <text:p><text:a xlink:href="http://www.maxonmotorusa.com/maxon/view/product/motor/dcmotor/re/re13/118451">Details</text:a></text:p>
          </table:table-cell>
        </table:table-row>
        <table:table-row table:style-name="ro2">
          <table:table-cell office:value-type="float" office:value="118452">
            <text:p>118452</text:p>
          </table:table-cell>
          <table:table-cell office:value-type="string">
            <text:p>RE 13 Ø 13 mm, Precious Metal Brushes, 0.75 Watt, CE approved</text:p>
          </table:table-cell>
          <table:table-cell office:value-type="string">
            <text:p>13 mm</text:p>
          </table:table-cell>
          <table:table-cell office:value-type="string">
            <text:p>0.75 W</text:p>
          </table:table-cell>
          <table:table-cell office:value-type="string">
            <text:p>1.8 V</text:p>
          </table:table-cell>
          <table:table-cell office:value-type="string">
            <text:p>5950 rpm</text:p>
          </table:table-cell>
          <table:table-cell office:value-type="string">
            <text:p>1.34 mNm</text:p>
          </table:table-cell>
          <table:table-cell office:value-type="string">
            <text:p>USD 86.75</text:p>
          </table:table-cell>
          <table:table-cell office:value-type="string">
            <text:p><text:a xlink:href="http://www.maxonmotorusa.com/maxon/view/product/motor/dcmotor/re/re13/118452">Details</text:a></text:p>
          </table:table-cell>
        </table:table-row>
        <table:table-row table:style-name="ro2">
          <table:table-cell office:value-type="float" office:value="118453">
            <text:p>118453</text:p>
          </table:table-cell>
          <table:table-cell office:value-type="string">
            <text:p>RE 13 Ø 13 mm, Precious Metal Brushes, 0.75 Watt, CE approved</text:p>
          </table:table-cell>
          <table:table-cell office:value-type="string">
            <text:p>13 mm</text:p>
          </table:table-cell>
          <table:table-cell office:value-type="string">
            <text:p>0.75 W</text:p>
          </table:table-cell>
          <table:table-cell office:value-type="string">
            <text:p>2.4 V</text:p>
          </table:table-cell>
          <table:table-cell office:value-type="string">
            <text:p>6490 rpm</text:p>
          </table:table-cell>
          <table:table-cell office:value-type="string">
            <text:p>1.28 mNm</text:p>
          </table:table-cell>
          <table:table-cell office:value-type="string">
            <text:p>USD 86.75</text:p>
          </table:table-cell>
          <table:table-cell office:value-type="string">
            <text:p><text:a xlink:href="http://www.maxonmotorusa.com/maxon/view/product/motor/dcmotor/re/re13/118453">Details</text:a></text:p>
          </table:table-cell>
        </table:table-row>
        <table:table-row table:style-name="ro2">
          <table:table-cell office:value-type="float" office:value="118454">
            <text:p>118454</text:p>
          </table:table-cell>
          <table:table-cell office:value-type="string">
            <text:p>RE 13 Ø 13 mm, Precious Metal Brushes, 0.75 Watt, CE approved</text:p>
          </table:table-cell>
          <table:table-cell office:value-type="string">
            <text:p>13 mm</text:p>
          </table:table-cell>
          <table:table-cell office:value-type="string">
            <text:p>0.75 W</text:p>
          </table:table-cell>
          <table:table-cell office:value-type="string">
            <text:p>3 V</text:p>
          </table:table-cell>
          <table:table-cell office:value-type="string">
            <text:p>6700 rpm</text:p>
          </table:table-cell>
          <table:table-cell office:value-type="string">
            <text:p>1.3 mNm</text:p>
          </table:table-cell>
          <table:table-cell office:value-type="string">
            <text:p>USD 86.75</text:p>
          </table:table-cell>
          <table:table-cell office:value-type="string">
            <text:p><text:a xlink:href="http://www.maxonmotorusa.com/maxon/view/product/motor/dcmotor/re/re13/118454">Details</text:a></text:p>
          </table:table-cell>
        </table:table-row>
        <table:table-row table:style-name="ro2">
          <table:table-cell office:value-type="float" office:value="118455">
            <text:p>118455</text:p>
          </table:table-cell>
          <table:table-cell office:value-type="string">
            <text:p>RE 13 Ø 13 mm, Precious Metal Brushes, 0.75 Watt, CE approved</text:p>
          </table:table-cell>
          <table:table-cell office:value-type="string">
            <text:p>13 mm</text:p>
          </table:table-cell>
          <table:table-cell office:value-type="string">
            <text:p>0.75 W</text:p>
          </table:table-cell>
          <table:table-cell office:value-type="string">
            <text:p>3.6 V</text:p>
          </table:table-cell>
          <table:table-cell office:value-type="string">
            <text:p>6480 rpm</text:p>
          </table:table-cell>
          <table:table-cell office:value-type="string">
            <text:p>1.3 mNm</text:p>
          </table:table-cell>
          <table:table-cell office:value-type="string">
            <text:p>USD 86.75</text:p>
          </table:table-cell>
          <table:table-cell office:value-type="string">
            <text:p><text:a xlink:href="http://www.maxonmotorusa.com/maxon/view/product/motor/dcmotor/re/re13/118455">Details</text:a></text:p>
          </table:table-cell>
        </table:table-row>
        <table:table-row table:style-name="ro2">
          <table:table-cell office:value-type="float" office:value="118456">
            <text:p>118456</text:p>
          </table:table-cell>
          <table:table-cell office:value-type="string">
            <text:p>RE 13 Ø 13 mm, Precious Metal Brushes, 0.75 Watt, CE approved</text:p>
          </table:table-cell>
          <table:table-cell office:value-type="string">
            <text:p>13 mm</text:p>
          </table:table-cell>
          <table:table-cell office:value-type="string">
            <text:p>0.75 W</text:p>
          </table:table-cell>
          <table:table-cell office:value-type="string">
            <text:p>4.8 V</text:p>
          </table:table-cell>
          <table:table-cell office:value-type="string">
            <text:p>6950 rpm</text:p>
          </table:table-cell>
          <table:table-cell office:value-type="string">
            <text:p>1.29 mNm</text:p>
          </table:table-cell>
          <table:table-cell office:value-type="string">
            <text:p>USD 86.75</text:p>
          </table:table-cell>
          <table:table-cell office:value-type="string">
            <text:p><text:a xlink:href="http://www.maxonmotorusa.com/maxon/view/product/motor/dcmotor/re/re13/118456">Details</text:a></text:p>
          </table:table-cell>
        </table:table-row>
        <table:table-row table:style-name="ro5">
          <table:table-cell office:value-type="float" office:value="310007">
            <text:p>310007</text:p>
          </table:table-cell>
          <table:table-cell office:value-type="string">
            <text:p>RE 30 Ø30 mm, Graphite Brushes, 60 Watt</text:p>
          </table:table-cell>
          <table:table-cell office:value-type="string">
            <text:p>30 mm</text:p>
          </table:table-cell>
          <table:table-cell office:value-type="string">
            <text:p>60 W</text:p>
          </table:table-cell>
          <table:table-cell office:value-type="string">
            <text:p>24 V</text:p>
          </table:table-cell>
          <table:table-cell office:value-type="string">
            <text:p>7340 rpm</text:p>
          </table:table-cell>
          <table:table-cell office:value-type="string">
            <text:p>85 mNm</text:p>
          </table:table-cell>
          <table:table-cell office:value-type="string">
            <text:p>USD 348.50</text:p>
          </table:table-cell>
          <table:table-cell office:value-type="string">
            <text:p><text:a xlink:href="http://www.maxonmotorusa.com/maxon/view/product/motor/dcmotor/re/re30/310007">Details</text:a></text:p>
          </table:table-cell>
        </table:table-row>
        <table:table-row table:style-name="ro5">
          <table:table-cell office:value-type="float" office:value="310008">
            <text:p>310008</text:p>
          </table:table-cell>
          <table:table-cell office:value-type="string">
            <text:p>RE 30 Ø30 mm, Graphite Brushes, 60 Watt</text:p>
          </table:table-cell>
          <table:table-cell office:value-type="string">
            <text:p>30 mm</text:p>
          </table:table-cell>
          <table:table-cell office:value-type="string">
            <text:p>60 W</text:p>
          </table:table-cell>
          <table:table-cell office:value-type="string">
            <text:p>36 V</text:p>
          </table:table-cell>
          <table:table-cell office:value-type="string">
            <text:p>7390 rpm</text:p>
          </table:table-cell>
          <table:table-cell office:value-type="string">
            <text:p>86.4 mNm</text:p>
          </table:table-cell>
          <table:table-cell office:value-type="string">
            <text:p>USD 348.50</text:p>
          </table:table-cell>
          <table:table-cell office:value-type="string">
            <text:p><text:a xlink:href="http://www.maxonmotorusa.com/maxon/view/product/motor/dcmotor/re/re30/310008">Details</text:a></text:p>
          </table:table-cell>
        </table:table-row>
        <table:table-row table:style-name="ro5">
          <table:table-cell office:value-type="float" office:value="310009">
            <text:p>310009</text:p>
          </table:table-cell>
          <table:table-cell office:value-type="string">
            <text:p>RE 30 Ø30 mm, Graphite Brushes, 60 Watt</text:p>
          </table:table-cell>
          <table:table-cell office:value-type="string">
            <text:p>30 mm</text:p>
          </table:table-cell>
          <table:table-cell office:value-type="string">
            <text:p>60 W</text:p>
          </table:table-cell>
          <table:table-cell office:value-type="string">
            <text:p>48 V</text:p>
          </table:table-cell>
          <table:table-cell office:value-type="string">
            <text:p>6180 rpm</text:p>
          </table:table-cell>
          <table:table-cell office:value-type="string">
            <text:p>88.2 mNm</text:p>
          </table:table-cell>
          <table:table-cell office:value-type="string">
            <text:p>USD 348.50</text:p>
          </table:table-cell>
          <table:table-cell office:value-type="string">
            <text:p><text:a xlink:href="http://www.maxonmotorusa.com/maxon/view/product/motor/dcmotor/re/re30/310009">Details</text:a></text:p>
          </table:table-cell>
        </table:table-row>
        <table:table-row table:style-name="ro5">
          <table:table-cell office:value-type="float" office:value="311535">
            <text:p>311535</text:p>
          </table:table-cell>
          <table:table-cell office:value-type="string">
            <text:p>EC-4pole 22 Ø22 mm, brushless, 120 Watt</text:p>
          </table:table-cell>
          <table:table-cell office:value-type="string">
            <text:p>22 mm</text:p>
          </table:table-cell>
          <table:table-cell office:value-type="string">
            <text:p>120 W</text:p>
          </table:table-cell>
          <table:table-cell office:value-type="string">
            <text:p>18 V</text:p>
          </table:table-cell>
          <table:table-cell office:value-type="string">
            <text:p>16800 rpm</text:p>
          </table:table-cell>
          <table:table-cell office:value-type="string">
            <text:p>59.1 mNm</text:p>
          </table:table-cell>
          <table:table-cell office:value-type="string">
            <text:p>USD 723.38</text:p>
          </table:table-cell>
          <table:table-cell office:value-type="string">
            <text:p><text:a xlink:href="http://www.maxonmotorusa.com/maxon/view/product/motor/ecmotor/ec4pole/311535">Details</text:a></text:p>
          </table:table-cell>
        </table:table-row>
        <table:table-row table:style-name="ro5">
          <table:table-cell office:value-type="float" office:value="311536">
            <text:p>311536</text:p>
          </table:table-cell>
          <table:table-cell office:value-type="string">
            <text:p>EC-4pole 22 Ø22 mm, brushless, 120 Watt</text:p>
          </table:table-cell>
          <table:table-cell office:value-type="string">
            <text:p>22 mm</text:p>
          </table:table-cell>
          <table:table-cell office:value-type="string">
            <text:p>120 W</text:p>
          </table:table-cell>
          <table:table-cell office:value-type="string">
            <text:p>24 V</text:p>
          </table:table-cell>
          <table:table-cell office:value-type="string">
            <text:p>16900 rpm</text:p>
          </table:table-cell>
          <table:table-cell office:value-type="string">
            <text:p>61.8 mNm</text:p>
          </table:table-cell>
          <table:table-cell office:value-type="string">
            <text:p>USD 723.38</text:p>
          </table:table-cell>
          <table:table-cell office:value-type="string">
            <text:p><text:a xlink:href="http://www.maxonmotorusa.com/maxon/view/product/motor/ecmotor/ec4pole/311536">Details</text:a></text:p>
          </table:table-cell>
        </table:table-row>
        <table:table-row table:style-name="ro5">
          <table:table-cell office:value-type="float" office:value="311537">
            <text:p>311537</text:p>
          </table:table-cell>
          <table:table-cell office:value-type="string">
            <text:p>EC-4pole 22 Ø22 mm, brushless, 120 Watt</text:p>
          </table:table-cell>
          <table:table-cell office:value-type="string">
            <text:p>22 mm</text:p>
          </table:table-cell>
          <table:table-cell office:value-type="string">
            <text:p>120 W</text:p>
          </table:table-cell>
          <table:table-cell office:value-type="string">
            <text:p>36 V</text:p>
          </table:table-cell>
          <table:table-cell office:value-type="string">
            <text:p>17800 rpm</text:p>
          </table:table-cell>
          <table:table-cell office:value-type="string">
            <text:p>63.1 mNm</text:p>
          </table:table-cell>
          <table:table-cell office:value-type="string">
            <text:p>USD 723.38</text:p>
          </table:table-cell>
          <table:table-cell office:value-type="string">
            <text:p><text:a xlink:href="http://www.maxonmotorusa.com/maxon/view/product/motor/ecmotor/ec4pole/311537">Details</text:a></text:p>
          </table:table-cell>
        </table:table-row>
        <table:table-row table:style-name="ro5">
          <table:table-cell office:value-type="float" office:value="311538">
            <text:p>311538</text:p>
          </table:table-cell>
          <table:table-cell office:value-type="string">
            <text:p>EC-4pole 22 Ø22 mm, brushless, 120 Watt</text:p>
          </table:table-cell>
          <table:table-cell office:value-type="string">
            <text:p>22 mm</text:p>
          </table:table-cell>
          <table:table-cell office:value-type="string">
            <text:p>120 W</text:p>
          </table:table-cell>
          <table:table-cell office:value-type="string">
            <text:p>48 V</text:p>
          </table:table-cell>
          <table:table-cell office:value-type="string">
            <text:p>16900 rpm</text:p>
          </table:table-cell>
          <table:table-cell office:value-type="string">
            <text:p>64 mNm</text:p>
          </table:table-cell>
          <table:table-cell office:value-type="string">
            <text:p>USD 723.38</text:p>
          </table:table-cell>
          <table:table-cell office:value-type="string">
            <text:p><text:a xlink:href="http://www.maxonmotorusa.com/maxon/view/product/motor/ecmotor/ec4pole/311538">Details</text:a></text:p>
          </table:table-cell>
        </table:table-row>
        <table:table-row table:style-name="ro3">
          <table:table-cell office:value-type="float" office:value="118888">
            <text:p>118888</text:p>
          </table:table-cell>
          <table:table-cell office:value-type="string">
            <text:p>EC 32 Ø32 mm, brushless, 80 Watt, CE approved, with Hall sensors</text:p>
          </table:table-cell>
          <table:table-cell office:value-type="string">
            <text:p>32 mm</text:p>
          </table:table-cell>
          <table:table-cell office:value-type="string">
            <text:p>80 W</text:p>
          </table:table-cell>
          <table:table-cell office:value-type="string">
            <text:p>18 V</text:p>
          </table:table-cell>
          <table:table-cell office:value-type="string">
            <text:p>13100 rpm</text:p>
          </table:table-cell>
          <table:table-cell office:value-type="string">
            <text:p>44.6 mNm</text:p>
          </table:table-cell>
          <table:table-cell office:value-type="string">
            <text:p>USD 404.38</text:p>
          </table:table-cell>
          <table:table-cell office:value-type="string">
            <text:p><text:a xlink:href="http://www.maxonmotorusa.com/maxon/view/product/motor/ecmotor/ec/ec32/118888">Details</text:a></text:p>
          </table:table-cell>
        </table:table-row>
        <table:table-row table:style-name="ro3">
          <table:table-cell office:value-type="float" office:value="118889">
            <text:p>118889</text:p>
          </table:table-cell>
          <table:table-cell office:value-type="string">
            <text:p>EC 32 Ø32 mm, brushless, 80 Watt, CE approved, with Hall sensors</text:p>
          </table:table-cell>
          <table:table-cell office:value-type="string">
            <text:p>32 mm</text:p>
          </table:table-cell>
          <table:table-cell office:value-type="string">
            <text:p>80 W</text:p>
          </table:table-cell>
          <table:table-cell office:value-type="string">
            <text:p>24 V</text:p>
          </table:table-cell>
          <table:table-cell office:value-type="string">
            <text:p>11000 rpm</text:p>
          </table:table-cell>
          <table:table-cell office:value-type="string">
            <text:p>46.7 mNm</text:p>
          </table:table-cell>
          <table:table-cell office:value-type="string">
            <text:p>USD 404.38</text:p>
          </table:table-cell>
          <table:table-cell office:value-type="string">
            <text:p><text:a xlink:href="http://www.maxonmotorusa.com/maxon/view/product/motor/ecmotor/ec/ec32/118889">Details</text:a></text:p>
          </table:table-cell>
        </table:table-row>
        <table:table-row table:style-name="ro3">
          <table:table-cell office:value-type="float" office:value="118890">
            <text:p>118890</text:p>
          </table:table-cell>
          <table:table-cell office:value-type="string">
            <text:p>EC 32 Ø32 mm, brushless, 80 Watt, CE approved, with Hall sensors</text:p>
          </table:table-cell>
          <table:table-cell office:value-type="string">
            <text:p>32 mm</text:p>
          </table:table-cell>
          <table:table-cell office:value-type="string">
            <text:p>80 W</text:p>
          </table:table-cell>
          <table:table-cell office:value-type="string">
            <text:p>48 V</text:p>
          </table:table-cell>
          <table:table-cell office:value-type="string">
            <text:p>11300 rpm</text:p>
          </table:table-cell>
          <table:table-cell office:value-type="string">
            <text:p>45.7 mNm</text:p>
          </table:table-cell>
          <table:table-cell office:value-type="string">
            <text:p>USD 404.38</text:p>
          </table:table-cell>
          <table:table-cell office:value-type="string">
            <text:p><text:a xlink:href="http://www.maxonmotorusa.com/maxon/view/product/motor/ecmotor/ec/ec32/118890">Details</text:a></text:p>
          </table:table-cell>
        </table:table-row>
        <table:table-row table:style-name="ro5">
          <table:table-cell office:value-type="float" office:value="315665">
            <text:p>315665</text:p>
          </table:table-cell>
          <table:table-cell office:value-type="string">
            <text:p>MCD EPOS P, 60W Intelligent compact drive</text:p>
          </table:table-cell>
          <table:table-cell table:style-name="ce3"/>
          <table:table-cell office:value-type="string">
            <text:p>60 W</text:p>
          </table:table-cell>
          <table:table-cell table:style-name="ce3" table:number-columns-repeated="2"/>
          <table:table-cell office:value-type="string">
            <text:p>54 mNm</text:p>
          </table:table-cell>
          <table:table-cell office:value-type="string">
            <text:p>USD 1,193.50</text:p>
          </table:table-cell>
          <table:table-cell office:value-type="string">
            <text:p><text:a xlink:href="http://www.maxonmotorusa.com/maxon/view/product/motor/ecmotor/compactdrive/315665">Details</text:a></text:p>
          </table:table-cell>
        </table:table-row>
        <table:table-row table:style-name="ro5">
          <table:table-cell office:value-type="float" office:value="326343">
            <text:p>326343</text:p>
          </table:table-cell>
          <table:table-cell office:value-type="string">
            <text:p>MCD EPOS, 60W Intelligent compact drive</text:p>
          </table:table-cell>
          <table:table-cell table:style-name="ce3"/>
          <table:table-cell office:value-type="string">
            <text:p>60 W</text:p>
          </table:table-cell>
          <table:table-cell table:style-name="ce3" table:number-columns-repeated="2"/>
          <table:table-cell office:value-type="string">
            <text:p>54 mNm</text:p>
          </table:table-cell>
          <table:table-cell office:value-type="string">
            <text:p>USD 1,000.00</text:p>
          </table:table-cell>
          <table:table-cell office:value-type="string">
            <text:p><text:a xlink:href="http://www.maxonmotorusa.com/maxon/view/product/motor/ecmotor/compactdrive/326343">Details</text:a></text:p>
          </table:table-cell>
        </table:table-row>
        <table:table-row table:style-name="ro7">
          <table:table-cell office:value-type="float" office:value="250101">
            <text:p>250101</text:p>
          </table:table-cell>
          <table:table-cell office:value-type="string">
            <text:p>EC 6 Ø6 mm, brushless, 1.2 Watt</text:p>
          </table:table-cell>
          <table:table-cell office:value-type="string">
            <text:p>6 mm</text:p>
          </table:table-cell>
          <table:table-cell office:value-type="string">
            <text:p>1.2 W</text:p>
          </table:table-cell>
          <table:table-cell office:value-type="string">
            <text:p>12 V</text:p>
          </table:table-cell>
          <table:table-cell office:value-type="string">
            <text:p>34400 rpm</text:p>
          </table:table-cell>
          <table:table-cell office:value-type="string">
            <text:p>0.26 mNm</text:p>
          </table:table-cell>
          <table:table-cell office:value-type="string">
            <text:p>USD 210.75</text:p>
          </table:table-cell>
          <table:table-cell office:value-type="string">
            <text:p><text:a xlink:href="http://www.maxonmotorusa.com/maxon/view/product/motor/ecmotor/ec/ec6/250101">Details</text:a></text:p>
          </table:table-cell>
        </table:table-row>
        <table:table-row table:style-name="ro7">
          <table:table-cell office:value-type="float" office:value="310599">
            <text:p>310599</text:p>
          </table:table-cell>
          <table:table-cell office:value-type="string">
            <text:p>EC 6 Ø6 mm, brushless, 1.2 Watt</text:p>
          </table:table-cell>
          <table:table-cell office:value-type="string">
            <text:p>6 mm</text:p>
          </table:table-cell>
          <table:table-cell office:value-type="string">
            <text:p>1.2 W</text:p>
          </table:table-cell>
          <table:table-cell office:value-type="string">
            <text:p>6 V</text:p>
          </table:table-cell>
          <table:table-cell office:value-type="string">
            <text:p>45100 rpm</text:p>
          </table:table-cell>
          <table:table-cell office:value-type="string">
            <text:p>0.251 mNm</text:p>
          </table:table-cell>
          <table:table-cell office:value-type="string">
            <text:p>USD 210.75</text:p>
          </table:table-cell>
          <table:table-cell office:value-type="string">
            <text:p><text:a xlink:href="http://www.maxonmotorusa.com/maxon/view/product/motor/ecmotor/ec/ec6/310599">Details</text:a></text:p>
          </table:table-cell>
        </table:table-row>
        <table:table-row table:style-name="ro2">
          <table:table-cell office:value-type="float" office:value="349189">
            <text:p>349189</text:p>
          </table:table-cell>
          <table:table-cell office:value-type="string">
            <text:p>RE 6 Ø6 mm, Precious Metal Brushes, 0.3 Watt, with terminals</text:p>
          </table:table-cell>
          <table:table-cell office:value-type="string">
            <text:p>6 mm</text:p>
          </table:table-cell>
          <table:table-cell office:value-type="string">
            <text:p>0.3 W</text:p>
          </table:table-cell>
          <table:table-cell office:value-type="string">
            <text:p>1.5 V</text:p>
          </table:table-cell>
          <table:table-cell office:value-type="string">
            <text:p>18500 rpm</text:p>
          </table:table-cell>
          <table:table-cell office:value-type="string">
            <text:p>0.302 mNm</text:p>
          </table:table-cell>
          <table:table-cell office:value-type="string">
            <text:p>USD 91.25</text:p>
          </table:table-cell>
          <table:table-cell office:value-type="string">
            <text:p><text:a xlink:href="http://www.maxonmotorusa.com/maxon/view/product/motor/dcmotor/re/re06/349189">Details</text:a></text:p>
          </table:table-cell>
        </table:table-row>
        <table:table-row table:style-name="ro2">
          <table:table-cell office:value-type="float" office:value="349190">
            <text:p>349190</text:p>
          </table:table-cell>
          <table:table-cell office:value-type="string">
            <text:p>RE 6 Ø6 mm, Precious Metal Brushes, 0.3 Watt, with terminals</text:p>
          </table:table-cell>
          <table:table-cell office:value-type="string">
            <text:p>6 mm</text:p>
          </table:table-cell>
          <table:table-cell office:value-type="string">
            <text:p>0.3 W</text:p>
          </table:table-cell>
          <table:table-cell office:value-type="string">
            <text:p>3 V</text:p>
          </table:table-cell>
          <table:table-cell office:value-type="string">
            <text:p>18600 rpm</text:p>
          </table:table-cell>
          <table:table-cell office:value-type="string">
            <text:p>0.324 mNm</text:p>
          </table:table-cell>
          <table:table-cell office:value-type="string">
            <text:p>USD 91.25</text:p>
          </table:table-cell>
          <table:table-cell office:value-type="string">
            <text:p><text:a xlink:href="http://www.maxonmotorusa.com/maxon/view/product/motor/dcmotor/re/re06/349190">Details</text:a></text:p>
          </table:table-cell>
        </table:table-row>
        <table:table-row table:style-name="ro2">
          <table:table-cell office:value-type="float" office:value="349191">
            <text:p>349191</text:p>
          </table:table-cell>
          <table:table-cell office:value-type="string">
            <text:p>RE 6 Ø6 mm, Precious Metal Brushes, 0.3 Watt, with terminals</text:p>
          </table:table-cell>
          <table:table-cell office:value-type="string">
            <text:p>6 mm</text:p>
          </table:table-cell>
          <table:table-cell office:value-type="string">
            <text:p>0.3 W</text:p>
          </table:table-cell>
          <table:table-cell office:value-type="string">
            <text:p>4.5 V</text:p>
          </table:table-cell>
          <table:table-cell office:value-type="string">
            <text:p>18600 rpm</text:p>
          </table:table-cell>
          <table:table-cell office:value-type="string">
            <text:p>0.318 mNm</text:p>
          </table:table-cell>
          <table:table-cell office:value-type="string">
            <text:p>USD 86.25</text:p>
          </table:table-cell>
          <table:table-cell office:value-type="string">
            <text:p><text:a xlink:href="http://www.maxonmotorusa.com/maxon/view/product/motor/dcmotor/re/re06/349191">Details</text:a></text:p>
          </table:table-cell>
        </table:table-row>
        <table:table-row table:style-name="ro2">
          <table:table-cell office:value-type="float" office:value="349192">
            <text:p>349192</text:p>
          </table:table-cell>
          <table:table-cell office:value-type="string">
            <text:p>RE 6 Ø6 mm, Precious Metal Brushes, 0.3 Watt, with terminals</text:p>
          </table:table-cell>
          <table:table-cell office:value-type="string">
            <text:p>6 mm</text:p>
          </table:table-cell>
          <table:table-cell office:value-type="string">
            <text:p>0.3 W</text:p>
          </table:table-cell>
          <table:table-cell office:value-type="string">
            <text:p>6 V</text:p>
          </table:table-cell>
          <table:table-cell office:value-type="string">
            <text:p>18600 rpm</text:p>
          </table:table-cell>
          <table:table-cell office:value-type="string">
            <text:p>0.316 mNm</text:p>
          </table:table-cell>
          <table:table-cell office:value-type="string">
            <text:p>USD 86.25</text:p>
          </table:table-cell>
          <table:table-cell office:value-type="string">
            <text:p><text:a xlink:href="http://www.maxonmotorusa.com/maxon/view/product/motor/dcmotor/re/re06/349192">Details</text:a></text:p>
          </table:table-cell>
        </table:table-row>
        <table:table-row table:style-name="ro2">
          <table:table-cell office:value-type="float" office:value="386780">
            <text:p>386780</text:p>
          </table:table-cell>
          <table:table-cell office:value-type="string">
            <text:p>RE 6 Ø6 mm, Precious Metal Brushes, 0.3 Watt, with cable</text:p>
          </table:table-cell>
          <table:table-cell office:value-type="string">
            <text:p>6 mm</text:p>
          </table:table-cell>
          <table:table-cell office:value-type="string">
            <text:p>0.3 W</text:p>
          </table:table-cell>
          <table:table-cell office:value-type="string">
            <text:p>1.5 V</text:p>
          </table:table-cell>
          <table:table-cell office:value-type="string">
            <text:p>18200 rpm</text:p>
          </table:table-cell>
          <table:table-cell office:value-type="string">
            <text:p>0.304 mNm</text:p>
          </table:table-cell>
          <table:table-cell office:value-type="string">
            <text:p>USD 105.38</text:p>
          </table:table-cell>
          <table:table-cell office:value-type="string">
            <text:p><text:a xlink:href="http://www.maxonmotorusa.com/maxon/view/product/motor/dcmotor/re/re06/386780">Details</text:a></text:p>
          </table:table-cell>
        </table:table-row>
        <table:table-row table:style-name="ro2">
          <table:table-cell office:value-type="float" office:value="386781">
            <text:p>386781</text:p>
          </table:table-cell>
          <table:table-cell office:value-type="string">
            <text:p>RE 6 Ø6 mm, Precious Metal Brushes, 0.3 Watt, with cable</text:p>
          </table:table-cell>
          <table:table-cell office:value-type="string">
            <text:p>6 mm</text:p>
          </table:table-cell>
          <table:table-cell office:value-type="string">
            <text:p>0.3 W</text:p>
          </table:table-cell>
          <table:table-cell office:value-type="string">
            <text:p>3 V</text:p>
          </table:table-cell>
          <table:table-cell office:value-type="string">
            <text:p>18500 rpm</text:p>
          </table:table-cell>
          <table:table-cell office:value-type="string">
            <text:p>0.327 mNm</text:p>
          </table:table-cell>
          <table:table-cell office:value-type="string">
            <text:p>USD 105.38</text:p>
          </table:table-cell>
          <table:table-cell office:value-type="string">
            <text:p><text:a xlink:href="http://www.maxonmotorusa.com/maxon/view/product/motor/dcmotor/re/re06/386781">Details</text:a></text:p>
          </table:table-cell>
        </table:table-row>
        <table:table-row table:style-name="ro5">
          <table:table-cell office:value-type="float" office:value="315665">
            <text:p>315665</text:p>
          </table:table-cell>
          <table:table-cell office:value-type="string">
            <text:p>MCD EPOS P, 60W Intelligent compact drive</text:p>
          </table:table-cell>
          <table:table-cell table:style-name="ce3"/>
          <table:table-cell office:value-type="string">
            <text:p>60 W</text:p>
          </table:table-cell>
          <table:table-cell table:style-name="ce3" table:number-columns-repeated="2"/>
          <table:table-cell office:value-type="string">
            <text:p>54 mNm</text:p>
          </table:table-cell>
          <table:table-cell office:value-type="string">
            <text:p>USD 1,193.50</text:p>
          </table:table-cell>
          <table:table-cell office:value-type="string">
            <text:p><text:a xlink:href="http://www.maxonmotorusa.com/maxon/view/product/motor/ecmotor/compactdrive/315665">Details</text:a></text:p>
          </table:table-cell>
        </table:table-row>
        <table:table-row table:style-name="ro5">
          <table:table-cell office:value-type="float" office:value="326343">
            <text:p>326343</text:p>
          </table:table-cell>
          <table:table-cell office:value-type="string">
            <text:p>MCD EPOS, 60W Intelligent compact drive</text:p>
          </table:table-cell>
          <table:table-cell table:style-name="ce3"/>
          <table:table-cell office:value-type="string">
            <text:p>60 W</text:p>
          </table:table-cell>
          <table:table-cell table:style-name="ce3" table:number-columns-repeated="2"/>
          <table:table-cell office:value-type="string">
            <text:p>54 mNm</text:p>
          </table:table-cell>
          <table:table-cell office:value-type="string">
            <text:p>USD 1,000.00</text:p>
          </table:table-cell>
          <table:table-cell office:value-type="string">
            <text:p><text:a xlink:href="http://www.maxonmotorusa.com/maxon/view/product/motor/ecmotor/compactdrive/326343">Details</text:a></text:p>
          </table:table-cell>
        </table:table-row>
        <table:table-row table:style-name="ro4">
          <table:table-cell office:value-type="float" office:value="244879">
            <text:p>244879</text:p>
          </table:table-cell>
          <table:table-cell office:value-type="string">
            <text:p>EC 90 flat Ø90 mm, brushless, 90 Watt, with Hall sensors</text:p>
          </table:table-cell>
          <table:table-cell office:value-type="string">
            <text:p>90 mm</text:p>
          </table:table-cell>
          <table:table-cell office:value-type="string">
            <text:p>90 W</text:p>
          </table:table-cell>
          <table:table-cell office:value-type="string">
            <text:p>48 V</text:p>
          </table:table-cell>
          <table:table-cell office:value-type="string">
            <text:p>2080 rpm</text:p>
          </table:table-cell>
          <table:table-cell office:value-type="string">
            <text:p>517 mNm</text:p>
          </table:table-cell>
          <table:table-cell office:value-type="string">
            <text:p>USD 266.38</text:p>
          </table:table-cell>
          <table:table-cell office:value-type="string">
            <text:p><text:a xlink:href="http://www.maxonmotorusa.com/maxon/view/product/motor/ecmotor/ecflat/ecflat90/244879">Details</text:a></text:p>
          </table:table-cell>
        </table:table-row>
        <table:table-row table:style-name="ro4">
          <table:table-cell office:value-type="float" office:value="323772">
            <text:p>323772</text:p>
          </table:table-cell>
          <table:table-cell office:value-type="string">
            <text:p>EC 90 flat Ø90 mm, brushless, 90 Watt, with Hall sensors</text:p>
          </table:table-cell>
          <table:table-cell office:value-type="string">
            <text:p>90 mm</text:p>
          </table:table-cell>
          <table:table-cell office:value-type="string">
            <text:p>90 W</text:p>
          </table:table-cell>
          <table:table-cell office:value-type="string">
            <text:p>24 V</text:p>
          </table:table-cell>
          <table:table-cell office:value-type="string">
            <text:p>3190 rpm</text:p>
          </table:table-cell>
          <table:table-cell office:value-type="string">
            <text:p>425 mNm</text:p>
          </table:table-cell>
          <table:table-cell office:value-type="string">
            <text:p>USD 266.38</text:p>
          </table:table-cell>
          <table:table-cell office:value-type="string">
            <text:p><text:a xlink:href="http://www.maxonmotorusa.com/maxon/view/product/motor/ecmotor/ecflat/ecflat90/323772">Details</text:a></text:p>
          </table:table-cell>
        </table:table-row>
        <table:table-row table:style-name="ro5">
          <table:table-cell office:value-type="float" office:value="408057">
            <text:p>408057</text:p>
          </table:table-cell>
          <table:table-cell office:value-type="string">
            <text:p>EC 60 flat Ø60 mm, brushless, 100 Watt</text:p>
          </table:table-cell>
          <table:table-cell office:value-type="string">
            <text:p>68 mm</text:p>
          </table:table-cell>
          <table:table-cell office:value-type="string">
            <text:p>100 W</text:p>
          </table:table-cell>
          <table:table-cell office:value-type="string">
            <text:p>24 V</text:p>
          </table:table-cell>
          <table:table-cell office:value-type="string">
            <text:p>4250 rpm</text:p>
          </table:table-cell>
          <table:table-cell office:value-type="string">
            <text:p>227 mNm</text:p>
          </table:table-cell>
          <table:table-cell office:value-type="string">
            <text:p>USD 277.63</text:p>
          </table:table-cell>
          <table:table-cell office:value-type="string">
            <text:p><text:a xlink:href="http://www.maxonmotorusa.com/maxon/view/product/motor/ecmotor/ecflat/ecflat60/408057">Details</text:a></text:p>
          </table:table-cell>
        </table:table-row>
        <table:table-row table:style-name="ro5">
          <table:table-cell office:value-type="float" office:value="411678">
            <text:p>411678</text:p>
          </table:table-cell>
          <table:table-cell office:value-type="string">
            <text:p>EC 60 flat Ø60 mm, brushless, 100 Watt</text:p>
          </table:table-cell>
          <table:table-cell office:value-type="string">
            <text:p>68 mm</text:p>
          </table:table-cell>
          <table:table-cell office:value-type="string">
            <text:p>100 W</text:p>
          </table:table-cell>
          <table:table-cell office:value-type="string">
            <text:p>24 V</text:p>
          </table:table-cell>
          <table:table-cell office:value-type="string">
            <text:p>4250 rpm</text:p>
          </table:table-cell>
          <table:table-cell office:value-type="string">
            <text:p>289 mNm</text:p>
          </table:table-cell>
          <table:table-cell office:value-type="string">
            <text:p>USD 249.00</text:p>
          </table:table-cell>
          <table:table-cell office:value-type="string">
            <text:p><text:a xlink:href="http://www.maxonmotorusa.com/maxon/view/product/motor/ecmotor/ecflat/ecflat60/411678">Details</text:a></text:p>
          </table:table-cell>
        </table:table-row>
        <table:table-row table:style-name="ro5">
          <table:table-cell office:value-type="float" office:value="412819">
            <text:p>412819</text:p>
          </table:table-cell>
          <table:table-cell office:value-type="string">
            <text:p>EC 60 flat Ø60 mm, brushless, 100 Watt</text:p>
          </table:table-cell>
          <table:table-cell office:value-type="string">
            <text:p>68 mm</text:p>
          </table:table-cell>
          <table:table-cell office:value-type="string">
            <text:p>100 W</text:p>
          </table:table-cell>
          <table:table-cell office:value-type="string">
            <text:p>12 V</text:p>
          </table:table-cell>
          <table:table-cell office:value-type="string">
            <text:p>3710 rpm</text:p>
          </table:table-cell>
          <table:table-cell office:value-type="string">
            <text:p>231 mNm</text:p>
          </table:table-cell>
          <table:table-cell office:value-type="string">
            <text:p>USD 277.63</text:p>
          </table:table-cell>
          <table:table-cell office:value-type="string">
            <text:p><text:a xlink:href="http://www.maxonmotorusa.com/maxon/view/product/motor/ecmotor/ecflat/ecflat60/412819">Details</text:a></text:p>
          </table:table-cell>
        </table:table-row>
        <table:table-row table:style-name="ro5">
          <table:table-cell office:value-type="float" office:value="412821">
            <text:p>412821</text:p>
          </table:table-cell>
          <table:table-cell office:value-type="string">
            <text:p>EC 60 flat Ø60 mm, brushless, 100 Watt</text:p>
          </table:table-cell>
          <table:table-cell office:value-type="string">
            <text:p>68 mm</text:p>
          </table:table-cell>
          <table:table-cell office:value-type="string">
            <text:p>100 W</text:p>
          </table:table-cell>
          <table:table-cell office:value-type="string">
            <text:p>48 V</text:p>
          </table:table-cell>
          <table:table-cell office:value-type="string">
            <text:p>3970 rpm</text:p>
          </table:table-cell>
          <table:table-cell office:value-type="string">
            <text:p>257 mNm</text:p>
          </table:table-cell>
          <table:table-cell office:value-type="string">
            <text:p>USD 277.63</text:p>
          </table:table-cell>
          <table:table-cell office:value-type="string">
            <text:p><text:a xlink:href="http://www.maxonmotorusa.com/maxon/view/product/motor/ecmotor/ecflat/ecflat60/412821">Details</text:a></text:p>
          </table:table-cell>
        </table:table-row>
        <table:table-row table:style-name="ro5">
          <table:table-cell office:value-type="float" office:value="412823">
            <text:p>412823</text:p>
          </table:table-cell>
          <table:table-cell office:value-type="string">
            <text:p>EC 60 flat Ø60 mm, brushless, 100 Watt</text:p>
          </table:table-cell>
          <table:table-cell office:value-type="string">
            <text:p>68 mm</text:p>
          </table:table-cell>
          <table:table-cell office:value-type="string">
            <text:p>100 W</text:p>
          </table:table-cell>
          <table:table-cell office:value-type="string">
            <text:p>12 V</text:p>
          </table:table-cell>
          <table:table-cell office:value-type="string">
            <text:p>3710 rpm</text:p>
          </table:table-cell>
          <table:table-cell office:value-type="string">
            <text:p>279 mNm</text:p>
          </table:table-cell>
          <table:table-cell office:value-type="string">
            <text:p>USD 249.00</text:p>
          </table:table-cell>
          <table:table-cell office:value-type="string">
            <text:p><text:a xlink:href="http://www.maxonmotorusa.com/maxon/view/product/motor/ecmotor/ecflat/ecflat60/412823">Details</text:a></text:p>
          </table:table-cell>
        </table:table-row>
        <table:table-row table:style-name="ro5">
          <table:table-cell office:value-type="float" office:value="412825">
            <text:p>412825</text:p>
          </table:table-cell>
          <table:table-cell office:value-type="string">
            <text:p>EC 60 flat Ø60 mm, brushless, 100 Watt</text:p>
          </table:table-cell>
          <table:table-cell office:value-type="string">
            <text:p>68 mm</text:p>
          </table:table-cell>
          <table:table-cell office:value-type="string">
            <text:p>100 W</text:p>
          </table:table-cell>
          <table:table-cell office:value-type="string">
            <text:p>48 V</text:p>
          </table:table-cell>
          <table:table-cell office:value-type="string">
            <text:p>3970 rpm</text:p>
          </table:table-cell>
          <table:table-cell office:value-type="string">
            <text:p>319 mNm</text:p>
          </table:table-cell>
          <table:table-cell office:value-type="string">
            <text:p>USD 249.00</text:p>
          </table:table-cell>
          <table:table-cell office:value-type="string">
            <text:p><text:a xlink:href="http://www.maxonmotorusa.com/maxon/view/product/motor/ecmotor/ecflat/ecflat60/412825">Details</text:a></text:p>
          </table:table-cell>
        </table:table-row>
        <table:table-row table:style-name="ro2">
          <table:table-cell office:value-type="float" office:value="349189">
            <text:p>349189</text:p>
          </table:table-cell>
          <table:table-cell office:value-type="string">
            <text:p>RE 6 Ø6 mm, Precious Metal Brushes, 0.3 Watt, with terminals</text:p>
          </table:table-cell>
          <table:table-cell office:value-type="string">
            <text:p>6 mm</text:p>
          </table:table-cell>
          <table:table-cell office:value-type="string">
            <text:p>0.3 W</text:p>
          </table:table-cell>
          <table:table-cell office:value-type="string">
            <text:p>1.5 V</text:p>
          </table:table-cell>
          <table:table-cell office:value-type="string">
            <text:p>18500 rpm</text:p>
          </table:table-cell>
          <table:table-cell office:value-type="string">
            <text:p>0.302 mNm</text:p>
          </table:table-cell>
          <table:table-cell office:value-type="string">
            <text:p>USD 91.25</text:p>
          </table:table-cell>
          <table:table-cell office:value-type="string">
            <text:p><text:a xlink:href="http://www.maxonmotorusa.com/maxon/view/product/motor/dcmotor/re/re06/349189">Details</text:a></text:p>
          </table:table-cell>
        </table:table-row>
        <table:table-row table:style-name="ro2">
          <table:table-cell office:value-type="float" office:value="349190">
            <text:p>349190</text:p>
          </table:table-cell>
          <table:table-cell office:value-type="string">
            <text:p>RE 6 Ø6 mm, Precious Metal Brushes, 0.3 Watt, with terminals</text:p>
          </table:table-cell>
          <table:table-cell office:value-type="string">
            <text:p>6 mm</text:p>
          </table:table-cell>
          <table:table-cell office:value-type="string">
            <text:p>0.3 W</text:p>
          </table:table-cell>
          <table:table-cell office:value-type="string">
            <text:p>3 V</text:p>
          </table:table-cell>
          <table:table-cell office:value-type="string">
            <text:p>18600 rpm</text:p>
          </table:table-cell>
          <table:table-cell office:value-type="string">
            <text:p>0.324 mNm</text:p>
          </table:table-cell>
          <table:table-cell office:value-type="string">
            <text:p>USD 91.25</text:p>
          </table:table-cell>
          <table:table-cell office:value-type="string">
            <text:p><text:a xlink:href="http://www.maxonmotorusa.com/maxon/view/product/motor/dcmotor/re/re06/349190">Details</text:a></text:p>
          </table:table-cell>
        </table:table-row>
        <table:table-row table:style-name="ro2">
          <table:table-cell office:value-type="float" office:value="349191">
            <text:p>349191</text:p>
          </table:table-cell>
          <table:table-cell office:value-type="string">
            <text:p>RE 6 Ø6 mm, Precious Metal Brushes, 0.3 Watt, with terminals</text:p>
          </table:table-cell>
          <table:table-cell office:value-type="string">
            <text:p>6 mm</text:p>
          </table:table-cell>
          <table:table-cell office:value-type="string">
            <text:p>0.3 W</text:p>
          </table:table-cell>
          <table:table-cell office:value-type="string">
            <text:p>4.5 V</text:p>
          </table:table-cell>
          <table:table-cell office:value-type="string">
            <text:p>18600 rpm</text:p>
          </table:table-cell>
          <table:table-cell office:value-type="string">
            <text:p>0.318 mNm</text:p>
          </table:table-cell>
          <table:table-cell office:value-type="string">
            <text:p>USD 86.25</text:p>
          </table:table-cell>
          <table:table-cell office:value-type="string">
            <text:p><text:a xlink:href="http://www.maxonmotorusa.com/maxon/view/product/motor/dcmotor/re/re06/349191">Details</text:a></text:p>
          </table:table-cell>
        </table:table-row>
        <table:table-row table:style-name="ro2">
          <table:table-cell office:value-type="float" office:value="349192">
            <text:p>349192</text:p>
          </table:table-cell>
          <table:table-cell office:value-type="string">
            <text:p>RE 6 Ø6 mm, Precious Metal Brushes, 0.3 Watt, with terminals</text:p>
          </table:table-cell>
          <table:table-cell office:value-type="string">
            <text:p>6 mm</text:p>
          </table:table-cell>
          <table:table-cell office:value-type="string">
            <text:p>0.3 W</text:p>
          </table:table-cell>
          <table:table-cell office:value-type="string">
            <text:p>6 V</text:p>
          </table:table-cell>
          <table:table-cell office:value-type="string">
            <text:p>18600 rpm</text:p>
          </table:table-cell>
          <table:table-cell office:value-type="string">
            <text:p>0.316 mNm</text:p>
          </table:table-cell>
          <table:table-cell office:value-type="string">
            <text:p>USD 86.25</text:p>
          </table:table-cell>
          <table:table-cell office:value-type="string">
            <text:p><text:a xlink:href="http://www.maxonmotorusa.com/maxon/view/product/motor/dcmotor/re/re06/349192">Details</text:a></text:p>
          </table:table-cell>
        </table:table-row>
        <table:table-row table:style-name="ro2">
          <table:table-cell office:value-type="float" office:value="386780">
            <text:p>386780</text:p>
          </table:table-cell>
          <table:table-cell office:value-type="string">
            <text:p>RE 6 Ø6 mm, Precious Metal Brushes, 0.3 Watt, with cable</text:p>
          </table:table-cell>
          <table:table-cell office:value-type="string">
            <text:p>6 mm</text:p>
          </table:table-cell>
          <table:table-cell office:value-type="string">
            <text:p>0.3 W</text:p>
          </table:table-cell>
          <table:table-cell office:value-type="string">
            <text:p>1.5 V</text:p>
          </table:table-cell>
          <table:table-cell office:value-type="string">
            <text:p>18200 rpm</text:p>
          </table:table-cell>
          <table:table-cell office:value-type="string">
            <text:p>0.304 mNm</text:p>
          </table:table-cell>
          <table:table-cell office:value-type="string">
            <text:p>USD 105.38</text:p>
          </table:table-cell>
          <table:table-cell office:value-type="string">
            <text:p><text:a xlink:href="http://www.maxonmotorusa.com/maxon/view/product/motor/dcmotor/re/re06/386780">Details</text:a></text:p>
          </table:table-cell>
        </table:table-row>
        <table:table-row table:style-name="ro2">
          <table:table-cell office:value-type="float" office:value="386781">
            <text:p>386781</text:p>
          </table:table-cell>
          <table:table-cell office:value-type="string">
            <text:p>RE 6 Ø6 mm, Precious Metal Brushes, 0.3 Watt, with cable</text:p>
          </table:table-cell>
          <table:table-cell office:value-type="string">
            <text:p>6 mm</text:p>
          </table:table-cell>
          <table:table-cell office:value-type="string">
            <text:p>0.3 W</text:p>
          </table:table-cell>
          <table:table-cell office:value-type="string">
            <text:p>3 V</text:p>
          </table:table-cell>
          <table:table-cell office:value-type="string">
            <text:p>18500 rpm</text:p>
          </table:table-cell>
          <table:table-cell office:value-type="string">
            <text:p>0.327 mNm</text:p>
          </table:table-cell>
          <table:table-cell office:value-type="string">
            <text:p>USD 105.38</text:p>
          </table:table-cell>
          <table:table-cell office:value-type="string">
            <text:p><text:a xlink:href="http://www.maxonmotorusa.com/maxon/view/product/motor/dcmotor/re/re06/386781">Details</text:a></text:p>
          </table:table-cell>
        </table:table-row>
        <table:table-row table:style-name="ro2">
          <table:table-cell office:value-type="float" office:value="386782">
            <text:p>386782</text:p>
          </table:table-cell>
          <table:table-cell office:value-type="string">
            <text:p>RE 6 Ø6 mm, Precious Metal Brushes, 0.3 Watt, with cable</text:p>
          </table:table-cell>
          <table:table-cell office:value-type="string">
            <text:p>6 mm</text:p>
          </table:table-cell>
          <table:table-cell office:value-type="string">
            <text:p>0.3 W</text:p>
          </table:table-cell>
          <table:table-cell office:value-type="string">
            <text:p>4.5 V</text:p>
          </table:table-cell>
          <table:table-cell office:value-type="string">
            <text:p>18500 rpm</text:p>
          </table:table-cell>
          <table:table-cell office:value-type="string">
            <text:p>0.322 mNm</text:p>
          </table:table-cell>
          <table:table-cell office:value-type="string">
            <text:p>USD 100.38</text:p>
          </table:table-cell>
          <table:table-cell office:value-type="string">
            <text:p><text:a xlink:href="http://www.maxonmotorusa.com/maxon/view/product/motor/dcmotor/re/re06/386782">Details</text:a></text:p>
          </table:table-cell>
        </table:table-row>
        <table:table-row table:style-name="ro2">
          <table:table-cell office:value-type="float" office:value="386783">
            <text:p>386783</text:p>
          </table:table-cell>
          <table:table-cell office:value-type="string">
            <text:p>RE 6 Ø6 mm, Precious Metal Brushes, 0.3 Watt, with cable</text:p>
          </table:table-cell>
          <table:table-cell office:value-type="string">
            <text:p>6 mm</text:p>
          </table:table-cell>
          <table:table-cell office:value-type="string">
            <text:p>0.3 W</text:p>
          </table:table-cell>
          <table:table-cell office:value-type="string">
            <text:p>6 V</text:p>
          </table:table-cell>
          <table:table-cell office:value-type="string">
            <text:p>18400 rpm</text:p>
          </table:table-cell>
          <table:table-cell office:value-type="string">
            <text:p>0.321 mNm</text:p>
          </table:table-cell>
          <table:table-cell office:value-type="string">
            <text:p>USD 100.38</text:p>
          </table:table-cell>
          <table:table-cell office:value-type="string">
            <text:p><text:a xlink:href="http://www.maxonmotorusa.com/maxon/view/product/motor/dcmotor/re/re06/386783">Details</text:a></text:p>
          </table:table-cell>
        </table:table-row>
        <table:table-row table:style-name="ro6">
          <table:table-cell office:value-type="float" office:value="200938">
            <text:p>200938</text:p>
          </table:table-cell>
          <table:table-cell office:value-type="string">
            <text:p>A-max 12 Ø12 mm, Precious Metal Brushes CLL, 0.5 Watt, CE approved, with Cable</text:p>
          </table:table-cell>
          <table:table-cell office:value-type="string">
            <text:p>12 mm</text:p>
          </table:table-cell>
          <table:table-cell office:value-type="string">
            <text:p>0.5 W</text:p>
          </table:table-cell>
          <table:table-cell office:value-type="string">
            <text:p>3 V</text:p>
          </table:table-cell>
          <table:table-cell office:value-type="string">
            <text:p>13700 rpm</text:p>
          </table:table-cell>
          <table:table-cell office:value-type="string">
            <text:p>0.872 mNm</text:p>
          </table:table-cell>
          <table:table-cell office:value-type="string">
            <text:p>USD 64.75</text:p>
          </table:table-cell>
          <table:table-cell office:value-type="string">
            <text:p><text:a xlink:href="http://www.maxonmotorusa.com/maxon/view/product/motor/dcmotor/amax/amax12/200938">Details</text:a></text:p>
          </table:table-cell>
        </table:table-row>
        <table:table-row table:style-name="ro6">
          <table:table-cell office:value-type="float" office:value="265389">
            <text:p>265389</text:p>
          </table:table-cell>
          <table:table-cell office:value-type="string">
            <text:p>A-max 12 Ø12 mm, Precious Metal Brushes CLL, 0.5 Watt, CE approved, with Cable</text:p>
          </table:table-cell>
          <table:table-cell office:value-type="string">
            <text:p>12 mm</text:p>
          </table:table-cell>
          <table:table-cell office:value-type="string">
            <text:p>0.5 W</text:p>
          </table:table-cell>
          <table:table-cell office:value-type="string">
            <text:p>4.5 V</text:p>
          </table:table-cell>
          <table:table-cell office:value-type="string">
            <text:p>11700 rpm</text:p>
          </table:table-cell>
          <table:table-cell office:value-type="string">
            <text:p>0.937 mNm</text:p>
          </table:table-cell>
          <table:table-cell office:value-type="string">
            <text:p>USD 64.75</text:p>
          </table:table-cell>
          <table:table-cell office:value-type="string">
            <text:p><text:a xlink:href="http://www.maxonmotorusa.com/maxon/view/product/motor/dcmotor/amax/amax12/265389">Details</text:a></text:p>
          </table:table-cell>
        </table:table-row>
        <table:table-row table:style-name="ro3">
          <table:table-cell office:value-type="float" office:value="167131">
            <text:p>167131</text:p>
          </table:table-cell>
          <table:table-cell office:value-type="string">
            <text:p>EC 60 Ø60 mm, brushless, 400 Watt, CE approved, with Hall sensors</text:p>
          </table:table-cell>
          <table:table-cell office:value-type="string">
            <text:p>60 mm</text:p>
          </table:table-cell>
          <table:table-cell office:value-type="string">
            <text:p>400 W</text:p>
          </table:table-cell>
          <table:table-cell office:value-type="string">
            <text:p>48 V</text:p>
          </table:table-cell>
          <table:table-cell office:value-type="string">
            <text:p>3100 rpm</text:p>
          </table:table-cell>
          <table:table-cell office:value-type="string">
            <text:p>830 mNm</text:p>
          </table:table-cell>
          <table:table-cell office:value-type="string">
            <text:p>USD 1,260.88</text:p>
          </table:table-cell>
          <table:table-cell office:value-type="string">
            <text:p><text:a xlink:href="http://www.maxonmotorusa.com/maxon/view/product/motor/ecmotor/ec/ec60/167131">Details</text:a></text:p>
          </table:table-cell>
        </table:table-row>
        <table:table-row table:style-name="ro3">
          <table:table-cell office:value-type="float" office:value="167132">
            <text:p>167132</text:p>
          </table:table-cell>
          <table:table-cell office:value-type="string">
            <text:p>EC 60 Ø60 mm, brushless, 400 Watt, CE approved, with Hall sensors</text:p>
          </table:table-cell>
          <table:table-cell office:value-type="string">
            <text:p>60 mm</text:p>
          </table:table-cell>
          <table:table-cell office:value-type="string">
            <text:p>400 W</text:p>
          </table:table-cell>
          <table:table-cell office:value-type="string">
            <text:p>48 V</text:p>
          </table:table-cell>
          <table:table-cell office:value-type="string">
            <text:p>5370 rpm</text:p>
          </table:table-cell>
          <table:table-cell office:value-type="string">
            <text:p>747 mNm</text:p>
          </table:table-cell>
          <table:table-cell office:value-type="string">
            <text:p>USD 1,260.88</text:p>
          </table:table-cell>
          <table:table-cell office:value-type="string">
            <text:p><text:a xlink:href="http://www.maxonmotorusa.com/maxon/view/product/motor/ecmotor/ec/ec60/167132">Details</text:a></text:p>
          </table:table-cell>
        </table:table-row>
        <table:table-row table:style-name="ro3">
          <table:table-cell office:value-type="float" office:value="136207">
            <text:p>136207</text:p>
          </table:table-cell>
          <table:table-cell office:value-type="string">
            <text:p>EC 45 Ø45 mm, brushless, 250 Watt, CE approved, with Hall sensors</text:p>
          </table:table-cell>
          <table:table-cell office:value-type="string">
            <text:p>45 mm</text:p>
          </table:table-cell>
          <table:table-cell office:value-type="string">
            <text:p>250 W</text:p>
          </table:table-cell>
          <table:table-cell office:value-type="string">
            <text:p>24 V</text:p>
          </table:table-cell>
          <table:table-cell office:value-type="string">
            <text:p>5000 rpm</text:p>
          </table:table-cell>
          <table:table-cell office:value-type="string">
            <text:p>331 mNm</text:p>
          </table:table-cell>
          <table:table-cell office:value-type="string">
            <text:p>USD 811.25</text:p>
          </table:table-cell>
          <table:table-cell office:value-type="string">
            <text:p><text:a xlink:href="http://www.maxonmotorusa.com/maxon/view/product/motor/ecmotor/ec/ec45/136207">Details</text:a></text:p>
          </table:table-cell>
        </table:table-row>
        <table:table-row table:style-name="ro3">
          <table:table-cell office:value-type="float" office:value="136208">
            <text:p>136208</text:p>
          </table:table-cell>
          <table:table-cell office:value-type="string">
            <text:p>EC 45 Ø45 mm, brushless, 250 Watt, CE approved, with Hall sensors</text:p>
          </table:table-cell>
          <table:table-cell office:value-type="string">
            <text:p>45 mm</text:p>
          </table:table-cell>
          <table:table-cell office:value-type="string">
            <text:p>250 W</text:p>
          </table:table-cell>
          <table:table-cell office:value-type="string">
            <text:p>36 V</text:p>
          </table:table-cell>
          <table:table-cell office:value-type="string">
            <text:p>6010 rpm</text:p>
          </table:table-cell>
          <table:table-cell office:value-type="string">
            <text:p>341 mNm</text:p>
          </table:table-cell>
          <table:table-cell office:value-type="string">
            <text:p>USD 811.25</text:p>
          </table:table-cell>
          <table:table-cell office:value-type="string">
            <text:p><text:a xlink:href="http://www.maxonmotorusa.com/maxon/view/product/motor/ecmotor/ec/ec45/136208">Details</text:a></text:p>
          </table:table-cell>
        </table:table-row>
        <table:table-row table:style-name="ro3">
          <table:table-cell office:value-type="float" office:value="136209">
            <text:p>136209</text:p>
          </table:table-cell>
          <table:table-cell office:value-type="string">
            <text:p>EC 45 Ø45 mm, brushless, 250 Watt, CE approved, with Hall sensors</text:p>
          </table:table-cell>
          <table:table-cell office:value-type="string">
            <text:p>45 mm</text:p>
          </table:table-cell>
          <table:table-cell office:value-type="string">
            <text:p>250 W</text:p>
          </table:table-cell>
          <table:table-cell office:value-type="string">
            <text:p>48 V</text:p>
          </table:table-cell>
          <table:table-cell office:value-type="string">
            <text:p>6160 rpm</text:p>
          </table:table-cell>
          <table:table-cell office:value-type="string">
            <text:p>347 mNm</text:p>
          </table:table-cell>
          <table:table-cell office:value-type="string">
            <text:p>USD 811.25</text:p>
          </table:table-cell>
          <table:table-cell office:value-type="string">
            <text:p><text:a xlink:href="http://www.maxonmotorusa.com/maxon/view/product/motor/ecmotor/ec/ec45/136209">Details</text:a></text:p>
          </table:table-cell>
        </table:table-row>
        <table:table-row table:style-name="ro3">
          <table:table-cell office:value-type="float" office:value="136210">
            <text:p>136210</text:p>
          </table:table-cell>
          <table:table-cell office:value-type="string">
            <text:p>EC 45 Ø45 mm, brushless, 250 Watt, CE approved, with Hall sensors</text:p>
          </table:table-cell>
          <table:table-cell office:value-type="string">
            <text:p>45 mm</text:p>
          </table:table-cell>
          <table:table-cell office:value-type="string">
            <text:p>250 W</text:p>
          </table:table-cell>
          <table:table-cell office:value-type="string">
            <text:p>24 V</text:p>
          </table:table-cell>
          <table:table-cell office:value-type="string">
            <text:p>8670 rpm</text:p>
          </table:table-cell>
          <table:table-cell office:value-type="string">
            <text:p>311 mNm</text:p>
          </table:table-cell>
          <table:table-cell office:value-type="string">
            <text:p>USD 811.25</text:p>
          </table:table-cell>
          <table:table-cell office:value-type="string">
            <text:p><text:a xlink:href="http://www.maxonmotorusa.com/maxon/view/product/motor/ecmotor/ec/ec45/136210">Details</text:a></text:p>
          </table:table-cell>
        </table:table-row>
        <table:table-row table:style-name="ro3">
          <table:table-cell office:value-type="float" office:value="136211">
            <text:p>136211</text:p>
          </table:table-cell>
          <table:table-cell office:value-type="string">
            <text:p>EC 45 Ø45 mm, brushless, 250 Watt, CE approved, with Hall sensors</text:p>
          </table:table-cell>
          <table:table-cell office:value-type="string">
            <text:p>45 mm</text:p>
          </table:table-cell>
          <table:table-cell office:value-type="string">
            <text:p>250 W</text:p>
          </table:table-cell>
          <table:table-cell office:value-type="string">
            <text:p>36 V</text:p>
          </table:table-cell>
          <table:table-cell office:value-type="string">
            <text:p>10400 rpm</text:p>
          </table:table-cell>
          <table:table-cell office:value-type="string">
            <text:p>312 mNm</text:p>
          </table:table-cell>
          <table:table-cell office:value-type="string">
            <text:p>USD 811.25</text:p>
          </table:table-cell>
          <table:table-cell office:value-type="string">
            <text:p><text:a xlink:href="http://www.maxonmotorusa.com/maxon/view/product/motor/ecmotor/ec/ec45/136211">Details</text:a></text:p>
          </table:table-cell>
        </table:table-row>
        <table:table-row table:style-name="ro3">
          <table:table-cell office:value-type="float" office:value="136212">
            <text:p>136212</text:p>
          </table:table-cell>
          <table:table-cell office:value-type="string">
            <text:p>EC 45 Ø45 mm, brushless, 250 Watt, CE approved, with Hall sensors</text:p>
          </table:table-cell>
          <table:table-cell office:value-type="string">
            <text:p>45 mm</text:p>
          </table:table-cell>
          <table:table-cell office:value-type="string">
            <text:p>250 W</text:p>
          </table:table-cell>
          <table:table-cell office:value-type="string">
            <text:p>48 V</text:p>
          </table:table-cell>
          <table:table-cell office:value-type="string">
            <text:p>10700 rpm</text:p>
          </table:table-cell>
          <table:table-cell office:value-type="string">
            <text:p>316 mNm</text:p>
          </table:table-cell>
          <table:table-cell office:value-type="string">
            <text:p>USD 811.25</text:p>
          </table:table-cell>
          <table:table-cell office:value-type="string">
            <text:p><text:a xlink:href="http://www.maxonmotorusa.com/maxon/view/product/motor/ecmotor/ec/ec45/136212">Details</text:a></text:p>
          </table:table-cell>
        </table:table-row>
        <table:table-row table:style-name="ro5">
          <table:table-cell office:value-type="float" office:value="351144">
            <text:p>351144</text:p>
          </table:table-cell>
          <table:table-cell office:value-type="string">
            <text:p>EC 25 Ø25 mm, brushless, 250 Watt</text:p>
          </table:table-cell>
          <table:table-cell office:value-type="string">
            <text:p>25 mm</text:p>
          </table:table-cell>
          <table:table-cell office:value-type="string">
            <text:p>250 W</text:p>
          </table:table-cell>
          <table:table-cell office:value-type="string">
            <text:p>36 V</text:p>
          </table:table-cell>
          <table:table-cell office:value-type="string">
            <text:p>64100 rpm</text:p>
          </table:table-cell>
          <table:table-cell office:value-type="string">
            <text:p>32 mNm</text:p>
          </table:table-cell>
          <table:table-cell office:value-type="string">
            <text:p>USD 911.13</text:p>
          </table:table-cell>
          <table:table-cell office:value-type="string">
            <text:p><text:a xlink:href="http://www.maxonmotorusa.com/maxon/view/product/motor/ecmotor/ec/ec25/351144">Details</text:a></text:p>
          </table:table-cell>
        </table:table-row>
        <table:table-row table:style-name="ro5">
          <table:table-cell office:value-type="float" office:value="353294">
            <text:p>353294</text:p>
          </table:table-cell>
          <table:table-cell office:value-type="string">
            <text:p>RE 65 Ø65 mm, Graphite Brushes, 250 Watt</text:p>
          </table:table-cell>
          <table:table-cell office:value-type="string">
            <text:p>65 mm</text:p>
          </table:table-cell>
          <table:table-cell office:value-type="string">
            <text:p>250 W</text:p>
          </table:table-cell>
          <table:table-cell office:value-type="string">
            <text:p>18 V</text:p>
          </table:table-cell>
          <table:table-cell office:value-type="string">
            <text:p>3420 rpm</text:p>
          </table:table-cell>
          <table:table-cell office:value-type="string">
            <text:p>442 mNm</text:p>
          </table:table-cell>
          <table:table-cell office:value-type="string">
            <text:p>USD 1,006.00</text:p>
          </table:table-cell>
          <table:table-cell office:value-type="string">
            <text:p><text:a xlink:href="http://www.maxonmotorusa.com/maxon/view/product/motor/dcmotor/re/re65/353294">Details</text:a></text:p>
          </table:table-cell>
        </table:table-row>
        <table:table-row table:style-name="ro5">
          <table:table-cell office:value-type="float" office:value="315665">
            <text:p>315665</text:p>
          </table:table-cell>
          <table:table-cell office:value-type="string">
            <text:p>MCD EPOS P, 60W Intelligent compact drive</text:p>
          </table:table-cell>
          <table:table-cell table:style-name="ce3"/>
          <table:table-cell office:value-type="string">
            <text:p>60 W</text:p>
          </table:table-cell>
          <table:table-cell table:style-name="ce3" table:number-columns-repeated="2"/>
          <table:table-cell office:value-type="string">
            <text:p>54 mNm</text:p>
          </table:table-cell>
          <table:table-cell office:value-type="string">
            <text:p>USD 1,193.50</text:p>
          </table:table-cell>
          <table:table-cell office:value-type="string">
            <text:p><text:a xlink:href="http://www.maxonmotorusa.com/maxon/view/product/motor/ecmotor/compactdrive/315665">Details</text:a></text:p>
          </table:table-cell>
        </table:table-row>
        <table:table-row table:style-name="ro5">
          <table:table-cell office:value-type="float" office:value="326343">
            <text:p>326343</text:p>
          </table:table-cell>
          <table:table-cell office:value-type="string">
            <text:p>MCD EPOS, 60W Intelligent compact drive</text:p>
          </table:table-cell>
          <table:table-cell table:style-name="ce3"/>
          <table:table-cell office:value-type="string">
            <text:p>60 W</text:p>
          </table:table-cell>
          <table:table-cell table:style-name="ce3" table:number-columns-repeated="2"/>
          <table:table-cell office:value-type="string">
            <text:p>54 mNm</text:p>
          </table:table-cell>
          <table:table-cell office:value-type="string">
            <text:p>USD 1,000.00</text:p>
          </table:table-cell>
          <table:table-cell office:value-type="string">
            <text:p><text:a xlink:href="http://www.maxonmotorusa.com/maxon/view/product/motor/ecmotor/compactdrive/326343">Details</text:a></text:p>
          </table:table-cell>
        </table:table-row>
        <table:table-row table:style-name="ro6">
          <table:table-cell office:value-type="float" office:value="352994">
            <text:p>352994</text:p>
          </table:table-cell>
          <table:table-cell office:value-type="string">
            <text:p>A-max 22 Ø22 mm, Precious Metal Brushes CLL, 3.5 Watt, CE approved, with cable</text:p>
          </table:table-cell>
          <table:table-cell office:value-type="string">
            <text:p>22 mm</text:p>
          </table:table-cell>
          <table:table-cell office:value-type="string">
            <text:p>3.5 W</text:p>
          </table:table-cell>
          <table:table-cell table:style-name="ce3"/>
          <table:table-cell office:value-type="string">
            <text:p>6520 rpm</text:p>
          </table:table-cell>
          <table:table-cell office:value-type="string">
            <text:p>6.05 mNm</text:p>
          </table:table-cell>
          <table:table-cell office:value-type="string">
            <text:p>USD 77.25</text:p>
          </table:table-cell>
          <table:table-cell office:value-type="string">
            <text:p><text:a xlink:href="http://www.maxonmotorusa.com/maxon/view/product/motor/dcmotor/amax/amax22/352994">Details</text:a></text:p>
          </table:table-cell>
        </table:table-row>
        <table:table-row table:style-name="ro2">
          <table:table-cell office:value-type="float" office:value="118431">
            <text:p>118431</text:p>
          </table:table-cell>
          <table:table-cell office:value-type="string">
            <text:p>RE 13 Ø 13 mm, Precious Metal Brushes, 0.75 Watt, CE approved</text:p>
          </table:table-cell>
          <table:table-cell office:value-type="string">
            <text:p>13 mm</text:p>
          </table:table-cell>
          <table:table-cell office:value-type="string">
            <text:p>0.75 W</text:p>
          </table:table-cell>
          <table:table-cell office:value-type="string">
            <text:p>0.6 V</text:p>
          </table:table-cell>
          <table:table-cell office:value-type="string">
            <text:p>6900 rpm</text:p>
          </table:table-cell>
          <table:table-cell office:value-type="string">
            <text:p>0.511 mNm</text:p>
          </table:table-cell>
          <table:table-cell office:value-type="string">
            <text:p>USD 81.13</text:p>
          </table:table-cell>
          <table:table-cell office:value-type="string">
            <text:p><text:a xlink:href="http://www.maxonmotorusa.com/maxon/view/product/motor/dcmotor/re/re13/118431">Details</text:a></text:p>
          </table:table-cell>
        </table:table-row>
        <table:table-row table:style-name="ro2">
          <table:table-cell office:value-type="float" office:value="118446">
            <text:p>118446</text:p>
          </table:table-cell>
          <table:table-cell office:value-type="string">
            <text:p>RE 13 Ø 13 mm, Precious Metal Brushes, 0.75 Watt, CE approved</text:p>
          </table:table-cell>
          <table:table-cell office:value-type="string">
            <text:p>13 mm</text:p>
          </table:table-cell>
          <table:table-cell office:value-type="string">
            <text:p>0.75 W</text:p>
          </table:table-cell>
          <table:table-cell office:value-type="string">
            <text:p>0.6 V</text:p>
          </table:table-cell>
          <table:table-cell office:value-type="string">
            <text:p>6900 rpm</text:p>
          </table:table-cell>
          <table:table-cell office:value-type="string">
            <text:p>0.511 mNm</text:p>
          </table:table-cell>
          <table:table-cell office:value-type="string">
            <text:p>USD 86.75</text:p>
          </table:table-cell>
          <table:table-cell office:value-type="string">
            <text:p><text:a xlink:href="http://www.maxonmotorusa.com/maxon/view/product/motor/dcmotor/re/re13/118446">Details</text:a></text:p>
          </table:table-cell>
        </table:table-row>
        <table:table-row table:style-name="ro3">
          <table:table-cell office:value-type="float" office:value="268336">
            <text:p>268336</text:p>
          </table:table-cell>
          <table:table-cell office:value-type="string">
            <text:p>RE-max 13 Ø13 mm, Precious Metal Brushes, 0.75 Watt, with cables</text:p>
          </table:table-cell>
          <table:table-cell office:value-type="string">
            <text:p>13 mm</text:p>
          </table:table-cell>
          <table:table-cell office:value-type="string">
            <text:p>0.75 W</text:p>
          </table:table-cell>
          <table:table-cell office:value-type="string">
            <text:p>0.6 V</text:p>
          </table:table-cell>
          <table:table-cell office:value-type="string">
            <text:p>6870 rpm</text:p>
          </table:table-cell>
          <table:table-cell office:value-type="string">
            <text:p>0.327 mNm</text:p>
          </table:table-cell>
          <table:table-cell office:value-type="string">
            <text:p>USD 77.25</text:p>
          </table:table-cell>
          <table:table-cell office:value-type="string">
            <text:p><text:a xlink:href="http://www.maxonmotorusa.com/maxon/view/product/motor/dcmotor/remax/remax13/268336">Details</text:a></text:p>
          </table:table-cell>
        </table:table-row>
        <table:table-row table:style-name="ro2">
          <table:table-cell office:value-type="float" office:value="118447">
            <text:p>118447</text:p>
          </table:table-cell>
          <table:table-cell office:value-type="string">
            <text:p>RE 13 Ø 13 mm, Precious Metal Brushes, 0.75 Watt, CE approved</text:p>
          </table:table-cell>
          <table:table-cell office:value-type="string">
            <text:p>13 mm</text:p>
          </table:table-cell>
          <table:table-cell office:value-type="string">
            <text:p>0.75 W</text:p>
          </table:table-cell>
          <table:table-cell office:value-type="string">
            <text:p>0.7 V</text:p>
          </table:table-cell>
          <table:table-cell office:value-type="string">
            <text:p>6520 rpm</text:p>
          </table:table-cell>
          <table:table-cell office:value-type="string">
            <text:p>0.643 mNm</text:p>
          </table:table-cell>
          <table:table-cell office:value-type="string">
            <text:p>USD 86.75</text:p>
          </table:table-cell>
          <table:table-cell office:value-type="string">
            <text:p><text:a xlink:href="http://www.maxonmotorusa.com/maxon/view/product/motor/dcmotor/re/re13/118447">Details</text:a></text:p>
          </table:table-cell>
        </table:table-row>
        <table:table-row table:style-name="ro2">
          <table:table-cell office:value-type="float" office:value="118432">
            <text:p>118432</text:p>
          </table:table-cell>
          <table:table-cell office:value-type="string">
            <text:p>RE 13 Ø 13 mm, Precious Metal Brushes, 0.75 Watt, CE approved</text:p>
          </table:table-cell>
          <table:table-cell office:value-type="string">
            <text:p>13 mm</text:p>
          </table:table-cell>
          <table:table-cell office:value-type="string">
            <text:p>0.75 W</text:p>
          </table:table-cell>
          <table:table-cell office:value-type="string">
            <text:p>0.72 V</text:p>
          </table:table-cell>
          <table:table-cell office:value-type="string">
            <text:p>6710 rpm</text:p>
          </table:table-cell>
          <table:table-cell office:value-type="string">
            <text:p>0.643 mNm</text:p>
          </table:table-cell>
          <table:table-cell office:value-type="string">
            <text:p>USD 81.13</text:p>
          </table:table-cell>
          <table:table-cell office:value-type="string">
            <text:p><text:a xlink:href="http://www.maxonmotorusa.com/maxon/view/product/motor/dcmotor/re/re13/118432">Details</text:a></text:p>
          </table:table-cell>
        </table:table-row>
        <table:table-row table:style-name="ro3">
          <table:table-cell office:value-type="float" office:value="268337">
            <text:p>268337</text:p>
          </table:table-cell>
          <table:table-cell office:value-type="string">
            <text:p>RE-max 13 Ø13 mm, Precious Metal Brushes, 0.75 Watt, with cables</text:p>
          </table:table-cell>
          <table:table-cell office:value-type="string">
            <text:p>13 mm</text:p>
          </table:table-cell>
          <table:table-cell office:value-type="string">
            <text:p>0.75 W</text:p>
          </table:table-cell>
          <table:table-cell office:value-type="string">
            <text:p>0.72 V</text:p>
          </table:table-cell>
          <table:table-cell office:value-type="string">
            <text:p>6700 rpm</text:p>
          </table:table-cell>
          <table:table-cell office:value-type="string">
            <text:p>0.415 mNm</text:p>
          </table:table-cell>
          <table:table-cell office:value-type="string">
            <text:p>USD 77.25</text:p>
          </table:table-cell>
          <table:table-cell office:value-type="string">
            <text:p><text:a xlink:href="http://www.maxonmotorusa.com/maxon/view/product/motor/dcmotor/remax/remax13/268337">Details</text:a></text:p>
          </table:table-cell>
        </table:table-row>
        <table:table-row table:style-name="ro2">
          <table:table-cell office:value-type="float" office:value="118433">
            <text:p>118433</text:p>
          </table:table-cell>
          <table:table-cell office:value-type="string">
            <text:p>RE 13 Ø 13 mm, Precious Metal Brushes, 0.75 Watt, CE approved</text:p>
          </table:table-cell>
          <table:table-cell office:value-type="string">
            <text:p>13 mm</text:p>
          </table:table-cell>
          <table:table-cell office:value-type="string">
            <text:p>0.75 W</text:p>
          </table:table-cell>
          <table:table-cell office:value-type="string">
            <text:p>0.9 V</text:p>
          </table:table-cell>
          <table:table-cell office:value-type="string">
            <text:p>6590 rpm</text:p>
          </table:table-cell>
          <table:table-cell office:value-type="string">
            <text:p>0.837 mNm</text:p>
          </table:table-cell>
          <table:table-cell office:value-type="string">
            <text:p>USD 81.13</text:p>
          </table:table-cell>
          <table:table-cell office:value-type="string">
            <text:p><text:a xlink:href="http://www.maxonmotorusa.com/maxon/view/product/motor/dcmotor/re/re13/118433">Details</text:a></text:p>
          </table:table-cell>
        </table:table-row>
        <table:table-row table:style-name="ro5">
          <table:table-cell office:value-type="float" office:value="315665">
            <text:p>315665</text:p>
          </table:table-cell>
          <table:table-cell office:value-type="string">
            <text:p>MCD EPOS P, 60W Intelligent compact drive</text:p>
          </table:table-cell>
          <table:table-cell table:style-name="ce3"/>
          <table:table-cell office:value-type="string">
            <text:p>60 W</text:p>
          </table:table-cell>
          <table:table-cell table:style-name="ce3" table:number-columns-repeated="2"/>
          <table:table-cell office:value-type="string">
            <text:p>54 mNm</text:p>
          </table:table-cell>
          <table:table-cell office:value-type="string">
            <text:p>USD 1,193.50</text:p>
          </table:table-cell>
          <table:table-cell office:value-type="string">
            <text:p><text:a xlink:href="http://www.maxonmotorusa.com/maxon/view/product/motor/ecmotor/compactdrive/315665">Details</text:a></text:p>
          </table:table-cell>
        </table:table-row>
        <table:table-row table:style-name="ro5">
          <table:table-cell office:value-type="float" office:value="326343">
            <text:p>326343</text:p>
          </table:table-cell>
          <table:table-cell office:value-type="string">
            <text:p>MCD EPOS, 60W Intelligent compact drive</text:p>
          </table:table-cell>
          <table:table-cell table:style-name="ce3"/>
          <table:table-cell office:value-type="string">
            <text:p>60 W</text:p>
          </table:table-cell>
          <table:table-cell table:style-name="ce3" table:number-columns-repeated="2"/>
          <table:table-cell office:value-type="string">
            <text:p>54 mNm</text:p>
          </table:table-cell>
          <table:table-cell office:value-type="string">
            <text:p>USD 1,000.00</text:p>
          </table:table-cell>
          <table:table-cell office:value-type="string">
            <text:p><text:a xlink:href="http://www.maxonmotorusa.com/maxon/view/product/motor/ecmotor/compactdrive/326343">Details</text:a></text:p>
          </table:table-cell>
        </table:table-row>
        <table:table-row table:style-name="ro6">
          <table:table-cell office:value-type="float" office:value="352994">
            <text:p>352994</text:p>
          </table:table-cell>
          <table:table-cell office:value-type="string">
            <text:p>A-max 22 Ø22 mm, Precious Metal Brushes CLL, 3.5 Watt, CE approved, with cable</text:p>
          </table:table-cell>
          <table:table-cell office:value-type="string">
            <text:p>22 mm</text:p>
          </table:table-cell>
          <table:table-cell office:value-type="string">
            <text:p>3.5 W</text:p>
          </table:table-cell>
          <table:table-cell table:style-name="ce3"/>
          <table:table-cell office:value-type="string">
            <text:p>6520 rpm</text:p>
          </table:table-cell>
          <table:table-cell office:value-type="string">
            <text:p>6.05 mNm</text:p>
          </table:table-cell>
          <table:table-cell office:value-type="string">
            <text:p>USD 77.25</text:p>
          </table:table-cell>
          <table:table-cell office:value-type="string">
            <text:p><text:a xlink:href="http://www.maxonmotorusa.com/maxon/view/product/motor/dcmotor/amax/amax22/352994">Details</text:a></text:p>
          </table:table-cell>
        </table:table-row>
        <table:table-row table:style-name="ro5">
          <table:table-cell office:value-type="float" office:value="353299">
            <text:p>353299</text:p>
          </table:table-cell>
          <table:table-cell office:value-type="string">
            <text:p>RE 65 Ø65 mm, Graphite Brushes, 250 Watt</text:p>
          </table:table-cell>
          <table:table-cell office:value-type="string">
            <text:p>65 mm</text:p>
          </table:table-cell>
          <table:table-cell office:value-type="string">
            <text:p>250 W</text:p>
          </table:table-cell>
          <table:table-cell office:value-type="string">
            <text:p>70 V</text:p>
          </table:table-cell>
          <table:table-cell office:value-type="string">
            <text:p>3340 rpm</text:p>
          </table:table-cell>
          <table:table-cell office:value-type="string">
            <text:p>796 mNm</text:p>
          </table:table-cell>
          <table:table-cell office:value-type="string">
            <text:p>USD 1,006.00</text:p>
          </table:table-cell>
          <table:table-cell office:value-type="string">
            <text:p><text:a xlink:href="http://www.maxonmotorusa.com/maxon/view/product/motor/dcmotor/re/re65/353299">Details</text:a></text:p>
          </table:table-cell>
        </table:table-row>
        <table:table-row table:style-name="ro5">
          <table:table-cell office:value-type="float" office:value="353300">
            <text:p>353300</text:p>
          </table:table-cell>
          <table:table-cell office:value-type="string">
            <text:p>RE 65 Ø65 mm, Graphite Brushes, 250 Watt</text:p>
          </table:table-cell>
          <table:table-cell office:value-type="string">
            <text:p>65 mm</text:p>
          </table:table-cell>
          <table:table-cell office:value-type="string">
            <text:p>250 W</text:p>
          </table:table-cell>
          <table:table-cell office:value-type="string">
            <text:p>70 V</text:p>
          </table:table-cell>
          <table:table-cell office:value-type="string">
            <text:p>3090 rpm</text:p>
          </table:table-cell>
          <table:table-cell office:value-type="string">
            <text:p>809 mNm</text:p>
          </table:table-cell>
          <table:table-cell office:value-type="string">
            <text:p>USD 1,006.00</text:p>
          </table:table-cell>
          <table:table-cell office:value-type="string">
            <text:p><text:a xlink:href="http://www.maxonmotorusa.com/maxon/view/product/motor/dcmotor/re/re65/353300">Details</text:a></text:p>
          </table:table-cell>
        </table:table-row>
        <table:table-row table:style-name="ro5">
          <table:table-cell office:value-type="float" office:value="353301">
            <text:p>353301</text:p>
          </table:table-cell>
          <table:table-cell office:value-type="string">
            <text:p>RE 65 Ø65 mm, Graphite Brushes, 250 Watt</text:p>
          </table:table-cell>
          <table:table-cell office:value-type="string">
            <text:p>65 mm</text:p>
          </table:table-cell>
          <table:table-cell office:value-type="string">
            <text:p>250 W</text:p>
          </table:table-cell>
          <table:table-cell office:value-type="string">
            <text:p>70 V</text:p>
          </table:table-cell>
          <table:table-cell office:value-type="string">
            <text:p>2610 rpm</text:p>
          </table:table-cell>
          <table:table-cell office:value-type="string">
            <text:p>865 mNm</text:p>
          </table:table-cell>
          <table:table-cell office:value-type="string">
            <text:p>USD 1,006.00</text:p>
          </table:table-cell>
          <table:table-cell office:value-type="string">
            <text:p><text:a xlink:href="http://www.maxonmotorusa.com/maxon/view/product/motor/dcmotor/re/re65/353301">Details</text:a></text:p>
          </table:table-cell>
        </table:table-row>
        <table:table-row table:style-name="ro5">
          <table:table-cell office:value-type="float" office:value="370357">
            <text:p>370357</text:p>
          </table:table-cell>
          <table:table-cell office:value-type="string">
            <text:p>RE 50 Ø50 mm, Graphite Brushes, 200 Watt</text:p>
          </table:table-cell>
          <table:table-cell office:value-type="string">
            <text:p>50 mm</text:p>
          </table:table-cell>
          <table:table-cell office:value-type="string">
            <text:p>200 W</text:p>
          </table:table-cell>
          <table:table-cell office:value-type="string">
            <text:p>70 V</text:p>
          </table:table-cell>
          <table:table-cell office:value-type="string">
            <text:p>2760 rpm</text:p>
          </table:table-cell>
          <table:table-cell office:value-type="string">
            <text:p>452 mNm</text:p>
          </table:table-cell>
          <table:table-cell office:value-type="string">
            <text:p>USD 592.38</text:p>
          </table:table-cell>
          <table:table-cell office:value-type="string">
            <text:p><text:a xlink:href="http://www.maxonmotorusa.com/maxon/view/product/motor/dcmotor/re/re50/370357">Details</text:a></text:p>
          </table:table-cell>
        </table:table-row>
        <table:table-row table:style-name="ro5">
          <table:table-cell office:value-type="float" office:value="353298">
            <text:p>353298</text:p>
          </table:table-cell>
          <table:table-cell office:value-type="string">
            <text:p>RE 65 Ø65 mm, Graphite Brushes, 250 Watt</text:p>
          </table:table-cell>
          <table:table-cell office:value-type="string">
            <text:p>65 mm</text:p>
          </table:table-cell>
          <table:table-cell office:value-type="string">
            <text:p>250 W</text:p>
          </table:table-cell>
          <table:table-cell office:value-type="string">
            <text:p>60 V</text:p>
          </table:table-cell>
          <table:table-cell office:value-type="string">
            <text:p>3570 rpm</text:p>
          </table:table-cell>
          <table:table-cell office:value-type="string">
            <text:p>758 mNm</text:p>
          </table:table-cell>
          <table:table-cell office:value-type="string">
            <text:p>USD 1,006.00</text:p>
          </table:table-cell>
          <table:table-cell office:value-type="string">
            <text:p><text:a xlink:href="http://www.maxonmotorusa.com/maxon/view/product/motor/dcmotor/re/re65/353298">Details</text:a></text:p>
          </table:table-cell>
        </table:table-row>
        <table:table-row table:style-name="ro4">
          <table:table-cell table:style-name="ce1" office:value-type="string">
            <text:p>Configurable</text:p>
            <text:p>NEW</text:p>
          </table:table-cell>
          <table:table-cell office:value-type="string">
            <text:p>DCX 35 L Ø35 mm, Graphite Brushes, ball bearings</text:p>
          </table:table-cell>
          <table:table-cell office:value-type="string">
            <text:p>35 mm</text:p>
          </table:table-cell>
          <table:table-cell office:value-type="string">
            <text:p>80 W</text:p>
          </table:table-cell>
          <table:table-cell office:value-type="string">
            <text:p>60 V</text:p>
          </table:table-cell>
          <table:table-cell office:value-type="string">
            <text:p>7690 rpm</text:p>
          </table:table-cell>
          <table:table-cell office:value-type="string">
            <text:p>132 mNm</text:p>
          </table:table-cell>
          <table:table-cell office:value-type="string">
            <text:p>USD 365.13</text:p>
          </table:table-cell>
          <table:table-cell office:value-type="string">
            <text:p><text:a xlink:href="http://www.maxonmotorusa.com/maxon/view/product/motor/dcmotor/DCX/DCX35/DCX35L01GBKL604">Details</text:a></text:p>
          </table:table-cell>
        </table:table-row>
        <table:table-row table:style-name="ro3">
          <table:table-cell office:value-type="float" office:value="110128">
            <text:p>110128</text:p>
          </table:table-cell>
          <table:table-cell office:value-type="string">
            <text:p>A-max 22 Ø22 mm, Precious Metal Brushes CLL, 5 Watt, CE approved, with terminal</text:p>
          </table:table-cell>
          <table:table-cell office:value-type="string">
            <text:p>22 mm</text:p>
          </table:table-cell>
          <table:table-cell office:value-type="string">
            <text:p>5 W</text:p>
          </table:table-cell>
          <table:table-cell office:value-type="string">
            <text:p>48 V</text:p>
          </table:table-cell>
          <table:table-cell office:value-type="string">
            <text:p>9280 rpm</text:p>
          </table:table-cell>
          <table:table-cell office:value-type="string">
            <text:p>5.89 mNm</text:p>
          </table:table-cell>
          <table:table-cell office:value-type="string">
            <text:p>USD 61.88</text:p>
          </table:table-cell>
          <table:table-cell office:value-type="string">
            <text:p><text:a xlink:href="http://www.maxonmotorusa.com/maxon/view/product/motor/dcmotor/amax/amax22/110128">Details</text:a></text:p>
          </table:table-cell>
        </table:table-row>
        <table:table-row table:style-name="ro5">
          <table:table-cell office:value-type="float" office:value="315665">
            <text:p>315665</text:p>
          </table:table-cell>
          <table:table-cell office:value-type="string">
            <text:p>MCD EPOS P, 60W Intelligent compact drive</text:p>
          </table:table-cell>
          <table:table-cell table:style-name="ce3"/>
          <table:table-cell office:value-type="string">
            <text:p>60 W</text:p>
          </table:table-cell>
          <table:table-cell table:style-name="ce3" table:number-columns-repeated="2"/>
          <table:table-cell office:value-type="string">
            <text:p>54 mNm</text:p>
          </table:table-cell>
          <table:table-cell office:value-type="string">
            <text:p>USD 1,193.50</text:p>
          </table:table-cell>
          <table:table-cell office:value-type="string">
            <text:p><text:a xlink:href="http://www.maxonmotorusa.com/maxon/view/product/motor/ecmotor/compactdrive/315665">Details</text:a></text:p>
          </table:table-cell>
        </table:table-row>
        <table:table-row table:style-name="ro5">
          <table:table-cell office:value-type="float" office:value="326343">
            <text:p>326343</text:p>
          </table:table-cell>
          <table:table-cell office:value-type="string">
            <text:p>MCD EPOS, 60W Intelligent compact drive</text:p>
          </table:table-cell>
          <table:table-cell table:style-name="ce3"/>
          <table:table-cell office:value-type="string">
            <text:p>60 W</text:p>
          </table:table-cell>
          <table:table-cell table:style-name="ce3" table:number-columns-repeated="2"/>
          <table:table-cell office:value-type="string">
            <text:p>54 mNm</text:p>
          </table:table-cell>
          <table:table-cell office:value-type="string">
            <text:p>USD 1,000.00</text:p>
          </table:table-cell>
          <table:table-cell office:value-type="string">
            <text:p><text:a xlink:href="http://www.maxonmotorusa.com/maxon/view/product/motor/ecmotor/compactdrive/326343">Details</text:a></text:p>
          </table:table-cell>
        </table:table-row>
        <table:table-row table:style-name="ro2">
          <table:table-cell office:value-type="float" office:value="118437">
            <text:p>118437</text:p>
          </table:table-cell>
          <table:table-cell office:value-type="string">
            <text:p>RE 13 Ø 13 mm, Precious Metal Brushes, 0.75 Watt, CE approved</text:p>
          </table:table-cell>
          <table:table-cell office:value-type="string">
            <text:p>13 mm</text:p>
          </table:table-cell>
          <table:table-cell office:value-type="string">
            <text:p>0.75 W</text:p>
          </table:table-cell>
          <table:table-cell office:value-type="string">
            <text:p>1.8 V</text:p>
          </table:table-cell>
          <table:table-cell office:value-type="string">
            <text:p>5950 rpm</text:p>
          </table:table-cell>
          <table:table-cell office:value-type="string">
            <text:p>1.34 mNm</text:p>
          </table:table-cell>
          <table:table-cell office:value-type="string">
            <text:p>USD 81.13</text:p>
          </table:table-cell>
          <table:table-cell office:value-type="string">
            <text:p><text:a xlink:href="http://www.maxonmotorusa.com/maxon/view/product/motor/dcmotor/re/re13/118437">Details</text:a></text:p>
          </table:table-cell>
        </table:table-row>
        <table:table-row table:style-name="ro2">
          <table:table-cell office:value-type="float" office:value="118452">
            <text:p>118452</text:p>
          </table:table-cell>
          <table:table-cell office:value-type="string">
            <text:p>RE 13 Ø 13 mm, Precious Metal Brushes, 0.75 Watt, CE approved</text:p>
          </table:table-cell>
          <table:table-cell office:value-type="string">
            <text:p>13 mm</text:p>
          </table:table-cell>
          <table:table-cell office:value-type="string">
            <text:p>0.75 W</text:p>
          </table:table-cell>
          <table:table-cell office:value-type="string">
            <text:p>1.8 V</text:p>
          </table:table-cell>
          <table:table-cell office:value-type="string">
            <text:p>5950 rpm</text:p>
          </table:table-cell>
          <table:table-cell office:value-type="string">
            <text:p>1.34 mNm</text:p>
          </table:table-cell>
          <table:table-cell office:value-type="string">
            <text:p>USD 86.75</text:p>
          </table:table-cell>
          <table:table-cell office:value-type="string">
            <text:p><text:a xlink:href="http://www.maxonmotorusa.com/maxon/view/product/motor/dcmotor/re/re13/118452">Details</text:a></text:p>
          </table:table-cell>
        </table:table-row>
        <table:table-row table:style-name="ro5">
          <table:table-cell office:value-type="float" office:value="273763">
            <text:p>273763</text:p>
          </table:table-cell>
          <table:table-cell office:value-type="string">
            <text:p>RE 35 Ø35 mm, Graphite Brushes, 90 Watt</text:p>
          </table:table-cell>
          <table:table-cell office:value-type="string">
            <text:p>35 mm</text:p>
          </table:table-cell>
          <table:table-cell office:value-type="string">
            <text:p>90 W</text:p>
          </table:table-cell>
          <table:table-cell office:value-type="string">
            <text:p>48 V</text:p>
          </table:table-cell>
          <table:table-cell office:value-type="string">
            <text:p>1630 rpm</text:p>
          </table:table-cell>
          <table:table-cell office:value-type="string">
            <text:p>105 mNm</text:p>
          </table:table-cell>
          <table:table-cell office:value-type="string">
            <text:p>USD 373.88</text:p>
          </table:table-cell>
          <table:table-cell office:value-type="string">
            <text:p><text:a xlink:href="http://www.maxonmotorusa.com/maxon/view/product/motor/dcmotor/re/re35/273763">Details</text:a></text:p>
          </table:table-cell>
        </table:table-row>
        <table:table-row table:style-name="ro5">
          <table:table-cell office:value-type="float" office:value="285796">
            <text:p>285796</text:p>
          </table:table-cell>
          <table:table-cell office:value-type="string">
            <text:p>RE 35 Ø35 mm, Graphite Brushes, 90 Watt</text:p>
          </table:table-cell>
          <table:table-cell office:value-type="string">
            <text:p>35 mm</text:p>
          </table:table-cell>
          <table:table-cell office:value-type="string">
            <text:p>90 W</text:p>
          </table:table-cell>
          <table:table-cell office:value-type="string">
            <text:p>48 V</text:p>
          </table:table-cell>
          <table:table-cell office:value-type="string">
            <text:p>1630 rpm</text:p>
          </table:table-cell>
          <table:table-cell office:value-type="string">
            <text:p>105 mNm</text:p>
          </table:table-cell>
          <table:table-cell office:value-type="string">
            <text:p>USD 373.88</text:p>
          </table:table-cell>
          <table:table-cell office:value-type="string">
            <text:p><text:a xlink:href="http://www.maxonmotorusa.com/maxon/view/product/motor/dcmotor/re/re35/285796">Details</text:a></text:p>
          </table:table-cell>
        </table:table-row>
        <table:table-row table:style-name="ro5">
          <table:table-cell office:value-type="float" office:value="218014">
            <text:p>218014</text:p>
          </table:table-cell>
          <table:table-cell office:value-type="string">
            <text:p>RE 40 Ø40 mm, Graphite Brushes, 150 Watt</text:p>
          </table:table-cell>
          <table:table-cell office:value-type="string">
            <text:p>40 mm</text:p>
          </table:table-cell>
          <table:table-cell office:value-type="string">
            <text:p>150 W</text:p>
          </table:table-cell>
          <table:table-cell office:value-type="string">
            <text:p>48 V</text:p>
          </table:table-cell>
          <table:table-cell office:value-type="string">
            <text:p>1030 rpm</text:p>
          </table:table-cell>
          <table:table-cell office:value-type="string">
            <text:p>188 mNm</text:p>
          </table:table-cell>
          <table:table-cell office:value-type="string">
            <text:p>USD 496.25</text:p>
          </table:table-cell>
          <table:table-cell office:value-type="string">
            <text:p><text:a xlink:href="http://www.maxonmotorusa.com/maxon/view/product/motor/dcmotor/re/re40/218014">Details</text:a></text:p>
          </table:table-cell>
        </table:table-row>
        <table:table-row table:style-name="ro3">
          <table:table-cell office:value-type="float" office:value="268342">
            <text:p>268342</text:p>
          </table:table-cell>
          <table:table-cell office:value-type="string">
            <text:p>RE-max 13 Ø13 mm, Precious Metal Brushes, 0.75 Watt, with cables</text:p>
          </table:table-cell>
          <table:table-cell office:value-type="string">
            <text:p>13 mm</text:p>
          </table:table-cell>
          <table:table-cell office:value-type="string">
            <text:p>0.75 W</text:p>
          </table:table-cell>
          <table:table-cell office:value-type="string">
            <text:p>1.8 V</text:p>
          </table:table-cell>
          <table:table-cell office:value-type="string">
            <text:p>5980 rpm</text:p>
          </table:table-cell>
          <table:table-cell office:value-type="string">
            <text:p>1.28 mNm</text:p>
          </table:table-cell>
          <table:table-cell office:value-type="string">
            <text:p>USD 77.25</text:p>
          </table:table-cell>
          <table:table-cell office:value-type="string">
            <text:p><text:a xlink:href="http://www.maxonmotorusa.com/maxon/view/product/motor/dcmotor/remax/remax13/268342">Details</text:a></text:p>
          </table:table-cell>
        </table:table-row>
        <table:table-row table:style-name="ro2">
          <table:table-cell office:value-type="float" office:value="118443">
            <text:p>118443</text:p>
          </table:table-cell>
          <table:table-cell office:value-type="string">
            <text:p>RE 13 Ø 13 mm, Precious Metal Brushes, 0.75 Watt, CE approved</text:p>
          </table:table-cell>
          <table:table-cell office:value-type="string">
            <text:p>13 mm</text:p>
          </table:table-cell>
          <table:table-cell office:value-type="string">
            <text:p>0.75 W</text:p>
          </table:table-cell>
          <table:table-cell office:value-type="string">
            <text:p>6 V</text:p>
          </table:table-cell>
          <table:table-cell office:value-type="string">
            <text:p>6530 rpm</text:p>
          </table:table-cell>
          <table:table-cell office:value-type="string">
            <text:p>1.26 mNm</text:p>
          </table:table-cell>
          <table:table-cell office:value-type="string">
            <text:p>USD 81.13</text:p>
          </table:table-cell>
          <table:table-cell office:value-type="string">
            <text:p><text:a xlink:href="http://www.maxonmotorusa.com/maxon/view/product/motor/dcmotor/re/re13/118443">Details</text:a></text:p>
          </table:table-cell>
        </table:table-row>
        <table:table-row table:style-name="ro2">
          <table:table-cell office:value-type="float" office:value="118458">
            <text:p>118458</text:p>
          </table:table-cell>
          <table:table-cell office:value-type="string">
            <text:p>RE 13 Ø 13 mm, Precious Metal Brushes, 0.75 Watt, CE approved</text:p>
          </table:table-cell>
          <table:table-cell office:value-type="string">
            <text:p>13 mm</text:p>
          </table:table-cell>
          <table:table-cell office:value-type="string">
            <text:p>0.75 W</text:p>
          </table:table-cell>
          <table:table-cell office:value-type="string">
            <text:p>6 V</text:p>
          </table:table-cell>
          <table:table-cell office:value-type="string">
            <text:p>6530 rpm</text:p>
          </table:table-cell>
          <table:table-cell office:value-type="string">
            <text:p>1.26 mNm</text:p>
          </table:table-cell>
          <table:table-cell office:value-type="string">
            <text:p>USD 86.75</text:p>
          </table:table-cell>
          <table:table-cell office:value-type="string">
            <text:p><text:a xlink:href="http://www.maxonmotorusa.com/maxon/view/product/motor/dcmotor/re/re13/118458">Details</text:a></text:p>
          </table:table-cell>
        </table:table-row>
        <table:table-row table:style-name="ro5">
          <table:table-cell office:value-type="float" office:value="315665">
            <text:p>315665</text:p>
          </table:table-cell>
          <table:table-cell office:value-type="string">
            <text:p>MCD EPOS P, 60W Intelligent compact drive</text:p>
          </table:table-cell>
          <table:table-cell table:style-name="ce3"/>
          <table:table-cell office:value-type="string">
            <text:p>60 W</text:p>
          </table:table-cell>
          <table:table-cell table:style-name="ce3" table:number-columns-repeated="2"/>
          <table:table-cell office:value-type="string">
            <text:p>54 mNm</text:p>
          </table:table-cell>
          <table:table-cell office:value-type="string">
            <text:p>USD 1,193.50</text:p>
          </table:table-cell>
          <table:table-cell office:value-type="string">
            <text:p><text:a xlink:href="http://www.maxonmotorusa.com/maxon/view/product/motor/ecmotor/compactdrive/315665">Details</text:a></text:p>
          </table:table-cell>
        </table:table-row>
        <table:table-row table:style-name="ro5">
          <table:table-cell office:value-type="float" office:value="326343">
            <text:p>326343</text:p>
          </table:table-cell>
          <table:table-cell office:value-type="string">
            <text:p>MCD EPOS, 60W Intelligent compact drive</text:p>
          </table:table-cell>
          <table:table-cell table:style-name="ce3"/>
          <table:table-cell office:value-type="string">
            <text:p>60 W</text:p>
          </table:table-cell>
          <table:table-cell table:style-name="ce3" table:number-columns-repeated="2"/>
          <table:table-cell office:value-type="string">
            <text:p>54 mNm</text:p>
          </table:table-cell>
          <table:table-cell office:value-type="string">
            <text:p>USD 1,000.00</text:p>
          </table:table-cell>
          <table:table-cell office:value-type="string">
            <text:p><text:a xlink:href="http://www.maxonmotorusa.com/maxon/view/product/motor/ecmotor/compactdrive/326343">Details</text:a></text:p>
          </table:table-cell>
        </table:table-row>
        <table:table-row table:style-name="ro2">
          <table:table-cell office:value-type="float" office:value="215998">
            <text:p>215998</text:p>
          </table:table-cell>
          <table:table-cell office:value-type="string">
            <text:p>RE-max 17 Ø17 mm, Graphite Brushes, 4.5 Watt, with terminals</text:p>
          </table:table-cell>
          <table:table-cell office:value-type="string">
            <text:p>17 mm</text:p>
          </table:table-cell>
          <table:table-cell office:value-type="string">
            <text:p>4.5 W</text:p>
          </table:table-cell>
          <table:table-cell office:value-type="string">
            <text:p>24 V</text:p>
          </table:table-cell>
          <table:table-cell office:value-type="string">
            <text:p>97400 rpm</text:p>
          </table:table-cell>
          <table:table-cell office:value-type="string">
            <text:p>0.564 mNm</text:p>
          </table:table-cell>
          <table:table-cell office:value-type="string">
            <text:p>USD 92.00</text:p>
          </table:table-cell>
          <table:table-cell office:value-type="string">
            <text:p><text:a xlink:href="http://www.maxonmotorusa.com/maxon/view/product/motor/dcmotor/remax/remax17/215998">Details</text:a></text:p>
          </table:table-cell>
        </table:table-row>
        <table:table-row table:style-name="ro3">
          <table:table-cell office:value-type="float" office:value="370540">
            <text:p>370540</text:p>
          </table:table-cell>
          <table:table-cell office:value-type="string">
            <text:p>EC 13 Ø13 mm, brushless, 30 Watt, sterilisable, with Hall sensors</text:p>
          </table:table-cell>
          <table:table-cell office:value-type="string">
            <text:p>13 mm</text:p>
          </table:table-cell>
          <table:table-cell office:value-type="string">
            <text:p>30 W</text:p>
          </table:table-cell>
          <table:table-cell office:value-type="string">
            <text:p>48 V</text:p>
          </table:table-cell>
          <table:table-cell office:value-type="string">
            <text:p>82900 rpm</text:p>
          </table:table-cell>
          <table:table-cell office:value-type="string">
            <text:p>4.1 mNm</text:p>
          </table:table-cell>
          <table:table-cell office:value-type="string">
            <text:p>USD 634.38</text:p>
          </table:table-cell>
          <table:table-cell office:value-type="string">
            <text:p><text:a xlink:href="http://www.maxonmotorusa.com/maxon/view/product/motor/ecmotor/ec/ec13/370540">Details</text:a></text:p>
          </table:table-cell>
        </table:table-row>
        <table:table-row table:style-name="ro3">
          <table:table-cell office:value-type="float" office:value="370541">
            <text:p>370541</text:p>
          </table:table-cell>
          <table:table-cell office:value-type="string">
            <text:p>EC size 5 Ø0.5 in, brushless, 30 Watt, sterilisable, with Hall sensors</text:p>
          </table:table-cell>
          <table:table-cell office:value-type="string">
            <text:p>13 mm</text:p>
          </table:table-cell>
          <table:table-cell office:value-type="string">
            <text:p>30 W</text:p>
          </table:table-cell>
          <table:table-cell office:value-type="string">
            <text:p>48 V</text:p>
          </table:table-cell>
          <table:table-cell office:value-type="string">
            <text:p>82900 rpm</text:p>
          </table:table-cell>
          <table:table-cell office:value-type="string">
            <text:p>4.1 mNm</text:p>
          </table:table-cell>
          <table:table-cell office:value-type="string">
            <text:p>USD 634.38</text:p>
          </table:table-cell>
          <table:table-cell office:value-type="string">
            <text:p><text:a xlink:href="http://www.maxonmotorusa.com/maxon/view/product/motor/ecmotor/ec/ec13/370541">Details</text:a></text:p>
          </table:table-cell>
        </table:table-row>
        <table:table-row table:style-name="ro2">
          <table:table-cell office:value-type="float" office:value="371406">
            <text:p>371406</text:p>
          </table:table-cell>
          <table:table-cell office:value-type="string">
            <text:p>EC size 5 Ø0.5 in, brushless, 30 Watt, sterilisable, sensorless</text:p>
          </table:table-cell>
          <table:table-cell office:value-type="string">
            <text:p>13 mm</text:p>
          </table:table-cell>
          <table:table-cell office:value-type="string">
            <text:p>30 W</text:p>
          </table:table-cell>
          <table:table-cell office:value-type="string">
            <text:p>48 V</text:p>
          </table:table-cell>
          <table:table-cell office:value-type="string">
            <text:p>82900 rpm</text:p>
          </table:table-cell>
          <table:table-cell office:value-type="string">
            <text:p>4.1 mNm</text:p>
          </table:table-cell>
          <table:table-cell office:value-type="string">
            <text:p>USD 588.50</text:p>
          </table:table-cell>
          <table:table-cell office:value-type="string">
            <text:p><text:a xlink:href="http://www.maxonmotorusa.com/maxon/view/product/motor/ecmotor/ec/ec13/371406">Details</text:a></text:p>
          </table:table-cell>
        </table:table-row>
        <table:table-row table:style-name="ro2">
          <table:table-cell office:value-type="float" office:value="371409">
            <text:p>371409</text:p>
          </table:table-cell>
          <table:table-cell office:value-type="string">
            <text:p>EC 13 Ø13 mm, brushless, 30 Watt, sterilisable, sensorless</text:p>
          </table:table-cell>
          <table:table-cell office:value-type="string">
            <text:p>13 mm</text:p>
          </table:table-cell>
          <table:table-cell office:value-type="string">
            <text:p>30 W</text:p>
          </table:table-cell>
          <table:table-cell office:value-type="string">
            <text:p>48 V</text:p>
          </table:table-cell>
          <table:table-cell office:value-type="string">
            <text:p>82900 rpm</text:p>
          </table:table-cell>
          <table:table-cell office:value-type="string">
            <text:p>4.1 mNm</text:p>
          </table:table-cell>
          <table:table-cell office:value-type="string">
            <text:p>USD 588.50</text:p>
          </table:table-cell>
          <table:table-cell office:value-type="string">
            <text:p><text:a xlink:href="http://www.maxonmotorusa.com/maxon/view/product/motor/ecmotor/ec/ec13/371409">Details</text:a></text:p>
          </table:table-cell>
        </table:table-row>
        <table:table-row table:style-name="ro3">
          <table:table-cell office:value-type="float" office:value="373763">
            <text:p>373763</text:p>
          </table:table-cell>
          <table:table-cell office:value-type="string">
            <text:p>EC size 5 Ø0.5 in, brushless, 50 Watt, sterilisable, with Hall sensors</text:p>
          </table:table-cell>
          <table:table-cell office:value-type="string">
            <text:p>13 mm</text:p>
          </table:table-cell>
          <table:table-cell office:value-type="string">
            <text:p>50 W</text:p>
          </table:table-cell>
          <table:table-cell office:value-type="string">
            <text:p>48 V</text:p>
          </table:table-cell>
          <table:table-cell office:value-type="string">
            <text:p>79400 rpm</text:p>
          </table:table-cell>
          <table:table-cell office:value-type="string">
            <text:p>7.6 mNm</text:p>
          </table:table-cell>
          <table:table-cell office:value-type="string">
            <text:p>USD 726.00</text:p>
          </table:table-cell>
          <table:table-cell office:value-type="string">
            <text:p><text:a xlink:href="http://www.maxonmotorusa.com/maxon/view/product/motor/ecmotor/ec/ec13/373763">Details</text:a></text:p>
          </table:table-cell>
        </table:table-row>
        <table:table-row table:style-name="ro3">
          <table:table-cell office:value-type="float" office:value="384185">
            <text:p>384185</text:p>
          </table:table-cell>
          <table:table-cell office:value-type="string">
            <text:p>EC 13 Ø13 mm, brushless, 50 Watt, sterilisable, with Hall sensors</text:p>
          </table:table-cell>
          <table:table-cell office:value-type="string">
            <text:p>13 mm</text:p>
          </table:table-cell>
          <table:table-cell office:value-type="string">
            <text:p>50 W</text:p>
          </table:table-cell>
          <table:table-cell office:value-type="string">
            <text:p>48 V</text:p>
          </table:table-cell>
          <table:table-cell office:value-type="string">
            <text:p>79400 rpm</text:p>
          </table:table-cell>
          <table:table-cell office:value-type="string">
            <text:p>7.6 mNm</text:p>
          </table:table-cell>
          <table:table-cell office:value-type="string">
            <text:p>USD 726.00</text:p>
          </table:table-cell>
          <table:table-cell office:value-type="string">
            <text:p><text:a xlink:href="http://www.maxonmotorusa.com/maxon/view/product/motor/ecmotor/ec/ec13/384185">Details</text:a></text:p>
          </table:table-cell>
        </table:table-row>
        <table:table-row table:style-name="ro2">
          <table:table-cell office:value-type="float" office:value="384217">
            <text:p>384217</text:p>
          </table:table-cell>
          <table:table-cell office:value-type="string">
            <text:p>EC 13 Ø13 mm, brushless, 50 Watt, sterilisable, sensorless</text:p>
          </table:table-cell>
          <table:table-cell office:value-type="string">
            <text:p>13 mm</text:p>
          </table:table-cell>
          <table:table-cell office:value-type="string">
            <text:p>50 W</text:p>
          </table:table-cell>
          <table:table-cell office:value-type="string">
            <text:p>48 V</text:p>
          </table:table-cell>
          <table:table-cell office:value-type="string">
            <text:p>79400 rpm</text:p>
          </table:table-cell>
          <table:table-cell office:value-type="string">
            <text:p>7.6 mNm</text:p>
          </table:table-cell>
          <table:table-cell office:value-type="string">
            <text:p>USD 680.13</text:p>
          </table:table-cell>
          <table:table-cell office:value-type="string">
            <text:p><text:a xlink:href="http://www.maxonmotorusa.com/maxon/view/product/motor/ecmotor/ec/ec13/384217">Details</text:a></text:p>
          </table:table-cell>
        </table:table-row>
        <table:table-row table:style-name="ro2">
          <table:table-cell office:value-type="float" office:value="216008">
            <text:p>216008</text:p>
          </table:table-cell>
          <table:table-cell office:value-type="string">
            <text:p>RE-max 17 Ø17 mm, Graphite Brushes, 4.5 Watt, with terminals</text:p>
          </table:table-cell>
          <table:table-cell office:value-type="string">
            <text:p>17 mm</text:p>
          </table:table-cell>
          <table:table-cell office:value-type="string">
            <text:p>4.5 W</text:p>
          </table:table-cell>
          <table:table-cell office:value-type="string">
            <text:p>12 V</text:p>
          </table:table-cell>
          <table:table-cell office:value-type="string">
            <text:p>44400 rpm</text:p>
          </table:table-cell>
          <table:table-cell office:value-type="string">
            <text:p>0.0467 mNm</text:p>
          </table:table-cell>
          <table:table-cell office:value-type="string">
            <text:p>USD 92.50</text:p>
          </table:table-cell>
          <table:table-cell office:value-type="string">
            <text:p><text:a xlink:href="http://www.maxonmotorusa.com/maxon/view/product/motor/dcmotor/remax/remax17/216008">Details</text:a></text:p>
          </table:table-cell>
        </table:table-row>
        <table:table-row table:style-name="ro7">
          <table:table-cell office:value-type="float" office:value="310599">
            <text:p>310599</text:p>
          </table:table-cell>
          <table:table-cell office:value-type="string">
            <text:p>EC 6 Ø6 mm, brushless, 1.2 Watt</text:p>
          </table:table-cell>
          <table:table-cell office:value-type="string">
            <text:p>6 mm</text:p>
          </table:table-cell>
          <table:table-cell office:value-type="string">
            <text:p>1.2 W</text:p>
          </table:table-cell>
          <table:table-cell office:value-type="string">
            <text:p>6 V</text:p>
          </table:table-cell>
          <table:table-cell office:value-type="string">
            <text:p>45100 rpm</text:p>
          </table:table-cell>
          <table:table-cell office:value-type="string">
            <text:p>0.251 mNm</text:p>
          </table:table-cell>
          <table:table-cell office:value-type="string">
            <text:p>USD 210.75</text:p>
          </table:table-cell>
          <table:table-cell office:value-type="string">
            <text:p><text:a xlink:href="http://www.maxonmotorusa.com/maxon/view/product/motor/ecmotor/ec/ec6/310599">Details</text:a></text:p>
          </table:table-cell>
        </table:table-row>
        <table:table-row table:style-name="ro7">
          <table:table-cell office:value-type="float" office:value="250101">
            <text:p>250101</text:p>
          </table:table-cell>
          <table:table-cell office:value-type="string">
            <text:p>EC 6 Ø6 mm, brushless, 1.2 Watt</text:p>
          </table:table-cell>
          <table:table-cell office:value-type="string">
            <text:p>6 mm</text:p>
          </table:table-cell>
          <table:table-cell office:value-type="string">
            <text:p>1.2 W</text:p>
          </table:table-cell>
          <table:table-cell office:value-type="string">
            <text:p>12 V</text:p>
          </table:table-cell>
          <table:table-cell office:value-type="string">
            <text:p>34400 rpm</text:p>
          </table:table-cell>
          <table:table-cell office:value-type="string">
            <text:p>0.26 mNm</text:p>
          </table:table-cell>
          <table:table-cell office:value-type="string">
            <text:p>USD 210.75</text:p>
          </table:table-cell>
          <table:table-cell office:value-type="string">
            <text:p><text:a xlink:href="http://www.maxonmotorusa.com/maxon/view/product/motor/ecmotor/ec/ec6/250101">Details</text:a></text:p>
          </table:table-cell>
        </table:table-row>
        <table:table-row table:style-name="ro5">
          <table:table-cell office:value-type="float" office:value="118521">
            <text:p>118521</text:p>
          </table:table-cell>
          <table:table-cell office:value-type="string">
            <text:p>RE 13 Ø13 mm, Graphite Brushes, 1.5 Watt</text:p>
          </table:table-cell>
          <table:table-cell office:value-type="string">
            <text:p>13 mm</text:p>
          </table:table-cell>
          <table:table-cell office:value-type="string">
            <text:p>1.5 W</text:p>
          </table:table-cell>
          <table:table-cell office:value-type="string">
            <text:p>1.2 V</text:p>
          </table:table-cell>
          <table:table-cell office:value-type="string">
            <text:p>9360 rpm</text:p>
          </table:table-cell>
          <table:table-cell office:value-type="string">
            <text:p>0.262 mNm</text:p>
          </table:table-cell>
          <table:table-cell office:value-type="string">
            <text:p>USD 98.00</text:p>
          </table:table-cell>
          <table:table-cell office:value-type="string">
            <text:p><text:a xlink:href="http://www.maxonmotorusa.com/maxon/view/product/motor/dcmotor/re/re13/118521">Details</text:a></text:p>
          </table:table-cell>
        </table:table-row>
        <table:table-row table:style-name="ro5">
          <table:table-cell office:value-type="float" office:value="118536">
            <text:p>118536</text:p>
          </table:table-cell>
          <table:table-cell office:value-type="string">
            <text:p>RE 13 Ø13 mm, Graphite Brushes, 1.5 Watt</text:p>
          </table:table-cell>
          <table:table-cell office:value-type="string">
            <text:p>13 mm</text:p>
          </table:table-cell>
          <table:table-cell office:value-type="string">
            <text:p>1.5 W</text:p>
          </table:table-cell>
          <table:table-cell office:value-type="string">
            <text:p>1.2 V</text:p>
          </table:table-cell>
          <table:table-cell office:value-type="string">
            <text:p>9360 rpm</text:p>
          </table:table-cell>
          <table:table-cell office:value-type="string">
            <text:p>0.262 mNm</text:p>
          </table:table-cell>
          <table:table-cell office:value-type="string">
            <text:p>USD 102.63</text:p>
          </table:table-cell>
          <table:table-cell office:value-type="string">
            <text:p><text:a xlink:href="http://www.maxonmotorusa.com/maxon/view/product/motor/dcmotor/re/re13/118536">Details</text:a></text:p>
          </table:table-cell>
        </table:table-row>
        <table:table-row table:style-name="ro2">
          <table:table-cell office:value-type="float" office:value="349189">
            <text:p>349189</text:p>
          </table:table-cell>
          <table:table-cell office:value-type="string">
            <text:p>RE 6 Ø6 mm, Precious Metal Brushes, 0.3 Watt, with terminals</text:p>
          </table:table-cell>
          <table:table-cell office:value-type="string">
            <text:p>6 mm</text:p>
          </table:table-cell>
          <table:table-cell office:value-type="string">
            <text:p>0.3 W</text:p>
          </table:table-cell>
          <table:table-cell office:value-type="string">
            <text:p>1.5 V</text:p>
          </table:table-cell>
          <table:table-cell office:value-type="string">
            <text:p>18500 rpm</text:p>
          </table:table-cell>
          <table:table-cell office:value-type="string">
            <text:p>0.302 mNm</text:p>
          </table:table-cell>
          <table:table-cell office:value-type="string">
            <text:p>USD 91.25</text:p>
          </table:table-cell>
          <table:table-cell office:value-type="string">
            <text:p><text:a xlink:href="http://www.maxonmotorusa.com/maxon/view/product/motor/dcmotor/re/re06/349189">Details</text:a></text:p>
          </table:table-cell>
        </table:table-row>
        <table:table-row table:style-name="ro2">
          <table:table-cell office:value-type="float" office:value="386780">
            <text:p>386780</text:p>
          </table:table-cell>
          <table:table-cell office:value-type="string">
            <text:p>RE 6 Ø6 mm, Precious Metal Brushes, 0.3 Watt, with cable</text:p>
          </table:table-cell>
          <table:table-cell office:value-type="string">
            <text:p>6 mm</text:p>
          </table:table-cell>
          <table:table-cell office:value-type="string">
            <text:p>0.3 W</text:p>
          </table:table-cell>
          <table:table-cell office:value-type="string">
            <text:p>1.5 V</text:p>
          </table:table-cell>
          <table:table-cell office:value-type="string">
            <text:p>18200 rpm</text:p>
          </table:table-cell>
          <table:table-cell office:value-type="string">
            <text:p>0.304 mNm</text:p>
          </table:table-cell>
          <table:table-cell office:value-type="string">
            <text:p>USD 105.38</text:p>
          </table:table-cell>
          <table:table-cell office:value-type="string">
            <text:p><text:a xlink:href="http://www.maxonmotorusa.com/maxon/view/product/motor/dcmotor/re/re06/386780">Details</text:a></text:p>
          </table:table-cell>
        </table:table-row>
        <table:table-row table:style-name="ro2">
          <table:table-cell office:value-type="float" office:value="349192">
            <text:p>349192</text:p>
          </table:table-cell>
          <table:table-cell office:value-type="string">
            <text:p>RE 6 Ø6 mm, Precious Metal Brushes, 0.3 Watt, with terminals</text:p>
          </table:table-cell>
          <table:table-cell office:value-type="string">
            <text:p>6 mm</text:p>
          </table:table-cell>
          <table:table-cell office:value-type="string">
            <text:p>0.3 W</text:p>
          </table:table-cell>
          <table:table-cell office:value-type="string">
            <text:p>6 V</text:p>
          </table:table-cell>
          <table:table-cell office:value-type="string">
            <text:p>18600 rpm</text:p>
          </table:table-cell>
          <table:table-cell office:value-type="string">
            <text:p>0.316 mNm</text:p>
          </table:table-cell>
          <table:table-cell office:value-type="string">
            <text:p>USD 86.25</text:p>
          </table:table-cell>
          <table:table-cell office:value-type="string">
            <text:p><text:a xlink:href="http://www.maxonmotorusa.com/maxon/view/product/motor/dcmotor/re/re06/349192">Details</text:a></text:p>
          </table:table-cell>
        </table:table-row>
        <table:table-row table:style-name="ro2">
          <table:table-cell office:value-type="float" office:value="349191">
            <text:p>349191</text:p>
          </table:table-cell>
          <table:table-cell office:value-type="string">
            <text:p>RE 6 Ø6 mm, Precious Metal Brushes, 0.3 Watt, with terminals</text:p>
          </table:table-cell>
          <table:table-cell office:value-type="string">
            <text:p>6 mm</text:p>
          </table:table-cell>
          <table:table-cell office:value-type="string">
            <text:p>0.3 W</text:p>
          </table:table-cell>
          <table:table-cell office:value-type="string">
            <text:p>4.5 V</text:p>
          </table:table-cell>
          <table:table-cell office:value-type="string">
            <text:p>18600 rpm</text:p>
          </table:table-cell>
          <table:table-cell office:value-type="string">
            <text:p>0.318 mNm</text:p>
          </table:table-cell>
          <table:table-cell office:value-type="string">
            <text:p>USD 86.25</text:p>
          </table:table-cell>
          <table:table-cell office:value-type="string">
            <text:p><text:a xlink:href="http://www.maxonmotorusa.com/maxon/view/product/motor/dcmotor/re/re06/349191">Details</text:a></text:p>
          </table:table-cell>
        </table:table-row>
        <table:table-row table:style-name="ro2">
          <table:table-cell office:value-type="float" office:value="386783">
            <text:p>386783</text:p>
          </table:table-cell>
          <table:table-cell office:value-type="string">
            <text:p>RE 6 Ø6 mm, Precious Metal Brushes, 0.3 Watt, with cable</text:p>
          </table:table-cell>
          <table:table-cell office:value-type="string">
            <text:p>6 mm</text:p>
          </table:table-cell>
          <table:table-cell office:value-type="string">
            <text:p>0.3 W</text:p>
          </table:table-cell>
          <table:table-cell office:value-type="string">
            <text:p>6 V</text:p>
          </table:table-cell>
          <table:table-cell office:value-type="string">
            <text:p>18400 rpm</text:p>
          </table:table-cell>
          <table:table-cell office:value-type="string">
            <text:p>0.321 mNm</text:p>
          </table:table-cell>
          <table:table-cell office:value-type="string">
            <text:p>USD 100.38</text:p>
          </table:table-cell>
          <table:table-cell office:value-type="string">
            <text:p><text:a xlink:href="http://www.maxonmotorusa.com/maxon/view/product/motor/dcmotor/re/re06/386783">Details</text:a></text:p>
          </table:table-cell>
        </table:table-row>
        <table:table-row table:style-name="ro5">
          <table:table-cell office:value-type="float" office:value="353301">
            <text:p>353301</text:p>
          </table:table-cell>
          <table:table-cell office:value-type="string">
            <text:p>RE 65 Ø65 mm, Graphite Brushes, 250 Watt</text:p>
          </table:table-cell>
          <table:table-cell office:value-type="string">
            <text:p>65 mm</text:p>
          </table:table-cell>
          <table:table-cell office:value-type="string">
            <text:p>250 W</text:p>
          </table:table-cell>
          <table:table-cell office:value-type="string">
            <text:p>70 V</text:p>
          </table:table-cell>
          <table:table-cell office:value-type="string">
            <text:p>2610 rpm</text:p>
          </table:table-cell>
          <table:table-cell office:value-type="string">
            <text:p>865 mNm</text:p>
          </table:table-cell>
          <table:table-cell office:value-type="string">
            <text:p>USD 1,006.00</text:p>
          </table:table-cell>
          <table:table-cell office:value-type="string">
            <text:p><text:a xlink:href="http://www.maxonmotorusa.com/maxon/view/product/motor/dcmotor/re/re65/353301">Details</text:a></text:p>
          </table:table-cell>
        </table:table-row>
        <table:table-row table:style-name="ro3">
          <table:table-cell office:value-type="float" office:value="167131">
            <text:p>167131</text:p>
          </table:table-cell>
          <table:table-cell office:value-type="string">
            <text:p>EC 60 Ø60 mm, brushless, 400 Watt, CE approved, with Hall sensors</text:p>
          </table:table-cell>
          <table:table-cell office:value-type="string">
            <text:p>60 mm</text:p>
          </table:table-cell>
          <table:table-cell office:value-type="string">
            <text:p>400 W</text:p>
          </table:table-cell>
          <table:table-cell office:value-type="string">
            <text:p>48 V</text:p>
          </table:table-cell>
          <table:table-cell office:value-type="string">
            <text:p>3100 rpm</text:p>
          </table:table-cell>
          <table:table-cell office:value-type="string">
            <text:p>830 mNm</text:p>
          </table:table-cell>
          <table:table-cell office:value-type="string">
            <text:p>USD 1,260.88</text:p>
          </table:table-cell>
          <table:table-cell office:value-type="string">
            <text:p><text:a xlink:href="http://www.maxonmotorusa.com/maxon/view/product/motor/ecmotor/ec/ec60/167131">Details</text:a></text:p>
          </table:table-cell>
        </table:table-row>
        <table:table-row table:style-name="ro5">
          <table:table-cell office:value-type="float" office:value="353300">
            <text:p>353300</text:p>
          </table:table-cell>
          <table:table-cell office:value-type="string">
            <text:p>RE 65 Ø65 mm, Graphite Brushes, 250 Watt</text:p>
          </table:table-cell>
          <table:table-cell office:value-type="string">
            <text:p>65 mm</text:p>
          </table:table-cell>
          <table:table-cell office:value-type="string">
            <text:p>250 W</text:p>
          </table:table-cell>
          <table:table-cell office:value-type="string">
            <text:p>70 V</text:p>
          </table:table-cell>
          <table:table-cell office:value-type="string">
            <text:p>3090 rpm</text:p>
          </table:table-cell>
          <table:table-cell office:value-type="string">
            <text:p>809 mNm</text:p>
          </table:table-cell>
          <table:table-cell office:value-type="string">
            <text:p>USD 1,006.00</text:p>
          </table:table-cell>
          <table:table-cell office:value-type="string">
            <text:p><text:a xlink:href="http://www.maxonmotorusa.com/maxon/view/product/motor/dcmotor/re/re65/353300">Details</text:a></text:p>
          </table:table-cell>
        </table:table-row>
        <table:table-row table:style-name="ro5">
          <table:table-cell office:value-type="float" office:value="353299">
            <text:p>353299</text:p>
          </table:table-cell>
          <table:table-cell office:value-type="string">
            <text:p>RE 65 Ø65 mm, Graphite Brushes, 250 Watt</text:p>
          </table:table-cell>
          <table:table-cell office:value-type="string">
            <text:p>65 mm</text:p>
          </table:table-cell>
          <table:table-cell office:value-type="string">
            <text:p>250 W</text:p>
          </table:table-cell>
          <table:table-cell office:value-type="string">
            <text:p>70 V</text:p>
          </table:table-cell>
          <table:table-cell office:value-type="string">
            <text:p>3340 rpm</text:p>
          </table:table-cell>
          <table:table-cell office:value-type="string">
            <text:p>796 mNm</text:p>
          </table:table-cell>
          <table:table-cell office:value-type="string">
            <text:p>USD 1,006.00</text:p>
          </table:table-cell>
          <table:table-cell office:value-type="string">
            <text:p><text:a xlink:href="http://www.maxonmotorusa.com/maxon/view/product/motor/dcmotor/re/re65/353299">Details</text:a></text:p>
          </table:table-cell>
        </table:table-row>
        <table:table-row table:style-name="ro5">
          <table:table-cell office:value-type="float" office:value="353298">
            <text:p>353298</text:p>
          </table:table-cell>
          <table:table-cell office:value-type="string">
            <text:p>RE 65 Ø65 mm, Graphite Brushes, 250 Watt</text:p>
          </table:table-cell>
          <table:table-cell office:value-type="string">
            <text:p>65 mm</text:p>
          </table:table-cell>
          <table:table-cell office:value-type="string">
            <text:p>250 W</text:p>
          </table:table-cell>
          <table:table-cell office:value-type="string">
            <text:p>60 V</text:p>
          </table:table-cell>
          <table:table-cell office:value-type="string">
            <text:p>3570 rpm</text:p>
          </table:table-cell>
          <table:table-cell office:value-type="string">
            <text:p>758 mNm</text:p>
          </table:table-cell>
          <table:table-cell office:value-type="string">
            <text:p>USD 1,006.00</text:p>
          </table:table-cell>
          <table:table-cell office:value-type="string">
            <text:p><text:a xlink:href="http://www.maxonmotorusa.com/maxon/view/product/motor/dcmotor/re/re65/353298">Details</text:a></text:p>
          </table:table-cell>
        </table:table-row>
        <table:table-row table:style-name="ro3">
          <table:table-cell office:value-type="float" office:value="167132">
            <text:p>167132</text:p>
          </table:table-cell>
          <table:table-cell office:value-type="string">
            <text:p>EC 60 Ø60 mm, brushless, 400 Watt, CE approved, with Hall sensors</text:p>
          </table:table-cell>
          <table:table-cell office:value-type="string">
            <text:p>60 mm</text:p>
          </table:table-cell>
          <table:table-cell office:value-type="string">
            <text:p>400 W</text:p>
          </table:table-cell>
          <table:table-cell office:value-type="string">
            <text:p>48 V</text:p>
          </table:table-cell>
          <table:table-cell office:value-type="string">
            <text:p>5370 rpm</text:p>
          </table:table-cell>
          <table:table-cell office:value-type="string">
            <text:p>747 mNm</text:p>
          </table:table-cell>
          <table:table-cell office:value-type="string">
            <text:p>USD 1,260.88</text:p>
          </table:table-cell>
          <table:table-cell office:value-type="string">
            <text:p><text:a xlink:href="http://www.maxonmotorusa.com/maxon/view/product/motor/ecmotor/ec/ec60/167132">Details</text:a></text:p>
          </table:table-cell>
        </table:table-row>
        <table:table-row table:style-name="ro5">
          <table:table-cell office:value-type="float" office:value="353297">
            <text:p>353297</text:p>
          </table:table-cell>
          <table:table-cell office:value-type="string">
            <text:p>RE 65 Ø65 mm, Graphite Brushes, 250 Watt</text:p>
          </table:table-cell>
          <table:table-cell office:value-type="string">
            <text:p>65 mm</text:p>
          </table:table-cell>
          <table:table-cell office:value-type="string">
            <text:p>250 W</text:p>
          </table:table-cell>
          <table:table-cell office:value-type="string">
            <text:p>48 V</text:p>
          </table:table-cell>
          <table:table-cell office:value-type="string">
            <text:p>3560 rpm</text:p>
          </table:table-cell>
          <table:table-cell office:value-type="string">
            <text:p>722 mNm</text:p>
          </table:table-cell>
          <table:table-cell office:value-type="string">
            <text:p>USD 1,006.00</text:p>
          </table:table-cell>
          <table:table-cell office:value-type="string">
            <text:p><text:a xlink:href="http://www.maxonmotorusa.com/maxon/view/product/motor/dcmotor/re/re65/353297">Details</text:a></text:p>
          </table:table-cell>
        </table:table-row>
        <table:table-row table:style-name="ro5">
          <table:table-cell office:value-type="float" office:value="353296">
            <text:p>353296</text:p>
          </table:table-cell>
          <table:table-cell office:value-type="string">
            <text:p>RE 65 Ø65 mm, Graphite Brushes, 250 Watt</text:p>
          </table:table-cell>
          <table:table-cell office:value-type="string">
            <text:p>65 mm</text:p>
          </table:table-cell>
          <table:table-cell office:value-type="string">
            <text:p>250 W</text:p>
          </table:table-cell>
          <table:table-cell office:value-type="string">
            <text:p>36 V</text:p>
          </table:table-cell>
          <table:table-cell office:value-type="string">
            <text:p>3850 rpm</text:p>
          </table:table-cell>
          <table:table-cell office:value-type="string">
            <text:p>628 mNm</text:p>
          </table:table-cell>
          <table:table-cell office:value-type="string">
            <text:p>USD 1,006.00</text:p>
          </table:table-cell>
          <table:table-cell office:value-type="string">
            <text:p><text:a xlink:href="http://www.maxonmotorusa.com/maxon/view/product/motor/dcmotor/re/re65/353296">Details</text:a></text:p>
          </table:table-cell>
        </table:table-row>
        <table:table-row table:style-name="ro4">
          <table:table-cell office:value-type="float" office:value="244879">
            <text:p>244879</text:p>
          </table:table-cell>
          <table:table-cell office:value-type="string">
            <text:p>EC 90 flat Ø90 mm, brushless, 90 Watt, with Hall sensors</text:p>
          </table:table-cell>
          <table:table-cell office:value-type="string">
            <text:p>90 mm</text:p>
          </table:table-cell>
          <table:table-cell office:value-type="string">
            <text:p>90 W</text:p>
          </table:table-cell>
          <table:table-cell office:value-type="string">
            <text:p>48 V</text:p>
          </table:table-cell>
          <table:table-cell office:value-type="string">
            <text:p>2080 rpm</text:p>
          </table:table-cell>
          <table:table-cell office:value-type="string">
            <text:p>517 mNm</text:p>
          </table:table-cell>
          <table:table-cell office:value-type="string">
            <text:p>USD 266.38</text:p>
          </table:table-cell>
          <table:table-cell office:value-type="string">
            <text:p><text:a xlink:href="http://www.maxonmotorusa.com/maxon/view/product/motor/ecmotor/ecflat/ecflat90/244879">Details</text:a></text:p>
          </table:table-cell>
        </table:table-row>
        <table:table-row table:style-name="ro5">
          <table:table-cell office:value-type="float" office:value="353295">
            <text:p>353295</text:p>
          </table:table-cell>
          <table:table-cell office:value-type="string">
            <text:p>RE 65 Ø65 mm, Graphite Brushes, 250 Watt</text:p>
          </table:table-cell>
          <table:table-cell office:value-type="string">
            <text:p>65 mm</text:p>
          </table:table-cell>
          <table:table-cell office:value-type="string">
            <text:p>250 W</text:p>
          </table:table-cell>
          <table:table-cell office:value-type="string">
            <text:p>24 V</text:p>
          </table:table-cell>
          <table:table-cell office:value-type="string">
            <text:p>3960 rpm</text:p>
          </table:table-cell>
          <table:table-cell office:value-type="string">
            <text:p>485 mNm</text:p>
          </table:table-cell>
          <table:table-cell office:value-type="string">
            <text:p>USD 1,006.00</text:p>
          </table:table-cell>
          <table:table-cell office:value-type="string">
            <text:p><text:a xlink:href="http://www.maxonmotorusa.com/maxon/view/product/motor/dcmotor/re/re65/353295">Details</text:a></text:p>
          </table:table-cell>
        </table:table-row>
        <table:table-row table:style-name="ro4">
          <table:table-cell office:value-type="float" office:value="200138">
            <text:p>200138</text:p>
          </table:table-cell>
          <table:table-cell office:value-type="string">
            <text:p>EC 32 flat Ø32 mm, brushless, 6 Watt, sensorless</text:p>
          </table:table-cell>
          <table:table-cell office:value-type="string">
            <text:p>32 mm</text:p>
          </table:table-cell>
          <table:table-cell office:value-type="string">
            <text:p>6 W</text:p>
          </table:table-cell>
          <table:table-cell office:value-type="string">
            <text:p>9 V</text:p>
          </table:table-cell>
          <table:table-cell office:value-type="string">
            <text:p>8380 rpm</text:p>
          </table:table-cell>
          <table:table-cell office:value-type="string">
            <text:p>8.74 mNm</text:p>
          </table:table-cell>
          <table:table-cell office:value-type="string">
            <text:p>USD 70.50</text:p>
          </table:table-cell>
          <table:table-cell office:value-type="string">
            <text:p><text:a xlink:href="http://www.maxonmotorusa.com/maxon/view/product/motor/ecmotor/ecflat/ecflat32/200138">Details</text:a></text:p>
          </table:table-cell>
        </table:table-row>
        <table:table-row table:style-name="ro4">
          <table:table-cell office:value-type="float" office:value="200141">
            <text:p>200141</text:p>
          </table:table-cell>
          <table:table-cell office:value-type="string">
            <text:p>EC 45 flat Ø45 mm, brushless, 12 Watt, sensorless</text:p>
          </table:table-cell>
          <table:table-cell office:value-type="string">
            <text:p>45 mm</text:p>
          </table:table-cell>
          <table:table-cell office:value-type="string">
            <text:p>12 W</text:p>
          </table:table-cell>
          <table:table-cell office:value-type="string">
            <text:p>9 V</text:p>
          </table:table-cell>
          <table:table-cell office:value-type="string">
            <text:p>7970 rpm</text:p>
          </table:table-cell>
          <table:table-cell office:value-type="string">
            <text:p>23.9 mNm</text:p>
          </table:table-cell>
          <table:table-cell office:value-type="string">
            <text:p>USD 73.88</text:p>
          </table:table-cell>
          <table:table-cell office:value-type="string">
            <text:p><text:a xlink:href="http://www.maxonmotorusa.com/maxon/view/product/motor/ecmotor/ecflat/ecflat45/200141">Details</text:a></text:p>
          </table:table-cell>
        </table:table-row>
        <table:table-row table:style-name="ro4">
          <table:table-cell office:value-type="float" office:value="200187">
            <text:p>200187</text:p>
          </table:table-cell>
          <table:table-cell office:value-type="string">
            <text:p>EC 32 flat Ø32 mm, brushless, 6 Watt, with Hall sensors</text:p>
          </table:table-cell>
          <table:table-cell office:value-type="string">
            <text:p>32 mm</text:p>
          </table:table-cell>
          <table:table-cell office:value-type="string">
            <text:p>6 W</text:p>
          </table:table-cell>
          <table:table-cell office:value-type="string">
            <text:p>9 V</text:p>
          </table:table-cell>
          <table:table-cell office:value-type="string">
            <text:p>8380 rpm</text:p>
          </table:table-cell>
          <table:table-cell office:value-type="string">
            <text:p>8.74 mNm</text:p>
          </table:table-cell>
          <table:table-cell office:value-type="string">
            <text:p>USD 81.25</text:p>
          </table:table-cell>
          <table:table-cell office:value-type="string">
            <text:p><text:a xlink:href="http://www.maxonmotorusa.com/maxon/view/product/motor/ecmotor/ecflat/ecflat32/200187">Details</text:a></text:p>
          </table:table-cell>
        </table:table-row>
        <table:table-row table:style-name="ro4">
          <table:table-cell office:value-type="float" office:value="200188">
            <text:p>200188</text:p>
          </table:table-cell>
          <table:table-cell office:value-type="string">
            <text:p>EC 45 flat Ø45 mm, brushless, 12 Watt, with Hall sensors</text:p>
          </table:table-cell>
          <table:table-cell office:value-type="string">
            <text:p>45 mm</text:p>
          </table:table-cell>
          <table:table-cell office:value-type="string">
            <text:p>12 W</text:p>
          </table:table-cell>
          <table:table-cell office:value-type="string">
            <text:p>9 V</text:p>
          </table:table-cell>
          <table:table-cell office:value-type="string">
            <text:p>7990 rpm</text:p>
          </table:table-cell>
          <table:table-cell office:value-type="string">
            <text:p>22.8 mNm</text:p>
          </table:table-cell>
          <table:table-cell office:value-type="string">
            <text:p>USD 84.50</text:p>
          </table:table-cell>
          <table:table-cell office:value-type="string">
            <text:p><text:a xlink:href="http://www.maxonmotorusa.com/maxon/view/product/motor/ecmotor/ecflat/ecflat45/200188">Details</text:a></text:p>
          </table:table-cell>
        </table:table-row>
        <table:table-row table:style-name="ro4">
          <table:table-cell office:value-type="float" office:value="241916">
            <text:p>241916</text:p>
          </table:table-cell>
          <table:table-cell office:value-type="string">
            <text:p>EC 20 flat Ø20 mm, brushless, 3 Watt, sensorless</text:p>
          </table:table-cell>
          <table:table-cell office:value-type="string">
            <text:p>20 mm</text:p>
          </table:table-cell>
          <table:table-cell office:value-type="string">
            <text:p>3 W</text:p>
          </table:table-cell>
          <table:table-cell office:value-type="string">
            <text:p>9 V</text:p>
          </table:table-cell>
          <table:table-cell office:value-type="string">
            <text:p>9760 rpm</text:p>
          </table:table-cell>
          <table:table-cell office:value-type="string">
            <text:p>4.01 mNm</text:p>
          </table:table-cell>
          <table:table-cell office:value-type="string">
            <text:p>USD 69.88</text:p>
          </table:table-cell>
          <table:table-cell office:value-type="string">
            <text:p><text:a xlink:href="http://www.maxonmotorusa.com/maxon/view/product/motor/ecmotor/ecflat/ecflat20/241916">Details</text:a></text:p>
          </table:table-cell>
        </table:table-row>
        <table:table-row table:style-name="ro4">
          <table:table-cell office:value-type="float" office:value="339255">
            <text:p>339255</text:p>
          </table:table-cell>
          <table:table-cell office:value-type="string">
            <text:p>EC 20 flat Ø20 mm, brushless, 3 Watt, sensorless</text:p>
          </table:table-cell>
          <table:table-cell office:value-type="string">
            <text:p>20 mm</text:p>
          </table:table-cell>
          <table:table-cell office:value-type="string">
            <text:p>3 W</text:p>
          </table:table-cell>
          <table:table-cell office:value-type="string">
            <text:p>6 V</text:p>
          </table:table-cell>
          <table:table-cell office:value-type="string">
            <text:p>9130 rpm</text:p>
          </table:table-cell>
          <table:table-cell office:value-type="string">
            <text:p>3.17 mNm</text:p>
          </table:table-cell>
          <table:table-cell office:value-type="string">
            <text:p>USD 77.88</text:p>
          </table:table-cell>
          <table:table-cell office:value-type="string">
            <text:p><text:a xlink:href="http://www.maxonmotorusa.com/maxon/view/product/motor/ecmotor/ecflat/ecflat20/339255">Details</text:a></text:p>
          </table:table-cell>
        </table:table-row>
        <table:table-row table:style-name="ro4">
          <table:table-cell office:value-type="float" office:value="339257">
            <text:p>339257</text:p>
          </table:table-cell>
          <table:table-cell office:value-type="string">
            <text:p>EC 20 flat Ø20 mm, brushless, 3 Watt, sensorless</text:p>
          </table:table-cell>
          <table:table-cell office:value-type="string">
            <text:p>20 mm</text:p>
          </table:table-cell>
          <table:table-cell office:value-type="string">
            <text:p>3 W</text:p>
          </table:table-cell>
          <table:table-cell office:value-type="string">
            <text:p>12 V</text:p>
          </table:table-cell>
          <table:table-cell office:value-type="string">
            <text:p>9540 rpm</text:p>
          </table:table-cell>
          <table:table-cell office:value-type="string">
            <text:p>3.25 mNm</text:p>
          </table:table-cell>
          <table:table-cell office:value-type="string">
            <text:p>USD 77.88</text:p>
          </table:table-cell>
          <table:table-cell office:value-type="string">
            <text:p><text:a xlink:href="http://www.maxonmotorusa.com/maxon/view/product/motor/ecmotor/ecflat/ecflat20/339257">Details</text:a></text:p>
          </table:table-cell>
        </table:table-row>
        <table:table-row table:style-name="ro4">
          <table:table-cell office:value-type="float" office:value="339258">
            <text:p>339258</text:p>
          </table:table-cell>
          <table:table-cell office:value-type="string">
            <text:p>EC 20 flat Ø20 mm, brushless, 3 Watt, sensorless</text:p>
          </table:table-cell>
          <table:table-cell office:value-type="string">
            <text:p>20 mm</text:p>
          </table:table-cell>
          <table:table-cell office:value-type="string">
            <text:p>3 W</text:p>
          </table:table-cell>
          <table:table-cell office:value-type="string">
            <text:p>24 V</text:p>
          </table:table-cell>
          <table:table-cell office:value-type="string">
            <text:p>9450 rpm</text:p>
          </table:table-cell>
          <table:table-cell office:value-type="string">
            <text:p>3.77 mNm</text:p>
          </table:table-cell>
          <table:table-cell office:value-type="string">
            <text:p>USD 77.88</text:p>
          </table:table-cell>
          <table:table-cell office:value-type="string">
            <text:p><text:a xlink:href="http://www.maxonmotorusa.com/maxon/view/product/motor/ecmotor/ecflat/ecflat20/339258">Details</text:a></text:p>
          </table:table-cell>
        </table:table-row>
        <table:table-row table:style-name="ro4">
          <table:table-cell office:value-type="float" office:value="339259">
            <text:p>339259</text:p>
          </table:table-cell>
          <table:table-cell office:value-type="string">
            <text:p>EC 32 flat Ø32 mm, brushless, 6 Watt, with Hall sensors</text:p>
          </table:table-cell>
          <table:table-cell office:value-type="string">
            <text:p>32 mm</text:p>
          </table:table-cell>
          <table:table-cell office:value-type="string">
            <text:p>6 W</text:p>
          </table:table-cell>
          <table:table-cell office:value-type="string">
            <text:p>6 V</text:p>
          </table:table-cell>
          <table:table-cell office:value-type="string">
            <text:p>9210 rpm</text:p>
          </table:table-cell>
          <table:table-cell office:value-type="string">
            <text:p>7.35 mNm</text:p>
          </table:table-cell>
          <table:table-cell office:value-type="string">
            <text:p>USD 90.50</text:p>
          </table:table-cell>
          <table:table-cell office:value-type="string">
            <text:p><text:a xlink:href="http://www.maxonmotorusa.com/maxon/view/product/motor/ecmotor/ecflat/ecflat32/339259">Details</text:a></text:p>
          </table:table-cell>
        </table:table-row>
        <table:table-row table:style-name="ro4">
          <table:table-cell office:value-type="float" office:value="339260">
            <text:p>339260</text:p>
          </table:table-cell>
          <table:table-cell office:value-type="string">
            <text:p>EC 32 flat Ø32 mm, brushless, 6 Watt, with Hall sensors</text:p>
          </table:table-cell>
          <table:table-cell office:value-type="string">
            <text:p>32 mm</text:p>
          </table:table-cell>
          <table:table-cell office:value-type="string">
            <text:p>6 W</text:p>
          </table:table-cell>
          <table:table-cell office:value-type="string">
            <text:p>12 V</text:p>
          </table:table-cell>
          <table:table-cell office:value-type="string">
            <text:p>7970 rpm</text:p>
          </table:table-cell>
          <table:table-cell office:value-type="string">
            <text:p>7.92 mNm</text:p>
          </table:table-cell>
          <table:table-cell office:value-type="string">
            <text:p>USD 90.50</text:p>
          </table:table-cell>
          <table:table-cell office:value-type="string">
            <text:p><text:a xlink:href="http://www.maxonmotorusa.com/maxon/view/product/motor/ecmotor/ecflat/ecflat32/339260">Details</text:a></text:p>
          </table:table-cell>
        </table:table-row>
        <table:table-row table:style-name="ro3">
          <table:table-cell office:value-type="float" office:value="136196">
            <text:p>136196</text:p>
          </table:table-cell>
          <table:table-cell office:value-type="string">
            <text:p>EC 45 Ø45 mm, brushless, 150 Watt, CE approved, with Hall sensors</text:p>
          </table:table-cell>
          <table:table-cell office:value-type="string">
            <text:p>45 mm</text:p>
          </table:table-cell>
          <table:table-cell office:value-type="string">
            <text:p>150 W</text:p>
          </table:table-cell>
          <table:table-cell office:value-type="string">
            <text:p>12 V</text:p>
          </table:table-cell>
          <table:table-cell office:value-type="string">
            <text:p>5650 rpm</text:p>
          </table:table-cell>
          <table:table-cell office:value-type="string">
            <text:p>181 mNm</text:p>
          </table:table-cell>
          <table:table-cell office:value-type="string">
            <text:p>USD 699.63</text:p>
          </table:table-cell>
          <table:table-cell office:value-type="string">
            <text:p><text:a xlink:href="http://www.maxonmotorusa.com/maxon/view/product/motor/ecmotor/ec/ec45/136196">Details</text:a></text:p>
          </table:table-cell>
        </table:table-row>
        <table:table-row table:style-name="ro3">
          <table:table-cell office:value-type="float" office:value="136197">
            <text:p>136197</text:p>
          </table:table-cell>
          <table:table-cell office:value-type="string">
            <text:p>EC 45 Ø45 mm, brushless, 150 Watt, CE approved, with Hall sensors</text:p>
          </table:table-cell>
          <table:table-cell office:value-type="string">
            <text:p>45 mm</text:p>
          </table:table-cell>
          <table:table-cell office:value-type="string">
            <text:p>150 W</text:p>
          </table:table-cell>
          <table:table-cell office:value-type="string">
            <text:p>18 V</text:p>
          </table:table-cell>
          <table:table-cell office:value-type="string">
            <text:p>5930 rpm</text:p>
          </table:table-cell>
          <table:table-cell office:value-type="string">
            <text:p>182 mNm</text:p>
          </table:table-cell>
          <table:table-cell office:value-type="string">
            <text:p>USD 699.63</text:p>
          </table:table-cell>
          <table:table-cell office:value-type="string">
            <text:p><text:a xlink:href="http://www.maxonmotorusa.com/maxon/view/product/motor/ecmotor/ec/ec45/136197">Details</text:a></text:p>
          </table:table-cell>
        </table:table-row>
        <table:table-row table:style-name="ro3">
          <table:table-cell office:value-type="float" office:value="136198">
            <text:p>136198</text:p>
          </table:table-cell>
          <table:table-cell office:value-type="string">
            <text:p>EC 45 Ø45 mm, brushless, 150 Watt, CE approved, with Hall sensors</text:p>
          </table:table-cell>
          <table:table-cell office:value-type="string">
            <text:p>45 mm</text:p>
          </table:table-cell>
          <table:table-cell office:value-type="string">
            <text:p>150 W</text:p>
          </table:table-cell>
          <table:table-cell office:value-type="string">
            <text:p>24 V</text:p>
          </table:table-cell>
          <table:table-cell office:value-type="string">
            <text:p>6090 rpm</text:p>
          </table:table-cell>
          <table:table-cell office:value-type="string">
            <text:p>181 mNm</text:p>
          </table:table-cell>
          <table:table-cell office:value-type="string">
            <text:p>USD 699.63</text:p>
          </table:table-cell>
          <table:table-cell office:value-type="string">
            <text:p><text:a xlink:href="http://www.maxonmotorusa.com/maxon/view/product/motor/ecmotor/ec/ec45/136198">Details</text:a></text:p>
          </table:table-cell>
        </table:table-row>
        <table:table-row table:style-name="ro3">
          <table:table-cell office:value-type="float" office:value="136200">
            <text:p>136200</text:p>
          </table:table-cell>
          <table:table-cell office:value-type="string">
            <text:p>EC 45 Ø45 mm, brushless, 150 Watt, CE approved, with Hall sensors</text:p>
          </table:table-cell>
          <table:table-cell office:value-type="string">
            <text:p>45 mm</text:p>
          </table:table-cell>
          <table:table-cell office:value-type="string">
            <text:p>150 W</text:p>
          </table:table-cell>
          <table:table-cell office:value-type="string">
            <text:p>36 V</text:p>
          </table:table-cell>
          <table:table-cell office:value-type="string">
            <text:p>5400 rpm</text:p>
          </table:table-cell>
          <table:table-cell office:value-type="string">
            <text:p>190 mNm</text:p>
          </table:table-cell>
          <table:table-cell office:value-type="string">
            <text:p>USD 699.63</text:p>
          </table:table-cell>
          <table:table-cell office:value-type="string">
            <text:p><text:a xlink:href="http://www.maxonmotorusa.com/maxon/view/product/motor/ecmotor/ec/ec45/136200">Details</text:a></text:p>
          </table:table-cell>
        </table:table-row>
        <table:table-row table:style-name="ro3">
          <table:table-cell office:value-type="float" office:value="136201">
            <text:p>136201</text:p>
          </table:table-cell>
          <table:table-cell office:value-type="string">
            <text:p>EC 45 Ø45 mm, brushless, 150 Watt, CE approved, with Hall sensors</text:p>
          </table:table-cell>
          <table:table-cell office:value-type="string">
            <text:p>45 mm</text:p>
          </table:table-cell>
          <table:table-cell office:value-type="string">
            <text:p>150 W</text:p>
          </table:table-cell>
          <table:table-cell office:value-type="string">
            <text:p>48 V</text:p>
          </table:table-cell>
          <table:table-cell office:value-type="string">
            <text:p>5860 rpm</text:p>
          </table:table-cell>
          <table:table-cell office:value-type="string">
            <text:p>186 mNm</text:p>
          </table:table-cell>
          <table:table-cell office:value-type="string">
            <text:p>USD 699.63</text:p>
          </table:table-cell>
          <table:table-cell office:value-type="string">
            <text:p><text:a xlink:href="http://www.maxonmotorusa.com/maxon/view/product/motor/ecmotor/ec/ec45/136201">Details</text:a></text:p>
          </table:table-cell>
        </table:table-row>
        <table:table-row table:style-name="ro3">
          <table:table-cell office:value-type="float" office:value="136202">
            <text:p>136202</text:p>
          </table:table-cell>
          <table:table-cell office:value-type="string">
            <text:p>EC 45 Ø45 mm, brushless, 150 Watt, CE approved, with Hall sensors</text:p>
          </table:table-cell>
          <table:table-cell office:value-type="string">
            <text:p>45 mm</text:p>
          </table:table-cell>
          <table:table-cell office:value-type="string">
            <text:p>150 W</text:p>
          </table:table-cell>
          <table:table-cell office:value-type="string">
            <text:p>12 V</text:p>
          </table:table-cell>
          <table:table-cell office:value-type="string">
            <text:p>9780 rpm</text:p>
          </table:table-cell>
          <table:table-cell office:value-type="string">
            <text:p>161 mNm</text:p>
          </table:table-cell>
          <table:table-cell office:value-type="string">
            <text:p>USD 699.63</text:p>
          </table:table-cell>
          <table:table-cell office:value-type="string">
            <text:p><text:a xlink:href="http://www.maxonmotorusa.com/maxon/view/product/motor/ecmotor/ec/ec45/136202">Details</text:a></text:p>
          </table:table-cell>
        </table:table-row>
        <table:table-row table:style-name="ro3">
          <table:table-cell office:value-type="float" office:value="136203">
            <text:p>136203</text:p>
          </table:table-cell>
          <table:table-cell office:value-type="string">
            <text:p>EC 45 Ø45 mm, brushless, 150 Watt, CE approved, with Hall sensors</text:p>
          </table:table-cell>
          <table:table-cell office:value-type="string">
            <text:p>45 mm</text:p>
          </table:table-cell>
          <table:table-cell office:value-type="string">
            <text:p>150 W</text:p>
          </table:table-cell>
          <table:table-cell office:value-type="string">
            <text:p>18 V</text:p>
          </table:table-cell>
          <table:table-cell office:value-type="string">
            <text:p>10300 rpm</text:p>
          </table:table-cell>
          <table:table-cell office:value-type="string">
            <text:p>165 mNm</text:p>
          </table:table-cell>
          <table:table-cell office:value-type="string">
            <text:p>USD 699.63</text:p>
          </table:table-cell>
          <table:table-cell office:value-type="string">
            <text:p><text:a xlink:href="http://www.maxonmotorusa.com/maxon/view/product/motor/ecmotor/ec/ec45/136203">Details</text:a></text:p>
          </table:table-cell>
        </table:table-row>
        <table:table-row table:style-name="ro3">
          <table:table-cell office:value-type="float" office:value="136204">
            <text:p>136204</text:p>
          </table:table-cell>
          <table:table-cell office:value-type="string">
            <text:p>EC 45 Ø45 mm, brushless, 150 Watt, CE approved, with Hall sensors</text:p>
          </table:table-cell>
          <table:table-cell office:value-type="string">
            <text:p>45 mm</text:p>
          </table:table-cell>
          <table:table-cell office:value-type="string">
            <text:p>150 W</text:p>
          </table:table-cell>
          <table:table-cell office:value-type="string">
            <text:p>24 V</text:p>
          </table:table-cell>
          <table:table-cell office:value-type="string">
            <text:p>10500 rpm</text:p>
          </table:table-cell>
          <table:table-cell office:value-type="string">
            <text:p>165 mNm</text:p>
          </table:table-cell>
          <table:table-cell office:value-type="string">
            <text:p>USD 699.63</text:p>
          </table:table-cell>
          <table:table-cell office:value-type="string">
            <text:p><text:a xlink:href="http://www.maxonmotorusa.com/maxon/view/product/motor/ecmotor/ec/ec45/136204">Details</text:a></text:p>
          </table:table-cell>
        </table:table-row>
        <table:table-row table:style-name="ro3">
          <table:table-cell office:value-type="float" office:value="136205">
            <text:p>136205</text:p>
          </table:table-cell>
          <table:table-cell office:value-type="string">
            <text:p>EC 45 Ø45 mm, brushless, 150 Watt, CE approved, with Hall sensors</text:p>
          </table:table-cell>
          <table:table-cell office:value-type="string">
            <text:p>45 mm</text:p>
          </table:table-cell>
          <table:table-cell office:value-type="string">
            <text:p>150 W</text:p>
          </table:table-cell>
          <table:table-cell office:value-type="string">
            <text:p>36 V</text:p>
          </table:table-cell>
          <table:table-cell office:value-type="string">
            <text:p>9360 rpm</text:p>
          </table:table-cell>
          <table:table-cell office:value-type="string">
            <text:p>178 mNm</text:p>
          </table:table-cell>
          <table:table-cell office:value-type="string">
            <text:p>USD 699.63</text:p>
          </table:table-cell>
          <table:table-cell office:value-type="string">
            <text:p><text:a xlink:href="http://www.maxonmotorusa.com/maxon/view/product/motor/ecmotor/ec/ec45/136205">Details</text:a></text:p>
          </table:table-cell>
        </table:table-row>
        <table:table-row table:style-name="ro3">
          <table:table-cell office:value-type="float" office:value="136206">
            <text:p>136206</text:p>
          </table:table-cell>
          <table:table-cell office:value-type="string">
            <text:p>EC 45 Ø45 mm, brushless, 150 Watt, CE approved, with Hall sensors</text:p>
          </table:table-cell>
          <table:table-cell office:value-type="string">
            <text:p>45 mm</text:p>
          </table:table-cell>
          <table:table-cell office:value-type="string">
            <text:p>150 W</text:p>
          </table:table-cell>
          <table:table-cell office:value-type="string">
            <text:p>48 V</text:p>
          </table:table-cell>
          <table:table-cell office:value-type="string">
            <text:p>10200 rpm</text:p>
          </table:table-cell>
          <table:table-cell office:value-type="string">
            <text:p>173 mNm</text:p>
          </table:table-cell>
          <table:table-cell office:value-type="string">
            <text:p>USD 699.63</text:p>
          </table:table-cell>
          <table:table-cell office:value-type="string">
            <text:p><text:a xlink:href="http://www.maxonmotorusa.com/maxon/view/product/motor/ecmotor/ec/ec45/136206">Details</text:a></text:p>
          </table:table-cell>
        </table:table-row>
        <table:table-row table:style-name="ro6">
          <table:table-cell office:value-type="float" office:value="200938">
            <text:p>200938</text:p>
          </table:table-cell>
          <table:table-cell office:value-type="string">
            <text:p>A-max 12 Ø12 mm, Precious Metal Brushes CLL, 0.5 Watt, CE approved, with Cable</text:p>
          </table:table-cell>
          <table:table-cell office:value-type="string">
            <text:p>12 mm</text:p>
          </table:table-cell>
          <table:table-cell office:value-type="string">
            <text:p>0.5 W</text:p>
          </table:table-cell>
          <table:table-cell office:value-type="string">
            <text:p>3 V</text:p>
          </table:table-cell>
          <table:table-cell office:value-type="string">
            <text:p>13700 rpm</text:p>
          </table:table-cell>
          <table:table-cell office:value-type="string">
            <text:p>0.872 mNm</text:p>
          </table:table-cell>
          <table:table-cell office:value-type="string">
            <text:p>USD 64.75</text:p>
          </table:table-cell>
          <table:table-cell office:value-type="string">
            <text:p><text:a xlink:href="http://www.maxonmotorusa.com/maxon/view/product/motor/dcmotor/amax/amax12/200938">Details</text:a></text:p>
          </table:table-cell>
        </table:table-row>
        <table:table-row table:style-name="ro6">
          <table:table-cell office:value-type="float" office:value="265389">
            <text:p>265389</text:p>
          </table:table-cell>
          <table:table-cell office:value-type="string">
            <text:p>A-max 12 Ø12 mm, Precious Metal Brushes CLL, 0.5 Watt, CE approved, with Cable</text:p>
          </table:table-cell>
          <table:table-cell office:value-type="string">
            <text:p>12 mm</text:p>
          </table:table-cell>
          <table:table-cell office:value-type="string">
            <text:p>0.5 W</text:p>
          </table:table-cell>
          <table:table-cell office:value-type="string">
            <text:p>4.5 V</text:p>
          </table:table-cell>
          <table:table-cell office:value-type="string">
            <text:p>11700 rpm</text:p>
          </table:table-cell>
          <table:table-cell office:value-type="string">
            <text:p>0.937 mNm</text:p>
          </table:table-cell>
          <table:table-cell office:value-type="string">
            <text:p>USD 64.75</text:p>
          </table:table-cell>
          <table:table-cell office:value-type="string">
            <text:p><text:a xlink:href="http://www.maxonmotorusa.com/maxon/view/product/motor/dcmotor/amax/amax12/265389">Details</text:a></text:p>
          </table:table-cell>
        </table:table-row>
        <table:table-row table:style-name="ro6">
          <table:table-cell office:value-type="float" office:value="265390">
            <text:p>265390</text:p>
          </table:table-cell>
          <table:table-cell office:value-type="string">
            <text:p>A-max 12 Ø12 mm, Precious Metal Brushes CLL, 0.5 Watt, CE approved, with Cable</text:p>
          </table:table-cell>
          <table:table-cell office:value-type="string">
            <text:p>12 mm</text:p>
          </table:table-cell>
          <table:table-cell office:value-type="string">
            <text:p>0.5 W</text:p>
          </table:table-cell>
          <table:table-cell office:value-type="string">
            <text:p>6 V</text:p>
          </table:table-cell>
          <table:table-cell office:value-type="string">
            <text:p>12600 rpm</text:p>
          </table:table-cell>
          <table:table-cell office:value-type="string">
            <text:p>0.923 mNm</text:p>
          </table:table-cell>
          <table:table-cell office:value-type="string">
            <text:p>USD 64.75</text:p>
          </table:table-cell>
          <table:table-cell office:value-type="string">
            <text:p><text:a xlink:href="http://www.maxonmotorusa.com/maxon/view/product/motor/dcmotor/amax/amax12/265390">Details</text:a></text:p>
          </table:table-cell>
        </table:table-row>
        <table:table-row table:style-name="ro6">
          <table:table-cell office:value-type="float" office:value="265391">
            <text:p>265391</text:p>
          </table:table-cell>
          <table:table-cell office:value-type="string">
            <text:p>A-max 12 Ø12 mm, Precious Metal Brushes CLL, 0.5 Watt, CE approved, with Cable</text:p>
          </table:table-cell>
          <table:table-cell office:value-type="string">
            <text:p>12 mm</text:p>
          </table:table-cell>
          <table:table-cell office:value-type="string">
            <text:p>0.5 W</text:p>
          </table:table-cell>
          <table:table-cell office:value-type="string">
            <text:p>9 V</text:p>
          </table:table-cell>
          <table:table-cell office:value-type="string">
            <text:p>11900 rpm</text:p>
          </table:table-cell>
          <table:table-cell office:value-type="string">
            <text:p>0.918 mNm</text:p>
          </table:table-cell>
          <table:table-cell office:value-type="string">
            <text:p>USD 64.75</text:p>
          </table:table-cell>
          <table:table-cell office:value-type="string">
            <text:p><text:a xlink:href="http://www.maxonmotorusa.com/maxon/view/product/motor/dcmotor/amax/amax12/265391">Details</text:a></text:p>
          </table:table-cell>
        </table:table-row>
        <table:table-row table:style-name="ro6">
          <table:table-cell office:value-type="float" office:value="265392">
            <text:p>265392</text:p>
          </table:table-cell>
          <table:table-cell office:value-type="string">
            <text:p>A-max 12 Ø12 mm, Precious Metal Brushes CLL, 0.5 Watt, CE approved, with Cable</text:p>
          </table:table-cell>
          <table:table-cell office:value-type="string">
            <text:p>12 mm</text:p>
          </table:table-cell>
          <table:table-cell office:value-type="string">
            <text:p>0.5 W</text:p>
          </table:table-cell>
          <table:table-cell office:value-type="string">
            <text:p>12 V</text:p>
          </table:table-cell>
          <table:table-cell office:value-type="string">
            <text:p>12100 rpm</text:p>
          </table:table-cell>
          <table:table-cell office:value-type="string">
            <text:p>0.908 mNm</text:p>
          </table:table-cell>
          <table:table-cell office:value-type="string">
            <text:p>USD 64.75</text:p>
          </table:table-cell>
          <table:table-cell office:value-type="string">
            <text:p><text:a xlink:href="http://www.maxonmotorusa.com/maxon/view/product/motor/dcmotor/amax/amax12/265392">Details</text:a></text:p>
          </table:table-cell>
        </table:table-row>
        <table:table-row table:style-name="ro6">
          <table:table-cell office:value-type="float" office:value="265393">
            <text:p>265393</text:p>
          </table:table-cell>
          <table:table-cell office:value-type="string">
            <text:p>A-max 12 Ø12 mm, Precious Metal Brushes CLL, 0.5 Watt, CE approved, with Cable</text:p>
          </table:table-cell>
          <table:table-cell office:value-type="string">
            <text:p>12 mm</text:p>
          </table:table-cell>
          <table:table-cell office:value-type="string">
            <text:p>0.5 W</text:p>
          </table:table-cell>
          <table:table-cell office:value-type="string">
            <text:p>15 V</text:p>
          </table:table-cell>
          <table:table-cell office:value-type="string">
            <text:p>13500 rpm</text:p>
          </table:table-cell>
          <table:table-cell office:value-type="string">
            <text:p>0.78 mNm</text:p>
          </table:table-cell>
          <table:table-cell office:value-type="string">
            <text:p>USD 64.75</text:p>
          </table:table-cell>
          <table:table-cell office:value-type="string">
            <text:p><text:a xlink:href="http://www.maxonmotorusa.com/maxon/view/product/motor/dcmotor/amax/amax12/265393">Details</text:a></text:p>
          </table:table-cell>
        </table:table-row>
        <table:table-row table:style-name="ro6">
          <table:table-cell office:value-type="float" office:value="200937">
            <text:p>200937</text:p>
          </table:table-cell>
          <table:table-cell office:value-type="string">
            <text:p>A-max 12 Ø12 mm, Precious Metal Brushes CLL, 0.75 Watt, CE approved, with Cable</text:p>
          </table:table-cell>
          <table:table-cell office:value-type="string">
            <text:p>12 mm</text:p>
          </table:table-cell>
          <table:table-cell office:value-type="string">
            <text:p>0.75 W</text:p>
          </table:table-cell>
          <table:table-cell office:value-type="string">
            <text:p>3 V</text:p>
          </table:table-cell>
          <table:table-cell office:value-type="string">
            <text:p>13900 rpm</text:p>
          </table:table-cell>
          <table:table-cell office:value-type="string">
            <text:p>0.897 mNm</text:p>
          </table:table-cell>
          <table:table-cell office:value-type="string">
            <text:p>USD 64.00</text:p>
          </table:table-cell>
          <table:table-cell office:value-type="string">
            <text:p><text:a xlink:href="http://www.maxonmotorusa.com/maxon/view/product/motor/dcmotor/amax/amax12/200937">Details</text:a></text:p>
          </table:table-cell>
        </table:table-row>
        <table:table-row table:style-name="ro6">
          <table:table-cell office:value-type="float" office:value="265374">
            <text:p>265374</text:p>
          </table:table-cell>
          <table:table-cell office:value-type="string">
            <text:p>A-max 12 Ø12 mm, Precious Metal Brushes CLL, 0.75 Watt, CE approved, with Cable</text:p>
          </table:table-cell>
          <table:table-cell office:value-type="string">
            <text:p>12 mm</text:p>
          </table:table-cell>
          <table:table-cell office:value-type="string">
            <text:p>0.75 W</text:p>
          </table:table-cell>
          <table:table-cell office:value-type="string">
            <text:p>4.5 V</text:p>
          </table:table-cell>
          <table:table-cell office:value-type="string">
            <text:p>11900 rpm</text:p>
          </table:table-cell>
          <table:table-cell office:value-type="string">
            <text:p>0.961 mNm</text:p>
          </table:table-cell>
          <table:table-cell office:value-type="string">
            <text:p>USD 64.00</text:p>
          </table:table-cell>
          <table:table-cell office:value-type="string">
            <text:p><text:a xlink:href="http://www.maxonmotorusa.com/maxon/view/product/motor/dcmotor/amax/amax12/265374">Details</text:a></text:p>
          </table:table-cell>
        </table:table-row>
        <table:table-row table:style-name="ro6">
          <table:table-cell office:value-type="float" office:value="265375">
            <text:p>265375</text:p>
          </table:table-cell>
          <table:table-cell office:value-type="string">
            <text:p>A-max 12 Ø12 mm, Precious Metal Brushes CLL, 0.75 Watt, CE approved, with Cable</text:p>
          </table:table-cell>
          <table:table-cell office:value-type="string">
            <text:p>12 mm</text:p>
          </table:table-cell>
          <table:table-cell office:value-type="string">
            <text:p>0.75 W</text:p>
          </table:table-cell>
          <table:table-cell office:value-type="string">
            <text:p>6 V</text:p>
          </table:table-cell>
          <table:table-cell office:value-type="string">
            <text:p>12800 rpm</text:p>
          </table:table-cell>
          <table:table-cell office:value-type="string">
            <text:p>0.948 mNm</text:p>
          </table:table-cell>
          <table:table-cell office:value-type="string">
            <text:p>USD 64.00</text:p>
          </table:table-cell>
          <table:table-cell office:value-type="string">
            <text:p><text:a xlink:href="http://www.maxonmotorusa.com/maxon/view/product/motor/dcmotor/amax/amax12/265375">Details</text:a></text:p>
          </table:table-cell>
        </table:table-row>
        <table:table-row table:style-name="ro6">
          <table:table-cell office:value-type="float" office:value="265376">
            <text:p>265376</text:p>
          </table:table-cell>
          <table:table-cell office:value-type="string">
            <text:p>A-max 12 Ø12 mm, Precious Metal Brushes CLL, 0.75 Watt, CE approved, with Cable</text:p>
          </table:table-cell>
          <table:table-cell office:value-type="string">
            <text:p>12 mm</text:p>
          </table:table-cell>
          <table:table-cell office:value-type="string">
            <text:p>0.75 W</text:p>
          </table:table-cell>
          <table:table-cell office:value-type="string">
            <text:p>9 V</text:p>
          </table:table-cell>
          <table:table-cell office:value-type="string">
            <text:p>12100 rpm</text:p>
          </table:table-cell>
          <table:table-cell office:value-type="string">
            <text:p>0.941 mNm</text:p>
          </table:table-cell>
          <table:table-cell office:value-type="string">
            <text:p>USD 64.00</text:p>
          </table:table-cell>
          <table:table-cell office:value-type="string">
            <text:p><text:a xlink:href="http://www.maxonmotorusa.com/maxon/view/product/motor/dcmotor/amax/amax12/265376">Details</text:a></text:p>
          </table:table-cell>
        </table:table-row>
        <table:table-row table:style-name="ro2">
          <table:table-cell office:value-type="float" office:value="226784">
            <text:p>226784</text:p>
          </table:table-cell>
          <table:table-cell office:value-type="string">
            <text:p>RE-max 29 Ø29 mm, Graphite Brushes, 22 Watt, with terminals</text:p>
          </table:table-cell>
          <table:table-cell office:value-type="string">
            <text:p>29 mm</text:p>
          </table:table-cell>
          <table:table-cell office:value-type="string">
            <text:p>22 W</text:p>
          </table:table-cell>
          <table:table-cell office:value-type="string">
            <text:p>9 V</text:p>
          </table:table-cell>
          <table:table-cell office:value-type="string">
            <text:p>7630 rpm</text:p>
          </table:table-cell>
          <table:table-cell office:value-type="string">
            <text:p>10.9 mNm</text:p>
          </table:table-cell>
          <table:table-cell office:value-type="string">
            <text:p>USD 206.13</text:p>
          </table:table-cell>
          <table:table-cell office:value-type="string">
            <text:p><text:a xlink:href="http://www.maxonmotorusa.com/maxon/view/product/motor/dcmotor/remax/remax29/226784">Details</text:a></text:p>
          </table:table-cell>
        </table:table-row>
        <table:table-row table:style-name="ro2">
          <table:table-cell office:value-type="float" office:value="226785">
            <text:p>226785</text:p>
          </table:table-cell>
          <table:table-cell office:value-type="string">
            <text:p>RE-max 29 Ø29 mm, Graphite Brushes, 22 Watt, with terminals</text:p>
          </table:table-cell>
          <table:table-cell office:value-type="string">
            <text:p>29 mm</text:p>
          </table:table-cell>
          <table:table-cell office:value-type="string">
            <text:p>22 W</text:p>
          </table:table-cell>
          <table:table-cell office:value-type="string">
            <text:p>12 V</text:p>
          </table:table-cell>
          <table:table-cell office:value-type="string">
            <text:p>9130 rpm</text:p>
          </table:table-cell>
          <table:table-cell office:value-type="string">
            <text:p>12.3 mNm</text:p>
          </table:table-cell>
          <table:table-cell office:value-type="string">
            <text:p>USD 206.13</text:p>
          </table:table-cell>
          <table:table-cell office:value-type="string">
            <text:p><text:a xlink:href="http://www.maxonmotorusa.com/maxon/view/product/motor/dcmotor/remax/remax29/226785">Details</text:a></text:p>
          </table:table-cell>
        </table:table-row>
        <table:table-row table:style-name="ro2">
          <table:table-cell office:value-type="float" office:value="226787">
            <text:p>226787</text:p>
          </table:table-cell>
          <table:table-cell office:value-type="string">
            <text:p>RE-max 29 Ø29 mm, Graphite Brushes, 22 Watt, with terminals</text:p>
          </table:table-cell>
          <table:table-cell office:value-type="string">
            <text:p>29 mm</text:p>
          </table:table-cell>
          <table:table-cell office:value-type="string">
            <text:p>22 W</text:p>
          </table:table-cell>
          <table:table-cell office:value-type="string">
            <text:p>18 V</text:p>
          </table:table-cell>
          <table:table-cell office:value-type="string">
            <text:p>8890 rpm</text:p>
          </table:table-cell>
          <table:table-cell office:value-type="string">
            <text:p>19.7 mNm</text:p>
          </table:table-cell>
          <table:table-cell office:value-type="string">
            <text:p>USD 206.13</text:p>
          </table:table-cell>
          <table:table-cell office:value-type="string">
            <text:p><text:a xlink:href="http://www.maxonmotorusa.com/maxon/view/product/motor/dcmotor/remax/remax29/226787">Details</text:a></text:p>
          </table:table-cell>
        </table:table-row>
        <table:table-row table:style-name="ro2">
          <table:table-cell office:value-type="float" office:value="226788">
            <text:p>226788</text:p>
          </table:table-cell>
          <table:table-cell office:value-type="string">
            <text:p>RE-max 29 Ø29 mm, Graphite Brushes, 22 Watt, with terminals</text:p>
          </table:table-cell>
          <table:table-cell office:value-type="string">
            <text:p>29 mm</text:p>
          </table:table-cell>
          <table:table-cell office:value-type="string">
            <text:p>22 W</text:p>
          </table:table-cell>
          <table:table-cell office:value-type="string">
            <text:p>24 V</text:p>
          </table:table-cell>
          <table:table-cell office:value-type="string">
            <text:p>8780 rpm</text:p>
          </table:table-cell>
          <table:table-cell office:value-type="string">
            <text:p>27 mNm</text:p>
          </table:table-cell>
          <table:table-cell office:value-type="string">
            <text:p>USD 206.13</text:p>
          </table:table-cell>
          <table:table-cell office:value-type="string">
            <text:p><text:a xlink:href="http://www.maxonmotorusa.com/maxon/view/product/motor/dcmotor/remax/remax29/226788">Details</text:a></text:p>
          </table:table-cell>
        </table:table-row>
        <table:table-row table:style-name="ro2">
          <table:table-cell office:value-type="float" office:value="226789">
            <text:p>226789</text:p>
          </table:table-cell>
          <table:table-cell office:value-type="string">
            <text:p>RE-max 29 Ø29 mm, Graphite Brushes, 22 Watt, with terminals</text:p>
          </table:table-cell>
          <table:table-cell office:value-type="string">
            <text:p>29 mm</text:p>
          </table:table-cell>
          <table:table-cell office:value-type="string">
            <text:p>22 W</text:p>
          </table:table-cell>
          <table:table-cell office:value-type="string">
            <text:p>30 V</text:p>
          </table:table-cell>
          <table:table-cell office:value-type="string">
            <text:p>9090 rpm</text:p>
          </table:table-cell>
          <table:table-cell office:value-type="string">
            <text:p>27.7 mNm</text:p>
          </table:table-cell>
          <table:table-cell office:value-type="string">
            <text:p>USD 206.13</text:p>
          </table:table-cell>
          <table:table-cell office:value-type="string">
            <text:p><text:a xlink:href="http://www.maxonmotorusa.com/maxon/view/product/motor/dcmotor/remax/remax29/226789">Details</text:a></text:p>
          </table:table-cell>
        </table:table-row>
        <table:table-row table:style-name="ro2">
          <table:table-cell office:value-type="float" office:value="226790">
            <text:p>226790</text:p>
          </table:table-cell>
          <table:table-cell office:value-type="string">
            <text:p>RE-max 29 Ø29 mm, Graphite Brushes, 22 Watt, with terminals</text:p>
          </table:table-cell>
          <table:table-cell office:value-type="string">
            <text:p>29 mm</text:p>
          </table:table-cell>
          <table:table-cell office:value-type="string">
            <text:p>22 W</text:p>
          </table:table-cell>
          <table:table-cell office:value-type="string">
            <text:p>36 V</text:p>
          </table:table-cell>
          <table:table-cell office:value-type="string">
            <text:p>8660 rpm</text:p>
          </table:table-cell>
          <table:table-cell office:value-type="string">
            <text:p>28.8 mNm</text:p>
          </table:table-cell>
          <table:table-cell office:value-type="string">
            <text:p>USD 206.13</text:p>
          </table:table-cell>
          <table:table-cell office:value-type="string">
            <text:p><text:a xlink:href="http://www.maxonmotorusa.com/maxon/view/product/motor/dcmotor/remax/remax29/226790">Details</text:a></text:p>
          </table:table-cell>
        </table:table-row>
        <table:table-row table:style-name="ro2">
          <table:table-cell office:value-type="float" office:value="226791">
            <text:p>226791</text:p>
          </table:table-cell>
          <table:table-cell office:value-type="string">
            <text:p>RE-max 29 Ø29 mm, Graphite Brushes, 22 Watt, with terminals</text:p>
          </table:table-cell>
          <table:table-cell office:value-type="string">
            <text:p>29 mm</text:p>
          </table:table-cell>
          <table:table-cell office:value-type="string">
            <text:p>22 W</text:p>
          </table:table-cell>
          <table:table-cell office:value-type="string">
            <text:p>42 V</text:p>
          </table:table-cell>
          <table:table-cell office:value-type="string">
            <text:p>8380 rpm</text:p>
          </table:table-cell>
          <table:table-cell office:value-type="string">
            <text:p>29.1 mNm</text:p>
          </table:table-cell>
          <table:table-cell office:value-type="string">
            <text:p>USD 206.13</text:p>
          </table:table-cell>
          <table:table-cell office:value-type="string">
            <text:p><text:a xlink:href="http://www.maxonmotorusa.com/maxon/view/product/motor/dcmotor/remax/remax29/226791">Details</text:a></text:p>
          </table:table-cell>
        </table:table-row>
        <table:table-row table:style-name="ro2">
          <table:table-cell office:value-type="float" office:value="226792">
            <text:p>226792</text:p>
          </table:table-cell>
          <table:table-cell office:value-type="string">
            <text:p>RE-max 29 Ø29 mm, Graphite Brushes, 22 Watt, with terminals</text:p>
          </table:table-cell>
          <table:table-cell office:value-type="string">
            <text:p>29 mm</text:p>
          </table:table-cell>
          <table:table-cell office:value-type="string">
            <text:p>22 W</text:p>
          </table:table-cell>
          <table:table-cell office:value-type="string">
            <text:p>48 V</text:p>
          </table:table-cell>
          <table:table-cell office:value-type="string">
            <text:p>8600 rpm</text:p>
          </table:table-cell>
          <table:table-cell office:value-type="string">
            <text:p>29.2 mNm</text:p>
          </table:table-cell>
          <table:table-cell office:value-type="string">
            <text:p>USD 206.13</text:p>
          </table:table-cell>
          <table:table-cell office:value-type="string">
            <text:p><text:a xlink:href="http://www.maxonmotorusa.com/maxon/view/product/motor/dcmotor/remax/remax29/226792">Details</text:a></text:p>
          </table:table-cell>
        </table:table-row>
        <table:table-row table:style-name="ro2">
          <table:table-cell office:value-type="float" office:value="226793">
            <text:p>226793</text:p>
          </table:table-cell>
          <table:table-cell office:value-type="string">
            <text:p>RE-max 29 Ø29 mm, Graphite Brushes, 22 Watt, with terminals</text:p>
          </table:table-cell>
          <table:table-cell office:value-type="string">
            <text:p>29 mm</text:p>
          </table:table-cell>
          <table:table-cell office:value-type="string">
            <text:p>22 W</text:p>
          </table:table-cell>
          <table:table-cell office:value-type="string">
            <text:p>48 V</text:p>
          </table:table-cell>
          <table:table-cell office:value-type="string">
            <text:p>7450 rpm</text:p>
          </table:table-cell>
          <table:table-cell office:value-type="string">
            <text:p>28.4 mNm</text:p>
          </table:table-cell>
          <table:table-cell office:value-type="string">
            <text:p>USD 206.13</text:p>
          </table:table-cell>
          <table:table-cell office:value-type="string">
            <text:p><text:a xlink:href="http://www.maxonmotorusa.com/maxon/view/product/motor/dcmotor/remax/remax29/226793">Details</text:a></text:p>
          </table:table-cell>
        </table:table-row>
        <table:table-row table:style-name="ro2">
          <table:table-cell office:value-type="float" office:value="226795">
            <text:p>226795</text:p>
          </table:table-cell>
          <table:table-cell office:value-type="string">
            <text:p>RE-max 29 Ø29 mm, Graphite Brushes, 22 Watt, with terminals</text:p>
          </table:table-cell>
          <table:table-cell office:value-type="string">
            <text:p>29 mm</text:p>
          </table:table-cell>
          <table:table-cell office:value-type="string">
            <text:p>22 W</text:p>
          </table:table-cell>
          <table:table-cell office:value-type="string">
            <text:p>48 V</text:p>
          </table:table-cell>
          <table:table-cell office:value-type="string">
            <text:p>6100 rpm</text:p>
          </table:table-cell>
          <table:table-cell office:value-type="string">
            <text:p>29.9 mNm</text:p>
          </table:table-cell>
          <table:table-cell office:value-type="string">
            <text:p>USD 206.13</text:p>
          </table:table-cell>
          <table:table-cell office:value-type="string">
            <text:p><text:a xlink:href="http://www.maxonmotorusa.com/maxon/view/product/motor/dcmotor/remax/remax29/226795">Details</text:a></text:p>
          </table:table-cell>
        </table:table-row>
        <table:table-row table:style-name="ro2">
          <table:table-cell office:value-type="float" office:value="108828">
            <text:p>108828</text:p>
          </table:table-cell>
          <table:table-cell office:value-type="string">
            <text:p>A-max 22 Ø22 mm, Graphite Brushes, 6 Watt, with cable</text:p>
          </table:table-cell>
          <table:table-cell office:value-type="string">
            <text:p>22 mm</text:p>
          </table:table-cell>
          <table:table-cell office:value-type="string">
            <text:p>6 W</text:p>
          </table:table-cell>
          <table:table-cell office:value-type="string">
            <text:p>15 V</text:p>
          </table:table-cell>
          <table:table-cell office:value-type="string">
            <text:p>10100 rpm</text:p>
          </table:table-cell>
          <table:table-cell office:value-type="string">
            <text:p>6.73 mNm</text:p>
          </table:table-cell>
          <table:table-cell office:value-type="string">
            <text:p>USD 79.00</text:p>
          </table:table-cell>
          <table:table-cell office:value-type="string">
            <text:p><text:a xlink:href="http://www.maxonmotorusa.com/maxon/view/product/motor/dcmotor/amax/amax22/108828">Details</text:a></text:p>
          </table:table-cell>
        </table:table-row>
        <table:table-row table:style-name="ro3">
          <table:table-cell office:value-type="float" office:value="110041">
            <text:p>110041</text:p>
          </table:table-cell>
          <table:table-cell office:value-type="string">
            <text:p>A-max 16 Ø16 mm, Precious Metal Brushes CLL, 2 Watt, CE approved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1.5 V</text:p>
          </table:table-cell>
          <table:table-cell office:value-type="string">
            <text:p>10800 rpm</text:p>
          </table:table-cell>
          <table:table-cell office:value-type="string">
            <text:p>0.712 mNm</text:p>
          </table:table-cell>
          <table:table-cell office:value-type="string">
            <text:p>USD 53.88</text:p>
          </table:table-cell>
          <table:table-cell office:value-type="string">
            <text:p><text:a xlink:href="http://www.maxonmotorusa.com/maxon/view/product/motor/dcmotor/amax/amax16/110041">Details</text:a></text:p>
          </table:table-cell>
        </table:table-row>
        <table:table-row table:style-name="ro3">
          <table:table-cell office:value-type="float" office:value="110042">
            <text:p>110042</text:p>
          </table:table-cell>
          <table:table-cell office:value-type="string">
            <text:p>A-max 16 Ø16 mm, Precious Metal Brushes CLL, 2 Watt, CE approved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3 V</text:p>
          </table:table-cell>
          <table:table-cell office:value-type="string">
            <text:p>12300 rpm</text:p>
          </table:table-cell>
          <table:table-cell office:value-type="string">
            <text:p>1.3 mNm</text:p>
          </table:table-cell>
          <table:table-cell office:value-type="string">
            <text:p>USD 53.88</text:p>
          </table:table-cell>
          <table:table-cell office:value-type="string">
            <text:p><text:a xlink:href="http://www.maxonmotorusa.com/maxon/view/product/motor/dcmotor/amax/amax16/110042">Details</text:a></text:p>
          </table:table-cell>
        </table:table-row>
        <table:table-row table:style-name="ro3">
          <table:table-cell office:value-type="float" office:value="110043">
            <text:p>110043</text:p>
          </table:table-cell>
          <table:table-cell office:value-type="string">
            <text:p>A-max 16 Ø16 mm, Precious Metal Brushes CLL, 2 Watt, CE approved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6 V</text:p>
          </table:table-cell>
          <table:table-cell office:value-type="string">
            <text:p>10100 rpm</text:p>
          </table:table-cell>
          <table:table-cell office:value-type="string">
            <text:p>2.22 mNm</text:p>
          </table:table-cell>
          <table:table-cell office:value-type="string">
            <text:p>USD 53.88</text:p>
          </table:table-cell>
          <table:table-cell office:value-type="string">
            <text:p><text:a xlink:href="http://www.maxonmotorusa.com/maxon/view/product/motor/dcmotor/amax/amax16/110043">Details</text:a></text:p>
          </table:table-cell>
        </table:table-row>
        <table:table-row table:style-name="ro3">
          <table:table-cell office:value-type="float" office:value="110044">
            <text:p>110044</text:p>
          </table:table-cell>
          <table:table-cell office:value-type="string">
            <text:p>A-max 16 Ø16 mm, Precious Metal Brushes CLL, 2 Watt, CE approved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9 V</text:p>
          </table:table-cell>
          <table:table-cell office:value-type="string">
            <text:p>12300 rpm</text:p>
          </table:table-cell>
          <table:table-cell office:value-type="string">
            <text:p>2.19 mNm</text:p>
          </table:table-cell>
          <table:table-cell office:value-type="string">
            <text:p>USD 53.88</text:p>
          </table:table-cell>
          <table:table-cell office:value-type="string">
            <text:p><text:a xlink:href="http://www.maxonmotorusa.com/maxon/view/product/motor/dcmotor/amax/amax16/110044">Details</text:a></text:p>
          </table:table-cell>
        </table:table-row>
        <table:table-row table:style-name="ro3">
          <table:table-cell office:value-type="float" office:value="110045">
            <text:p>110045</text:p>
          </table:table-cell>
          <table:table-cell office:value-type="string">
            <text:p>A-max 16 Ø16 mm, Precious Metal Brushes CLL, 2 Watt, CE approved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12 V</text:p>
          </table:table-cell>
          <table:table-cell office:value-type="string">
            <text:p>12300 rpm</text:p>
          </table:table-cell>
          <table:table-cell office:value-type="string">
            <text:p>2.17 mNm</text:p>
          </table:table-cell>
          <table:table-cell office:value-type="string">
            <text:p>USD 53.88</text:p>
          </table:table-cell>
          <table:table-cell office:value-type="string">
            <text:p><text:a xlink:href="http://www.maxonmotorusa.com/maxon/view/product/motor/dcmotor/amax/amax16/110045">Details</text:a></text:p>
          </table:table-cell>
        </table:table-row>
        <table:table-row table:style-name="ro3">
          <table:table-cell office:value-type="float" office:value="110046">
            <text:p>110046</text:p>
          </table:table-cell>
          <table:table-cell office:value-type="string">
            <text:p>A-max 16 Ø16 mm, Precious Metal Brushes CLL, 2 Watt, CE approved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15 V</text:p>
          </table:table-cell>
          <table:table-cell office:value-type="string">
            <text:p>13200 rpm</text:p>
          </table:table-cell>
          <table:table-cell office:value-type="string">
            <text:p>2.17 mNm</text:p>
          </table:table-cell>
          <table:table-cell office:value-type="string">
            <text:p>USD 53.88</text:p>
          </table:table-cell>
          <table:table-cell office:value-type="string">
            <text:p><text:a xlink:href="http://www.maxonmotorusa.com/maxon/view/product/motor/dcmotor/amax/amax16/110046">Details</text:a></text:p>
          </table:table-cell>
        </table:table-row>
        <table:table-row table:style-name="ro3">
          <table:table-cell office:value-type="float" office:value="110047">
            <text:p>110047</text:p>
          </table:table-cell>
          <table:table-cell office:value-type="string">
            <text:p>A-max 16 Ø16 mm, Precious Metal Brushes CLL, 2 Watt, CE approved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18 V</text:p>
          </table:table-cell>
          <table:table-cell office:value-type="string">
            <text:p>14100 rpm</text:p>
          </table:table-cell>
          <table:table-cell office:value-type="string">
            <text:p>2.15 mNm</text:p>
          </table:table-cell>
          <table:table-cell office:value-type="string">
            <text:p>USD 53.88</text:p>
          </table:table-cell>
          <table:table-cell office:value-type="string">
            <text:p><text:a xlink:href="http://www.maxonmotorusa.com/maxon/view/product/motor/dcmotor/amax/amax16/110047">Details</text:a></text:p>
          </table:table-cell>
        </table:table-row>
        <table:table-row table:style-name="ro3">
          <table:table-cell office:value-type="float" office:value="110048">
            <text:p>110048</text:p>
          </table:table-cell>
          <table:table-cell office:value-type="string">
            <text:p>A-max 16 Ø16 mm, Precious Metal Brushes CLL, 2 Watt, CE approved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21 V</text:p>
          </table:table-cell>
          <table:table-cell office:value-type="string">
            <text:p>13700 rpm</text:p>
          </table:table-cell>
          <table:table-cell office:value-type="string">
            <text:p>2.14 mNm</text:p>
          </table:table-cell>
          <table:table-cell office:value-type="string">
            <text:p>USD 53.88</text:p>
          </table:table-cell>
          <table:table-cell office:value-type="string">
            <text:p><text:a xlink:href="http://www.maxonmotorusa.com/maxon/view/product/motor/dcmotor/amax/amax16/110048">Details</text:a></text:p>
          </table:table-cell>
        </table:table-row>
        <table:table-row table:style-name="ro3">
          <table:table-cell office:value-type="float" office:value="110049">
            <text:p>110049</text:p>
          </table:table-cell>
          <table:table-cell office:value-type="string">
            <text:p>A-max 16 Ø16 mm, Precious Metal Brushes CLL, 2 Watt, CE approved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24 V</text:p>
          </table:table-cell>
          <table:table-cell office:value-type="string">
            <text:p>13800 rpm</text:p>
          </table:table-cell>
          <table:table-cell office:value-type="string">
            <text:p>2.11 mNm</text:p>
          </table:table-cell>
          <table:table-cell office:value-type="string">
            <text:p>USD 53.88</text:p>
          </table:table-cell>
          <table:table-cell office:value-type="string">
            <text:p><text:a xlink:href="http://www.maxonmotorusa.com/maxon/view/product/motor/dcmotor/amax/amax16/110049">Details</text:a></text:p>
          </table:table-cell>
        </table:table-row>
        <table:table-row table:style-name="ro3">
          <table:table-cell office:value-type="float" office:value="110041">
            <text:p>110041</text:p>
          </table:table-cell>
          <table:table-cell office:value-type="string">
            <text:p>A-max 16 Ø16 mm, Precious Metal Brushes CLL, 2 Watt, CE approved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1.5 V</text:p>
          </table:table-cell>
          <table:table-cell office:value-type="string">
            <text:p>10800 rpm</text:p>
          </table:table-cell>
          <table:table-cell office:value-type="string">
            <text:p>0.712 mNm</text:p>
          </table:table-cell>
          <table:table-cell office:value-type="string">
            <text:p>USD 53.88</text:p>
          </table:table-cell>
          <table:table-cell office:value-type="string">
            <text:p><text:a xlink:href="http://www.maxonmotorusa.com/maxon/view/product/motor/dcmotor/amax/amax16/110041">Details</text:a></text:p>
          </table:table-cell>
        </table:table-row>
        <table:table-row table:style-name="ro3">
          <table:table-cell office:value-type="float" office:value="110042">
            <text:p>110042</text:p>
          </table:table-cell>
          <table:table-cell office:value-type="string">
            <text:p>A-max 16 Ø16 mm, Precious Metal Brushes CLL, 2 Watt, CE approved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3 V</text:p>
          </table:table-cell>
          <table:table-cell office:value-type="string">
            <text:p>12300 rpm</text:p>
          </table:table-cell>
          <table:table-cell office:value-type="string">
            <text:p>1.3 mNm</text:p>
          </table:table-cell>
          <table:table-cell office:value-type="string">
            <text:p>USD 53.88</text:p>
          </table:table-cell>
          <table:table-cell office:value-type="string">
            <text:p><text:a xlink:href="http://www.maxonmotorusa.com/maxon/view/product/motor/dcmotor/amax/amax16/110042">Details</text:a></text:p>
          </table:table-cell>
        </table:table-row>
        <table:table-row table:style-name="ro3">
          <table:table-cell office:value-type="float" office:value="110043">
            <text:p>110043</text:p>
          </table:table-cell>
          <table:table-cell office:value-type="string">
            <text:p>A-max 16 Ø16 mm, Precious Metal Brushes CLL, 2 Watt, CE approved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6 V</text:p>
          </table:table-cell>
          <table:table-cell office:value-type="string">
            <text:p>10100 rpm</text:p>
          </table:table-cell>
          <table:table-cell office:value-type="string">
            <text:p>2.22 mNm</text:p>
          </table:table-cell>
          <table:table-cell office:value-type="string">
            <text:p>USD 53.88</text:p>
          </table:table-cell>
          <table:table-cell office:value-type="string">
            <text:p><text:a xlink:href="http://www.maxonmotorusa.com/maxon/view/product/motor/dcmotor/amax/amax16/110043">Details</text:a></text:p>
          </table:table-cell>
        </table:table-row>
        <table:table-row table:style-name="ro3">
          <table:table-cell office:value-type="float" office:value="110044">
            <text:p>110044</text:p>
          </table:table-cell>
          <table:table-cell office:value-type="string">
            <text:p>A-max 16 Ø16 mm, Precious Metal Brushes CLL, 2 Watt, CE approved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9 V</text:p>
          </table:table-cell>
          <table:table-cell office:value-type="string">
            <text:p>12300 rpm</text:p>
          </table:table-cell>
          <table:table-cell office:value-type="string">
            <text:p>2.19 mNm</text:p>
          </table:table-cell>
          <table:table-cell office:value-type="string">
            <text:p>USD 53.88</text:p>
          </table:table-cell>
          <table:table-cell office:value-type="string">
            <text:p><text:a xlink:href="http://www.maxonmotorusa.com/maxon/view/product/motor/dcmotor/amax/amax16/110044">Details</text:a></text:p>
          </table:table-cell>
        </table:table-row>
        <table:table-row table:style-name="ro3">
          <table:table-cell office:value-type="float" office:value="110045">
            <text:p>110045</text:p>
          </table:table-cell>
          <table:table-cell office:value-type="string">
            <text:p>A-max 16 Ø16 mm, Precious Metal Brushes CLL, 2 Watt, CE approved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12 V</text:p>
          </table:table-cell>
          <table:table-cell office:value-type="string">
            <text:p>12300 rpm</text:p>
          </table:table-cell>
          <table:table-cell office:value-type="string">
            <text:p>2.17 mNm</text:p>
          </table:table-cell>
          <table:table-cell office:value-type="string">
            <text:p>USD 53.88</text:p>
          </table:table-cell>
          <table:table-cell office:value-type="string">
            <text:p><text:a xlink:href="http://www.maxonmotorusa.com/maxon/view/product/motor/dcmotor/amax/amax16/110045">Details</text:a></text:p>
          </table:table-cell>
        </table:table-row>
        <table:table-row table:style-name="ro3">
          <table:table-cell office:value-type="float" office:value="110046">
            <text:p>110046</text:p>
          </table:table-cell>
          <table:table-cell office:value-type="string">
            <text:p>A-max 16 Ø16 mm, Precious Metal Brushes CLL, 2 Watt, CE approved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15 V</text:p>
          </table:table-cell>
          <table:table-cell office:value-type="string">
            <text:p>13200 rpm</text:p>
          </table:table-cell>
          <table:table-cell office:value-type="string">
            <text:p>2.17 mNm</text:p>
          </table:table-cell>
          <table:table-cell office:value-type="string">
            <text:p>USD 53.88</text:p>
          </table:table-cell>
          <table:table-cell office:value-type="string">
            <text:p><text:a xlink:href="http://www.maxonmotorusa.com/maxon/view/product/motor/dcmotor/amax/amax16/110046">Details</text:a></text:p>
          </table:table-cell>
        </table:table-row>
        <table:table-row table:style-name="ro3">
          <table:table-cell office:value-type="float" office:value="110047">
            <text:p>110047</text:p>
          </table:table-cell>
          <table:table-cell office:value-type="string">
            <text:p>A-max 16 Ø16 mm, Precious Metal Brushes CLL, 2 Watt, CE approved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18 V</text:p>
          </table:table-cell>
          <table:table-cell office:value-type="string">
            <text:p>14100 rpm</text:p>
          </table:table-cell>
          <table:table-cell office:value-type="string">
            <text:p>2.15 mNm</text:p>
          </table:table-cell>
          <table:table-cell office:value-type="string">
            <text:p>USD 53.88</text:p>
          </table:table-cell>
          <table:table-cell office:value-type="string">
            <text:p><text:a xlink:href="http://www.maxonmotorusa.com/maxon/view/product/motor/dcmotor/amax/amax16/110047">Details</text:a></text:p>
          </table:table-cell>
        </table:table-row>
        <table:table-row table:style-name="ro3">
          <table:table-cell office:value-type="float" office:value="110048">
            <text:p>110048</text:p>
          </table:table-cell>
          <table:table-cell office:value-type="string">
            <text:p>A-max 16 Ø16 mm, Precious Metal Brushes CLL, 2 Watt, CE approved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21 V</text:p>
          </table:table-cell>
          <table:table-cell office:value-type="string">
            <text:p>13700 rpm</text:p>
          </table:table-cell>
          <table:table-cell office:value-type="string">
            <text:p>2.14 mNm</text:p>
          </table:table-cell>
          <table:table-cell office:value-type="string">
            <text:p>USD 53.88</text:p>
          </table:table-cell>
          <table:table-cell office:value-type="string">
            <text:p><text:a xlink:href="http://www.maxonmotorusa.com/maxon/view/product/motor/dcmotor/amax/amax16/110048">Details</text:a></text:p>
          </table:table-cell>
        </table:table-row>
        <table:table-row table:style-name="ro3">
          <table:table-cell office:value-type="float" office:value="110049">
            <text:p>110049</text:p>
          </table:table-cell>
          <table:table-cell office:value-type="string">
            <text:p>A-max 16 Ø16 mm, Precious Metal Brushes CLL, 2 Watt, CE approved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24 V</text:p>
          </table:table-cell>
          <table:table-cell office:value-type="string">
            <text:p>13800 rpm</text:p>
          </table:table-cell>
          <table:table-cell office:value-type="string">
            <text:p>2.11 mNm</text:p>
          </table:table-cell>
          <table:table-cell office:value-type="string">
            <text:p>USD 53.88</text:p>
          </table:table-cell>
          <table:table-cell office:value-type="string">
            <text:p><text:a xlink:href="http://www.maxonmotorusa.com/maxon/view/product/motor/dcmotor/amax/amax16/110049">Details</text:a></text:p>
          </table:table-cell>
        </table:table-row>
        <table:table-row table:style-name="ro3">
          <table:table-cell office:value-type="float" office:value="110050">
            <text:p>110050</text:p>
          </table:table-cell>
          <table:table-cell office:value-type="string">
            <text:p>A-max 16 Ø16 mm, Precious Metal Brushes CLL, 2 Watt, CE approved, with terminals</text:p>
          </table:table-cell>
          <table:table-cell office:value-type="string">
            <text:p>16 mm</text:p>
          </table:table-cell>
          <table:table-cell office:value-type="string">
            <text:p>2 W</text:p>
          </table:table-cell>
          <table:table-cell office:value-type="string">
            <text:p>30 V</text:p>
          </table:table-cell>
          <table:table-cell office:value-type="string">
            <text:p>11400 rpm</text:p>
          </table:table-cell>
          <table:table-cell office:value-type="string">
            <text:p>2.08 mNm</text:p>
          </table:table-cell>
          <table:table-cell office:value-type="string">
            <text:p>USD 53.88</text:p>
          </table:table-cell>
          <table:table-cell office:value-type="string">
            <text:p><text:a xlink:href="http://www.maxonmotorusa.com/maxon/view/product/motor/dcmotor/amax/amax16/110050">Details</text:a></text:p>
          </table:table-cell>
        </table:table-row>
        <table:table-row table:style-name="ro4">
          <table:table-cell office:value-type="float" office:value="426448">
            <text:p>426448</text:p>
          </table:table-cell>
          <table:table-cell office:value-type="string">
            <text:p>EC 22 Ø22 mm, brushless, 80 Watt, with Hall sensors</text:p>
          </table:table-cell>
          <table:table-cell office:value-type="string">
            <text:p>22 mm</text:p>
          </table:table-cell>
          <table:table-cell office:value-type="string">
            <text:p>80 W</text:p>
          </table:table-cell>
          <table:table-cell office:value-type="string">
            <text:p>28 V</text:p>
          </table:table-cell>
          <table:table-cell office:value-type="string">
            <text:p>7730 rpm</text:p>
          </table:table-cell>
          <table:table-cell office:value-type="string">
            <text:p>54.5 mNm</text:p>
          </table:table-cell>
          <table:table-cell office:value-type="string">
            <text:p>On request</text:p>
          </table:table-cell>
          <table:table-cell office:value-type="string">
            <text:p><text:a xlink:href="http://www.maxonmotorusa.com/maxon/view/product/motor/ecmotor/ec/ec22/426448">Details</text:a></text:p>
          </table:table-cell>
        </table:table-row>
        <table:table-row table:style-name="ro4">
          <table:table-cell office:value-type="float" office:value="426450">
            <text:p>426450</text:p>
          </table:table-cell>
          <table:table-cell office:value-type="string">
            <text:p>EC 22 Ø22 mm, brushless, 240 Watt, with Hall sensors</text:p>
          </table:table-cell>
          <table:table-cell office:value-type="string">
            <text:p>22 mm</text:p>
          </table:table-cell>
          <table:table-cell office:value-type="string">
            <text:p>240 W</text:p>
          </table:table-cell>
          <table:table-cell office:value-type="string">
            <text:p>48 V</text:p>
          </table:table-cell>
          <table:table-cell office:value-type="string">
            <text:p>12900 rpm</text:p>
          </table:table-cell>
          <table:table-cell office:value-type="string">
            <text:p>149 mNm</text:p>
          </table:table-cell>
          <table:table-cell office:value-type="string">
            <text:p>On request</text:p>
          </table:table-cell>
          <table:table-cell office:value-type="string">
            <text:p><text:a xlink:href="http://www.maxonmotorusa.com/maxon/view/product/motor/ecmotor/ec/ec22/426450">Details</text:a></text:p>
          </table:table-cell>
        </table:table-row>
        <table:table-row table:style-name="ro4">
          <table:table-cell office:value-type="float" office:value="426449">
            <text:p>426449</text:p>
          </table:table-cell>
          <table:table-cell office:value-type="string">
            <text:p>EC 22 Ø22 mm, brushless, 80 Watt, sensorless</text:p>
          </table:table-cell>
          <table:table-cell office:value-type="string">
            <text:p>22 mm</text:p>
          </table:table-cell>
          <table:table-cell office:value-type="string">
            <text:p>80 W</text:p>
          </table:table-cell>
          <table:table-cell office:value-type="string">
            <text:p>28 V</text:p>
          </table:table-cell>
          <table:table-cell office:value-type="string">
            <text:p>7730 rpm</text:p>
          </table:table-cell>
          <table:table-cell office:value-type="string">
            <text:p>54.5 mNm</text:p>
          </table:table-cell>
          <table:table-cell office:value-type="string">
            <text:p>On request</text:p>
          </table:table-cell>
          <table:table-cell office:value-type="string">
            <text:p><text:a xlink:href="http://www.maxonmotorusa.com/maxon/view/product/motor/ecmotor/ec/ec22/426449">Details</text:a></text:p>
          </table:table-cell>
        </table:table-row>
        <table:table-row table:style-name="ro4">
          <table:table-cell office:value-type="float" office:value="426451">
            <text:p>426451</text:p>
          </table:table-cell>
          <table:table-cell office:value-type="string">
            <text:p>EC 22 Ø22 mm, brushless, 240 Watt, sensorless</text:p>
          </table:table-cell>
          <table:table-cell office:value-type="string">
            <text:p>22 mm</text:p>
          </table:table-cell>
          <table:table-cell office:value-type="string">
            <text:p>240 W</text:p>
          </table:table-cell>
          <table:table-cell office:value-type="string">
            <text:p>48 V</text:p>
          </table:table-cell>
          <table:table-cell office:value-type="string">
            <text:p>12900 rpm</text:p>
          </table:table-cell>
          <table:table-cell office:value-type="string">
            <text:p>149 mNm</text:p>
          </table:table-cell>
          <table:table-cell office:value-type="string">
            <text:p>On request</text:p>
          </table:table-cell>
          <table:table-cell office:value-type="string">
            <text:p><text:a xlink:href="http://www.maxonmotorusa.com/maxon/view/product/motor/ecmotor/ec/ec22/426451">Details</text:a></text:p>
          </table:table-cell>
        </table:table-row>
        <table:table-row table:style-name="ro3">
          <table:table-cell office:value-type="float" office:value="167131">
            <text:p>167131</text:p>
          </table:table-cell>
          <table:table-cell office:value-type="string">
            <text:p>EC 60 Ø60 mm, brushless, 400 Watt, CE approved, with Hall sensors</text:p>
          </table:table-cell>
          <table:table-cell office:value-type="string">
            <text:p>60 mm</text:p>
          </table:table-cell>
          <table:table-cell office:value-type="string">
            <text:p>400 W</text:p>
          </table:table-cell>
          <table:table-cell office:value-type="string">
            <text:p>48 V</text:p>
          </table:table-cell>
          <table:table-cell office:value-type="string">
            <text:p>3100 rpm</text:p>
          </table:table-cell>
          <table:table-cell office:value-type="string">
            <text:p>830 mNm</text:p>
          </table:table-cell>
          <table:table-cell office:value-type="string">
            <text:p>USD 1,260.88</text:p>
          </table:table-cell>
          <table:table-cell office:value-type="string">
            <text:p><text:a xlink:href="http://www.maxonmotorusa.com/maxon/view/product/motor/ecmotor/ec/ec60/167131">Details</text:a></text:p>
          </table:table-cell>
        </table:table-row>
        <table:table-row table:style-name="ro3">
          <table:table-cell office:value-type="float" office:value="167132">
            <text:p>167132</text:p>
          </table:table-cell>
          <table:table-cell office:value-type="string">
            <text:p>EC 60 Ø60 mm, brushless, 400 Watt, CE approved, with Hall sensors</text:p>
          </table:table-cell>
          <table:table-cell office:value-type="string">
            <text:p>60 mm</text:p>
          </table:table-cell>
          <table:table-cell office:value-type="string">
            <text:p>400 W</text:p>
          </table:table-cell>
          <table:table-cell office:value-type="string">
            <text:p>48 V</text:p>
          </table:table-cell>
          <table:table-cell office:value-type="string">
            <text:p>5370 rpm</text:p>
          </table:table-cell>
          <table:table-cell office:value-type="string">
            <text:p>747 mNm</text:p>
          </table:table-cell>
          <table:table-cell office:value-type="string">
            <text:p>USD 1,260.88</text:p>
          </table:table-cell>
          <table:table-cell office:value-type="string">
            <text:p><text:a xlink:href="http://www.maxonmotorusa.com/maxon/view/product/motor/ecmotor/ec/ec60/167132">Details</text:a></text:p>
          </table:table-cell>
        </table:table-row>
        <table:table-row table:style-name="ro5">
          <table:table-cell office:value-type="float" office:value="315665">
            <text:p>315665</text:p>
          </table:table-cell>
          <table:table-cell office:value-type="string">
            <text:p>MCD EPOS P, 60W Intelligent compact drive</text:p>
          </table:table-cell>
          <table:table-cell table:style-name="ce3"/>
          <table:table-cell office:value-type="string">
            <text:p>60 W</text:p>
          </table:table-cell>
          <table:table-cell table:style-name="ce3" table:number-columns-repeated="2"/>
          <table:table-cell office:value-type="string">
            <text:p>54 mNm</text:p>
          </table:table-cell>
          <table:table-cell office:value-type="string">
            <text:p>USD 1,193.50</text:p>
          </table:table-cell>
          <table:table-cell office:value-type="string">
            <text:p><text:a xlink:href="http://www.maxonmotorusa.com/maxon/view/product/motor/ecmotor/compactdrive/315665">Details</text:a></text:p>
          </table:table-cell>
        </table:table-row>
        <table:table-row table:style-name="ro5">
          <table:table-cell office:value-type="float" office:value="353294">
            <text:p>353294</text:p>
          </table:table-cell>
          <table:table-cell office:value-type="string">
            <text:p>RE 65 Ø65 mm, Graphite Brushes, 250 Watt</text:p>
          </table:table-cell>
          <table:table-cell office:value-type="string">
            <text:p>65 mm</text:p>
          </table:table-cell>
          <table:table-cell office:value-type="string">
            <text:p>250 W</text:p>
          </table:table-cell>
          <table:table-cell office:value-type="string">
            <text:p>18 V</text:p>
          </table:table-cell>
          <table:table-cell office:value-type="string">
            <text:p>3420 rpm</text:p>
          </table:table-cell>
          <table:table-cell office:value-type="string">
            <text:p>442 mNm</text:p>
          </table:table-cell>
          <table:table-cell office:value-type="string">
            <text:p>USD 1,006.00</text:p>
          </table:table-cell>
          <table:table-cell office:value-type="string">
            <text:p><text:a xlink:href="http://www.maxonmotorusa.com/maxon/view/product/motor/dcmotor/re/re65/353294">Details</text:a></text:p>
          </table:table-cell>
        </table:table-row>
        <table:table-row table:style-name="ro5">
          <table:table-cell office:value-type="float" office:value="353295">
            <text:p>353295</text:p>
          </table:table-cell>
          <table:table-cell office:value-type="string">
            <text:p>RE 65 Ø65 mm, Graphite Brushes, 250 Watt</text:p>
          </table:table-cell>
          <table:table-cell office:value-type="string">
            <text:p>65 mm</text:p>
          </table:table-cell>
          <table:table-cell office:value-type="string">
            <text:p>250 W</text:p>
          </table:table-cell>
          <table:table-cell office:value-type="string">
            <text:p>24 V</text:p>
          </table:table-cell>
          <table:table-cell office:value-type="string">
            <text:p>3960 rpm</text:p>
          </table:table-cell>
          <table:table-cell office:value-type="string">
            <text:p>485 mNm</text:p>
          </table:table-cell>
          <table:table-cell office:value-type="string">
            <text:p>USD 1,006.00</text:p>
          </table:table-cell>
          <table:table-cell office:value-type="string">
            <text:p><text:a xlink:href="http://www.maxonmotorusa.com/maxon/view/product/motor/dcmotor/re/re65/353295">Details</text:a></text:p>
          </table:table-cell>
        </table:table-row>
        <table:table-row table:style-name="ro5">
          <table:table-cell office:value-type="float" office:value="353296">
            <text:p>353296</text:p>
          </table:table-cell>
          <table:table-cell office:value-type="string">
            <text:p>RE 65 Ø65 mm, Graphite Brushes, 250 Watt</text:p>
          </table:table-cell>
          <table:table-cell office:value-type="string">
            <text:p>65 mm</text:p>
          </table:table-cell>
          <table:table-cell office:value-type="string">
            <text:p>250 W</text:p>
          </table:table-cell>
          <table:table-cell office:value-type="string">
            <text:p>36 V</text:p>
          </table:table-cell>
          <table:table-cell office:value-type="string">
            <text:p>3850 rpm</text:p>
          </table:table-cell>
          <table:table-cell office:value-type="string">
            <text:p>628 mNm</text:p>
          </table:table-cell>
          <table:table-cell office:value-type="string">
            <text:p>USD 1,006.00</text:p>
          </table:table-cell>
          <table:table-cell office:value-type="string">
            <text:p><text:a xlink:href="http://www.maxonmotorusa.com/maxon/view/product/motor/dcmotor/re/re65/353296">Details</text:a>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Anderson</meta:initial-creator>
    <meta:creation-date>2013-02-03T01:03:24</meta:creation-date>
    <dc:date>2013-02-03T02:19:01</dc:date>
    <dc:creator>David Anderson</dc:creator>
    <meta:editing-duration>PT1H14M47S</meta:editing-duration>
    <meta:editing-cycles>9</meta:editing-cycles>
    <meta:generator>LibreOffice/3.5$Linux_X86_64 LibreOffice_project/350m1$Build-2</meta:generator>
    <meta:document-statistic meta:table-count="3" meta:cell-count="3478" meta:object-count="0"/>
  </office:meta>
</office:document-meta>
</file>